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7cm" svg:height="9.004cm" svg:x="61.098cm" svg:y="0.478cm">
            <draw:object draw:notify-on-update-of-ranges="Planilha1.S2:Planilha1.Z2 Planilha1.R3:Planilha1.R3 Planilha1.S3:Planilha1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griid</text:p>
          </table:table-cell>
          <table:table-cell table:number-columns-repeated="5"/>
          <table:table-cell office:value-type="string" calcext:value-type="string">
            <text:p>griid</text:p>
          </table:table-cell>
          <table:table-cell table:number-columns-repeated="8"/>
          <table:table-cell office:value-type="string" calcext:value-type="string">
            <text:p>Sequenci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Sequencia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42" calcext:value-type="float">
            <text:p>0,002042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42" calcext:value-type="float">
            <text:p>0,002042</text:p>
          </table:table-cell>
          <table:table-cell office:value-type="float" office:value="0.005467" calcext:value-type="float">
            <text:p>0,005467</text:p>
          </table:table-cell>
          <table:table-cell office:value-type="float" office:value="0.015508" calcext:value-type="float">
            <text:p>0,015508</text:p>
          </table:table-cell>
          <table:table-cell office:value-type="float" office:value="0.048404" calcext:value-type="float">
            <text:p>0,048404</text:p>
          </table:table-cell>
          <table:table-cell office:value-type="float" office:value="0.177081" calcext:value-type="float">
            <text:p>0,177081</text:p>
          </table:table-cell>
          <table:table-cell office:value-type="float" office:value="0.734491" calcext:value-type="float">
            <text:p>0,734491</text:p>
          </table:table-cell>
          <table:table-cell office:value-type="float" office:value="2.9318" calcext:value-type="float">
            <text:p>2,9318</text:p>
          </table:table-cell>
          <table:table-cell office:value-type="float" office:value="12.963446" calcext:value-type="float">
            <text:p>12,963446</text:p>
          </table:table-cell>
          <table:table-cell/>
          <table:table-cell office:value-type="string" calcext:value-type="string">
            <text:p>media</text:p>
          </table:table-cell>
          <table:table-cell table:formula="of:=SUM([.I3:.I12])/10" office:value-type="float" office:value="0.002113" calcext:value-type="float">
            <text:p>0,002113</text:p>
          </table:table-cell>
          <table:table-cell table:formula="of:=SUM([.J3:.J12])/10" office:value-type="float" office:value="0.0054594" calcext:value-type="float">
            <text:p>0,0054594</text:p>
          </table:table-cell>
          <table:table-cell table:formula="of:=SUM([.K3:.K12])/10" office:value-type="float" office:value="0.0149035" calcext:value-type="float">
            <text:p>0,0149035</text:p>
          </table:table-cell>
          <table:table-cell table:formula="of:=SUM([.L3:.L12])/10" office:value-type="float" office:value="0.0471594" calcext:value-type="float">
            <text:p>0,0471594</text:p>
          </table:table-cell>
          <table:table-cell table:formula="of:=SUM([.M3:.M12])/10" office:value-type="float" office:value="0.1748331" calcext:value-type="float">
            <text:p>0,1748331</text:p>
          </table:table-cell>
          <table:table-cell table:formula="of:=SUM([.N3:.N12])/10" office:value-type="float" office:value="0.7126848" calcext:value-type="float">
            <text:p>0,7126848</text:p>
          </table:table-cell>
          <table:table-cell table:formula="of:=SUM([.O3:.O12])/10" office:value-type="float" office:value="2.9642592" calcext:value-type="float">
            <text:p>2,9642592</text:p>
          </table:table-cell>
          <table:table-cell table:formula="of:=SUM([.P3:.P12])/10" office:value-type="float" office:value="12.5256248" calcext:value-type="float">
            <text:p>12,52562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2402" calcext:value-type="float">
            <text:p>0,0024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2402" calcext:value-type="float">
            <text:p>0,002402</text:p>
          </table:table-cell>
          <table:table-cell office:value-type="float" office:value="0.005343" calcext:value-type="float">
            <text:p>0,005343</text:p>
          </table:table-cell>
          <table:table-cell office:value-type="float" office:value="0.014308" calcext:value-type="float">
            <text:p>0,014308</text:p>
          </table:table-cell>
          <table:table-cell office:value-type="float" office:value="0.047932" calcext:value-type="float">
            <text:p>0,047932</text:p>
          </table:table-cell>
          <table:table-cell office:value-type="float" office:value="0.178394" calcext:value-type="float">
            <text:p>0,178394</text:p>
          </table:table-cell>
          <table:table-cell office:value-type="float" office:value="0.70999" calcext:value-type="float">
            <text:p>0,70999</text:p>
          </table:table-cell>
          <table:table-cell office:value-type="float" office:value="3.064323" calcext:value-type="float">
            <text:p>3,064323</text:p>
          </table:table-cell>
          <table:table-cell office:value-type="float" office:value="12.909527" calcext:value-type="float">
            <text:p>12,909527</text:p>
          </table:table-cell>
          <table:table-cell/>
          <table:table-cell office:value-type="string" calcext:value-type="string">
            <text:p>min</text:p>
          </table:table-cell>
          <table:table-cell table:formula="of:=[.I14]-[.G18]*[.I15]/SQRT(10)" office:value-type="float" office:value="0.00201543302781052" calcext:value-type="float">
            <text:p>0,002015433027811</text:p>
          </table:table-cell>
          <table:table-cell table:formula="of:=[.J14]-[.G18]*[.J15]/SQRT(10)" office:value-type="float" office:value="0.00520993919535125" calcext:value-type="float">
            <text:p>0,005209939195351</text:p>
          </table:table-cell>
          <table:table-cell table:formula="of:=[.K14]-[.G18]*[.K15]/SQRT(10)" office:value-type="float" office:value="0.0145837969224629" calcext:value-type="float">
            <text:p>0,014583796922463</text:p>
          </table:table-cell>
          <table:table-cell table:formula="of:=[.L14]-[.G18]*[.L15]/SQRT(10)" office:value-type="float" office:value="0.0464598672895533" calcext:value-type="float">
            <text:p>0,046459867289553</text:p>
          </table:table-cell>
          <table:table-cell table:formula="of:=[.M14]-[.G18]*[.M15]/SQRT(10)" office:value-type="float" office:value="0.17360905209547" calcext:value-type="float">
            <text:p>0,17360905209547</text:p>
          </table:table-cell>
          <table:table-cell table:formula="of:=[.N14]-[.G18]*[.N15]/SQRT(10)" office:value-type="float" office:value="0.705011986215643" calcext:value-type="float">
            <text:p>0,705011986215643</text:p>
          </table:table-cell>
          <table:table-cell table:formula="of:=[.O14]-[.G18]*[.O15]/SQRT(10)" office:value-type="float" office:value="2.93318093212593" calcext:value-type="float">
            <text:p>2,93318093212593</text:p>
          </table:table-cell>
          <table:table-cell table:formula="of:=[.P14]-[.G18]*[.P15]/SQRT(10)" office:value-type="float" office:value="12.3776697138049" calcext:value-type="float">
            <text:p>12,37766971380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044" calcext:value-type="float">
            <text:p>0,0020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5142" calcext:value-type="float">
            <text:p>0,005142</text:p>
          </table:table-cell>
          <table:table-cell office:value-type="float" office:value="0.015061" calcext:value-type="float">
            <text:p>0,015061</text:p>
          </table:table-cell>
          <table:table-cell office:value-type="float" office:value="0.047621" calcext:value-type="float">
            <text:p>0,047621</text:p>
          </table:table-cell>
          <table:table-cell office:value-type="float" office:value="0.173948" calcext:value-type="float">
            <text:p>0,173948</text:p>
          </table:table-cell>
          <table:table-cell office:value-type="float" office:value="0.705875" calcext:value-type="float">
            <text:p>0,705875</text:p>
          </table:table-cell>
          <table:table-cell office:value-type="float" office:value="2.99904" calcext:value-type="float">
            <text:p>2,99904</text:p>
          </table:table-cell>
          <table:table-cell office:value-type="float" office:value="12.381141" calcext:value-type="float">
            <text:p>12,381141</text:p>
          </table:table-cell>
          <table:table-cell/>
          <table:table-cell office:value-type="string" calcext:value-type="string">
            <text:p>max</text:p>
          </table:table-cell>
          <table:table-cell table:formula="of:=[.I14]+[.G18]*[.I15]/SQRT(10)" office:value-type="float" office:value="0.00221056697218948" calcext:value-type="float">
            <text:p>0,002210566972189</text:p>
          </table:table-cell>
          <table:table-cell table:formula="of:=[.J14]+[.G18]*[.J15]/SQRT(10)" office:value-type="float" office:value="0.00570886080464875" calcext:value-type="float">
            <text:p>0,005708860804649</text:p>
          </table:table-cell>
          <table:table-cell table:formula="of:=[.K14]+[.G18]*[.K15]/SQRT(10)" office:value-type="float" office:value="0.0152232030775371" calcext:value-type="float">
            <text:p>0,015223203077537</text:p>
          </table:table-cell>
          <table:table-cell table:formula="of:=[.L14]+[.G18]*[.L15]/SQRT(10)" office:value-type="float" office:value="0.0478589327104467" calcext:value-type="float">
            <text:p>0,047858932710447</text:p>
          </table:table-cell>
          <table:table-cell table:formula="of:=[.M14]+[.G18]*[.M15]/SQRT(10)" office:value-type="float" office:value="0.17605714790453" calcext:value-type="float">
            <text:p>0,17605714790453</text:p>
          </table:table-cell>
          <table:table-cell table:formula="of:=[.N14]+[.G18]*[.N15]/SQRT(10)" office:value-type="float" office:value="0.720357613784357" calcext:value-type="float">
            <text:p>0,720357613784357</text:p>
          </table:table-cell>
          <table:table-cell table:formula="of:=[.O14]+[.G18]*[.O15]/SQRT(10)" office:value-type="float" office:value="2.99533746787406" calcext:value-type="float">
            <text:p>2,99533746787406</text:p>
          </table:table-cell>
          <table:table-cell table:formula="of:=[.P14]+[.G18]*[.P15]/SQRT(10)" office:value-type="float" office:value="12.6735798861951" calcext:value-type="float">
            <text:p>12,67357988619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2044" calcext:value-type="float">
            <text:p>0,00204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5769" calcext:value-type="float">
            <text:p>0,005769</text:p>
          </table:table-cell>
          <table:table-cell office:value-type="float" office:value="0.014101" calcext:value-type="float">
            <text:p>0,014101</text:p>
          </table:table-cell>
          <table:table-cell office:value-type="float" office:value="0.048937" calcext:value-type="float">
            <text:p>0,048937</text:p>
          </table:table-cell>
          <table:table-cell office:value-type="float" office:value="0.174876" calcext:value-type="float">
            <text:p>0,174876</text:p>
          </table:table-cell>
          <table:table-cell office:value-type="float" office:value="0.732596" calcext:value-type="float">
            <text:p>0,732596</text:p>
          </table:table-cell>
          <table:table-cell office:value-type="float" office:value="2.985528" calcext:value-type="float">
            <text:p>2,985528</text:p>
          </table:table-cell>
          <table:table-cell office:value-type="float" office:value="12.397605" calcext:value-type="float">
            <text:p>12,3976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076" calcext:value-type="float">
            <text:p>0,00207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4964" calcext:value-type="float">
            <text:p>0,004964</text:p>
          </table:table-cell>
          <table:table-cell office:value-type="float" office:value="0.015444" calcext:value-type="float">
            <text:p>0,015444</text:p>
          </table:table-cell>
          <table:table-cell office:value-type="float" office:value="0.047512" calcext:value-type="float">
            <text:p>0,047512</text:p>
          </table:table-cell>
          <table:table-cell office:value-type="float" office:value="0.175584" calcext:value-type="float">
            <text:p>0,175584</text:p>
          </table:table-cell>
          <table:table-cell office:value-type="float" office:value="0.702685" calcext:value-type="float">
            <text:p>0,702685</text:p>
          </table:table-cell>
          <table:table-cell office:value-type="float" office:value="2.979102" calcext:value-type="float">
            <text:p>2,979102</text:p>
          </table:table-cell>
          <table:table-cell office:value-type="float" office:value="12.532477" calcext:value-type="float">
            <text:p>12,53247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2112" calcext:value-type="float">
            <text:p>0,0021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2112" calcext:value-type="float">
            <text:p>0,002112</text:p>
          </table:table-cell>
          <table:table-cell office:value-type="float" office:value="0.005298" calcext:value-type="float">
            <text:p>0,005298</text:p>
          </table:table-cell>
          <table:table-cell office:value-type="float" office:value="0.014696" calcext:value-type="float">
            <text:p>0,014696</text:p>
          </table:table-cell>
          <table:table-cell office:value-type="float" office:value="0.046803" calcext:value-type="float">
            <text:p>0,046803</text:p>
          </table:table-cell>
          <table:table-cell office:value-type="float" office:value="0.171976" calcext:value-type="float">
            <text:p>0,171976</text:p>
          </table:table-cell>
          <table:table-cell office:value-type="float" office:value="0.70147" calcext:value-type="float">
            <text:p>0,70147</text:p>
          </table:table-cell>
          <table:table-cell office:value-type="float" office:value="2.965337" calcext:value-type="float">
            <text:p>2,965337</text:p>
          </table:table-cell>
          <table:table-cell office:value-type="float" office:value="12.546211" calcext:value-type="float">
            <text:p>12,546211</text:p>
          </table:table-cell>
          <table:table-cell/>
          <table:table-cell office:value-type="string" calcext:value-type="string">
            <text:p>Sequencial</text:p>
          </table:table-cell>
          <table:table-cell table:formula="of:=[.I14]-[.G18]*[.I15]/SQRT(10)" office:value-type="float" office:value="0.00201543302781052" calcext:value-type="float">
            <text:p>0,002015433027811</text:p>
          </table:table-cell>
          <table:table-cell office:value-type="float" office:value="0.00213" calcext:value-type="float">
            <text:p>0,00213</text:p>
          </table:table-cell>
          <table:table-cell table:formula="of:=[.I14]+[.G18]*[.I15]/SQRT(10)" office:value-type="float" office:value="0.00221056697218948" calcext:value-type="float">
            <text:p>0,002210566972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863" calcext:value-type="float">
            <text:p>0,00186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14886" calcext:value-type="float">
            <text:p>0,014886</text:p>
          </table:table-cell>
          <table:table-cell office:value-type="float" office:value="0.045271" calcext:value-type="float">
            <text:p>0,045271</text:p>
          </table:table-cell>
          <table:table-cell office:value-type="float" office:value="0.174473" calcext:value-type="float">
            <text:p>0,174473</text:p>
          </table:table-cell>
          <table:table-cell office:value-type="float" office:value="0.70077" calcext:value-type="float">
            <text:p>0,70077</text:p>
          </table:table-cell>
          <table:table-cell office:value-type="float" office:value="2.957333" calcext:value-type="float">
            <text:p>2,957333</text:p>
          </table:table-cell>
          <table:table-cell office:value-type="float" office:value="12.22643" calcext:value-type="float">
            <text:p>12,22643</text:p>
          </table:table-cell>
          <table:table-cell/>
          <table:table-cell office:value-type="string" calcext:value-type="string">
            <text:p>OMP N1</text:p>
          </table:table-cell>
          <table:table-cell table:formula="of:=[.I36]-[.G18]*[.I37]/SQRT(10)" office:value-type="float" office:value="0.00211263026689542" calcext:value-type="float">
            <text:p>0,002112630266895</text:p>
          </table:table-cell>
          <table:table-cell office:value-type="float" office:value="0.0021293" calcext:value-type="float">
            <text:p>0,0021293</text:p>
          </table:table-cell>
          <table:table-cell table:formula="of:=[.I36]+[.G18]*[.I37]/SQRT(10)" office:value-type="float" office:value="0.00214596973310457" calcext:value-type="float">
            <text:p>0,002145969733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2271" calcext:value-type="float">
            <text:p>0,00227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.005449" calcext:value-type="float">
            <text:p>0,005449</text:p>
          </table:table-cell>
          <table:table-cell office:value-type="float" office:value="0.014475" calcext:value-type="float">
            <text:p>0,014475</text:p>
          </table:table-cell>
          <table:table-cell office:value-type="float" office:value="0.04679" calcext:value-type="float">
            <text:p>0,04679</text:p>
          </table:table-cell>
          <table:table-cell office:value-type="float" office:value="0.172437" calcext:value-type="float">
            <text:p>0,172437</text:p>
          </table:table-cell>
          <table:table-cell office:value-type="float" office:value="0.711696" calcext:value-type="float">
            <text:p>0,711696</text:p>
          </table:table-cell>
          <table:table-cell office:value-type="float" office:value="2.932146" calcext:value-type="float">
            <text:p>2,932146</text:p>
          </table:table-cell>
          <table:table-cell office:value-type="float" office:value="12.542523" calcext:value-type="float">
            <text:p>12,542523</text:p>
          </table:table-cell>
          <table:table-cell/>
          <table:table-cell office:value-type="string" calcext:value-type="string">
            <text:p>OMP N2</text:p>
          </table:table-cell>
          <table:table-cell table:formula="of:=[.I55]-[.G18]*[.I56]/SQRT(10)" office:value-type="float" office:value="0.00127685444145559" calcext:value-type="float">
            <text:p>0,001276854441456</text:p>
          </table:table-cell>
          <table:table-cell office:value-type="float" office:value="0.0013508" calcext:value-type="float">
            <text:p>0,0013508</text:p>
          </table:table-cell>
          <table:table-cell table:formula="of:=[.I55]+[.G18]*[.I56]/SQRT(10)" office:value-type="float" office:value="0.00142474555854441" calcext:value-type="float">
            <text:p>0,001424745558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2006" calcext:value-type="float">
            <text:p>0,002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508" calcext:value-type="float">
            <text:p>0,00508</text:p>
          </table:table-cell>
          <table:table-cell office:value-type="float" office:value="0.014957" calcext:value-type="float">
            <text:p>0,014957</text:p>
          </table:table-cell>
          <table:table-cell office:value-type="float" office:value="0.046131" calcext:value-type="float">
            <text:p>0,046131</text:p>
          </table:table-cell>
          <table:table-cell office:value-type="float" office:value="0.175776" calcext:value-type="float">
            <text:p>0,175776</text:p>
          </table:table-cell>
          <table:table-cell office:value-type="float" office:value="0.720084" calcext:value-type="float">
            <text:p>0,720084</text:p>
          </table:table-cell>
          <table:table-cell office:value-type="float" office:value="2.87189" calcext:value-type="float">
            <text:p>2,87189</text:p>
          </table:table-cell>
          <table:table-cell office:value-type="float" office:value="12.416645" calcext:value-type="float">
            <text:p>12,416645</text:p>
          </table:table-cell>
          <table:table-cell/>
          <table:table-cell office:value-type="string" calcext:value-type="string">
            <text:p>OMP N4</text:p>
          </table:table-cell>
          <table:table-cell table:formula="of:=[.I74]-[.G78]*[.I75]/SQRT(10)" office:value-type="float" office:value="0.000899551370416905" calcext:value-type="float">
            <text:p>0,000899551370417</text:p>
          </table:table-cell>
          <table:table-cell office:value-type="float" office:value="0.0009643" calcext:value-type="float">
            <text:p>0,0009643</text:p>
          </table:table-cell>
          <table:table-cell table:formula="of:=[.I74]+[.G78]*[.I75]/SQRT(10)" office:value-type="float" office:value="0.0010290486295831" calcext:value-type="float">
            <text:p>0,001029048629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" calcext:value-type="float">
            <text:p>0,0022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5762" calcext:value-type="float">
            <text:p>0,005762</text:p>
          </table:table-cell>
          <table:table-cell office:value-type="float" office:value="0.015599" calcext:value-type="float">
            <text:p>0,015599</text:p>
          </table:table-cell>
          <table:table-cell office:value-type="float" office:value="0.046193" calcext:value-type="float">
            <text:p>0,046193</text:p>
          </table:table-cell>
          <table:table-cell office:value-type="float" office:value="0.173786" calcext:value-type="float">
            <text:p>0,173786</text:p>
          </table:table-cell>
          <table:table-cell office:value-type="float" office:value="0.707191" calcext:value-type="float">
            <text:p>0,707191</text:p>
          </table:table-cell>
          <table:table-cell office:value-type="float" office:value="2.956093" calcext:value-type="float">
            <text:p>2,956093</text:p>
          </table:table-cell>
          <table:table-cell office:value-type="float" office:value="12.340243" calcext:value-type="float">
            <text:p>12,340243</text:p>
          </table:table-cell>
          <table:table-cell/>
          <table:table-cell office:value-type="string" calcext:value-type="string">
            <text:p>OMP N8</text:p>
          </table:table-cell>
          <table:table-cell table:formula="of:=[.I93]-[.G97]*[.I94]/SQRT(10)" office:value-type="float" office:value="0.000919527418892399" calcext:value-type="float">
            <text:p>0,000919527418892</text:p>
          </table:table-cell>
          <table:table-cell office:value-type="float" office:value="0.0009537" calcext:value-type="float">
            <text:p>0,0009537</text:p>
          </table:table-cell>
          <table:table-cell table:formula="of:=[.I93]+[.G97]*[.I94]/SQRT(10)" office:value-type="float" office:value="0.000987872581107601" calcext:value-type="float">
            <text:p>0,00098787258110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rid_siz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OMP N16</text:p>
          </table:table-cell>
          <table:table-cell table:formula="of:=[.I112]-[.G116]*[.I113]/SQRT(10)" office:value-type="float" office:value="0.00609075085820521" calcext:value-type="float">
            <text:p>0,006090750858205</text:p>
          </table:table-cell>
          <table:table-cell office:value-type="float" office:value="0.0064753" calcext:value-type="float">
            <text:p>0,0064753</text:p>
          </table:table-cell>
          <table:table-cell table:formula="of:=[.I112]+[.G116]*[.I113]/SQRT(10)" office:value-type="float" office:value="0.00685984914179479" calcext:value-type="float">
            <text:p>0,00685984914179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3:.I12])/10" office:value-type="float" office:value="0.002113" calcext:value-type="float">
            <text:p>0,002113</text:p>
          </table:table-cell>
          <table:table-cell table:formula="of:=SUM([.J3:.J12])/10" office:value-type="float" office:value="0.0054594" calcext:value-type="float">
            <text:p>0,0054594</text:p>
          </table:table-cell>
          <table:table-cell table:formula="of:=SUM([.K3:.K12])/10" office:value-type="float" office:value="0.0149035" calcext:value-type="float">
            <text:p>0,0149035</text:p>
          </table:table-cell>
          <table:table-cell table:formula="of:=SUM([.L3:.L12])/10" office:value-type="float" office:value="0.0471594" calcext:value-type="float">
            <text:p>0,0471594</text:p>
          </table:table-cell>
          <table:table-cell table:formula="of:=SUM([.M3:.M12])/10" office:value-type="float" office:value="0.1748331" calcext:value-type="float">
            <text:p>0,1748331</text:p>
          </table:table-cell>
          <table:table-cell table:formula="of:=SUM([.N3:.N12])/10" office:value-type="float" office:value="0.7126848" calcext:value-type="float">
            <text:p>0,7126848</text:p>
          </table:table-cell>
          <table:table-cell table:formula="of:=SUM([.O3:.O12])/10" office:value-type="float" office:value="2.9642592" calcext:value-type="float">
            <text:p>2,9642592</text:p>
          </table:table-cell>
          <table:table-cell table:formula="of:=SUM([.P3:.P12])/10" office:value-type="float" office:value="12.5256248" calcext:value-type="float">
            <text:p>12,5256248</text:p>
          </table:table-cell>
          <table:table-cell/>
          <table:table-cell office:value-type="string" calcext:value-type="string">
            <text:p>OMP N32</text:p>
          </table:table-cell>
          <table:table-cell table:formula="of:=[.I131]-[.G135]*[.I132]/SQRT(10)" office:value-type="float" office:value="0.0133470652506326" calcext:value-type="float">
            <text:p>0,013347065250633</text:p>
          </table:table-cell>
          <table:table-cell office:value-type="float" office:value="0.0138835" calcext:value-type="float">
            <text:p>0,0138835</text:p>
          </table:table-cell>
          <table:table-cell table:formula="of:=[.I131]+[.G135]*[.I132]/SQRT(10)" office:value-type="float" office:value="0.0144199347493674" calcext:value-type="float">
            <text:p>0,0144199347493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3:.I12])" office:value-type="float" office:value="0.000157415232920946" calcext:value-type="float">
            <text:p>0,000157415232921</text:p>
          </table:table-cell>
          <table:table-cell table:formula="of:=STDEV([.J3:.J12])" office:value-type="float" office:value="0.000402481800830795" calcext:value-type="float">
            <text:p>0,000402481800831</text:p>
          </table:table-cell>
          <table:table-cell table:formula="of:=STDEV([.K3:.K12])" office:value-type="float" office:value="0.00051581117346047" calcext:value-type="float">
            <text:p>0,00051581117346</text:p>
          </table:table-cell>
          <table:table-cell table:formula="of:=STDEV([.L3:.L12])" office:value-type="float" office:value="0.00112863095040949" calcext:value-type="float">
            <text:p>0,001128630950409</text:p>
          </table:table-cell>
          <table:table-cell table:formula="of:=STDEV([.M3:.M12])" office:value-type="float" office:value="0.00197488742013874" calcext:value-type="float">
            <text:p>0,001974887420139</text:p>
          </table:table-cell>
          <table:table-cell table:formula="of:=STDEV([.N3:.N12])" office:value-type="float" office:value="0.0123793712351548" calcext:value-type="float">
            <text:p>0,012379371235155</text:p>
          </table:table-cell>
          <table:table-cell table:formula="of:=STDEV([.O3:.O12])" office:value-type="float" office:value="0.0501418939871862" calcext:value-type="float">
            <text:p>0,050141893987186</text:p>
          </table:table-cell>
          <table:table-cell table:formula="of:=STDEV([.P3:.P12])" office:value-type="float" office:value="0.238711767236277" calcext:value-type="float">
            <text:p>0,23871176723627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4]-[.G18]*[.I15]/SQRT(10)" office:value-type="float" office:value="0.00201543302781052" calcext:value-type="float">
            <text:p>0,002015433027811</text:p>
          </table:table-cell>
          <table:table-cell table:formula="of:=[.J14]-[.G18]*[.J15]/SQRT(10)" office:value-type="float" office:value="0.00520993919535125" calcext:value-type="float">
            <text:p>0,005209939195351</text:p>
          </table:table-cell>
          <table:table-cell table:formula="of:=[.K14]-[.G18]*[.K15]/SQRT(10)" office:value-type="float" office:value="0.0145837969224629" calcext:value-type="float">
            <text:p>0,014583796922463</text:p>
          </table:table-cell>
          <table:table-cell table:formula="of:=[.L14]-[.G18]*[.L15]/SQRT(10)" office:value-type="float" office:value="0.0464598672895533" calcext:value-type="float">
            <text:p>0,046459867289553</text:p>
          </table:table-cell>
          <table:table-cell table:formula="of:=[.M14]-[.G18]*[.M15]/SQRT(10)" office:value-type="float" office:value="0.17360905209547" calcext:value-type="float">
            <text:p>0,17360905209547</text:p>
          </table:table-cell>
          <table:table-cell table:formula="of:=[.N14]-[.G18]*[.N15]/SQRT(10)" office:value-type="float" office:value="0.705011986215643" calcext:value-type="float">
            <text:p>0,705011986215643</text:p>
          </table:table-cell>
          <table:table-cell table:formula="of:=[.O14]-[.G18]*[.O15]/SQRT(10)" office:value-type="float" office:value="2.93318093212593" calcext:value-type="float">
            <text:p>2,93318093212593</text:p>
          </table:table-cell>
          <table:table-cell table:formula="of:=[.P14]-[.G18]*[.P15]/SQRT(10)" office:value-type="float" office:value="12.3776697138049" calcext:value-type="float">
            <text:p>12,3776697138049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4]+[.G18]*[.I15]/SQRT(10)" office:value-type="float" office:value="0.00221056697218948" calcext:value-type="float">
            <text:p>0,002210566972189</text:p>
          </table:table-cell>
          <table:table-cell table:formula="of:=[.J14]+[.G18]*[.J15]/SQRT(10)" office:value-type="float" office:value="0.00570886080464875" calcext:value-type="float">
            <text:p>0,005708860804649</text:p>
          </table:table-cell>
          <table:table-cell table:formula="of:=[.K14]+[.G18]*[.K15]/SQRT(10)" office:value-type="float" office:value="0.0152232030775371" calcext:value-type="float">
            <text:p>0,015223203077537</text:p>
          </table:table-cell>
          <table:table-cell table:formula="of:=[.L14]+[.G18]*[.L15]/SQRT(10)" office:value-type="float" office:value="0.0478589327104467" calcext:value-type="float">
            <text:p>0,047858932710447</text:p>
          </table:table-cell>
          <table:table-cell table:formula="of:=[.M14]+[.G18]*[.M15]/SQRT(10)" office:value-type="float" office:value="0.17605714790453" calcext:value-type="float">
            <text:p>0,17605714790453</text:p>
          </table:table-cell>
          <table:table-cell table:formula="of:=[.N14]+[.G18]*[.N15]/SQRT(10)" office:value-type="float" office:value="0.720357613784357" calcext:value-type="float">
            <text:p>0,720357613784357</text:p>
          </table:table-cell>
          <table:table-cell table:formula="of:=[.O14]+[.G18]*[.O15]/SQRT(10)" office:value-type="float" office:value="2.99533746787406" calcext:value-type="float">
            <text:p>2,99533746787406</text:p>
          </table:table-cell>
          <table:table-cell table:formula="of:=[.P14]+[.G18]*[.P15]/SQRT(10)" office:value-type="float" office:value="12.6735798861951" calcext:value-type="float">
            <text:p>12,6735798861951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min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2081" calcext:value-type="float">
            <text:p>0,002081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12107" calcext:value-type="float">
            <text:p>0,012107</text:p>
          </table:table-cell>
          <table:table-cell office:value-type="float" office:value="0.041393" calcext:value-type="float">
            <text:p>0,041393</text:p>
          </table:table-cell>
          <table:table-cell office:value-type="float" office:value="0.17738" calcext:value-type="float">
            <text:p>0,17738</text:p>
          </table:table-cell>
          <table:table-cell office:value-type="float" office:value="0.7655075" calcext:value-type="float">
            <text:p>0,7655075</text:p>
          </table:table-cell>
          <table:table-cell office:value-type="float" office:value="3.415003" calcext:value-type="float">
            <text:p>3,415003</text:p>
          </table:table-cell>
          <table:table-cell office:value-type="float" office:value="14.690441" calcext:value-type="float">
            <text:p>14,69044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2117" calcext:value-type="float">
            <text:p>0,002117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12739" calcext:value-type="float">
            <text:p>0,012739</text:p>
          </table:table-cell>
          <table:table-cell office:value-type="float" office:value="0.040477" calcext:value-type="float">
            <text:p>0,040477</text:p>
          </table:table-cell>
          <table:table-cell office:value-type="float" office:value="0.171928" calcext:value-type="float">
            <text:p>0,171928</text:p>
          </table:table-cell>
          <table:table-cell office:value-type="float" office:value="0.744924" calcext:value-type="float">
            <text:p>0,744924</text:p>
          </table:table-cell>
          <table:table-cell office:value-type="float" office:value="3.335871" calcext:value-type="float">
            <text:p>3,335871</text:p>
          </table:table-cell>
          <table:table-cell office:value-type="float" office:value="14.737857" calcext:value-type="float">
            <text:p>14,7378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5513" calcext:value-type="float">
            <text:p>0,005513</text:p>
          </table:table-cell>
          <table:table-cell office:value-type="float" office:value="0.011891" calcext:value-type="float">
            <text:p>0,011891</text:p>
          </table:table-cell>
          <table:table-cell office:value-type="float" office:value="0.041892" calcext:value-type="float">
            <text:p>0,041892</text:p>
          </table:table-cell>
          <table:table-cell office:value-type="float" office:value="0.176497" calcext:value-type="float">
            <text:p>0,176497</text:p>
          </table:table-cell>
          <table:table-cell office:value-type="float" office:value="0.78099" calcext:value-type="float">
            <text:p>0,78099</text:p>
          </table:table-cell>
          <table:table-cell office:value-type="float" office:value="3.400907" calcext:value-type="float">
            <text:p>3,400907</text:p>
          </table:table-cell>
          <table:table-cell office:value-type="float" office:value="14.864006" calcext:value-type="float">
            <text:p>14,8640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2117" calcext:value-type="float">
            <text:p>0,002117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13006" calcext:value-type="float">
            <text:p>0,013006</text:p>
          </table:table-cell>
          <table:table-cell office:value-type="float" office:value="0.041" calcext:value-type="float">
            <text:p>0,041</text:p>
          </table:table-cell>
          <table:table-cell office:value-type="float" office:value="0.175736" calcext:value-type="float">
            <text:p>0,175736</text:p>
          </table:table-cell>
          <table:table-cell office:value-type="float" office:value="0.783616" calcext:value-type="float">
            <text:p>0,783616</text:p>
          </table:table-cell>
          <table:table-cell office:value-type="float" office:value="3.410348" calcext:value-type="float">
            <text:p>3,410348</text:p>
          </table:table-cell>
          <table:table-cell office:value-type="float" office:value="13.815924" calcext:value-type="float">
            <text:p>13,8159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5513" calcext:value-type="float">
            <text:p>0,005513</text:p>
          </table:table-cell>
          <table:table-cell office:value-type="float" office:value="0.011688" calcext:value-type="float">
            <text:p>0,011688</text:p>
          </table:table-cell>
          <table:table-cell office:value-type="float" office:value="0.040543" calcext:value-type="float">
            <text:p>0,040543</text:p>
          </table:table-cell>
          <table:table-cell office:value-type="float" office:value="0.176771" calcext:value-type="float">
            <text:p>0,176771</text:p>
          </table:table-cell>
          <table:table-cell office:value-type="float" office:value="0.741106" calcext:value-type="float">
            <text:p>0,741106</text:p>
          </table:table-cell>
          <table:table-cell office:value-type="float" office:value="3.28107" calcext:value-type="float">
            <text:p>3,28107</text:p>
          </table:table-cell>
          <table:table-cell office:value-type="float" office:value="13.721528" calcext:value-type="float">
            <text:p>13,7215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2122" calcext:value-type="float">
            <text:p>0,002122</text:p>
          </table:table-cell>
          <table:table-cell office:value-type="float" office:value="0.005592" calcext:value-type="float">
            <text:p>0,005592</text:p>
          </table:table-cell>
          <table:table-cell office:value-type="float" office:value="0.011775" calcext:value-type="float">
            <text:p>0,011775</text:p>
          </table:table-cell>
          <table:table-cell office:value-type="float" office:value="0.041815" calcext:value-type="float">
            <text:p>0,041815</text:p>
          </table:table-cell>
          <table:table-cell office:value-type="float" office:value="0.176621" calcext:value-type="float">
            <text:p>0,176621</text:p>
          </table:table-cell>
          <table:table-cell office:value-type="float" office:value="0.786273" calcext:value-type="float">
            <text:p>0,786273</text:p>
          </table:table-cell>
          <table:table-cell office:value-type="float" office:value="3.452798" calcext:value-type="float">
            <text:p>3,452798</text:p>
          </table:table-cell>
          <table:table-cell office:value-type="float" office:value="13.859187" calcext:value-type="float">
            <text:p>13,8591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2172" calcext:value-type="float">
            <text:p>0,002172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13047" calcext:value-type="float">
            <text:p>0,013047</text:p>
          </table:table-cell>
          <table:table-cell office:value-type="float" office:value="0.042171" calcext:value-type="float">
            <text:p>0,042171</text:p>
          </table:table-cell>
          <table:table-cell office:value-type="float" office:value="0.174578" calcext:value-type="float">
            <text:p>0,174578</text:p>
          </table:table-cell>
          <table:table-cell office:value-type="float" office:value="0.744916" calcext:value-type="float">
            <text:p>0,744916</text:p>
          </table:table-cell>
          <table:table-cell office:value-type="float" office:value="3.422005" calcext:value-type="float">
            <text:p>3,422005</text:p>
          </table:table-cell>
          <table:table-cell office:value-type="float" office:value="14.048892" calcext:value-type="float">
            <text:p>14,0488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0.012026" calcext:value-type="float">
            <text:p>0,012026</text:p>
          </table:table-cell>
          <table:table-cell office:value-type="float" office:value="0.041747" calcext:value-type="float">
            <text:p>0,041747</text:p>
          </table:table-cell>
          <table:table-cell office:value-type="float" office:value="0.177361" calcext:value-type="float">
            <text:p>0,177361</text:p>
          </table:table-cell>
          <table:table-cell office:value-type="float" office:value="0.74365" calcext:value-type="float">
            <text:p>0,74365</text:p>
          </table:table-cell>
          <table:table-cell office:value-type="float" office:value="3.236727" calcext:value-type="float">
            <text:p>3,236727</text:p>
          </table:table-cell>
          <table:table-cell office:value-type="float" office:value="14.034677" calcext:value-type="float">
            <text:p>14,0346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1159" calcext:value-type="float">
            <text:p>0,01159</text:p>
          </table:table-cell>
          <table:table-cell office:value-type="float" office:value="0.041893" calcext:value-type="float">
            <text:p>0,041893</text:p>
          </table:table-cell>
          <table:table-cell office:value-type="float" office:value="0.176735" calcext:value-type="float">
            <text:p>0,176735</text:p>
          </table:table-cell>
          <table:table-cell office:value-type="float" office:value="0.742195" calcext:value-type="float">
            <text:p>0,742195</text:p>
          </table:table-cell>
          <table:table-cell office:value-type="float" office:value="3.240053" calcext:value-type="float">
            <text:p>3,240053</text:p>
          </table:table-cell>
          <table:table-cell office:value-type="float" office:value="14.591607" calcext:value-type="float">
            <text:p>14,591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2145" calcext:value-type="float">
            <text:p>0,002145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12275" calcext:value-type="float">
            <text:p>0,012275</text:p>
          </table:table-cell>
          <table:table-cell office:value-type="float" office:value="0.041381" calcext:value-type="float">
            <text:p>0,041381</text:p>
          </table:table-cell>
          <table:table-cell office:value-type="float" office:value="0.176448" calcext:value-type="float">
            <text:p>0,176448</text:p>
          </table:table-cell>
          <table:table-cell office:value-type="float" office:value="0.752582" calcext:value-type="float">
            <text:p>0,752582</text:p>
          </table:table-cell>
          <table:table-cell office:value-type="float" office:value="3.430608" calcext:value-type="float">
            <text:p>3,430608</text:p>
          </table:table-cell>
          <table:table-cell office:value-type="float" office:value="14.392358" calcext:value-type="float">
            <text:p>14,392358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5:.I34])/10" office:value-type="float" office:value="0.0021293" calcext:value-type="float">
            <text:p>0,0021293</text:p>
          </table:table-cell>
          <table:table-cell table:formula="of:=SUM([.J25:.J34])/10" office:value-type="float" office:value="0.0053334" calcext:value-type="float">
            <text:p>0,0053334</text:p>
          </table:table-cell>
          <table:table-cell table:formula="of:=SUM([.K25:.K34])/10" office:value-type="float" office:value="0.0122144" calcext:value-type="float">
            <text:p>0,0122144</text:p>
          </table:table-cell>
          <table:table-cell table:formula="of:=SUM([.L25:.L34])/10" office:value-type="float" office:value="0.0414312" calcext:value-type="float">
            <text:p>0,0414312</text:p>
          </table:table-cell>
          <table:table-cell table:formula="of:=SUM([.M25:.M34])/10" office:value-type="float" office:value="0.1760055" calcext:value-type="float">
            <text:p>0,1760055</text:p>
          </table:table-cell>
          <table:table-cell table:formula="of:=SUM([.N25:.N34])/10" office:value-type="float" office:value="0.75857595" calcext:value-type="float">
            <text:p>0,75857595</text:p>
          </table:table-cell>
          <table:table-cell table:formula="of:=SUM([.O25:.O34])/10" office:value-type="float" office:value="3.362539" calcext:value-type="float">
            <text:p>3,362539</text:p>
          </table:table-cell>
          <table:table-cell table:formula="of:=SUM([.P25:.P34])/10" office:value-type="float" office:value="14.2756477" calcext:value-type="float">
            <text:p>14,27564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5:.I34])" office:value-type="float" office:value="0.0000268950635701878" calcext:value-type="float">
            <text:p>2,68950635701878E-05</text:p>
          </table:table-cell>
          <table:table-cell table:formula="of:=STDEV([.J25:.J34])" office:value-type="float" office:value="0.000219342552997715" calcext:value-type="float">
            <text:p>0,000219342552998</text:p>
          </table:table-cell>
          <table:table-cell table:formula="of:=STDEV([.K25:.K34])" office:value-type="float" office:value="0.000538556960775738" calcext:value-type="float">
            <text:p>0,000538556960776</text:p>
          </table:table-cell>
          <table:table-cell table:formula="of:=STDEV([.L25:.L34])" office:value-type="float" office:value="0.000587768057050474" calcext:value-type="float">
            <text:p>0,00058776805705</text:p>
          </table:table-cell>
          <table:table-cell table:formula="of:=STDEV([.M25:.M34])" office:value-type="float" office:value="0.00164645756094714" calcext:value-type="float">
            <text:p>0,001646457560947</text:p>
          </table:table-cell>
          <table:table-cell table:formula="of:=STDEV([.N25:.N34])" office:value-type="float" office:value="0.0187076418557438" calcext:value-type="float">
            <text:p>0,018707641855744</text:p>
          </table:table-cell>
          <table:table-cell table:formula="of:=STDEV([.O25:.O34])" office:value-type="float" office:value="0.082331589673844" calcext:value-type="float">
            <text:p>0,082331589673844</text:p>
          </table:table-cell>
          <table:table-cell table:formula="of:=STDEV([.P25:.P34])" office:value-type="float" office:value="0.427736554947876" calcext:value-type="float">
            <text:p>0,42773655494787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36]-[.G40]*[.I37]/SQRT(10)" office:value-type="float" office:value="0.00211263026689542" calcext:value-type="float">
            <text:p>0,002112630266895</text:p>
          </table:table-cell>
          <table:table-cell table:formula="of:=[.J36]-[.G40]*[.J37]/SQRT(10)" office:value-type="float" office:value="0.00519745007716728" calcext:value-type="float">
            <text:p>0,005197450077167</text:p>
          </table:table-cell>
          <table:table-cell table:formula="of:=[.K36]-[.G40]*[.K37]/SQRT(10)" office:value-type="float" office:value="0.0118805989374253" calcext:value-type="float">
            <text:p>0,011880598937425</text:p>
          </table:table-cell>
          <table:table-cell table:formula="of:=[.L36]-[.G40]*[.L37]/SQRT(10)" office:value-type="float" office:value="0.0410668975839504" calcext:value-type="float">
            <text:p>0,041066897583951</text:p>
          </table:table-cell>
          <table:table-cell table:formula="of:=[.M36]-[.G40]*[.M37]/SQRT(10)" office:value-type="float" office:value="0.174985015031174" calcext:value-type="float">
            <text:p>0,174985015031174</text:p>
          </table:table-cell>
          <table:table-cell table:formula="of:=[.N36]-[.G40]*[.N37]/SQRT(10)" office:value-type="float" office:value="0.746980833448689" calcext:value-type="float">
            <text:p>0,746980833448689</text:p>
          </table:table-cell>
          <table:table-cell table:formula="of:=[.O36]-[.G40]*[.O37]/SQRT(10)" office:value-type="float" office:value="3.31150935203666" calcext:value-type="float">
            <text:p>3,31150935203666</text:p>
          </table:table-cell>
          <table:table-cell table:formula="of:=[.P36]-[.G40]*[.P37]/SQRT(10)" office:value-type="float" office:value="14.0105338365788" calcext:value-type="float">
            <text:p>14,010533836578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36]+[.G40]*[.I37]/SQRT(10)" office:value-type="float" office:value="0.00214596973310457" calcext:value-type="float">
            <text:p>0,002145969733105</text:p>
          </table:table-cell>
          <table:table-cell table:formula="of:=[.J36]+[.G40]*[.J37]/SQRT(10)" office:value-type="float" office:value="0.00546934992283272" calcext:value-type="float">
            <text:p>0,005469349922833</text:p>
          </table:table-cell>
          <table:table-cell table:formula="of:=[.K36]+[.G40]*[.K37]/SQRT(10)" office:value-type="float" office:value="0.0125482010625747" calcext:value-type="float">
            <text:p>0,012548201062575</text:p>
          </table:table-cell>
          <table:table-cell table:formula="of:=[.L36]+[.G40]*[.L37]/SQRT(10)" office:value-type="float" office:value="0.0417955024160496" calcext:value-type="float">
            <text:p>0,04179550241605</text:p>
          </table:table-cell>
          <table:table-cell table:formula="of:=[.M36]+[.G40]*[.M37]/SQRT(10)" office:value-type="float" office:value="0.177025984968826" calcext:value-type="float">
            <text:p>0,177025984968826</text:p>
          </table:table-cell>
          <table:table-cell table:formula="of:=[.N36]+[.G40]*[.N37]/SQRT(10)" office:value-type="float" office:value="0.77017106655131" calcext:value-type="float">
            <text:p>0,77017106655131</text:p>
          </table:table-cell>
          <table:table-cell table:formula="of:=[.O36]+[.G40]*[.O37]/SQRT(10)" office:value-type="float" office:value="3.41356864796334" calcext:value-type="float">
            <text:p>3,41356864796334</text:p>
          </table:table-cell>
          <table:table-cell table:formula="of:=[.P36]+[.G40]*[.P37]/SQRT(10)" office:value-type="float" office:value="14.5407615634212" calcext:value-type="float">
            <text:p>14,540761563421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4169" calcext:value-type="float">
            <text:p>0,004169</text:p>
          </table:table-cell>
          <table:table-cell office:value-type="float" office:value="0.007095" calcext:value-type="float">
            <text:p>0,007095</text:p>
          </table:table-cell>
          <table:table-cell office:value-type="float" office:value="0.022017" calcext:value-type="float">
            <text:p>0,022017</text:p>
          </table:table-cell>
          <table:table-cell office:value-type="float" office:value="0.096937" calcext:value-type="float">
            <text:p>0,096937</text:p>
          </table:table-cell>
          <table:table-cell office:value-type="float" office:value="0.439006" calcext:value-type="float">
            <text:p>0,439006</text:p>
          </table:table-cell>
          <table:table-cell office:value-type="float" office:value="1.972488" calcext:value-type="float">
            <text:p>1,972488</text:p>
          </table:table-cell>
          <table:table-cell office:value-type="float" office:value="8.833814" calcext:value-type="float">
            <text:p>8,8338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1432" calcext:value-type="float">
            <text:p>0,001432</text:p>
          </table:table-cell>
          <table:table-cell office:value-type="float" office:value="0.004363" calcext:value-type="float">
            <text:p>0,004363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22393" calcext:value-type="float">
            <text:p>0,022393</text:p>
          </table:table-cell>
          <table:table-cell office:value-type="float" office:value="0.097494" calcext:value-type="float">
            <text:p>0,097494</text:p>
          </table:table-cell>
          <table:table-cell office:value-type="float" office:value="0.440484" calcext:value-type="float">
            <text:p>0,440484</text:p>
          </table:table-cell>
          <table:table-cell office:value-type="float" office:value="2.044799" calcext:value-type="float">
            <text:p>2,044799</text:p>
          </table:table-cell>
          <table:table-cell office:value-type="float" office:value="8.864066" calcext:value-type="float">
            <text:p>8,8640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4493" calcext:value-type="float">
            <text:p>0,004493</text:p>
          </table:table-cell>
          <table:table-cell office:value-type="float" office:value="0.007703" calcext:value-type="float">
            <text:p>0,007703</text:p>
          </table:table-cell>
          <table:table-cell office:value-type="float" office:value="0.022311" calcext:value-type="float">
            <text:p>0,022311</text:p>
          </table:table-cell>
          <table:table-cell office:value-type="float" office:value="0.094453" calcext:value-type="float">
            <text:p>0,094453</text:p>
          </table:table-cell>
          <table:table-cell office:value-type="float" office:value="0.439806" calcext:value-type="float">
            <text:p>0,439806</text:p>
          </table:table-cell>
          <table:table-cell office:value-type="float" office:value="2.028028" calcext:value-type="float">
            <text:p>2,028028</text:p>
          </table:table-cell>
          <table:table-cell office:value-type="float" office:value="8.555992" calcext:value-type="float">
            <text:p>8,5559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7895" calcext:value-type="float">
            <text:p>0,007895</text:p>
          </table:table-cell>
          <table:table-cell office:value-type="float" office:value="0.021801" calcext:value-type="float">
            <text:p>0,021801</text:p>
          </table:table-cell>
          <table:table-cell office:value-type="float" office:value="0.096031" calcext:value-type="float">
            <text:p>0,096031</text:p>
          </table:table-cell>
          <table:table-cell office:value-type="float" office:value="0.438729" calcext:value-type="float">
            <text:p>0,438729</text:p>
          </table:table-cell>
          <table:table-cell office:value-type="float" office:value="1.983179" calcext:value-type="float">
            <text:p>1,983179</text:p>
          </table:table-cell>
          <table:table-cell office:value-type="float" office:value="8.845927" calcext:value-type="float">
            <text:p>8,84592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1066" calcext:value-type="float">
            <text:p>0,001066</text:p>
          </table:table-cell>
          <table:table-cell office:value-type="float" office:value="0.004138" calcext:value-type="float">
            <text:p>0,004138</text:p>
          </table:table-cell>
          <table:table-cell office:value-type="float" office:value="0.007809" calcext:value-type="float">
            <text:p>0,007809</text:p>
          </table:table-cell>
          <table:table-cell office:value-type="float" office:value="0.022259" calcext:value-type="float">
            <text:p>0,022259</text:p>
          </table:table-cell>
          <table:table-cell office:value-type="float" office:value="0.094532" calcext:value-type="float">
            <text:p>0,094532</text:p>
          </table:table-cell>
          <table:table-cell office:value-type="float" office:value="0.445699" calcext:value-type="float">
            <text:p>0,445699</text:p>
          </table:table-cell>
          <table:table-cell office:value-type="float" office:value="1.996105" calcext:value-type="float">
            <text:p>1,996105</text:p>
          </table:table-cell>
          <table:table-cell office:value-type="float" office:value="9.003974" calcext:value-type="float">
            <text:p>9,0039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7087" calcext:value-type="float">
            <text:p>0,007087</text:p>
          </table:table-cell>
          <table:table-cell office:value-type="float" office:value="0.022633" calcext:value-type="float">
            <text:p>0,022633</text:p>
          </table:table-cell>
          <table:table-cell office:value-type="float" office:value="0.094085" calcext:value-type="float">
            <text:p>0,094085</text:p>
          </table:table-cell>
          <table:table-cell office:value-type="float" office:value="0.44679" calcext:value-type="float">
            <text:p>0,44679</text:p>
          </table:table-cell>
          <table:table-cell office:value-type="float" office:value="2.009536" calcext:value-type="float">
            <text:p>2,009536</text:p>
          </table:table-cell>
          <table:table-cell table:formula="of:=8.341374" office:value-type="float" office:value="8.341374" calcext:value-type="float">
            <text:p>8,3413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1381" calcext:value-type="float">
            <text:p>0,001381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0.007376" calcext:value-type="float">
            <text:p>0,007376</text:p>
          </table:table-cell>
          <table:table-cell office:value-type="float" office:value="0.02162" calcext:value-type="float">
            <text:p>0,02162</text:p>
          </table:table-cell>
          <table:table-cell office:value-type="float" office:value="0.096883" calcext:value-type="float">
            <text:p>0,096883</text:p>
          </table:table-cell>
          <table:table-cell office:value-type="float" office:value="0.44861" calcext:value-type="float">
            <text:p>0,44861</text:p>
          </table:table-cell>
          <table:table-cell office:value-type="float" office:value="2.085004" calcext:value-type="float">
            <text:p>2,085004</text:p>
          </table:table-cell>
          <table:table-cell office:value-type="float" office:value="8.517723" calcext:value-type="float">
            <text:p>8,51772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1511" calcext:value-type="float">
            <text:p>0,001511</text:p>
          </table:table-cell>
          <table:table-cell office:value-type="float" office:value="0.004547" calcext:value-type="float">
            <text:p>0,004547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22525" calcext:value-type="float">
            <text:p>0,022525</text:p>
          </table:table-cell>
          <table:table-cell office:value-type="float" office:value="0.09595" calcext:value-type="float">
            <text:p>0,09595</text:p>
          </table:table-cell>
          <table:table-cell office:value-type="float" office:value="0.453116" calcext:value-type="float">
            <text:p>0,453116</text:p>
          </table:table-cell>
          <table:table-cell office:value-type="float" office:value="2.091335" calcext:value-type="float">
            <text:p>2,091335</text:p>
          </table:table-cell>
          <table:table-cell office:value-type="float" office:value="8.584407" calcext:value-type="float">
            <text:p>8,584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4471" calcext:value-type="float">
            <text:p>0,004471</text:p>
          </table:table-cell>
          <table:table-cell office:value-type="float" office:value="0.007532" calcext:value-type="float">
            <text:p>0,007532</text:p>
          </table:table-cell>
          <table:table-cell office:value-type="float" office:value="0.023975" calcext:value-type="float">
            <text:p>0,023975</text:p>
          </table:table-cell>
          <table:table-cell office:value-type="float" office:value="0.098272" calcext:value-type="float">
            <text:p>0,098272</text:p>
          </table:table-cell>
          <table:table-cell office:value-type="float" office:value="0.443405" calcext:value-type="float">
            <text:p>0,443405</text:p>
          </table:table-cell>
          <table:table-cell office:value-type="float" office:value="2.080299" calcext:value-type="float">
            <text:p>2,080299</text:p>
          </table:table-cell>
          <table:table-cell office:value-type="float" office:value="8.750497" calcext:value-type="float">
            <text:p>8,7504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1374" calcext:value-type="float">
            <text:p>0,001374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0.00792" calcext:value-type="float">
            <text:p>0,00792</text:p>
          </table:table-cell>
          <table:table-cell office:value-type="float" office:value="0.023284" calcext:value-type="float">
            <text:p>0,023284</text:p>
          </table:table-cell>
          <table:table-cell office:value-type="float" office:value="0.095383" calcext:value-type="float">
            <text:p>0,095383</text:p>
          </table:table-cell>
          <table:table-cell office:value-type="float" office:value="0.442229" calcext:value-type="float">
            <text:p>0,442229</text:p>
          </table:table-cell>
          <table:table-cell office:value-type="float" office:value="2.078732" calcext:value-type="float">
            <text:p>2,078732</text:p>
          </table:table-cell>
          <table:table-cell office:value-type="float" office:value="8.7513" calcext:value-type="float">
            <text:p>8,751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44:.I53])/10" office:value-type="float" office:value="0.0013508" calcext:value-type="float">
            <text:p>0,0013508</text:p>
          </table:table-cell>
          <table:table-cell table:formula="of:=SUM([.J44:.J53])/10" office:value-type="float" office:value="0.0042547" calcext:value-type="float">
            <text:p>0,0042547</text:p>
          </table:table-cell>
          <table:table-cell table:formula="of:=SUM([.K44:.K53])/10" office:value-type="float" office:value="0.007602" calcext:value-type="float">
            <text:p>0,007602</text:p>
          </table:table-cell>
          <table:table-cell table:formula="of:=SUM([.L44:.L53])/10" office:value-type="float" office:value="0.0224818" calcext:value-type="float">
            <text:p>0,0224818</text:p>
          </table:table-cell>
          <table:table-cell table:formula="of:=SUM([.M44:.M53])/10" office:value-type="float" office:value="0.096002" calcext:value-type="float">
            <text:p>0,096002</text:p>
          </table:table-cell>
          <table:table-cell table:formula="of:=SUM([.N44:.N53])/10" office:value-type="float" office:value="0.4437874" calcext:value-type="float">
            <text:p>0,4437874</text:p>
          </table:table-cell>
          <table:table-cell table:formula="of:=SUM([.O44:.O53])/10" office:value-type="float" office:value="2.0369505" calcext:value-type="float">
            <text:p>2,0369505</text:p>
          </table:table-cell>
          <table:table-cell table:formula="of:=SUM([.P44:.P53])/10" office:value-type="float" office:value="8.7049074" calcext:value-type="float">
            <text:p>8,704907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44:.I53])" office:value-type="float" office:value="0.00011930427951717" calcext:value-type="float">
            <text:p>0,000119304279517</text:p>
          </table:table-cell>
          <table:table-cell table:formula="of:=STDEV([.J44:.J53])" office:value-type="float" office:value="0.000235768742627177" calcext:value-type="float">
            <text:p>0,000235768742627</text:p>
          </table:table-cell>
          <table:table-cell table:formula="of:=STDEV([.K44:.K53])" office:value-type="float" office:value="0.000355806751544212" calcext:value-type="float">
            <text:p>0,000355806751544</text:p>
          </table:table-cell>
          <table:table-cell table:formula="of:=STDEV([.L44:.L53])" office:value-type="float" office:value="0.000699747859351257" calcext:value-type="float">
            <text:p>0,000699747859351</text:p>
          </table:table-cell>
          <table:table-cell table:formula="of:=STDEV([.M44:.M53])" office:value-type="float" office:value="0.00140044619873652" calcext:value-type="float">
            <text:p>0,001400446198737</text:p>
          </table:table-cell>
          <table:table-cell table:formula="of:=STDEV([.N44:.N53])" office:value-type="float" office:value="0.00472273584082598" calcext:value-type="float">
            <text:p>0,004722735840826</text:p>
          </table:table-cell>
          <table:table-cell table:formula="of:=STDEV([.O44:.O53])" office:value-type="float" office:value="0.045337630500379" calcext:value-type="float">
            <text:p>0,045337630500379</text:p>
          </table:table-cell>
          <table:table-cell table:formula="of:=STDEV([.P44:.P53])" office:value-type="float" office:value="0.199832454970658" calcext:value-type="float">
            <text:p>0,1998324549706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55]-[.G59]*[.I56]/SQRT(10)" office:value-type="float" office:value="0.00127685444145559" calcext:value-type="float">
            <text:p>0,001276854441456</text:p>
          </table:table-cell>
          <table:table-cell table:formula="of:=[.J55]-[.G59]*[.J56]/SQRT(10)" office:value-type="float" office:value="0.00410856901935592" calcext:value-type="float">
            <text:p>0,004108569019356</text:p>
          </table:table-cell>
          <table:table-cell table:formula="of:=[.K55]-[.G59]*[.K56]/SQRT(10)" office:value-type="float" office:value="0.00738146869061791" calcext:value-type="float">
            <text:p>0,007381468690618</text:p>
          </table:table-cell>
          <table:table-cell table:formula="of:=[.L55]-[.G59]*[.L56]/SQRT(10)" office:value-type="float" office:value="0.0220480917834181" calcext:value-type="float">
            <text:p>0,022048091783418</text:p>
          </table:table-cell>
          <table:table-cell table:formula="of:=[.M55]-[.G59]*[.M56]/SQRT(10)" office:value-type="float" office:value="0.0951339944532077" calcext:value-type="float">
            <text:p>0,095133994453208</text:p>
          </table:table-cell>
          <table:table-cell table:formula="of:=[.N55]-[.G59]*[.N56]/SQRT(10)" office:value-type="float" office:value="0.440860217999313" calcext:value-type="float">
            <text:p>0,440860217999313</text:p>
          </table:table-cell>
          <table:table-cell table:formula="of:=[.O55]-[.G59]*[.O56]/SQRT(10)" office:value-type="float" office:value="2.00884994548512" calcext:value-type="float">
            <text:p>2,00884994548512</text:p>
          </table:table-cell>
          <table:table-cell table:formula="of:=[.P55]-[.G59]*[.P56]/SQRT(10)" office:value-type="float" office:value="8.58104996120646" calcext:value-type="float">
            <text:p>8,581049961206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55]+[.G59]*[.I56]/SQRT(10)" office:value-type="float" office:value="0.00142474555854441" calcext:value-type="float">
            <text:p>0,001424745558544</text:p>
          </table:table-cell>
          <table:table-cell table:formula="of:=[.J55]+[.G59]*[.J56]/SQRT(10)" office:value-type="float" office:value="0.00440083098064408" calcext:value-type="float">
            <text:p>0,004400830980644</text:p>
          </table:table-cell>
          <table:table-cell table:formula="of:=[.K55]+[.G59]*[.K56]/SQRT(10)" office:value-type="float" office:value="0.00782253130938209" calcext:value-type="float">
            <text:p>0,007822531309382</text:p>
          </table:table-cell>
          <table:table-cell table:formula="of:=[.L55]+[.G59]*[.L56]/SQRT(10)" office:value-type="float" office:value="0.0229155082165819" calcext:value-type="float">
            <text:p>0,022915508216582</text:p>
          </table:table-cell>
          <table:table-cell table:formula="of:=[.M55]+[.G59]*[.M56]/SQRT(10)" office:value-type="float" office:value="0.0968700055467923" calcext:value-type="float">
            <text:p>0,096870005546792</text:p>
          </table:table-cell>
          <table:table-cell table:formula="of:=[.N55]+[.G59]*[.N56]/SQRT(10)" office:value-type="float" office:value="0.446714582000687" calcext:value-type="float">
            <text:p>0,446714582000687</text:p>
          </table:table-cell>
          <table:table-cell table:formula="of:=[.O55]+[.G59]*[.O56]/SQRT(10)" office:value-type="float" office:value="2.06505105451488" calcext:value-type="float">
            <text:p>2,06505105451488</text:p>
          </table:table-cell>
          <table:table-cell table:formula="of:=[.P55]+[.G59]*[.P56]/SQRT(10)" office:value-type="float" office:value="8.82876483879354" calcext:value-type="float">
            <text:p>8,8287648387935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5397" calcext:value-type="float">
            <text:p>0,005397</text:p>
          </table:table-cell>
          <table:table-cell office:value-type="float" office:value="0.013579" calcext:value-type="float">
            <text:p>0,013579</text:p>
          </table:table-cell>
          <table:table-cell office:value-type="float" office:value="0.049701" calcext:value-type="float">
            <text:p>0,049701</text:p>
          </table:table-cell>
          <table:table-cell office:value-type="float" office:value="0.249668" calcext:value-type="float">
            <text:p>0,249668</text:p>
          </table:table-cell>
          <table:table-cell office:value-type="float" office:value="0.865544" calcext:value-type="float">
            <text:p>0,865544</text:p>
          </table:table-cell>
          <table:table-cell office:value-type="float" office:value="3.808152" calcext:value-type="float">
            <text:p>3,80815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2842" calcext:value-type="float">
            <text:p>0,002842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0.013031" calcext:value-type="float">
            <text:p>0,013031</text:p>
          </table:table-cell>
          <table:table-cell office:value-type="float" office:value="0.044652" calcext:value-type="float">
            <text:p>0,044652</text:p>
          </table:table-cell>
          <table:table-cell office:value-type="float" office:value="0.240382" calcext:value-type="float">
            <text:p>0,240382</text:p>
          </table:table-cell>
          <table:table-cell office:value-type="float" office:value="0.906041" calcext:value-type="float">
            <text:p>0,906041</text:p>
          </table:table-cell>
          <table:table-cell office:value-type="float" office:value="3.765488" calcext:value-type="float">
            <text:p>3,765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2521" calcext:value-type="float">
            <text:p>0,002521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13543" calcext:value-type="float">
            <text:p>0,013543</text:p>
          </table:table-cell>
          <table:table-cell office:value-type="float" office:value="0.045142" calcext:value-type="float">
            <text:p>0,045142</text:p>
          </table:table-cell>
          <table:table-cell office:value-type="float" office:value="0.238604" calcext:value-type="float">
            <text:p>0,238604</text:p>
          </table:table-cell>
          <table:table-cell office:value-type="float" office:value="0.9042" calcext:value-type="float">
            <text:p>0,9042</text:p>
          </table:table-cell>
          <table:table-cell office:value-type="float" office:value="3.724106" calcext:value-type="float">
            <text:p>3,72410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2462" calcext:value-type="float">
            <text:p>0,002462</text:p>
          </table:table-cell>
          <table:table-cell office:value-type="float" office:value="0.005811" calcext:value-type="float">
            <text:p>0,005811</text:p>
          </table:table-cell>
          <table:table-cell office:value-type="float" office:value="0.013659" calcext:value-type="float">
            <text:p>0,013659</text:p>
          </table:table-cell>
          <table:table-cell office:value-type="float" office:value="0.046211" calcext:value-type="float">
            <text:p>0,046211</text:p>
          </table:table-cell>
          <table:table-cell office:value-type="float" office:value="0.240315" calcext:value-type="float">
            <text:p>0,240315</text:p>
          </table:table-cell>
          <table:table-cell office:value-type="float" office:value="0.9182" calcext:value-type="float">
            <text:p>0,9182</text:p>
          </table:table-cell>
          <table:table-cell office:value-type="float" office:value="3.848364" calcext:value-type="float">
            <text:p>3,8483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.005368" calcext:value-type="float">
            <text:p>0,005368</text:p>
          </table:table-cell>
          <table:table-cell office:value-type="float" office:value="0.013833" calcext:value-type="float">
            <text:p>0,013833</text:p>
          </table:table-cell>
          <table:table-cell office:value-type="float" office:value="0.046007" calcext:value-type="float">
            <text:p>0,046007</text:p>
          </table:table-cell>
          <table:table-cell office:value-type="float" office:value="0.244092" calcext:value-type="float">
            <text:p>0,244092</text:p>
          </table:table-cell>
          <table:table-cell office:value-type="float" office:value="0.920889" calcext:value-type="float">
            <text:p>0,920889</text:p>
          </table:table-cell>
          <table:table-cell office:value-type="float" office:value="4.113111" calcext:value-type="float">
            <text:p>4,11311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5462" calcext:value-type="float">
            <text:p>0,005462</text:p>
          </table:table-cell>
          <table:table-cell office:value-type="float" office:value="0.014006" calcext:value-type="float">
            <text:p>0,014006</text:p>
          </table:table-cell>
          <table:table-cell office:value-type="float" office:value="0.046116" calcext:value-type="float">
            <text:p>0,046116</text:p>
          </table:table-cell>
          <table:table-cell office:value-type="float" office:value="0.238099" calcext:value-type="float">
            <text:p>0,238099</text:p>
          </table:table-cell>
          <table:table-cell office:value-type="float" office:value="0.925231" calcext:value-type="float">
            <text:p>0,925231</text:p>
          </table:table-cell>
          <table:table-cell office:value-type="float" office:value="3.96109" calcext:value-type="float">
            <text:p>3,96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2629" calcext:value-type="float">
            <text:p>0,002629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14377" calcext:value-type="float">
            <text:p>0,014377</text:p>
          </table:table-cell>
          <table:table-cell office:value-type="float" office:value="0.045163" calcext:value-type="float">
            <text:p>0,045163</text:p>
          </table:table-cell>
          <table:table-cell office:value-type="float" office:value="0.240719" calcext:value-type="float">
            <text:p>0,240719</text:p>
          </table:table-cell>
          <table:table-cell office:value-type="float" office:value="0.911954" calcext:value-type="float">
            <text:p>0,911954</text:p>
          </table:table-cell>
          <table:table-cell office:value-type="float" office:value="4.014962" calcext:value-type="float">
            <text:p>4,0149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2646" calcext:value-type="float">
            <text:p>0,002646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013733" calcext:value-type="float">
            <text:p>0,013733</text:p>
          </table:table-cell>
          <table:table-cell office:value-type="float" office:value="0.046461" calcext:value-type="float">
            <text:p>0,046461</text:p>
          </table:table-cell>
          <table:table-cell office:value-type="float" office:value="0.242786" calcext:value-type="float">
            <text:p>0,242786</text:p>
          </table:table-cell>
          <table:table-cell office:value-type="float" office:value="0.932706" calcext:value-type="float">
            <text:p>0,932706</text:p>
          </table:table-cell>
          <table:table-cell office:value-type="float" office:value="4.248253" calcext:value-type="float">
            <text:p>4,2482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2581" calcext:value-type="float">
            <text:p>0,002581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13935" calcext:value-type="float">
            <text:p>0,013935</text:p>
          </table:table-cell>
          <table:table-cell office:value-type="float" office:value="0.047554" calcext:value-type="float">
            <text:p>0,047554</text:p>
          </table:table-cell>
          <table:table-cell office:value-type="float" office:value="0.23869" calcext:value-type="float">
            <text:p>0,23869</text:p>
          </table:table-cell>
          <table:table-cell office:value-type="float" office:value="0.942911" calcext:value-type="float">
            <text:p>0,942911</text:p>
          </table:table-cell>
          <table:table-cell office:value-type="float" office:value="4.18813" calcext:value-type="float">
            <text:p>4,188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5523" calcext:value-type="float">
            <text:p>0,005523</text:p>
          </table:table-cell>
          <table:table-cell office:value-type="float" office:value="0.014055" calcext:value-type="float">
            <text:p>0,014055</text:p>
          </table:table-cell>
          <table:table-cell office:value-type="float" office:value="0.047003" calcext:value-type="float">
            <text:p>0,047003</text:p>
          </table:table-cell>
          <table:table-cell office:value-type="float" office:value="0.23192" calcext:value-type="float">
            <text:p>0,23192</text:p>
          </table:table-cell>
          <table:table-cell office:value-type="float" office:value="0.984541" calcext:value-type="float">
            <text:p>0,984541</text:p>
          </table:table-cell>
          <table:table-cell office:value-type="float" office:value="4.150124" calcext:value-type="float">
            <text:p>4,1501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63:.I72])/10" office:value-type="float" office:value="0.0009643" calcext:value-type="float">
            <text:p>0,0009643</text:p>
          </table:table-cell>
          <table:table-cell table:formula="of:=SUM([.J63:.J72])/10" office:value-type="float" office:value="0.0026766" calcext:value-type="float">
            <text:p>0,0026766</text:p>
          </table:table-cell>
          <table:table-cell table:formula="of:=SUM([.K63:.K72])/10" office:value-type="float" office:value="0.0054066" calcext:value-type="float">
            <text:p>0,0054066</text:p>
          </table:table-cell>
          <table:table-cell table:formula="of:=SUM([.L63:.L72])/10" office:value-type="float" office:value="0.0137751" calcext:value-type="float">
            <text:p>0,0137751</text:p>
          </table:table-cell>
          <table:table-cell table:formula="of:=SUM([.M63:.M72])/10" office:value-type="float" office:value="0.046401" calcext:value-type="float">
            <text:p>0,046401</text:p>
          </table:table-cell>
          <table:table-cell table:formula="of:=SUM([.N63:.N72])/10" office:value-type="float" office:value="0.2405275" calcext:value-type="float">
            <text:p>0,2405275</text:p>
          </table:table-cell>
          <table:table-cell table:formula="of:=SUM([.O63:.O72])/10" office:value-type="float" office:value="0.9212217" calcext:value-type="float">
            <text:p>0,9212217</text:p>
          </table:table-cell>
          <table:table-cell table:formula="of:=SUM([.P63:.P72])/10" office:value-type="float" office:value="3.982178" calcext:value-type="float">
            <text:p>3,9821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63:.I72])" office:value-type="float" office:value="0.000104465890233235" calcext:value-type="float">
            <text:p>0,000104465890233</text:p>
          </table:table-cell>
          <table:table-cell table:formula="of:=STDEV([.J63:.J72])" office:value-type="float" office:value="0.000154652441874604" calcext:value-type="float">
            <text:p>0,000154652441875</text:p>
          </table:table-cell>
          <table:table-cell table:formula="of:=STDEV([.K63:.K72])" office:value-type="float" office:value="0.000199535683247105" calcext:value-type="float">
            <text:p>0,000199535683247</text:p>
          </table:table-cell>
          <table:table-cell table:formula="of:=STDEV([.L63:.L72])" office:value-type="float" office:value="0.000362725010625589" calcext:value-type="float">
            <text:p>0,000362725010626</text:p>
          </table:table-cell>
          <table:table-cell table:formula="of:=STDEV([.M63:.M72])" office:value-type="float" office:value="0.00145429249694367" calcext:value-type="float">
            <text:p>0,001454292496944</text:p>
          </table:table-cell>
          <table:table-cell table:formula="of:=STDEV([.N63:.N72])" office:value-type="float" office:value="0.00457676679302952" calcext:value-type="float">
            <text:p>0,00457676679303</text:p>
          </table:table-cell>
          <table:table-cell table:formula="of:=STDEV([.O63:.O72])" office:value-type="float" office:value="0.0304467713013675" calcext:value-type="float">
            <text:p>0,030446771301368</text:p>
          </table:table-cell>
          <table:table-cell table:formula="of:=STDEV([.P63:.P72])" office:value-type="float" office:value="0.189099587017" calcext:value-type="float">
            <text:p>0,18909958701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74]-[.G78]*[.I75]/SQRT(10)" office:value-type="float" office:value="0.000899551370416905" calcext:value-type="float">
            <text:p>0,000899551370417</text:p>
          </table:table-cell>
          <table:table-cell table:formula="of:=[.J74]-[.G78]*[.J75]/SQRT(10)" office:value-type="float" office:value="0.00258074542344201" calcext:value-type="float">
            <text:p>0,002580745423442</text:p>
          </table:table-cell>
          <table:table-cell table:formula="of:=[.K74]-[.G78]*[.K75]/SQRT(10)" office:value-type="float" office:value="0.0052829265022264" calcext:value-type="float">
            <text:p>0,005282926502226</text:p>
          </table:table-cell>
          <table:table-cell table:formula="of:=[.L74]-[.G78]*[.L75]/SQRT(10)" office:value-type="float" office:value="0.0135502807092144" calcext:value-type="float">
            <text:p>0,013550280709215</text:p>
          </table:table-cell>
          <table:table-cell table:formula="of:=[.M74]-[.G78]*[.M75]/SQRT(10)" office:value-type="float" office:value="0.0454996201718106" calcext:value-type="float">
            <text:p>0,045499620171811</text:p>
          </table:table-cell>
          <table:table-cell table:formula="of:=[.N74]-[.G78]*[.N75]/SQRT(10)" office:value-type="float" office:value="0.237690790552462" calcext:value-type="float">
            <text:p>0,237690790552462</text:p>
          </table:table-cell>
          <table:table-cell table:formula="of:=[.O74]-[.G78]*[.O75]/SQRT(10)" office:value-type="float" office:value="0.902350595636728" calcext:value-type="float">
            <text:p>0,902350595636728</text:p>
          </table:table-cell>
          <table:table-cell table:formula="of:=[.P74]-[.G78]*[.P75]/SQRT(10)" office:value-type="float" office:value="3.8649728616841" calcext:value-type="float">
            <text:p>3,864972861684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74]+[.G78]*[.I75]/SQRT(10)" office:value-type="float" office:value="0.0010290486295831" calcext:value-type="float">
            <text:p>0,001029048629583</text:p>
          </table:table-cell>
          <table:table-cell table:formula="of:=[.J74]+[.G78]*[.J75]/SQRT(10)" office:value-type="float" office:value="0.00277245457655799" calcext:value-type="float">
            <text:p>0,002772454576558</text:p>
          </table:table-cell>
          <table:table-cell table:formula="of:=[.K74]+[.G78]*[.K75]/SQRT(10)" office:value-type="float" office:value="0.00553027349777359" calcext:value-type="float">
            <text:p>0,005530273497774</text:p>
          </table:table-cell>
          <table:table-cell table:formula="of:=[.L74]+[.G78]*[.L75]/SQRT(10)" office:value-type="float" office:value="0.0139999192907856" calcext:value-type="float">
            <text:p>0,013999919290786</text:p>
          </table:table-cell>
          <table:table-cell table:formula="of:=[.M74]+[.G78]*[.M75]/SQRT(10)" office:value-type="float" office:value="0.0473023798281893" calcext:value-type="float">
            <text:p>0,047302379828189</text:p>
          </table:table-cell>
          <table:table-cell table:formula="of:=[.N74]+[.G78]*[.N75]/SQRT(10)" office:value-type="float" office:value="0.243364209447538" calcext:value-type="float">
            <text:p>0,243364209447538</text:p>
          </table:table-cell>
          <table:table-cell table:formula="of:=[.O74]+[.G78]*[.O75]/SQRT(10)" office:value-type="float" office:value="0.940092804363272" calcext:value-type="float">
            <text:p>0,940092804363272</text:p>
          </table:table-cell>
          <table:table-cell table:formula="of:=[.P74]+[.G78]*[.P75]/SQRT(10)" office:value-type="float" office:value="4.0993831383159" calcext:value-type="float">
            <text:p>4,099383138315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6573" calcext:value-type="float">
            <text:p>0,006573</text:p>
          </table:table-cell>
          <table:table-cell office:value-type="float" office:value="0.020239" calcext:value-type="float">
            <text:p>0,020239</text:p>
          </table:table-cell>
          <table:table-cell office:value-type="float" office:value="0.093957" calcext:value-type="float">
            <text:p>0,093957</text:p>
          </table:table-cell>
          <table:table-cell office:value-type="float" office:value="0.225646" calcext:value-type="float">
            <text:p>0,225646</text:p>
          </table:table-cell>
          <table:table-cell office:value-type="float" office:value="0.854357" calcext:value-type="float">
            <text:p>0,854357</text:p>
          </table:table-cell>
          <table:table-cell office:value-type="float" office:value="4.558314" calcext:value-type="float">
            <text:p>4,5583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6123" calcext:value-type="float">
            <text:p>0,006123</text:p>
          </table:table-cell>
          <table:table-cell office:value-type="float" office:value="0.020126" calcext:value-type="float">
            <text:p>0,020126</text:p>
          </table:table-cell>
          <table:table-cell office:value-type="float" office:value="0.091782" calcext:value-type="float">
            <text:p>0,091782</text:p>
          </table:table-cell>
          <table:table-cell office:value-type="float" office:value="0.245215" calcext:value-type="float">
            <text:p>0,245215</text:p>
          </table:table-cell>
          <table:table-cell office:value-type="float" office:value="0.883519" calcext:value-type="float">
            <text:p>0,883519</text:p>
          </table:table-cell>
          <table:table-cell office:value-type="float" office:value="4.358866" calcext:value-type="float">
            <text:p>4,35886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1061" calcext:value-type="float">
            <text:p>0,001061</text:p>
          </table:table-cell>
          <table:table-cell office:value-type="float" office:value="0.002537" calcext:value-type="float">
            <text:p>0,002537</text:p>
          </table:table-cell>
          <table:table-cell office:value-type="float" office:value="0.006171" calcext:value-type="float">
            <text:p>0,006171</text:p>
          </table:table-cell>
          <table:table-cell office:value-type="float" office:value="0.020196" calcext:value-type="float">
            <text:p>0,020196</text:p>
          </table:table-cell>
          <table:table-cell office:value-type="float" office:value="0.085782" calcext:value-type="float">
            <text:p>0,085782</text:p>
          </table:table-cell>
          <table:table-cell office:value-type="float" office:value="0.259217" calcext:value-type="float">
            <text:p>0,259217</text:p>
          </table:table-cell>
          <table:table-cell office:value-type="float" office:value="0.881304" calcext:value-type="float">
            <text:p>0,881304</text:p>
          </table:table-cell>
          <table:table-cell office:value-type="float" office:value="4.028382" calcext:value-type="float">
            <text:p>4,02838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6065" calcext:value-type="float">
            <text:p>0,006065</text:p>
          </table:table-cell>
          <table:table-cell office:value-type="float" office:value="0.021585" calcext:value-type="float">
            <text:p>0,021585</text:p>
          </table:table-cell>
          <table:table-cell office:value-type="float" office:value="0.088199" calcext:value-type="float">
            <text:p>0,088199</text:p>
          </table:table-cell>
          <table:table-cell office:value-type="float" office:value="0.26183" calcext:value-type="float">
            <text:p>0,26183</text:p>
          </table:table-cell>
          <table:table-cell office:value-type="float" office:value="0.886858" calcext:value-type="float">
            <text:p>0,886858</text:p>
          </table:table-cell>
          <table:table-cell office:value-type="float" office:value="4.445539" calcext:value-type="float">
            <text:p>4,44553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6035" calcext:value-type="float">
            <text:p>0,006035</text:p>
          </table:table-cell>
          <table:table-cell office:value-type="float" office:value="0.018189" calcext:value-type="float">
            <text:p>0,018189</text:p>
          </table:table-cell>
          <table:table-cell office:value-type="float" office:value="0.097973" calcext:value-type="float">
            <text:p>0,097973</text:p>
          </table:table-cell>
          <table:table-cell office:value-type="float" office:value="0.271843" calcext:value-type="float">
            <text:p>0,271843</text:p>
          </table:table-cell>
          <table:table-cell office:value-type="float" office:value="0.894018" calcext:value-type="float">
            <text:p>0,894018</text:p>
          </table:table-cell>
          <table:table-cell office:value-type="float" office:value="4.432887" calcext:value-type="float">
            <text:p>4,43288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2367" calcext:value-type="float">
            <text:p>0,002367</text:p>
          </table:table-cell>
          <table:table-cell office:value-type="float" office:value="0.006501" calcext:value-type="float">
            <text:p>0,006501</text:p>
          </table:table-cell>
          <table:table-cell office:value-type="float" office:value="0.019439" calcext:value-type="float">
            <text:p>0,019439</text:p>
          </table:table-cell>
          <table:table-cell office:value-type="float" office:value="0.093756" calcext:value-type="float">
            <text:p>0,093756</text:p>
          </table:table-cell>
          <table:table-cell office:value-type="float" office:value="0.258575" calcext:value-type="float">
            <text:p>0,258575</text:p>
          </table:table-cell>
          <table:table-cell office:value-type="float" office:value="0.894377" calcext:value-type="float">
            <text:p>0,894377</text:p>
          </table:table-cell>
          <table:table-cell office:value-type="float" office:value="4.422571" calcext:value-type="float">
            <text:p>4,4225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2246" calcext:value-type="float">
            <text:p>0,002246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020176" calcext:value-type="float">
            <text:p>0,020176</text:p>
          </table:table-cell>
          <table:table-cell office:value-type="float" office:value="0.095524" calcext:value-type="float">
            <text:p>0,095524</text:p>
          </table:table-cell>
          <table:table-cell office:value-type="float" office:value="0.258144" calcext:value-type="float">
            <text:p>0,258144</text:p>
          </table:table-cell>
          <table:table-cell office:value-type="float" office:value="0.897914" calcext:value-type="float">
            <text:p>0,897914</text:p>
          </table:table-cell>
          <table:table-cell office:value-type="float" office:value="4.398613" calcext:value-type="float">
            <text:p>4,39861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0.006084" calcext:value-type="float">
            <text:p>0,006084</text:p>
          </table:table-cell>
          <table:table-cell office:value-type="float" office:value="0.02019" calcext:value-type="float">
            <text:p>0,02019</text:p>
          </table:table-cell>
          <table:table-cell office:value-type="float" office:value="0.095172" calcext:value-type="float">
            <text:p>0,095172</text:p>
          </table:table-cell>
          <table:table-cell office:value-type="float" office:value="0.26008" calcext:value-type="float">
            <text:p>0,26008</text:p>
          </table:table-cell>
          <table:table-cell office:value-type="float" office:value="0.901963" calcext:value-type="float">
            <text:p>0,901963</text:p>
          </table:table-cell>
          <table:table-cell office:value-type="float" office:value="4.557801" calcext:value-type="float">
            <text:p>4,5578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2221" calcext:value-type="float">
            <text:p>0,002221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0.09565" calcext:value-type="float">
            <text:p>0,09565</text:p>
          </table:table-cell>
          <table:table-cell office:value-type="float" office:value="0.252934" calcext:value-type="float">
            <text:p>0,252934</text:p>
          </table:table-cell>
          <table:table-cell office:value-type="float" office:value="0.908931" calcext:value-type="float">
            <text:p>0,908931</text:p>
          </table:table-cell>
          <table:table-cell office:value-type="float" office:value="4.402785" calcext:value-type="float">
            <text:p>4,4027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0.019498" calcext:value-type="float">
            <text:p>0,019498</text:p>
          </table:table-cell>
          <table:table-cell office:value-type="float" office:value="0.096158" calcext:value-type="float">
            <text:p>0,096158</text:p>
          </table:table-cell>
          <table:table-cell office:value-type="float" office:value="0.257408" calcext:value-type="float">
            <text:p>0,257408</text:p>
          </table:table-cell>
          <table:table-cell office:value-type="float" office:value="0.951796" calcext:value-type="float">
            <text:p>0,951796</text:p>
          </table:table-cell>
          <table:table-cell office:value-type="float" office:value="4.448757" calcext:value-type="float">
            <text:p>4,44875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82:.I91])/10" office:value-type="float" office:value="0.0009537" calcext:value-type="float">
            <text:p>0,0009537</text:p>
          </table:table-cell>
          <table:table-cell table:formula="of:=SUM([.J82:.J91])/10" office:value-type="float" office:value="0.002429" calcext:value-type="float">
            <text:p>0,002429</text:p>
          </table:table-cell>
          <table:table-cell table:formula="of:=SUM([.K82:.K91])/10" office:value-type="float" office:value="0.0062207" calcext:value-type="float">
            <text:p>0,0062207</text:p>
          </table:table-cell>
          <table:table-cell table:formula="of:=SUM([.L82:.L91])/10" office:value-type="float" office:value="0.0199368" calcext:value-type="float">
            <text:p>0,0199368</text:p>
          </table:table-cell>
          <table:table-cell table:formula="of:=SUM([.M82:.M91])/10" office:value-type="float" office:value="0.0933953" calcext:value-type="float">
            <text:p>0,0933953</text:p>
          </table:table-cell>
          <table:table-cell table:formula="of:=SUM([.N82:.N91])/10" office:value-type="float" office:value="0.2550892" calcext:value-type="float">
            <text:p>0,2550892</text:p>
          </table:table-cell>
          <table:table-cell table:formula="of:=SUM([.O82:.O91])/10" office:value-type="float" office:value="0.8955037" calcext:value-type="float">
            <text:p>0,8955037</text:p>
          </table:table-cell>
          <table:table-cell table:formula="of:=SUM([.P82:.P91])/10" office:value-type="float" office:value="4.4054515" calcext:value-type="float">
            <text:p>4,40545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82:.I91])" office:value-type="float" office:value="0.0000551342805239072" calcext:value-type="float">
            <text:p>5,51342805239072E-05</text:p>
          </table:table-cell>
          <table:table-cell table:formula="of:=STDEV([.J82:.J91])" office:value-type="float" office:value="0.000174153827277943" calcext:value-type="float">
            <text:p>0,000174153827278</text:p>
          </table:table-cell>
          <table:table-cell table:formula="of:=STDEV([.K82:.K91])" office:value-type="float" office:value="0.000197440877226576" calcext:value-type="float">
            <text:p>0,000197440877227</text:p>
          </table:table-cell>
          <table:table-cell table:formula="of:=STDEV([.L82:.L91])" office:value-type="float" office:value="0.000854408021185819" calcext:value-type="float">
            <text:p>0,000854408021186</text:p>
          </table:table-cell>
          <table:table-cell table:formula="of:=STDEV([.M82:.M91])" office:value-type="float" office:value="0.00379139033571825" calcext:value-type="float">
            <text:p>0,003791390335718</text:p>
          </table:table-cell>
          <table:table-cell table:formula="of:=STDEV([.N82:.N91])" office:value-type="float" office:value="0.0123107053394822" calcext:value-type="float">
            <text:p>0,012310705339482</text:p>
          </table:table-cell>
          <table:table-cell table:formula="of:=STDEV([.O82:.O91])" office:value-type="float" office:value="0.0247502813633839" calcext:value-type="float">
            <text:p>0,024750281363384</text:p>
          </table:table-cell>
          <table:table-cell table:formula="of:=STDEV([.P82:.P91])" office:value-type="float" office:value="0.147388739178066" calcext:value-type="float">
            <text:p>0,14738873917806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93]-[.G97]*[.I94]/SQRT(10)" office:value-type="float" office:value="0.000919527418892399" calcext:value-type="float">
            <text:p>0,000919527418892</text:p>
          </table:table-cell>
          <table:table-cell table:formula="of:=[.J93]-[.G97]*[.J94]/SQRT(10)" office:value-type="float" office:value="0.00232105833954296" calcext:value-type="float">
            <text:p>0,002321058339543</text:p>
          </table:table-cell>
          <table:table-cell table:formula="of:=[.K93]-[.G97]*[.K94]/SQRT(10)" office:value-type="float" office:value="0.0060983248764495" calcext:value-type="float">
            <text:p>0,00609832487645</text:p>
          </table:table-cell>
          <table:table-cell table:formula="of:=[.L93]-[.G97]*[.L94]/SQRT(10)" office:value-type="float" office:value="0.0194072324219793" calcext:value-type="float">
            <text:p>0,019407232421979</text:p>
          </table:table-cell>
          <table:table-cell table:formula="of:=[.M93]-[.G97]*[.M94]/SQRT(10)" office:value-type="float" office:value="0.0910453719239144" calcext:value-type="float">
            <text:p>0,091045371923915</text:p>
          </table:table-cell>
          <table:table-cell table:formula="of:=[.N93]-[.G97]*[.N94]/SQRT(10)" office:value-type="float" office:value="0.247458945778712" calcext:value-type="float">
            <text:p>0,247458945778712</text:p>
          </table:table-cell>
          <table:table-cell table:formula="of:=[.O93]-[.G97]*[.O94]/SQRT(10)" office:value-type="float" office:value="0.880163316679691" calcext:value-type="float">
            <text:p>0,880163316679691</text:p>
          </table:table-cell>
          <table:table-cell table:formula="of:=[.P93]-[.G97]*[.P94]/SQRT(10)" office:value-type="float" office:value="4.31409901301642" calcext:value-type="float">
            <text:p>4,314099013016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93]+[.G97]*[.I94]/SQRT(10)" office:value-type="float" office:value="0.000987872581107601" calcext:value-type="float">
            <text:p>0,000987872581108</text:p>
          </table:table-cell>
          <table:table-cell table:formula="of:=[.J93]+[.G97]*[.J94]/SQRT(10)" office:value-type="float" office:value="0.00253694166045704" calcext:value-type="float">
            <text:p>0,002536941660457</text:p>
          </table:table-cell>
          <table:table-cell table:formula="of:=[.K93]+[.G97]*[.K94]/SQRT(10)" office:value-type="float" office:value="0.0063430751235505" calcext:value-type="float">
            <text:p>0,006343075123551</text:p>
          </table:table-cell>
          <table:table-cell table:formula="of:=[.L93]+[.G97]*[.L94]/SQRT(10)" office:value-type="float" office:value="0.0204663675780207" calcext:value-type="float">
            <text:p>0,020466367578021</text:p>
          </table:table-cell>
          <table:table-cell table:formula="of:=[.M93]+[.G97]*[.M94]/SQRT(10)" office:value-type="float" office:value="0.0957452280760855" calcext:value-type="float">
            <text:p>0,095745228076086</text:p>
          </table:table-cell>
          <table:table-cell table:formula="of:=[.N93]+[.G97]*[.N94]/SQRT(10)" office:value-type="float" office:value="0.262719454221288" calcext:value-type="float">
            <text:p>0,262719454221288</text:p>
          </table:table-cell>
          <table:table-cell table:formula="of:=[.O93]+[.G97]*[.O94]/SQRT(10)" office:value-type="float" office:value="0.910844083320309" calcext:value-type="float">
            <text:p>0,910844083320309</text:p>
          </table:table-cell>
          <table:table-cell table:formula="of:=[.P93]+[.G97]*[.P94]/SQRT(10)" office:value-type="float" office:value="4.49680398698358" calcext:value-type="float">
            <text:p>4,496803986983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07233" calcext:value-type="float">
            <text:p>0,007233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0.015258" calcext:value-type="float">
            <text:p>0,015258</text:p>
          </table:table-cell>
          <table:table-cell office:value-type="float" office:value="0.03227" calcext:value-type="float">
            <text:p>0,03227</text:p>
          </table:table-cell>
          <table:table-cell office:value-type="float" office:value="0.081582" calcext:value-type="float">
            <text:p>0,081582</text:p>
          </table:table-cell>
          <table:table-cell office:value-type="float" office:value="0.264864" calcext:value-type="float">
            <text:p>0,264864</text:p>
          </table:table-cell>
          <table:table-cell office:value-type="float" office:value="0.882737" calcext:value-type="float">
            <text:p>0,882737</text:p>
          </table:table-cell>
          <table:table-cell office:value-type="float" office:value="4.23488" calcext:value-type="float">
            <text:p>4,2348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6741" calcext:value-type="float">
            <text:p>0,006741</text:p>
          </table:table-cell>
          <table:table-cell office:value-type="float" office:value="0.009683" calcext:value-type="float">
            <text:p>0,009683</text:p>
          </table:table-cell>
          <table:table-cell office:value-type="float" office:value="0.01448" calcext:value-type="float">
            <text:p>0,01448</text:p>
          </table:table-cell>
          <table:table-cell office:value-type="float" office:value="0.032659" calcext:value-type="float">
            <text:p>0,032659</text:p>
          </table:table-cell>
          <table:table-cell office:value-type="float" office:value="0.091664" calcext:value-type="float">
            <text:p>0,091664</text:p>
          </table:table-cell>
          <table:table-cell office:value-type="float" office:value="0.259503" calcext:value-type="float">
            <text:p>0,259503</text:p>
          </table:table-cell>
          <table:table-cell office:value-type="float" office:value="0.906237" calcext:value-type="float">
            <text:p>0,906237</text:p>
          </table:table-cell>
          <table:table-cell office:value-type="float" office:value="4.376843" calcext:value-type="float">
            <text:p>4,3768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5352" calcext:value-type="float">
            <text:p>0,005352</text:p>
          </table:table-cell>
          <table:table-cell office:value-type="float" office:value="0.008992" calcext:value-type="float">
            <text:p>0,008992</text:p>
          </table:table-cell>
          <table:table-cell office:value-type="float" office:value="0.012232" calcext:value-type="float">
            <text:p>0,012232</text:p>
          </table:table-cell>
          <table:table-cell office:value-type="float" office:value="0.028433" calcext:value-type="float">
            <text:p>0,028433</text:p>
          </table:table-cell>
          <table:table-cell office:value-type="float" office:value="0.091579" calcext:value-type="float">
            <text:p>0,091579</text:p>
          </table:table-cell>
          <table:table-cell office:value-type="float" office:value="0.26496" calcext:value-type="float">
            <text:p>0,26496</text:p>
          </table:table-cell>
          <table:table-cell office:value-type="float" office:value="0.911241" calcext:value-type="float">
            <text:p>0,911241</text:p>
          </table:table-cell>
          <table:table-cell office:value-type="float" office:value="4.254664" calcext:value-type="float">
            <text:p>4,25466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6754" calcext:value-type="float">
            <text:p>0,006754</text:p>
          </table:table-cell>
          <table:table-cell office:value-type="float" office:value="0.011658" calcext:value-type="float">
            <text:p>0,011658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0.03284" calcext:value-type="float">
            <text:p>0,03284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264524" calcext:value-type="float">
            <text:p>0,264524</text:p>
          </table:table-cell>
          <table:table-cell office:value-type="float" office:value="0.880133" calcext:value-type="float">
            <text:p>0,880133</text:p>
          </table:table-cell>
          <table:table-cell office:value-type="float" office:value="4.366517" calcext:value-type="float">
            <text:p>4,3665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11167" calcext:value-type="float">
            <text:p>0,011167</text:p>
          </table:table-cell>
          <table:table-cell office:value-type="float" office:value="0.012668" calcext:value-type="float">
            <text:p>0,012668</text:p>
          </table:table-cell>
          <table:table-cell office:value-type="float" office:value="0.029472" calcext:value-type="float">
            <text:p>0,029472</text:p>
          </table:table-cell>
          <table:table-cell office:value-type="float" office:value="0.106029" calcext:value-type="float">
            <text:p>0,106029</text:p>
          </table:table-cell>
          <table:table-cell office:value-type="float" office:value="0.291235" calcext:value-type="float">
            <text:p>0,291235</text:p>
          </table:table-cell>
          <table:table-cell office:value-type="float" office:value="0.913405" calcext:value-type="float">
            <text:p>0,913405</text:p>
          </table:table-cell>
          <table:table-cell office:value-type="float" office:value="4.480131" calcext:value-type="float">
            <text:p>4,48013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11296" calcext:value-type="float">
            <text:p>0,011296</text:p>
          </table:table-cell>
          <table:table-cell office:value-type="float" office:value="0.013261" calcext:value-type="float">
            <text:p>0,013261</text:p>
          </table:table-cell>
          <table:table-cell office:value-type="float" office:value="0.030057" calcext:value-type="float">
            <text:p>0,030057</text:p>
          </table:table-cell>
          <table:table-cell office:value-type="float" office:value="0.089827" calcext:value-type="float">
            <text:p>0,089827</text:p>
          </table:table-cell>
          <table:table-cell office:value-type="float" office:value="0.265139" calcext:value-type="float">
            <text:p>0,265139</text:p>
          </table:table-cell>
          <table:table-cell office:value-type="float" office:value="0.884997" calcext:value-type="float">
            <text:p>0,884997</text:p>
          </table:table-cell>
          <table:table-cell office:value-type="float" office:value="4.600493" calcext:value-type="float">
            <text:p>4,6004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06445" calcext:value-type="float">
            <text:p>0,006445</text:p>
          </table:table-cell>
          <table:table-cell office:value-type="float" office:value="0.009647" calcext:value-type="float">
            <text:p>0,009647</text:p>
          </table:table-cell>
          <table:table-cell office:value-type="float" office:value="0.012537" calcext:value-type="float">
            <text:p>0,012537</text:p>
          </table:table-cell>
          <table:table-cell office:value-type="float" office:value="0.03168" calcext:value-type="float">
            <text:p>0,03168</text:p>
          </table:table-cell>
          <table:table-cell office:value-type="float" office:value="0.086569" calcext:value-type="float">
            <text:p>0,086569</text:p>
          </table:table-cell>
          <table:table-cell office:value-type="float" office:value="0.275686" calcext:value-type="float">
            <text:p>0,275686</text:p>
          </table:table-cell>
          <table:table-cell office:value-type="float" office:value="0.888163" calcext:value-type="float">
            <text:p>0,888163</text:p>
          </table:table-cell>
          <table:table-cell office:value-type="float" office:value="4.536828" calcext:value-type="float">
            <text:p>4,5368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06449" calcext:value-type="float">
            <text:p>0,006449</text:p>
          </table:table-cell>
          <table:table-cell office:value-type="float" office:value="0.008138" calcext:value-type="float">
            <text:p>0,008138</text:p>
          </table:table-cell>
          <table:table-cell office:value-type="float" office:value="0.01411" calcext:value-type="float">
            <text:p>0,01411</text:p>
          </table:table-cell>
          <table:table-cell office:value-type="float" office:value="0.031232" calcext:value-type="float">
            <text:p>0,031232</text:p>
          </table:table-cell>
          <table:table-cell office:value-type="float" office:value="0.085537" calcext:value-type="float">
            <text:p>0,085537</text:p>
          </table:table-cell>
          <table:table-cell office:value-type="float" office:value="0.287125" calcext:value-type="float">
            <text:p>0,287125</text:p>
          </table:table-cell>
          <table:table-cell office:value-type="float" office:value="0.889957" calcext:value-type="float">
            <text:p>0,889957</text:p>
          </table:table-cell>
          <table:table-cell office:value-type="float" office:value="4.580294" calcext:value-type="float">
            <text:p>4,58029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1132" calcext:value-type="float">
            <text:p>0,01132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032853" calcext:value-type="float">
            <text:p>0,032853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0.290056" calcext:value-type="float">
            <text:p>0,290056</text:p>
          </table:table-cell>
          <table:table-cell office:value-type="float" office:value="0.929517" calcext:value-type="float">
            <text:p>0,929517</text:p>
          </table:table-cell>
          <table:table-cell office:value-type="float" office:value="4.622795" calcext:value-type="float">
            <text:p>4,62279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6772" calcext:value-type="float">
            <text:p>0,006772</text:p>
          </table:table-cell>
          <table:table-cell office:value-type="float" office:value="0.009452" calcext:value-type="float">
            <text:p>0,009452</text:p>
          </table:table-cell>
          <table:table-cell office:value-type="float" office:value="0.01464" calcext:value-type="float">
            <text:p>0,01464</text:p>
          </table:table-cell>
          <table:table-cell office:value-type="float" office:value="0.032539" calcext:value-type="float">
            <text:p>0,032539</text:p>
          </table:table-cell>
          <table:table-cell office:value-type="float" office:value="0.083882" calcext:value-type="float">
            <text:p>0,083882</text:p>
          </table:table-cell>
          <table:table-cell office:value-type="float" office:value="0.291737" calcext:value-type="float">
            <text:p>0,291737</text:p>
          </table:table-cell>
          <table:table-cell office:value-type="float" office:value="0.926129" calcext:value-type="float">
            <text:p>0,926129</text:p>
          </table:table-cell>
          <table:table-cell office:value-type="float" office:value="4.752183" calcext:value-type="float">
            <text:p>4,75218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01:.I110])/10" office:value-type="float" office:value="0.0064753" calcext:value-type="float">
            <text:p>0,0064753</text:p>
          </table:table-cell>
          <table:table-cell table:formula="of:=SUM([.J101:.J110])/10" office:value-type="float" office:value="0.0100946" calcext:value-type="float">
            <text:p>0,0100946</text:p>
          </table:table-cell>
          <table:table-cell table:formula="of:=SUM([.K101:.K110])/10" office:value-type="float" office:value="0.0135768" calcext:value-type="float">
            <text:p>0,0135768</text:p>
          </table:table-cell>
          <table:table-cell table:formula="of:=SUM([.L101:.L110])/10" office:value-type="float" office:value="0.0314035" calcext:value-type="float">
            <text:p>0,0314035</text:p>
          </table:table-cell>
          <table:table-cell table:formula="of:=SUM([.M101:.M110])/10" office:value-type="float" office:value="0.0905019" calcext:value-type="float">
            <text:p>0,0905019</text:p>
          </table:table-cell>
          <table:table-cell table:formula="of:=SUM([.N101:.N110])/10" office:value-type="float" office:value="0.2754829" calcext:value-type="float">
            <text:p>0,2754829</text:p>
          </table:table-cell>
          <table:table-cell table:formula="of:=SUM([.O101:.O110])/10" office:value-type="float" office:value="0.9012516" calcext:value-type="float">
            <text:p>0,9012516</text:p>
          </table:table-cell>
          <table:table-cell table:formula="of:=SUM([.P101:.P110])/10" office:value-type="float" office:value="4.4805628" calcext:value-type="float">
            <text:p>4,48056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01:.I110])" office:value-type="float" office:value="0.000620434265476833" calcext:value-type="float">
            <text:p>0,000620434265477</text:p>
          </table:table-cell>
          <table:table-cell table:formula="of:=STDEV([.J101:.J110])" office:value-type="float" office:value="0.00118403905716361" calcext:value-type="float">
            <text:p>0,001184039057164</text:p>
          </table:table-cell>
          <table:table-cell table:formula="of:=STDEV([.K101:.K110])" office:value-type="float" office:value="0.00104532980441581" calcext:value-type="float">
            <text:p>0,001045329804416</text:p>
          </table:table-cell>
          <table:table-cell table:formula="of:=STDEV([.L101:.L110])" office:value-type="float" office:value="0.00157249039919344" calcext:value-type="float">
            <text:p>0,001572490399193</text:p>
          </table:table-cell>
          <table:table-cell table:formula="of:=STDEV([.M101:.M110])" office:value-type="float" office:value="0.00747755975420978" calcext:value-type="float">
            <text:p>0,00747755975421</text:p>
          </table:table-cell>
          <table:table-cell table:formula="of:=STDEV([.N101:.N110])" office:value-type="float" office:value="0.0131918444035194" calcext:value-type="float">
            <text:p>0,013191844403519</text:p>
          </table:table-cell>
          <table:table-cell table:formula="of:=STDEV([.O101:.O110])" office:value-type="float" office:value="0.0183849046303392" calcext:value-type="float">
            <text:p>0,018384904630339</text:p>
          </table:table-cell>
          <table:table-cell table:formula="of:=STDEV([.P101:.P110])" office:value-type="float" office:value="0.168871286796779" calcext:value-type="float">
            <text:p>0,16887128679677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12]-[.G116]*[.I113]/SQRT(10)" office:value-type="float" office:value="0.00609075085820521" calcext:value-type="float">
            <text:p>0,006090750858205</text:p>
          </table:table-cell>
          <table:table-cell table:formula="of:=[.J112]-[.G116]*[.J113]/SQRT(10)" office:value-type="float" office:value="0.00936072498918988" calcext:value-type="float">
            <text:p>0,00936072498919</text:p>
          </table:table-cell>
          <table:table-cell table:formula="of:=[.K112]-[.G116]*[.K113]/SQRT(10)" office:value-type="float" office:value="0.0129288978747496" calcext:value-type="float">
            <text:p>0,01292889787475</text:p>
          </table:table-cell>
          <table:table-cell table:formula="of:=[.L112]-[.G116]*[.L113]/SQRT(10)" office:value-type="float" office:value="0.0304288603530011" calcext:value-type="float">
            <text:p>0,030428860353001</text:p>
          </table:table-cell>
          <table:table-cell table:formula="of:=[.M112]-[.G116]*[.M113]/SQRT(10)" office:value-type="float" office:value="0.0858672604479909" calcext:value-type="float">
            <text:p>0,085867260447991</text:p>
          </table:table-cell>
          <table:table-cell table:formula="of:=[.N112]-[.G116]*[.N113]/SQRT(10)" office:value-type="float" office:value="0.267306510128681" calcext:value-type="float">
            <text:p>0,267306510128681</text:p>
          </table:table-cell>
          <table:table-cell table:formula="of:=[.O112]-[.G116]*[.O113]/SQRT(10)" office:value-type="float" office:value="0.889856518053418" calcext:value-type="float">
            <text:p>0,889856518053418</text:p>
          </table:table-cell>
          <table:table-cell table:formula="of:=[.P112]-[.G116]*[.P113]/SQRT(10)" office:value-type="float" office:value="4.37589529205446" calcext:value-type="float">
            <text:p>4,375895292054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12]+[.G116]*[.I113]/SQRT(10)" office:value-type="float" office:value="0.00685984914179479" calcext:value-type="float">
            <text:p>0,006859849141795</text:p>
          </table:table-cell>
          <table:table-cell table:formula="of:=[.J112]+[.G116]*[.J113]/SQRT(10)" office:value-type="float" office:value="0.0108284750108101" calcext:value-type="float">
            <text:p>0,01082847501081</text:p>
          </table:table-cell>
          <table:table-cell table:formula="of:=[.K112]+[.G116]*[.K113]/SQRT(10)" office:value-type="float" office:value="0.0142247021252504" calcext:value-type="float">
            <text:p>0,01422470212525</text:p>
          </table:table-cell>
          <table:table-cell table:formula="of:=[.L112]+[.G116]*[.L113]/SQRT(10)" office:value-type="float" office:value="0.0323781396469989" calcext:value-type="float">
            <text:p>0,032378139646999</text:p>
          </table:table-cell>
          <table:table-cell table:formula="of:=[.M112]+[.G116]*[.M113]/SQRT(10)" office:value-type="float" office:value="0.0951365395520091" calcext:value-type="float">
            <text:p>0,095136539552009</text:p>
          </table:table-cell>
          <table:table-cell table:formula="of:=[.N112]+[.G116]*[.N113]/SQRT(10)" office:value-type="float" office:value="0.283659289871319" calcext:value-type="float">
            <text:p>0,283659289871319</text:p>
          </table:table-cell>
          <table:table-cell table:formula="of:=[.O112]+[.G116]*[.O113]/SQRT(10)" office:value-type="float" office:value="0.912646681946582" calcext:value-type="float">
            <text:p>0,912646681946582</text:p>
          </table:table-cell>
          <table:table-cell table:formula="of:=[.P112]+[.G116]*[.P113]/SQRT(10)" office:value-type="float" office:value="4.58523030794554" calcext:value-type="float">
            <text:p>4,5852303079455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omp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float" office:value="0.013419" calcext:value-type="float">
            <text:p>0,013419</text:p>
          </table:table-cell>
          <table:table-cell office:value-type="float" office:value="0.014373" calcext:value-type="float">
            <text:p>0,014373</text:p>
          </table:table-cell>
          <table:table-cell office:value-type="float" office:value="0.016564" calcext:value-type="float">
            <text:p>0,016564</text:p>
          </table:table-cell>
          <table:table-cell table:style-name="ce2" office:value-type="float" office:value="0.030176" calcext:value-type="float">
            <text:p>0,030176</text:p>
          </table:table-cell>
          <table:table-cell office:value-type="float" office:value="0.109466" calcext:value-type="float">
            <text:p>0,109466</text:p>
          </table:table-cell>
          <table:table-cell office:value-type="float" office:value="0.263741" calcext:value-type="float">
            <text:p>0,263741</text:p>
          </table:table-cell>
          <table:table-cell office:value-type="float" office:value="0.903405" calcext:value-type="float">
            <text:p>0,903405</text:p>
          </table:table-cell>
          <table:table-cell office:value-type="float" office:value="3.618585" calcext:value-type="float">
            <text:p>3,61858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14424" calcext:value-type="float">
            <text:p>0,014424</text:p>
          </table:table-cell>
          <table:table-cell office:value-type="float" office:value="0.015227" calcext:value-type="float">
            <text:p>0,015227</text:p>
          </table:table-cell>
          <table:table-cell office:value-type="float" office:value="0.014465" calcext:value-type="float">
            <text:p>0,014465</text:p>
          </table:table-cell>
          <table:table-cell table:style-name="ce2" office:value-type="float" office:value="0.0298" calcext:value-type="float">
            <text:p>0,0298</text:p>
          </table:table-cell>
          <table:table-cell office:value-type="float" office:value="0.111704" calcext:value-type="float">
            <text:p>0,111704</text:p>
          </table:table-cell>
          <table:table-cell office:value-type="float" office:value="0.282705" calcext:value-type="float">
            <text:p>0,282705</text:p>
          </table:table-cell>
          <table:table-cell office:value-type="float" office:value="0.899534" calcext:value-type="float">
            <text:p>0,899534</text:p>
          </table:table-cell>
          <table:table-cell office:value-type="float" office:value="3.888893" calcext:value-type="float">
            <text:p>3,8888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12119" calcext:value-type="float">
            <text:p>0,012119</text:p>
          </table:table-cell>
          <table:table-cell office:value-type="float" office:value="0.016463" calcext:value-type="float">
            <text:p>0,016463</text:p>
          </table:table-cell>
          <table:table-cell office:value-type="float" office:value="0.014292" calcext:value-type="float">
            <text:p>0,014292</text:p>
          </table:table-cell>
          <table:table-cell table:style-name="ce2" office:value-type="float" office:value="0.029401" calcext:value-type="float">
            <text:p>0,029401</text:p>
          </table:table-cell>
          <table:table-cell office:value-type="float" office:value="0.101158" calcext:value-type="float">
            <text:p>0,101158</text:p>
          </table:table-cell>
          <table:table-cell office:value-type="float" office:value="0.288501" calcext:value-type="float">
            <text:p>0,288501</text:p>
          </table:table-cell>
          <table:table-cell office:value-type="float" office:value="0.905057" calcext:value-type="float">
            <text:p>0,905057</text:p>
          </table:table-cell>
          <table:table-cell office:value-type="float" office:value="3.791209" calcext:value-type="float">
            <text:p>3,7912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14269" calcext:value-type="float">
            <text:p>0,014269</text:p>
          </table:table-cell>
          <table:table-cell office:value-type="float" office:value="0.015455" calcext:value-type="float">
            <text:p>0,015455</text:p>
          </table:table-cell>
          <table:table-cell office:value-type="float" office:value="0.014222" calcext:value-type="float">
            <text:p>0,014222</text:p>
          </table:table-cell>
          <table:table-cell table:style-name="ce2" office:value-type="float" office:value="0.028775" calcext:value-type="float">
            <text:p>0,028775</text:p>
          </table:table-cell>
          <table:table-cell office:value-type="float" office:value="0.105007" calcext:value-type="float">
            <text:p>0,105007</text:p>
          </table:table-cell>
          <table:table-cell office:value-type="float" office:value="0.288272" calcext:value-type="float">
            <text:p>0,288272</text:p>
          </table:table-cell>
          <table:table-cell office:value-type="float" office:value="0.905472" calcext:value-type="float">
            <text:p>0,905472</text:p>
          </table:table-cell>
          <table:table-cell office:value-type="float" office:value="3.77255" calcext:value-type="float">
            <text:p>3,77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13839" calcext:value-type="float">
            <text:p>0,013839</text:p>
          </table:table-cell>
          <table:table-cell office:value-type="float" office:value="0.015231" calcext:value-type="float">
            <text:p>0,015231</text:p>
          </table:table-cell>
          <table:table-cell office:value-type="float" office:value="0.01797" calcext:value-type="float">
            <text:p>0,01797</text:p>
          </table:table-cell>
          <table:table-cell table:style-name="ce2" office:value-type="float" office:value="0.027003" calcext:value-type="float">
            <text:p>0,027003</text:p>
          </table:table-cell>
          <table:table-cell office:value-type="float" office:value="0.102053" calcext:value-type="float">
            <text:p>0,102053</text:p>
          </table:table-cell>
          <table:table-cell office:value-type="float" office:value="0.292163" calcext:value-type="float">
            <text:p>0,292163</text:p>
          </table:table-cell>
          <table:table-cell office:value-type="float" office:value="0.912326" calcext:value-type="float">
            <text:p>0,912326</text:p>
          </table:table-cell>
          <table:table-cell office:value-type="float" office:value="3.733297" calcext:value-type="float">
            <text:p>3,73329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13566" calcext:value-type="float">
            <text:p>0,013566</text:p>
          </table:table-cell>
          <table:table-cell office:value-type="float" office:value="0.013557" calcext:value-type="float">
            <text:p>0,013557</text:p>
          </table:table-cell>
          <table:table-cell office:value-type="float" office:value="0.016302" calcext:value-type="float">
            <text:p>0,016302</text:p>
          </table:table-cell>
          <table:table-cell table:style-name="ce2" office:value-type="float" office:value="0.027477" calcext:value-type="float">
            <text:p>0,027477</text:p>
          </table:table-cell>
          <table:table-cell office:value-type="float" office:value="0.102911" calcext:value-type="float">
            <text:p>0,102911</text:p>
          </table:table-cell>
          <table:table-cell office:value-type="float" office:value="0.290007" calcext:value-type="float">
            <text:p>0,290007</text:p>
          </table:table-cell>
          <table:table-cell office:value-type="float" office:value="0.914549" calcext:value-type="float">
            <text:p>0,914549</text:p>
          </table:table-cell>
          <table:table-cell office:value-type="float" office:value="3.746617" calcext:value-type="float">
            <text:p>3,74661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3716" calcext:value-type="float">
            <text:p>0,013716</text:p>
          </table:table-cell>
          <table:table-cell office:value-type="float" office:value="0.012582" calcext:value-type="float">
            <text:p>0,012582</text:p>
          </table:table-cell>
          <table:table-cell office:value-type="float" office:value="0.014942" calcext:value-type="float">
            <text:p>0,014942</text:p>
          </table:table-cell>
          <table:table-cell table:style-name="ce2" office:value-type="float" office:value="0.025749" calcext:value-type="float">
            <text:p>0,025749</text:p>
          </table:table-cell>
          <table:table-cell office:value-type="float" office:value="0.108666" calcext:value-type="float">
            <text:p>0,108666</text:p>
          </table:table-cell>
          <table:table-cell office:value-type="float" office:value="0.285711" calcext:value-type="float">
            <text:p>0,285711</text:p>
          </table:table-cell>
          <table:table-cell office:value-type="float" office:value="0.924742" calcext:value-type="float">
            <text:p>0,924742</text:p>
          </table:table-cell>
          <table:table-cell office:value-type="float" office:value="3.793302" calcext:value-type="float">
            <text:p>3,7933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4697" calcext:value-type="float">
            <text:p>0,014697</text:p>
          </table:table-cell>
          <table:table-cell office:value-type="float" office:value="0.013066" calcext:value-type="float">
            <text:p>0,013066</text:p>
          </table:table-cell>
          <table:table-cell office:value-type="float" office:value="0.013857" calcext:value-type="float">
            <text:p>0,013857</text:p>
          </table:table-cell>
          <table:table-cell table:style-name="ce2" office:value-type="float" office:value="0.03003" calcext:value-type="float">
            <text:p>0,03003</text:p>
          </table:table-cell>
          <table:table-cell office:value-type="float" office:value="0.116565" calcext:value-type="float">
            <text:p>0,116565</text:p>
          </table:table-cell>
          <table:table-cell office:value-type="float" office:value="0.289496" calcext:value-type="float">
            <text:p>0,289496</text:p>
          </table:table-cell>
          <table:table-cell office:value-type="float" office:value="0.910379" calcext:value-type="float">
            <text:p>0,910379</text:p>
          </table:table-cell>
          <table:table-cell office:value-type="float" office:value="3.696001" calcext:value-type="float">
            <text:p>3,696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5304" calcext:value-type="float">
            <text:p>0,015304</text:p>
          </table:table-cell>
          <table:table-cell office:value-type="float" office:value="0.015726" calcext:value-type="float">
            <text:p>0,015726</text:p>
          </table:table-cell>
          <table:table-cell office:value-type="float" office:value="0.016945" calcext:value-type="float">
            <text:p>0,016945</text:p>
          </table:table-cell>
          <table:table-cell table:style-name="ce2" office:value-type="float" office:value="0.028851" calcext:value-type="float">
            <text:p>0,028851</text:p>
          </table:table-cell>
          <table:table-cell office:value-type="float" office:value="0.119031" calcext:value-type="float">
            <text:p>0,119031</text:p>
          </table:table-cell>
          <table:table-cell office:value-type="float" office:value="0.287342" calcext:value-type="float">
            <text:p>0,287342</text:p>
          </table:table-cell>
          <table:table-cell office:value-type="float" office:value="0.923656" calcext:value-type="float">
            <text:p>0,923656</text:p>
          </table:table-cell>
          <table:table-cell office:value-type="float" office:value="3.742443" calcext:value-type="float">
            <text:p>3,7424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3482" calcext:value-type="float">
            <text:p>0,013482</text:p>
          </table:table-cell>
          <table:table-cell office:value-type="float" office:value="0.014346" calcext:value-type="float">
            <text:p>0,014346</text:p>
          </table:table-cell>
          <table:table-cell office:value-type="float" office:value="0.0153" calcext:value-type="float">
            <text:p>0,0153</text:p>
          </table:table-cell>
          <table:table-cell table:style-name="ce2" office:value-type="float" office:value="0.028621" calcext:value-type="float">
            <text:p>0,028621</text:p>
          </table:table-cell>
          <table:table-cell office:value-type="float" office:value="0.11853" calcext:value-type="float">
            <text:p>0,11853</text:p>
          </table:table-cell>
          <table:table-cell office:value-type="float" office:value="0.291438" calcext:value-type="float">
            <text:p>0,291438</text:p>
          </table:table-cell>
          <table:table-cell office:value-type="float" office:value="0.915633" calcext:value-type="float">
            <text:p>0,915633</text:p>
          </table:table-cell>
          <table:table-cell office:value-type="float" office:value="3.85826" calcext:value-type="float">
            <text:p>3,8582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20:.I129])/10" office:value-type="float" office:value="0.0138835" calcext:value-type="float">
            <text:p>0,0138835</text:p>
          </table:table-cell>
          <table:table-cell table:formula="of:=SUM([.J120:.J129])/10" office:value-type="float" office:value="0.0146026" calcext:value-type="float">
            <text:p>0,0146026</text:p>
          </table:table-cell>
          <table:table-cell table:formula="of:=SUM([.K120:.K129])/10" office:value-type="float" office:value="0.0154859" calcext:value-type="float">
            <text:p>0,0154859</text:p>
          </table:table-cell>
          <table:table-cell table:formula="of:=SUM([.L120:.L129])/10" office:value-type="float" office:value="0.0285883" calcext:value-type="float">
            <text:p>0,0285883</text:p>
          </table:table-cell>
          <table:table-cell table:formula="of:=SUM([.M120:.M129])/10" office:value-type="float" office:value="0.1095091" calcext:value-type="float">
            <text:p>0,1095091</text:p>
          </table:table-cell>
          <table:table-cell table:formula="of:=SUM([.N120:.N129])/10" office:value-type="float" office:value="0.2859376" calcext:value-type="float">
            <text:p>0,2859376</text:p>
          </table:table-cell>
          <table:table-cell table:formula="of:=SUM([.O120:.O129])/10" office:value-type="float" office:value="0.9114753" calcext:value-type="float">
            <text:p>0,9114753</text:p>
          </table:table-cell>
          <table:table-cell table:formula="of:=SUM([.P120:.P129])/10" office:value-type="float" office:value="3.7641157" calcext:value-type="float">
            <text:p>3,76411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20:.I129])" office:value-type="float" office:value="0.000865487563297256" calcext:value-type="float">
            <text:p>0,000865487563297</text:p>
          </table:table-cell>
          <table:table-cell table:formula="of:=STDEV([.J120:.J129])" office:value-type="float" office:value="0.00124232159014216" calcext:value-type="float">
            <text:p>0,001242321590142</text:p>
          </table:table-cell>
          <table:table-cell table:formula="of:=STDEV([.K120:.K129])" office:value-type="float" office:value="0.00138149769372872" calcext:value-type="float">
            <text:p>0,001381497693729</text:p>
          </table:table-cell>
          <table:table-cell table:formula="of:=STDEV([.L120:.L129])" office:value-type="float" office:value="0.00143924031272675" calcext:value-type="float">
            <text:p>0,001439240312727</text:p>
          </table:table-cell>
          <table:table-cell table:formula="of:=STDEV([.M120:.M129])" office:value-type="float" office:value="0.00680275539681451" calcext:value-type="float">
            <text:p>0,006802755396815</text:p>
          </table:table-cell>
          <table:table-cell table:formula="of:=STDEV([.N120:.N129])" office:value-type="float" office:value="0.00826918722594776" calcext:value-type="float">
            <text:p>0,008269187225948</text:p>
          </table:table-cell>
          <table:table-cell table:formula="of:=STDEV([.O120:.O129])" office:value-type="float" office:value="0.0084195079039362" calcext:value-type="float">
            <text:p>0,008419507903936</text:p>
          </table:table-cell>
          <table:table-cell table:formula="of:=STDEV([.P120:.P129])" office:value-type="float" office:value="0.0771967529124984" calcext:value-type="float">
            <text:p>0,07719675291249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31]-[.G135]*[.I132]/SQRT(10)" office:value-type="float" office:value="0.0133470652506326" calcext:value-type="float">
            <text:p>0,013347065250633</text:p>
          </table:table-cell>
          <table:table-cell table:formula="of:=[.J131]-[.G135]*[.J132]/SQRT(10)" office:value-type="float" office:value="0.0138326011009947" calcext:value-type="float">
            <text:p>0,013832601100995</text:p>
          </table:table-cell>
          <table:table-cell table:formula="of:=[.K131]-[.G135]*[.K132]/SQRT(10)" office:value-type="float" office:value="0.0146296388582873" calcext:value-type="float">
            <text:p>0,014629638858287</text:p>
          </table:table-cell>
          <table:table-cell table:formula="of:=[.L131]-[.G135]*[.L132]/SQRT(10)" office:value-type="float" office:value="0.0276962496122443" calcext:value-type="float">
            <text:p>0,027696249612244</text:p>
          </table:table-cell>
          <table:table-cell table:formula="of:=[.M131]-[.G135]*[.M132]/SQRT(10)" office:value-type="float" office:value="0.105292708521888" calcext:value-type="float">
            <text:p>0,105292708521888</text:p>
          </table:table-cell>
          <table:table-cell table:formula="of:=[.N131]-[.G135]*[.N132]/SQRT(10)" office:value-type="float" office:value="0.280812304657657" calcext:value-type="float">
            <text:p>0,280812304657657</text:p>
          </table:table-cell>
          <table:table-cell table:formula="of:=[.O131]-[.G135]*[.O132]/SQRT(10)" office:value-type="float" office:value="0.906256834936171" calcext:value-type="float">
            <text:p>0,906256834936171</text:p>
          </table:table-cell>
          <table:table-cell table:formula="of:=[.P131]-[.G135]*[.P132]/SQRT(10)" office:value-type="float" office:value="3.71626865683414" calcext:value-type="float">
            <text:p>3,716268656834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I131]+[.G135]*[.I132]/SQRT(10)" office:value-type="float" office:value="0.0144199347493674" calcext:value-type="float">
            <text:p>0,014419934749368</text:p>
          </table:table-cell>
          <table:table-cell table:formula="of:=[.J131]+[.G135]*[.J132]/SQRT(10)" office:value-type="float" office:value="0.0153725988990053" calcext:value-type="float">
            <text:p>0,015372598899005</text:p>
          </table:table-cell>
          <table:table-cell table:formula="of:=[.K131]+[.G135]*[.K132]/SQRT(10)" office:value-type="float" office:value="0.0163421611417127" calcext:value-type="float">
            <text:p>0,016342161141713</text:p>
          </table:table-cell>
          <table:table-cell table:formula="of:=[.L131]+[.G135]*[.L132]/SQRT(10)" office:value-type="float" office:value="0.0294803503877557" calcext:value-type="float">
            <text:p>0,029480350387756</text:p>
          </table:table-cell>
          <table:table-cell table:formula="of:=[.M131]+[.G135]*[.M132]/SQRT(10)" office:value-type="float" office:value="0.113725491478112" calcext:value-type="float">
            <text:p>0,113725491478112</text:p>
          </table:table-cell>
          <table:table-cell table:formula="of:=[.N131]+[.G135]*[.N132]/SQRT(10)" office:value-type="float" office:value="0.291062895342343" calcext:value-type="float">
            <text:p>0,291062895342343</text:p>
          </table:table-cell>
          <table:table-cell table:formula="of:=[.O131]+[.G135]*[.O132]/SQRT(10)" office:value-type="float" office:value="0.916693765063829" calcext:value-type="float">
            <text:p>0,916693765063829</text:p>
          </table:table-cell>
          <table:table-cell table:formula="of:=[.P131]+[.G135]*[.P132]/SQRT(10)" office:value-type="float" office:value="3.81196274316586" calcext:value-type="float">
            <text:p>3,81196274316586</text:p>
          </table:table-cell>
          <table:table-cell table:number-columns-repeated="1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719</text:p>
          </table:table-cell>
          <table:table-cell office:value-type="string" calcext:value-type="string">
            <text:p>0.010030</text:p>
          </table:table-cell>
          <table:table-cell office:value-type="string" calcext:value-type="string">
            <text:p>0.035942</text:p>
          </table:table-cell>
          <table:table-cell office:value-type="string" calcext:value-type="string">
            <text:p>0.067624</text:p>
          </table:table-cell>
          <table:table-cell office:value-type="string" calcext:value-type="string">
            <text:p>0.202631</text:p>
          </table:table-cell>
          <table:table-cell office:value-type="string" calcext:value-type="string">
            <text:p>0.790014</text:p>
          </table:table-cell>
          <table:table-cell office:value-type="string" calcext:value-type="string">
            <text:p>3.499846</text:p>
          </table:table-cell>
          <table:table-cell office:value-type="float" office:value="11.754783" calcext:value-type="float">
            <text:p>11,75478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5133</text:p>
          </table:table-cell>
          <table:table-cell office:value-type="string" calcext:value-type="string">
            <text:p>0.012030</text:p>
          </table:table-cell>
          <table:table-cell office:value-type="string" calcext:value-type="string">
            <text:p>0.028582</text:p>
          </table:table-cell>
          <table:table-cell office:value-type="string" calcext:value-type="string">
            <text:p>0.073669</text:p>
          </table:table-cell>
          <table:table-cell office:value-type="string" calcext:value-type="string">
            <text:p>0.205882</text:p>
          </table:table-cell>
          <table:table-cell office:value-type="string" calcext:value-type="string">
            <text:p>0.799773</text:p>
          </table:table-cell>
          <table:table-cell office:value-type="string" calcext:value-type="string">
            <text:p>3.329306</text:p>
          </table:table-cell>
          <table:table-cell office:value-type="float" office:value="13.333878" calcext:value-type="float">
            <text:p>13,3338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813</text:p>
          </table:table-cell>
          <table:table-cell office:value-type="string" calcext:value-type="string">
            <text:p>0.011048</text:p>
          </table:table-cell>
          <table:table-cell office:value-type="string" calcext:value-type="string">
            <text:p>0.032841</text:p>
          </table:table-cell>
          <table:table-cell office:value-type="string" calcext:value-type="string">
            <text:p>0.073376</text:p>
          </table:table-cell>
          <table:table-cell office:value-type="string" calcext:value-type="string">
            <text:p>0.225449</text:p>
          </table:table-cell>
          <table:table-cell office:value-type="string" calcext:value-type="string">
            <text:p>0.723508</text:p>
          </table:table-cell>
          <table:table-cell office:value-type="string" calcext:value-type="string">
            <text:p>3.240356</text:p>
          </table:table-cell>
          <table:table-cell office:value-type="float" office:value="11.791424" calcext:value-type="float">
            <text:p>11,79142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5278</text:p>
          </table:table-cell>
          <table:table-cell office:value-type="string" calcext:value-type="string">
            <text:p>0.010829</text:p>
          </table:table-cell>
          <table:table-cell office:value-type="string" calcext:value-type="string">
            <text:p>0.032032</text:p>
          </table:table-cell>
          <table:table-cell office:value-type="string" calcext:value-type="string">
            <text:p>0.064680</text:p>
          </table:table-cell>
          <table:table-cell office:value-type="string" calcext:value-type="string">
            <text:p>0.205475</text:p>
          </table:table-cell>
          <table:table-cell office:value-type="string" calcext:value-type="string">
            <text:p>0.758141</text:p>
          </table:table-cell>
          <table:table-cell office:value-type="string" calcext:value-type="string">
            <text:p>3.548722</text:p>
          </table:table-cell>
          <table:table-cell office:value-type="float" office:value="12.990109" calcext:value-type="float">
            <text:p>12,99010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803</text:p>
          </table:table-cell>
          <table:table-cell office:value-type="string" calcext:value-type="string">
            <text:p>0.012099</text:p>
          </table:table-cell>
          <table:table-cell office:value-type="string" calcext:value-type="string">
            <text:p>0.033981</text:p>
          </table:table-cell>
          <table:table-cell office:value-type="string" calcext:value-type="string">
            <text:p>0.063454</text:p>
          </table:table-cell>
          <table:table-cell office:value-type="string" calcext:value-type="string">
            <text:p>0.202222</text:p>
          </table:table-cell>
          <table:table-cell office:value-type="string" calcext:value-type="string">
            <text:p>0.751832</text:p>
          </table:table-cell>
          <table:table-cell office:value-type="string" calcext:value-type="string">
            <text:p>3.314574</text:p>
          </table:table-cell>
          <table:table-cell office:value-type="float" office:value="10.706407" calcext:value-type="float">
            <text:p>10,7064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4865</text:p>
          </table:table-cell>
          <table:table-cell office:value-type="string" calcext:value-type="string">
            <text:p>0.011344</text:p>
          </table:table-cell>
          <table:table-cell office:value-type="string" calcext:value-type="string">
            <text:p>0.029794</text:p>
          </table:table-cell>
          <table:table-cell office:value-type="string" calcext:value-type="string">
            <text:p>0.068503</text:p>
          </table:table-cell>
          <table:table-cell office:value-type="string" calcext:value-type="string">
            <text:p>0.201971</text:p>
          </table:table-cell>
          <table:table-cell office:value-type="string" calcext:value-type="string">
            <text:p>0.758426</text:p>
          </table:table-cell>
          <table:table-cell office:value-type="string" calcext:value-type="string">
            <text:p>3.586346</text:p>
          </table:table-cell>
          <table:table-cell office:value-type="float" office:value="11.362248" calcext:value-type="float">
            <text:p>11,3622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4963</text:p>
          </table:table-cell>
          <table:table-cell office:value-type="string" calcext:value-type="string">
            <text:p>0.010467</text:p>
          </table:table-cell>
          <table:table-cell office:value-type="string" calcext:value-type="string">
            <text:p>0.033915</text:p>
          </table:table-cell>
          <table:table-cell office:value-type="string" calcext:value-type="string">
            <text:p>0.060866</text:p>
          </table:table-cell>
          <table:table-cell office:value-type="string" calcext:value-type="string">
            <text:p>0.223247</text:p>
          </table:table-cell>
          <table:table-cell office:value-type="string" calcext:value-type="string">
            <text:p>0.861899</text:p>
          </table:table-cell>
          <table:table-cell office:value-type="string" calcext:value-type="string">
            <text:p>3.280767</text:p>
          </table:table-cell>
          <table:table-cell office:value-type="float" office:value="11.821125" calcext:value-type="float">
            <text:p>11,8211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5068</text:p>
          </table:table-cell>
          <table:table-cell office:value-type="string" calcext:value-type="string">
            <text:p>0.010279</text:p>
          </table:table-cell>
          <table:table-cell office:value-type="string" calcext:value-type="string">
            <text:p>0.032950</text:p>
          </table:table-cell>
          <table:table-cell office:value-type="string" calcext:value-type="string">
            <text:p>0.065577</text:p>
          </table:table-cell>
          <table:table-cell office:value-type="string" calcext:value-type="string">
            <text:p>0.218481</text:p>
          </table:table-cell>
          <table:table-cell office:value-type="string" calcext:value-type="string">
            <text:p>0.850556</text:p>
          </table:table-cell>
          <table:table-cell office:value-type="string" calcext:value-type="string">
            <text:p>3.455751</text:p>
          </table:table-cell>
          <table:table-cell office:value-type="float" office:value="11.775562" calcext:value-type="float">
            <text:p>11,77556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590</text:p>
          </table:table-cell>
          <table:table-cell office:value-type="string" calcext:value-type="string">
            <text:p>0.011335</text:p>
          </table:table-cell>
          <table:table-cell office:value-type="string" calcext:value-type="string">
            <text:p>0.029781</text:p>
          </table:table-cell>
          <table:table-cell office:value-type="string" calcext:value-type="string">
            <text:p>0.075152</text:p>
          </table:table-cell>
          <table:table-cell office:value-type="string" calcext:value-type="string">
            <text:p>0.201719</text:p>
          </table:table-cell>
          <table:table-cell office:value-type="string" calcext:value-type="string">
            <text:p>0.779214</text:p>
          </table:table-cell>
          <table:table-cell office:value-type="string" calcext:value-type="string">
            <text:p>3.633233</text:p>
          </table:table-cell>
          <table:table-cell office:value-type="float" office:value="12.330261" calcext:value-type="float">
            <text:p>12,33026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760</text:p>
          </table:table-cell>
          <table:table-cell office:value-type="string" calcext:value-type="string">
            <text:p>0.011151</text:p>
          </table:table-cell>
          <table:table-cell office:value-type="string" calcext:value-type="string">
            <text:p>0.032953</text:p>
          </table:table-cell>
          <table:table-cell office:value-type="string" calcext:value-type="string">
            <text:p>0.063337</text:p>
          </table:table-cell>
          <table:table-cell office:value-type="string" calcext:value-type="string">
            <text:p>0.203790</text:p>
          </table:table-cell>
          <table:table-cell office:value-type="string" calcext:value-type="string">
            <text:p>0.758264</text:p>
          </table:table-cell>
          <table:table-cell office:value-type="string" calcext:value-type="string">
            <text:p>3.173295</text:p>
          </table:table-cell>
          <table:table-cell office:value-type="float" office:value="11.108924" calcext:value-type="float">
            <text:p>11,10892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41:.I150])/10" office:value-type="float" office:value="0" calcext:value-type="float">
            <text:p>0</text:p>
          </table:table-cell>
          <table:table-cell table:formula="of:=SUM([.J141:.J150])/10" office:value-type="float" office:value="0" calcext:value-type="float">
            <text:p>0</text:p>
          </table:table-cell>
          <table:table-cell table:formula="of:=SUM([.K141:.K150])/10" office:value-type="float" office:value="0" calcext:value-type="float">
            <text:p>0</text:p>
          </table:table-cell>
          <table:table-cell table:formula="of:=SUM([.L141:.L150])/10" office:value-type="float" office:value="0" calcext:value-type="float">
            <text:p>0</text:p>
          </table:table-cell>
          <table:table-cell table:formula="of:=SUM([.M141:.M150])/10" office:value-type="float" office:value="0" calcext:value-type="float">
            <text:p>0</text:p>
          </table:table-cell>
          <table:table-cell table:formula="of:=SUM([.N141:.N150])/10" office:value-type="float" office:value="0" calcext:value-type="float">
            <text:p>0</text:p>
          </table:table-cell>
          <table:table-cell table:formula="of:=SUM([.O141:.O150])/10" office:value-type="float" office:value="0" calcext:value-type="float">
            <text:p>0</text:p>
          </table:table-cell>
          <table:table-cell table:formula="of:=SUM([.P141:.P150])/10" office:value-type="float" office:value="11.8974721" calcext:value-type="float">
            <text:p>11,897472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41:.I150])" office:value-type="string" office:string-value="" calcext:value-type="error">
            <text:p>#DIV/0!</text:p>
          </table:table-cell>
          <table:table-cell table:formula="of:=STDEV([.J141:.J150])" office:value-type="string" office:string-value="" calcext:value-type="error">
            <text:p>#DIV/0!</text:p>
          </table:table-cell>
          <table:table-cell table:formula="of:=STDEV([.K141:.K150])" office:value-type="string" office:string-value="" calcext:value-type="error">
            <text:p>#DIV/0!</text:p>
          </table:table-cell>
          <table:table-cell table:formula="of:=STDEV([.L141:.L150])" office:value-type="string" office:string-value="" calcext:value-type="error">
            <text:p>#DIV/0!</text:p>
          </table:table-cell>
          <table:table-cell table:formula="of:=STDEV([.M141:.M150])" office:value-type="string" office:string-value="" calcext:value-type="error">
            <text:p>#DIV/0!</text:p>
          </table:table-cell>
          <table:table-cell table:formula="of:=STDEV([.N141:.N150])" office:value-type="string" office:string-value="" calcext:value-type="error">
            <text:p>#DIV/0!</text:p>
          </table:table-cell>
          <table:table-cell table:formula="of:=STDEV([.O141:.O150])" office:value-type="string" office:string-value="" calcext:value-type="error">
            <text:p>#DIV/0!</text:p>
          </table:table-cell>
          <table:table-cell table:formula="of:=STDEV([.P141:.P150])" office:value-type="float" office:value="0.804406605542586" calcext:value-type="float">
            <text:p>0,804406605542586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52]-[.G156]*[.I153]/SQRT(10)" office:value-type="string" office:string-value="" calcext:value-type="error">
            <text:p>#DIV/0!</text:p>
          </table:table-cell>
          <table:table-cell table:formula="of:=[.J152]-[.G156]*[.J153]/SQRT(10)" office:value-type="string" office:string-value="" calcext:value-type="error">
            <text:p>#DIV/0!</text:p>
          </table:table-cell>
          <table:table-cell table:formula="of:=[.K152]-[.G156]*[.K153]/SQRT(10)" office:value-type="string" office:string-value="" calcext:value-type="error">
            <text:p>#DIV/0!</text:p>
          </table:table-cell>
          <table:table-cell table:formula="of:=[.L152]-[.G156]*[.L153]/SQRT(10)" office:value-type="string" office:string-value="" calcext:value-type="error">
            <text:p>#DIV/0!</text:p>
          </table:table-cell>
          <table:table-cell table:formula="of:=[.M152]-[.G156]*[.M153]/SQRT(10)" office:value-type="string" office:string-value="" calcext:value-type="error">
            <text:p>#DIV/0!</text:p>
          </table:table-cell>
          <table:table-cell table:formula="of:=[.N152]-[.G156]*[.N153]/SQRT(10)" office:value-type="string" office:string-value="" calcext:value-type="error">
            <text:p>#DIV/0!</text:p>
          </table:table-cell>
          <table:table-cell table:formula="of:=[.O152]-[.G156]*[.O153]/SQRT(10)" office:value-type="string" office:string-value="" calcext:value-type="error">
            <text:p>#DIV/0!</text:p>
          </table:table-cell>
          <table:table-cell table:formula="of:=[.P152]-[.G156]*[.P153]/SQRT(10)" office:value-type="float" office:value="11.4790240671833" calcext:value-type="float">
            <text:p>11,479024067183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52]+[.G156]*[.I153]/SQRT(10)" office:value-type="string" office:string-value="" calcext:value-type="error">
            <text:p>#DIV/0!</text:p>
          </table:table-cell>
          <table:table-cell table:formula="of:=[.J152]+[.G156]*[.J153]/SQRT(10)" office:value-type="string" office:string-value="" calcext:value-type="error">
            <text:p>#DIV/0!</text:p>
          </table:table-cell>
          <table:table-cell table:formula="of:=[.K152]+[.G156]*[.K153]/SQRT(10)" office:value-type="string" office:string-value="" calcext:value-type="error">
            <text:p>#DIV/0!</text:p>
          </table:table-cell>
          <table:table-cell table:formula="of:=[.L152]+[.G156]*[.L153]/SQRT(10)" office:value-type="string" office:string-value="" calcext:value-type="error">
            <text:p>#DIV/0!</text:p>
          </table:table-cell>
          <table:table-cell table:formula="of:=[.M152]+[.G156]*[.M153]/SQRT(10)" office:value-type="string" office:string-value="" calcext:value-type="error">
            <text:p>#DIV/0!</text:p>
          </table:table-cell>
          <table:table-cell table:formula="of:=[.N152]+[.G156]*[.N153]/SQRT(10)" office:value-type="string" office:string-value="" calcext:value-type="error">
            <text:p>#DIV/0!</text:p>
          </table:table-cell>
          <table:table-cell table:formula="of:=[.O152]+[.G156]*[.O153]/SQRT(10)" office:value-type="string" office:string-value="" calcext:value-type="error">
            <text:p>#DIV/0!</text:p>
          </table:table-cell>
          <table:table-cell table:formula="of:=[.P152]+[.G156]*[.P153]/SQRT(10)" office:value-type="float" office:value="12.3159201328167" calcext:value-type="float">
            <text:p>12,315920132816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684</text:p>
          </table:table-cell>
          <table:table-cell office:value-type="string" calcext:value-type="string">
            <text:p>0.007361</text:p>
          </table:table-cell>
          <table:table-cell office:value-type="string" calcext:value-type="string">
            <text:p>0.016621</text:p>
          </table:table-cell>
          <table:table-cell office:value-type="string" calcext:value-type="string">
            <text:p>0.045812</text:p>
          </table:table-cell>
          <table:table-cell office:value-type="string" calcext:value-type="string">
            <text:p>0.110153</text:p>
          </table:table-cell>
          <table:table-cell office:value-type="string" calcext:value-type="string">
            <text:p>0.394493</text:p>
          </table:table-cell>
          <table:table-cell office:value-type="string" calcext:value-type="string">
            <text:p>1.763049</text:p>
          </table:table-cell>
          <table:table-cell office:value-type="float" office:value="6.518358" calcext:value-type="float">
            <text:p>6,5183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4446</text:p>
          </table:table-cell>
          <table:table-cell office:value-type="string" calcext:value-type="string">
            <text:p>0.007322</text:p>
          </table:table-cell>
          <table:table-cell office:value-type="string" calcext:value-type="string">
            <text:p>0.016048</text:p>
          </table:table-cell>
          <table:table-cell office:value-type="string" calcext:value-type="string">
            <text:p>0.044866</text:p>
          </table:table-cell>
          <table:table-cell office:value-type="string" calcext:value-type="string">
            <text:p>0.116054</text:p>
          </table:table-cell>
          <table:table-cell office:value-type="string" calcext:value-type="string">
            <text:p>0.401666</text:p>
          </table:table-cell>
          <table:table-cell office:value-type="string" calcext:value-type="string">
            <text:p>1.740044</text:p>
          </table:table-cell>
          <table:table-cell office:value-type="float" office:value="5.60444" calcext:value-type="float">
            <text:p>5,6044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600</text:p>
          </table:table-cell>
          <table:table-cell office:value-type="string" calcext:value-type="string">
            <text:p>0.006563</text:p>
          </table:table-cell>
          <table:table-cell office:value-type="string" calcext:value-type="string">
            <text:p>0.017054</text:p>
          </table:table-cell>
          <table:table-cell office:value-type="string" calcext:value-type="string">
            <text:p>0.046825</text:p>
          </table:table-cell>
          <table:table-cell office:value-type="string" calcext:value-type="string">
            <text:p>0.118189</text:p>
          </table:table-cell>
          <table:table-cell office:value-type="string" calcext:value-type="string">
            <text:p>0.403740</text:p>
          </table:table-cell>
          <table:table-cell office:value-type="string" calcext:value-type="string">
            <text:p>1.791234</text:p>
          </table:table-cell>
          <table:table-cell office:value-type="float" office:value="5.986389" calcext:value-type="float">
            <text:p>5,98638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3982</text:p>
          </table:table-cell>
          <table:table-cell office:value-type="string" calcext:value-type="string">
            <text:p>0.007173</text:p>
          </table:table-cell>
          <table:table-cell office:value-type="string" calcext:value-type="string">
            <text:p>0.016127</text:p>
          </table:table-cell>
          <table:table-cell office:value-type="string" calcext:value-type="string">
            <text:p>0.042042</text:p>
          </table:table-cell>
          <table:table-cell office:value-type="string" calcext:value-type="string">
            <text:p>0.111973</text:p>
          </table:table-cell>
          <table:table-cell office:value-type="string" calcext:value-type="string">
            <text:p>0.399412</text:p>
          </table:table-cell>
          <table:table-cell office:value-type="string" calcext:value-type="string">
            <text:p>1.791287</text:p>
          </table:table-cell>
          <table:table-cell office:value-type="float" office:value="6.420078" calcext:value-type="float">
            <text:p>6,4200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502</text:p>
          </table:table-cell>
          <table:table-cell office:value-type="string" calcext:value-type="string">
            <text:p>0.007791</text:p>
          </table:table-cell>
          <table:table-cell office:value-type="string" calcext:value-type="string">
            <text:p>0.016623</text:p>
          </table:table-cell>
          <table:table-cell office:value-type="string" calcext:value-type="string">
            <text:p>0.046704</text:p>
          </table:table-cell>
          <table:table-cell office:value-type="string" calcext:value-type="string">
            <text:p>0.116143</text:p>
          </table:table-cell>
          <table:table-cell office:value-type="string" calcext:value-type="string">
            <text:p>0.413531</text:p>
          </table:table-cell>
          <table:table-cell office:value-type="string" calcext:value-type="string">
            <text:p>1.783943</text:p>
          </table:table-cell>
          <table:table-cell office:value-type="float" office:value="6.257659" calcext:value-type="float">
            <text:p>6,25765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3918</text:p>
          </table:table-cell>
          <table:table-cell office:value-type="string" calcext:value-type="string">
            <text:p>0.006679</text:p>
          </table:table-cell>
          <table:table-cell office:value-type="string" calcext:value-type="string">
            <text:p>0.016199</text:p>
          </table:table-cell>
          <table:table-cell office:value-type="string" calcext:value-type="string">
            <text:p>0.043095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97867</text:p>
          </table:table-cell>
          <table:table-cell office:value-type="string" calcext:value-type="string">
            <text:p>1.811706</text:p>
          </table:table-cell>
          <table:table-cell office:value-type="float" office:value="6.389778" calcext:value-type="float">
            <text:p>6,38977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5073</text:p>
          </table:table-cell>
          <table:table-cell office:value-type="string" calcext:value-type="string">
            <text:p>0.006520</text:p>
          </table:table-cell>
          <table:table-cell office:value-type="string" calcext:value-type="string">
            <text:p>0.015627</text:p>
          </table:table-cell>
          <table:table-cell office:value-type="string" calcext:value-type="string">
            <text:p>0.044653</text:p>
          </table:table-cell>
          <table:table-cell office:value-type="string" calcext:value-type="string">
            <text:p>0.112384</text:p>
          </table:table-cell>
          <table:table-cell office:value-type="string" calcext:value-type="string">
            <text:p>0.405770</text:p>
          </table:table-cell>
          <table:table-cell office:value-type="string" calcext:value-type="string">
            <text:p>1.869884</text:p>
          </table:table-cell>
          <table:table-cell office:value-type="float" office:value="6.414533" calcext:value-type="float">
            <text:p>6,41453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3982</text:p>
          </table:table-cell>
          <table:table-cell office:value-type="string" calcext:value-type="string">
            <text:p>0.006892</text:p>
          </table:table-cell>
          <table:table-cell office:value-type="string" calcext:value-type="string">
            <text:p>0.015096</text:p>
          </table:table-cell>
          <table:table-cell office:value-type="string" calcext:value-type="string">
            <text:p>0.041889</text:p>
          </table:table-cell>
          <table:table-cell office:value-type="string" calcext:value-type="string">
            <text:p>0.116611</text:p>
          </table:table-cell>
          <table:table-cell office:value-type="string" calcext:value-type="string">
            <text:p>0.403505</text:p>
          </table:table-cell>
          <table:table-cell office:value-type="string" calcext:value-type="string">
            <text:p>1.803040</text:p>
          </table:table-cell>
          <table:table-cell office:value-type="float" office:value="6.816148" calcext:value-type="float">
            <text:p>6,81614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687</text:p>
          </table:table-cell>
          <table:table-cell office:value-type="string" calcext:value-type="string">
            <text:p>0.006595</text:p>
          </table:table-cell>
          <table:table-cell office:value-type="string" calcext:value-type="string">
            <text:p>0.018625</text:p>
          </table:table-cell>
          <table:table-cell office:value-type="string" calcext:value-type="string">
            <text:p>0.042664</text:p>
          </table:table-cell>
          <table:table-cell office:value-type="string" calcext:value-type="string">
            <text:p>0.109825</text:p>
          </table:table-cell>
          <table:table-cell office:value-type="string" calcext:value-type="string">
            <text:p>0.404418</text:p>
          </table:table-cell>
          <table:table-cell office:value-type="string" calcext:value-type="string">
            <text:p>1.791874</text:p>
          </table:table-cell>
          <table:table-cell office:value-type="float" office:value="6.729769" calcext:value-type="float">
            <text:p>6,72976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188</text:p>
          </table:table-cell>
          <table:table-cell office:value-type="string" calcext:value-type="string">
            <text:p>0.006701</text:p>
          </table:table-cell>
          <table:table-cell office:value-type="string" calcext:value-type="string">
            <text:p>0.017551</text:p>
          </table:table-cell>
          <table:table-cell office:value-type="string" calcext:value-type="string">
            <text:p>0.045299</text:p>
          </table:table-cell>
          <table:table-cell office:value-type="string" calcext:value-type="string">
            <text:p>0.112469</text:p>
          </table:table-cell>
          <table:table-cell office:value-type="string" calcext:value-type="string">
            <text:p>0.395033</text:p>
          </table:table-cell>
          <table:table-cell office:value-type="string" calcext:value-type="string">
            <text:p>1.828579</text:p>
          </table:table-cell>
          <table:table-cell office:value-type="float" office:value="6.78555" calcext:value-type="float">
            <text:p>6,7855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60:.I169])/10" office:value-type="float" office:value="0" calcext:value-type="float">
            <text:p>0</text:p>
          </table:table-cell>
          <table:table-cell table:formula="of:=SUM([.J160:.J169])/10" office:value-type="float" office:value="0" calcext:value-type="float">
            <text:p>0</text:p>
          </table:table-cell>
          <table:table-cell table:formula="of:=SUM([.K160:.K169])/10" office:value-type="float" office:value="0" calcext:value-type="float">
            <text:p>0</text:p>
          </table:table-cell>
          <table:table-cell table:formula="of:=SUM([.L160:.L169])/10" office:value-type="float" office:value="0" calcext:value-type="float">
            <text:p>0</text:p>
          </table:table-cell>
          <table:table-cell table:formula="of:=SUM([.M160:.M169])/10" office:value-type="float" office:value="0" calcext:value-type="float">
            <text:p>0</text:p>
          </table:table-cell>
          <table:table-cell table:formula="of:=SUM([.N160:.N169])/10" office:value-type="float" office:value="0" calcext:value-type="float">
            <text:p>0</text:p>
          </table:table-cell>
          <table:table-cell table:formula="of:=SUM([.O160:.O169])/10" office:value-type="float" office:value="0" calcext:value-type="float">
            <text:p>0</text:p>
          </table:table-cell>
          <table:table-cell table:formula="of:=SUM([.P160:.P169])/10" office:value-type="float" office:value="6.3922702" calcext:value-type="float">
            <text:p>6,39227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60:.I169])" office:value-type="string" office:string-value="" calcext:value-type="error">
            <text:p>#DIV/0!</text:p>
          </table:table-cell>
          <table:table-cell table:formula="of:=STDEV([.J160:.J169])" office:value-type="string" office:string-value="" calcext:value-type="error">
            <text:p>#DIV/0!</text:p>
          </table:table-cell>
          <table:table-cell table:formula="of:=STDEV([.K160:.K169])" office:value-type="string" office:string-value="" calcext:value-type="error">
            <text:p>#DIV/0!</text:p>
          </table:table-cell>
          <table:table-cell table:formula="of:=STDEV([.L160:.L169])" office:value-type="string" office:string-value="" calcext:value-type="error">
            <text:p>#DIV/0!</text:p>
          </table:table-cell>
          <table:table-cell table:formula="of:=STDEV([.M160:.M169])" office:value-type="string" office:string-value="" calcext:value-type="error">
            <text:p>#DIV/0!</text:p>
          </table:table-cell>
          <table:table-cell table:formula="of:=STDEV([.N160:.N169])" office:value-type="string" office:string-value="" calcext:value-type="error">
            <text:p>#DIV/0!</text:p>
          </table:table-cell>
          <table:table-cell table:formula="of:=STDEV([.O160:.O169])" office:value-type="string" office:string-value="" calcext:value-type="error">
            <text:p>#DIV/0!</text:p>
          </table:table-cell>
          <table:table-cell table:formula="of:=STDEV([.P160:.P169])" office:value-type="float" office:value="0.375493191017952" calcext:value-type="float">
            <text:p>0,37549319101795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71]-[.G175]*[.I172]/SQRT(10)" office:value-type="string" office:string-value="" calcext:value-type="error">
            <text:p>#DIV/0!</text:p>
          </table:table-cell>
          <table:table-cell table:formula="of:=[.J171]-[.G175]*[.J172]/SQRT(10)" office:value-type="string" office:string-value="" calcext:value-type="error">
            <text:p>#DIV/0!</text:p>
          </table:table-cell>
          <table:table-cell table:formula="of:=[.K171]-[.G175]*[.K172]/SQRT(10)" office:value-type="string" office:string-value="" calcext:value-type="error">
            <text:p>#DIV/0!</text:p>
          </table:table-cell>
          <table:table-cell table:formula="of:=[.L171]-[.G175]*[.L172]/SQRT(10)" office:value-type="string" office:string-value="" calcext:value-type="error">
            <text:p>#DIV/0!</text:p>
          </table:table-cell>
          <table:table-cell table:formula="of:=[.M171]-[.G175]*[.M172]/SQRT(10)" office:value-type="string" office:string-value="" calcext:value-type="error">
            <text:p>#DIV/0!</text:p>
          </table:table-cell>
          <table:table-cell table:formula="of:=[.N171]-[.G175]*[.N172]/SQRT(10)" office:value-type="string" office:string-value="" calcext:value-type="error">
            <text:p>#DIV/0!</text:p>
          </table:table-cell>
          <table:table-cell table:formula="of:=[.O171]-[.G175]*[.O172]/SQRT(10)" office:value-type="string" office:string-value="" calcext:value-type="error">
            <text:p>#DIV/0!</text:p>
          </table:table-cell>
          <table:table-cell table:formula="of:=[.P171]-[.G175]*[.P172]/SQRT(10)" office:value-type="float" office:value="6.19694064149702" calcext:value-type="float">
            <text:p>6,196940641497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71]+[.G175]*[.I172]/SQRT(10)" office:value-type="string" office:string-value="" calcext:value-type="error">
            <text:p>#DIV/0!</text:p>
          </table:table-cell>
          <table:table-cell table:formula="of:=[.J171]+[.G175]*[.J172]/SQRT(10)" office:value-type="string" office:string-value="" calcext:value-type="error">
            <text:p>#DIV/0!</text:p>
          </table:table-cell>
          <table:table-cell table:formula="of:=[.K171]+[.G175]*[.K172]/SQRT(10)" office:value-type="string" office:string-value="" calcext:value-type="error">
            <text:p>#DIV/0!</text:p>
          </table:table-cell>
          <table:table-cell table:formula="of:=[.L171]+[.G175]*[.L172]/SQRT(10)" office:value-type="string" office:string-value="" calcext:value-type="error">
            <text:p>#DIV/0!</text:p>
          </table:table-cell>
          <table:table-cell table:formula="of:=[.M171]+[.G175]*[.M172]/SQRT(10)" office:value-type="string" office:string-value="" calcext:value-type="error">
            <text:p>#DIV/0!</text:p>
          </table:table-cell>
          <table:table-cell table:formula="of:=[.N171]+[.G175]*[.N172]/SQRT(10)" office:value-type="string" office:string-value="" calcext:value-type="error">
            <text:p>#DIV/0!</text:p>
          </table:table-cell>
          <table:table-cell table:formula="of:=[.O171]+[.G175]*[.O172]/SQRT(10)" office:value-type="string" office:string-value="" calcext:value-type="error">
            <text:p>#DIV/0!</text:p>
          </table:table-cell>
          <table:table-cell table:formula="of:=[.P171]+[.G175]*[.P172]/SQRT(10)" office:value-type="float" office:value="6.58759975850298" calcext:value-type="float">
            <text:p>6,5875997585029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456</text:p>
          </table:table-cell>
          <table:table-cell office:value-type="string" calcext:value-type="string">
            <text:p>0.005674</text:p>
          </table:table-cell>
          <table:table-cell office:value-type="string" calcext:value-type="string">
            <text:p>0.011515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59724</text:p>
          </table:table-cell>
          <table:table-cell office:value-type="string" calcext:value-type="string">
            <text:p>0.229204</text:p>
          </table:table-cell>
          <table:table-cell office:value-type="string" calcext:value-type="string">
            <text:p>1.015340</text:p>
          </table:table-cell>
          <table:table-cell office:value-type="float" office:value="4.455014" calcext:value-type="float">
            <text:p>4,4550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3829</text:p>
          </table:table-cell>
          <table:table-cell office:value-type="string" calcext:value-type="string">
            <text:p>0.005664</text:p>
          </table:table-cell>
          <table:table-cell office:value-type="string" calcext:value-type="string">
            <text:p>0.009311</text:p>
          </table:table-cell>
          <table:table-cell office:value-type="string" calcext:value-type="string">
            <text:p>0.028300</text:p>
          </table:table-cell>
          <table:table-cell office:value-type="string" calcext:value-type="string">
            <text:p>0.060941</text:p>
          </table:table-cell>
          <table:table-cell office:value-type="string" calcext:value-type="string">
            <text:p>0.232309</text:p>
          </table:table-cell>
          <table:table-cell office:value-type="string" calcext:value-type="string">
            <text:p>1.038429</text:p>
          </table:table-cell>
          <table:table-cell office:value-type="float" office:value="3.940971" calcext:value-type="float">
            <text:p>3,94097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4942</text:p>
          </table:table-cell>
          <table:table-cell office:value-type="string" calcext:value-type="string">
            <text:p>0.005775</text:p>
          </table:table-cell>
          <table:table-cell office:value-type="string" calcext:value-type="string">
            <text:p>0.009956</text:p>
          </table:table-cell>
          <table:table-cell office:value-type="string" calcext:value-type="string">
            <text:p>0.022449</text:p>
          </table:table-cell>
          <table:table-cell office:value-type="string" calcext:value-type="string">
            <text:p>0.061784</text:p>
          </table:table-cell>
          <table:table-cell office:value-type="string" calcext:value-type="string">
            <text:p>0.261189</text:p>
          </table:table-cell>
          <table:table-cell office:value-type="string" calcext:value-type="string">
            <text:p>1.046059</text:p>
          </table:table-cell>
          <table:table-cell office:value-type="float" office:value="4.205642" calcext:value-type="float">
            <text:p>4,20564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3528</text:p>
          </table:table-cell>
          <table:table-cell office:value-type="string" calcext:value-type="string">
            <text:p>0.005913</text:p>
          </table:table-cell>
          <table:table-cell office:value-type="string" calcext:value-type="string">
            <text:p>0.011490</text:p>
          </table:table-cell>
          <table:table-cell office:value-type="string" calcext:value-type="string">
            <text:p>0.027180</text:p>
          </table:table-cell>
          <table:table-cell office:value-type="string" calcext:value-type="string">
            <text:p>0.060655</text:p>
          </table:table-cell>
          <table:table-cell office:value-type="string" calcext:value-type="string">
            <text:p>0.263759</text:p>
          </table:table-cell>
          <table:table-cell office:value-type="string" calcext:value-type="string">
            <text:p>1.041336</text:p>
          </table:table-cell>
          <table:table-cell office:value-type="float" office:value="4.673001" calcext:value-type="float">
            <text:p>4,67300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4216</text:p>
          </table:table-cell>
          <table:table-cell office:value-type="string" calcext:value-type="string">
            <text:p>0.005750</text:p>
          </table:table-cell>
          <table:table-cell office:value-type="string" calcext:value-type="string">
            <text:p>0.011905</text:p>
          </table:table-cell>
          <table:table-cell office:value-type="string" calcext:value-type="string">
            <text:p>0.027773</text:p>
          </table:table-cell>
          <table:table-cell office:value-type="string" calcext:value-type="string">
            <text:p>0.061304</text:p>
          </table:table-cell>
          <table:table-cell office:value-type="string" calcext:value-type="string">
            <text:p>0.255684</text:p>
          </table:table-cell>
          <table:table-cell office:value-type="string" calcext:value-type="string">
            <text:p>1.064669</text:p>
          </table:table-cell>
          <table:table-cell office:value-type="float" office:value="4.81772" calcext:value-type="float">
            <text:p>4,8177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4054</text:p>
          </table:table-cell>
          <table:table-cell office:value-type="string" calcext:value-type="string">
            <text:p>0.005906</text:p>
          </table:table-cell>
          <table:table-cell office:value-type="string" calcext:value-type="string">
            <text:p>0.010822</text:p>
          </table:table-cell>
          <table:table-cell office:value-type="string" calcext:value-type="string">
            <text:p>0.025201</text:p>
          </table:table-cell>
          <table:table-cell office:value-type="string" calcext:value-type="string">
            <text:p>0.063819</text:p>
          </table:table-cell>
          <table:table-cell office:value-type="string" calcext:value-type="string">
            <text:p>0.267876</text:p>
          </table:table-cell>
          <table:table-cell office:value-type="string" calcext:value-type="string">
            <text:p>1.072563</text:p>
          </table:table-cell>
          <table:table-cell office:value-type="float" office:value="5.066086" calcext:value-type="float">
            <text:p>5,06608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3993</text:p>
          </table:table-cell>
          <table:table-cell office:value-type="string" calcext:value-type="string">
            <text:p>0.005779</text:p>
          </table:table-cell>
          <table:table-cell office:value-type="string" calcext:value-type="string">
            <text:p>0.012423</text:p>
          </table:table-cell>
          <table:table-cell office:value-type="string" calcext:value-type="string">
            <text:p>0.029740</text:p>
          </table:table-cell>
          <table:table-cell office:value-type="string" calcext:value-type="string">
            <text:p>0.062424</text:p>
          </table:table-cell>
          <table:table-cell office:value-type="string" calcext:value-type="string">
            <text:p>0.265969</text:p>
          </table:table-cell>
          <table:table-cell office:value-type="string" calcext:value-type="string">
            <text:p>1.110442</text:p>
          </table:table-cell>
          <table:table-cell office:value-type="float" office:value="4.97618" calcext:value-type="float">
            <text:p>4,9761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4266</text:p>
          </table:table-cell>
          <table:table-cell office:value-type="string" calcext:value-type="string">
            <text:p>0.005846</text:p>
          </table:table-cell>
          <table:table-cell office:value-type="string" calcext:value-type="string">
            <text:p>0.008502</text:p>
          </table:table-cell>
          <table:table-cell office:value-type="string" calcext:value-type="string">
            <text:p>0.024723</text:p>
          </table:table-cell>
          <table:table-cell office:value-type="string" calcext:value-type="string">
            <text:p>0.060014</text:p>
          </table:table-cell>
          <table:table-cell office:value-type="string" calcext:value-type="string">
            <text:p>0.260832</text:p>
          </table:table-cell>
          <table:table-cell office:value-type="string" calcext:value-type="string">
            <text:p>1.083867</text:p>
          </table:table-cell>
          <table:table-cell office:value-type="float" office:value="5.074877" calcext:value-type="float">
            <text:p>5,07487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4254</text:p>
          </table:table-cell>
          <table:table-cell office:value-type="string" calcext:value-type="string">
            <text:p>0.005435</text:p>
          </table:table-cell>
          <table:table-cell office:value-type="string" calcext:value-type="string">
            <text:p>0.010811</text:p>
          </table:table-cell>
          <table:table-cell office:value-type="string" calcext:value-type="string">
            <text:p>0.029775</text:p>
          </table:table-cell>
          <table:table-cell office:value-type="string" calcext:value-type="string">
            <text:p>0.061951</text:p>
          </table:table-cell>
          <table:table-cell office:value-type="string" calcext:value-type="string">
            <text:p>0.267137</text:p>
          </table:table-cell>
          <table:table-cell office:value-type="string" calcext:value-type="string">
            <text:p>1.103492</text:p>
          </table:table-cell>
          <table:table-cell office:value-type="float" office:value="5.073607" calcext:value-type="float">
            <text:p>5,07360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4819</text:p>
          </table:table-cell>
          <table:table-cell office:value-type="string" calcext:value-type="string">
            <text:p>0.005886</text:p>
          </table:table-cell>
          <table:table-cell office:value-type="string" calcext:value-type="string">
            <text:p>0.011312</text:p>
          </table:table-cell>
          <table:table-cell office:value-type="string" calcext:value-type="string">
            <text:p>0.024645</text:p>
          </table:table-cell>
          <table:table-cell office:value-type="string" calcext:value-type="string">
            <text:p>0.065801</text:p>
          </table:table-cell>
          <table:table-cell office:value-type="string" calcext:value-type="string">
            <text:p>0.265836</text:p>
          </table:table-cell>
          <table:table-cell office:value-type="string" calcext:value-type="string">
            <text:p>1.049283</text:p>
          </table:table-cell>
          <table:table-cell office:value-type="float" office:value="4.422336" calcext:value-type="float">
            <text:p>4,42233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79:.I188])/10" office:value-type="float" office:value="0" calcext:value-type="float">
            <text:p>0</text:p>
          </table:table-cell>
          <table:table-cell table:formula="of:=SUM([.J179:.J188])/10" office:value-type="float" office:value="0" calcext:value-type="float">
            <text:p>0</text:p>
          </table:table-cell>
          <table:table-cell table:formula="of:=SUM([.K179:.K188])/10" office:value-type="float" office:value="0" calcext:value-type="float">
            <text:p>0</text:p>
          </table:table-cell>
          <table:table-cell table:formula="of:=SUM([.L179:.L188])/10" office:value-type="float" office:value="0" calcext:value-type="float">
            <text:p>0</text:p>
          </table:table-cell>
          <table:table-cell table:formula="of:=SUM([.M179:.M188])/10" office:value-type="float" office:value="0" calcext:value-type="float">
            <text:p>0</text:p>
          </table:table-cell>
          <table:table-cell table:formula="of:=SUM([.N179:.N188])/10" office:value-type="float" office:value="0" calcext:value-type="float">
            <text:p>0</text:p>
          </table:table-cell>
          <table:table-cell table:formula="of:=SUM([.O179:.O188])/10" office:value-type="float" office:value="0" calcext:value-type="float">
            <text:p>0</text:p>
          </table:table-cell>
          <table:table-cell table:formula="of:=SUM([.P179:.P188])/10" office:value-type="float" office:value="4.6705434" calcext:value-type="float">
            <text:p>4,670543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79:.I188])" office:value-type="string" office:string-value="" calcext:value-type="error">
            <text:p>#DIV/0!</text:p>
          </table:table-cell>
          <table:table-cell table:formula="of:=STDEV([.J179:.J188])" office:value-type="string" office:string-value="" calcext:value-type="error">
            <text:p>#DIV/0!</text:p>
          </table:table-cell>
          <table:table-cell table:formula="of:=STDEV([.K179:.K188])" office:value-type="string" office:string-value="" calcext:value-type="error">
            <text:p>#DIV/0!</text:p>
          </table:table-cell>
          <table:table-cell table:formula="of:=STDEV([.L179:.L188])" office:value-type="string" office:string-value="" calcext:value-type="error">
            <text:p>#DIV/0!</text:p>
          </table:table-cell>
          <table:table-cell table:formula="of:=STDEV([.M179:.M188])" office:value-type="string" office:string-value="" calcext:value-type="error">
            <text:p>#DIV/0!</text:p>
          </table:table-cell>
          <table:table-cell table:formula="of:=STDEV([.N179:.N188])" office:value-type="string" office:string-value="" calcext:value-type="error">
            <text:p>#DIV/0!</text:p>
          </table:table-cell>
          <table:table-cell table:formula="of:=STDEV([.O179:.O188])" office:value-type="string" office:string-value="" calcext:value-type="error">
            <text:p>#DIV/0!</text:p>
          </table:table-cell>
          <table:table-cell table:formula="of:=STDEV([.P179:.P188])" office:value-type="float" office:value="0.401932779210709" calcext:value-type="float">
            <text:p>0,401932779210709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190]-[.G194]*[.I191]/SQRT(10)" office:value-type="string" office:string-value="" calcext:value-type="error">
            <text:p>#DIV/0!</text:p>
          </table:table-cell>
          <table:table-cell table:formula="of:=[.J190]-[.G194]*[.J191]/SQRT(10)" office:value-type="string" office:string-value="" calcext:value-type="error">
            <text:p>#DIV/0!</text:p>
          </table:table-cell>
          <table:table-cell table:formula="of:=[.K190]-[.G194]*[.K191]/SQRT(10)" office:value-type="string" office:string-value="" calcext:value-type="error">
            <text:p>#DIV/0!</text:p>
          </table:table-cell>
          <table:table-cell table:formula="of:=[.L190]-[.G194]*[.L191]/SQRT(10)" office:value-type="string" office:string-value="" calcext:value-type="error">
            <text:p>#DIV/0!</text:p>
          </table:table-cell>
          <table:table-cell table:formula="of:=[.M190]-[.G194]*[.M191]/SQRT(10)" office:value-type="string" office:string-value="" calcext:value-type="error">
            <text:p>#DIV/0!</text:p>
          </table:table-cell>
          <table:table-cell table:formula="of:=[.N190]-[.G194]*[.N191]/SQRT(10)" office:value-type="string" office:string-value="" calcext:value-type="error">
            <text:p>#DIV/0!</text:p>
          </table:table-cell>
          <table:table-cell table:formula="of:=[.O190]-[.G194]*[.O191]/SQRT(10)" office:value-type="string" office:string-value="" calcext:value-type="error">
            <text:p>#DIV/0!</text:p>
          </table:table-cell>
          <table:table-cell table:formula="of:=[.P190]-[.G194]*[.P191]/SQRT(10)" office:value-type="float" office:value="4.46146010850737" calcext:value-type="float">
            <text:p>4,4614601085073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190]+[.G194]*[.I191]/SQRT(10)" office:value-type="string" office:string-value="" calcext:value-type="error">
            <text:p>#DIV/0!</text:p>
          </table:table-cell>
          <table:table-cell table:formula="of:=[.J190]+[.G194]*[.J191]/SQRT(10)" office:value-type="string" office:string-value="" calcext:value-type="error">
            <text:p>#DIV/0!</text:p>
          </table:table-cell>
          <table:table-cell table:formula="of:=[.K190]+[.G194]*[.K191]/SQRT(10)" office:value-type="string" office:string-value="" calcext:value-type="error">
            <text:p>#DIV/0!</text:p>
          </table:table-cell>
          <table:table-cell table:formula="of:=[.L190]+[.G194]*[.L191]/SQRT(10)" office:value-type="string" office:string-value="" calcext:value-type="error">
            <text:p>#DIV/0!</text:p>
          </table:table-cell>
          <table:table-cell table:formula="of:=[.M190]+[.G194]*[.M191]/SQRT(10)" office:value-type="string" office:string-value="" calcext:value-type="error">
            <text:p>#DIV/0!</text:p>
          </table:table-cell>
          <table:table-cell table:formula="of:=[.N190]+[.G194]*[.N191]/SQRT(10)" office:value-type="string" office:string-value="" calcext:value-type="error">
            <text:p>#DIV/0!</text:p>
          </table:table-cell>
          <table:table-cell table:formula="of:=[.O190]+[.G194]*[.O191]/SQRT(10)" office:value-type="string" office:string-value="" calcext:value-type="error">
            <text:p>#DIV/0!</text:p>
          </table:table-cell>
          <table:table-cell table:formula="of:=[.P190]+[.G194]*[.P191]/SQRT(10)" office:value-type="float" office:value="4.87962669149263" calcext:value-type="float">
            <text:p>4,8796266914926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619</text:p>
          </table:table-cell>
          <table:table-cell office:value-type="string" calcext:value-type="string">
            <text:p>0.008148</text:p>
          </table:table-cell>
          <table:table-cell office:value-type="string" calcext:value-type="string">
            <text:p>0.012124</text:p>
          </table:table-cell>
          <table:table-cell office:value-type="string" calcext:value-type="string">
            <text:p>0.026367</text:p>
          </table:table-cell>
          <table:table-cell office:value-type="string" calcext:value-type="string">
            <text:p>0.064684</text:p>
          </table:table-cell>
          <table:table-cell office:value-type="string" calcext:value-type="string">
            <text:p>0.224182</text:p>
          </table:table-cell>
          <table:table-cell office:value-type="string" calcext:value-type="string">
            <text:p>0.976673</text:p>
          </table:table-cell>
          <table:table-cell office:value-type="float" office:value="3.550825" calcext:value-type="float">
            <text:p>3,55082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08218</text:p>
          </table:table-cell>
          <table:table-cell office:value-type="string" calcext:value-type="string">
            <text:p>0.008066</text:p>
          </table:table-cell>
          <table:table-cell office:value-type="string" calcext:value-type="string">
            <text:p>0.014862</text:p>
          </table:table-cell>
          <table:table-cell office:value-type="string" calcext:value-type="string">
            <text:p>0.027728</text:p>
          </table:table-cell>
          <table:table-cell office:value-type="string" calcext:value-type="string">
            <text:p>0.054691</text:p>
          </table:table-cell>
          <table:table-cell office:value-type="string" calcext:value-type="string">
            <text:p>0.260807</text:p>
          </table:table-cell>
          <table:table-cell office:value-type="string" calcext:value-type="string">
            <text:p>1.002147</text:p>
          </table:table-cell>
          <table:table-cell office:value-type="float" office:value="3.60215" calcext:value-type="float">
            <text:p>3,602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07925</text:p>
          </table:table-cell>
          <table:table-cell office:value-type="string" calcext:value-type="string">
            <text:p>0.007742</text:p>
          </table:table-cell>
          <table:table-cell office:value-type="string" calcext:value-type="string">
            <text:p>0.012236</text:p>
          </table:table-cell>
          <table:table-cell office:value-type="string" calcext:value-type="string">
            <text:p>0.024843</text:p>
          </table:table-cell>
          <table:table-cell office:value-type="string" calcext:value-type="string">
            <text:p>0.061139</text:p>
          </table:table-cell>
          <table:table-cell office:value-type="string" calcext:value-type="string">
            <text:p>0.224516</text:p>
          </table:table-cell>
          <table:table-cell office:value-type="string" calcext:value-type="string">
            <text:p>1.009415</text:p>
          </table:table-cell>
          <table:table-cell office:value-type="float" office:value="2.993326" calcext:value-type="float">
            <text:p>2,99332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08802</text:p>
          </table:table-cell>
          <table:table-cell office:value-type="string" calcext:value-type="string">
            <text:p>0.008398</text:p>
          </table:table-cell>
          <table:table-cell office:value-type="string" calcext:value-type="string">
            <text:p>0.013553</text:p>
          </table:table-cell>
          <table:table-cell office:value-type="string" calcext:value-type="string">
            <text:p>0.026447</text:p>
          </table:table-cell>
          <table:table-cell office:value-type="string" calcext:value-type="string">
            <text:p>0.063198</text:p>
          </table:table-cell>
          <table:table-cell office:value-type="string" calcext:value-type="string">
            <text:p>0.259282</text:p>
          </table:table-cell>
          <table:table-cell office:value-type="string" calcext:value-type="string">
            <text:p>1.033963</text:p>
          </table:table-cell>
          <table:table-cell office:value-type="float" office:value="3.358255" calcext:value-type="float">
            <text:p>3,3582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07656</text:p>
          </table:table-cell>
          <table:table-cell office:value-type="string" calcext:value-type="string">
            <text:p>0.008611</text:p>
          </table:table-cell>
          <table:table-cell office:value-type="string" calcext:value-type="string">
            <text:p>0.011603</text:p>
          </table:table-cell>
          <table:table-cell office:value-type="string" calcext:value-type="string">
            <text:p>0.025969</text:p>
          </table:table-cell>
          <table:table-cell office:value-type="string" calcext:value-type="string">
            <text:p>0.061824</text:p>
          </table:table-cell>
          <table:table-cell office:value-type="string" calcext:value-type="string">
            <text:p>0.257663</text:p>
          </table:table-cell>
          <table:table-cell office:value-type="string" calcext:value-type="string">
            <text:p>1.021049</text:p>
          </table:table-cell>
          <table:table-cell office:value-type="float" office:value="3.704058" calcext:value-type="float">
            <text:p>3,7040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08689</text:p>
          </table:table-cell>
          <table:table-cell office:value-type="string" calcext:value-type="string">
            <text:p>0.008217</text:p>
          </table:table-cell>
          <table:table-cell office:value-type="string" calcext:value-type="string">
            <text:p>0.015742</text:p>
          </table:table-cell>
          <table:table-cell office:value-type="string" calcext:value-type="string">
            <text:p>0.027285</text:p>
          </table:table-cell>
          <table:table-cell office:value-type="string" calcext:value-type="string">
            <text:p>0.060689</text:p>
          </table:table-cell>
          <table:table-cell office:value-type="string" calcext:value-type="string">
            <text:p>0.260982</text:p>
          </table:table-cell>
          <table:table-cell office:value-type="string" calcext:value-type="string">
            <text:p>1.038215</text:p>
          </table:table-cell>
          <table:table-cell office:value-type="float" office:value="4.089784" calcext:value-type="float">
            <text:p>4,08978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07534</text:p>
          </table:table-cell>
          <table:table-cell office:value-type="string" calcext:value-type="string">
            <text:p>0.008033</text:p>
          </table:table-cell>
          <table:table-cell office:value-type="string" calcext:value-type="string">
            <text:p>0.010807</text:p>
          </table:table-cell>
          <table:table-cell office:value-type="string" calcext:value-type="string">
            <text:p>0.027527</text:p>
          </table:table-cell>
          <table:table-cell office:value-type="string" calcext:value-type="string">
            <text:p>0.060780</text:p>
          </table:table-cell>
          <table:table-cell office:value-type="string" calcext:value-type="string">
            <text:p>0.260099</text:p>
          </table:table-cell>
          <table:table-cell office:value-type="string" calcext:value-type="string">
            <text:p>1.044398</text:p>
          </table:table-cell>
          <table:table-cell office:value-type="float" office:value="4.36043" calcext:value-type="float">
            <text:p>4,360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07554</text:p>
          </table:table-cell>
          <table:table-cell office:value-type="string" calcext:value-type="string">
            <text:p>0.008194</text:p>
          </table:table-cell>
          <table:table-cell office:value-type="string" calcext:value-type="string">
            <text:p>0.013493</text:p>
          </table:table-cell>
          <table:table-cell office:value-type="string" calcext:value-type="string">
            <text:p>0.030854</text:p>
          </table:table-cell>
          <table:table-cell office:value-type="string" calcext:value-type="string">
            <text:p>0.058481</text:p>
          </table:table-cell>
          <table:table-cell office:value-type="string" calcext:value-type="string">
            <text:p>0.262317</text:p>
          </table:table-cell>
          <table:table-cell office:value-type="string" calcext:value-type="string">
            <text:p>1.057132</text:p>
          </table:table-cell>
          <table:table-cell office:value-type="float" office:value="4.1032" calcext:value-type="float">
            <text:p>4,103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07567</text:p>
          </table:table-cell>
          <table:table-cell office:value-type="string" calcext:value-type="string">
            <text:p>0.007790</text:p>
          </table:table-cell>
          <table:table-cell office:value-type="string" calcext:value-type="string">
            <text:p>0.014660</text:p>
          </table:table-cell>
          <table:table-cell office:value-type="string" calcext:value-type="string">
            <text:p>0.028494</text:p>
          </table:table-cell>
          <table:table-cell office:value-type="string" calcext:value-type="string">
            <text:p>0.059172</text:p>
          </table:table-cell>
          <table:table-cell office:value-type="string" calcext:value-type="string">
            <text:p>0.258276</text:p>
          </table:table-cell>
          <table:table-cell office:value-type="string" calcext:value-type="string">
            <text:p>1.052763</text:p>
          </table:table-cell>
          <table:table-cell office:value-type="float" office:value="4.933319" calcext:value-type="float">
            <text:p>4,933319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07812</text:p>
          </table:table-cell>
          <table:table-cell office:value-type="string" calcext:value-type="string">
            <text:p>0.008654</text:p>
          </table:table-cell>
          <table:table-cell office:value-type="string" calcext:value-type="string">
            <text:p>0.014667</text:p>
          </table:table-cell>
          <table:table-cell office:value-type="string" calcext:value-type="string">
            <text:p>0.026120</text:p>
          </table:table-cell>
          <table:table-cell office:value-type="string" calcext:value-type="string">
            <text:p>0.062656</text:p>
          </table:table-cell>
          <table:table-cell office:value-type="string" calcext:value-type="string">
            <text:p>0.261803</text:p>
          </table:table-cell>
          <table:table-cell office:value-type="string" calcext:value-type="string">
            <text:p>1.095601</text:p>
          </table:table-cell>
          <table:table-cell office:value-type="float" office:value="4.639408" calcext:value-type="float">
            <text:p>4,63940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198:.I207])/10" office:value-type="float" office:value="0" calcext:value-type="float">
            <text:p>0</text:p>
          </table:table-cell>
          <table:table-cell table:formula="of:=SUM([.J198:.J207])/10" office:value-type="float" office:value="0" calcext:value-type="float">
            <text:p>0</text:p>
          </table:table-cell>
          <table:table-cell table:formula="of:=SUM([.K198:.K207])/10" office:value-type="float" office:value="0" calcext:value-type="float">
            <text:p>0</text:p>
          </table:table-cell>
          <table:table-cell table:formula="of:=SUM([.L198:.L207])/10" office:value-type="float" office:value="0" calcext:value-type="float">
            <text:p>0</text:p>
          </table:table-cell>
          <table:table-cell table:formula="of:=SUM([.M198:.M207])/10" office:value-type="float" office:value="0" calcext:value-type="float">
            <text:p>0</text:p>
          </table:table-cell>
          <table:table-cell table:formula="of:=SUM([.N198:.N207])/10" office:value-type="float" office:value="0" calcext:value-type="float">
            <text:p>0</text:p>
          </table:table-cell>
          <table:table-cell table:formula="of:=SUM([.O198:.O207])/10" office:value-type="float" office:value="0" calcext:value-type="float">
            <text:p>0</text:p>
          </table:table-cell>
          <table:table-cell table:formula="of:=SUM([.P198:.P207])/10" office:value-type="float" office:value="3.9334755" calcext:value-type="float">
            <text:p>3,93347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198:.I207])" office:value-type="string" office:string-value="" calcext:value-type="error">
            <text:p>#DIV/0!</text:p>
          </table:table-cell>
          <table:table-cell table:formula="of:=STDEV([.J198:.J207])" office:value-type="string" office:string-value="" calcext:value-type="error">
            <text:p>#DIV/0!</text:p>
          </table:table-cell>
          <table:table-cell table:formula="of:=STDEV([.K198:.K207])" office:value-type="string" office:string-value="" calcext:value-type="error">
            <text:p>#DIV/0!</text:p>
          </table:table-cell>
          <table:table-cell table:formula="of:=STDEV([.L198:.L207])" office:value-type="string" office:string-value="" calcext:value-type="error">
            <text:p>#DIV/0!</text:p>
          </table:table-cell>
          <table:table-cell table:formula="of:=STDEV([.M198:.M207])" office:value-type="string" office:string-value="" calcext:value-type="error">
            <text:p>#DIV/0!</text:p>
          </table:table-cell>
          <table:table-cell table:formula="of:=STDEV([.N198:.N207])" office:value-type="string" office:string-value="" calcext:value-type="error">
            <text:p>#DIV/0!</text:p>
          </table:table-cell>
          <table:table-cell table:formula="of:=STDEV([.O198:.O207])" office:value-type="string" office:string-value="" calcext:value-type="error">
            <text:p>#DIV/0!</text:p>
          </table:table-cell>
          <table:table-cell table:formula="of:=STDEV([.P198:.P207])" office:value-type="float" office:value="0.60158556282253" calcext:value-type="float">
            <text:p>0,6015855628225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09]-[.G213]*[.I210]/SQRT(10)" office:value-type="string" office:string-value="" calcext:value-type="error">
            <text:p>#DIV/0!</text:p>
          </table:table-cell>
          <table:table-cell table:formula="of:=[.J209]-[.G213]*[.J210]/SQRT(10)" office:value-type="string" office:string-value="" calcext:value-type="error">
            <text:p>#DIV/0!</text:p>
          </table:table-cell>
          <table:table-cell table:formula="of:=[.K209]-[.G213]*[.K210]/SQRT(10)" office:value-type="string" office:string-value="" calcext:value-type="error">
            <text:p>#DIV/0!</text:p>
          </table:table-cell>
          <table:table-cell table:formula="of:=[.L209]-[.G213]*[.L210]/SQRT(10)" office:value-type="string" office:string-value="" calcext:value-type="error">
            <text:p>#DIV/0!</text:p>
          </table:table-cell>
          <table:table-cell table:formula="of:=[.M209]-[.G213]*[.M210]/SQRT(10)" office:value-type="string" office:string-value="" calcext:value-type="error">
            <text:p>#DIV/0!</text:p>
          </table:table-cell>
          <table:table-cell table:formula="of:=[.N209]-[.G213]*[.N210]/SQRT(10)" office:value-type="string" office:string-value="" calcext:value-type="error">
            <text:p>#DIV/0!</text:p>
          </table:table-cell>
          <table:table-cell table:formula="of:=[.O209]-[.G213]*[.O210]/SQRT(10)" office:value-type="string" office:string-value="" calcext:value-type="error">
            <text:p>#DIV/0!</text:p>
          </table:table-cell>
          <table:table-cell table:formula="of:=[.P209]-[.G213]*[.P210]/SQRT(10)" office:value-type="float" office:value="3.62053389360407" calcext:value-type="float">
            <text:p>3,6205338936040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09]+[.G213]*[.I210]/SQRT(10)" office:value-type="string" office:string-value="" calcext:value-type="error">
            <text:p>#DIV/0!</text:p>
          </table:table-cell>
          <table:table-cell table:formula="of:=[.J209]+[.G213]*[.J210]/SQRT(10)" office:value-type="string" office:string-value="" calcext:value-type="error">
            <text:p>#DIV/0!</text:p>
          </table:table-cell>
          <table:table-cell table:formula="of:=[.K209]+[.G213]*[.K210]/SQRT(10)" office:value-type="string" office:string-value="" calcext:value-type="error">
            <text:p>#DIV/0!</text:p>
          </table:table-cell>
          <table:table-cell table:formula="of:=[.L209]+[.G213]*[.L210]/SQRT(10)" office:value-type="string" office:string-value="" calcext:value-type="error">
            <text:p>#DIV/0!</text:p>
          </table:table-cell>
          <table:table-cell table:formula="of:=[.M209]+[.G213]*[.M210]/SQRT(10)" office:value-type="string" office:string-value="" calcext:value-type="error">
            <text:p>#DIV/0!</text:p>
          </table:table-cell>
          <table:table-cell table:formula="of:=[.N209]+[.G213]*[.N210]/SQRT(10)" office:value-type="string" office:string-value="" calcext:value-type="error">
            <text:p>#DIV/0!</text:p>
          </table:table-cell>
          <table:table-cell table:formula="of:=[.O209]+[.G213]*[.O210]/SQRT(10)" office:value-type="string" office:string-value="" calcext:value-type="error">
            <text:p>#DIV/0!</text:p>
          </table:table-cell>
          <table:table-cell table:formula="of:=[.P209]+[.G213]*[.P210]/SQRT(10)" office:value-type="float" office:value="4.24641710639593" calcext:value-type="float">
            <text:p>4,2464171063959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685</text:p>
          </table:table-cell>
          <table:table-cell office:value-type="string" calcext:value-type="string">
            <text:p>0.015143</text:p>
          </table:table-cell>
          <table:table-cell office:value-type="string" calcext:value-type="string">
            <text:p>0.017063</text:p>
          </table:table-cell>
          <table:table-cell office:value-type="string" calcext:value-type="string">
            <text:p>0.036737</text:p>
          </table:table-cell>
          <table:table-cell office:value-type="string" calcext:value-type="string">
            <text:p>0.077792</text:p>
          </table:table-cell>
          <table:table-cell office:value-type="string" calcext:value-type="string">
            <text:p>0.231970</text:p>
          </table:table-cell>
          <table:table-cell office:value-type="string" calcext:value-type="string">
            <text:p>0.969573</text:p>
          </table:table-cell>
          <table:table-cell office:value-type="float" office:value="3.219653" calcext:value-type="float">
            <text:p>3,21965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14376</text:p>
          </table:table-cell>
          <table:table-cell office:value-type="string" calcext:value-type="string">
            <text:p>0.015682</text:p>
          </table:table-cell>
          <table:table-cell office:value-type="string" calcext:value-type="string">
            <text:p>0.017949</text:p>
          </table:table-cell>
          <table:table-cell office:value-type="string" calcext:value-type="string">
            <text:p>0.035806</text:p>
          </table:table-cell>
          <table:table-cell office:value-type="string" calcext:value-type="string">
            <text:p>0.076862</text:p>
          </table:table-cell>
          <table:table-cell office:value-type="string" calcext:value-type="string">
            <text:p>0.236473</text:p>
          </table:table-cell>
          <table:table-cell office:value-type="string" calcext:value-type="string">
            <text:p>0.976735</text:p>
          </table:table-cell>
          <table:table-cell office:value-type="float" office:value="3.608243" calcext:value-type="float">
            <text:p>3,6082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0.015653</text:p>
          </table:table-cell>
          <table:table-cell office:value-type="string" calcext:value-type="string">
            <text:p>0.016291</text:p>
          </table:table-cell>
          <table:table-cell office:value-type="string" calcext:value-type="string">
            <text:p>0.040474</text:p>
          </table:table-cell>
          <table:table-cell office:value-type="string" calcext:value-type="string">
            <text:p>0.076594</text:p>
          </table:table-cell>
          <table:table-cell office:value-type="string" calcext:value-type="string">
            <text:p>0.256262</text:p>
          </table:table-cell>
          <table:table-cell office:value-type="string" calcext:value-type="string">
            <text:p>1.023112</text:p>
          </table:table-cell>
          <table:table-cell office:value-type="float" office:value="3.286355" calcext:value-type="float">
            <text:p>3,2863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14671</text:p>
          </table:table-cell>
          <table:table-cell office:value-type="string" calcext:value-type="string">
            <text:p>0.014924</text:p>
          </table:table-cell>
          <table:table-cell office:value-type="string" calcext:value-type="string">
            <text:p>0.017245</text:p>
          </table:table-cell>
          <table:table-cell office:value-type="string" calcext:value-type="string">
            <text:p>0.037922</text:p>
          </table:table-cell>
          <table:table-cell office:value-type="string" calcext:value-type="string">
            <text:p>0.076023</text:p>
          </table:table-cell>
          <table:table-cell office:value-type="string" calcext:value-type="string">
            <text:p>0.260525</text:p>
          </table:table-cell>
          <table:table-cell office:value-type="string" calcext:value-type="string">
            <text:p>1.037453</text:p>
          </table:table-cell>
          <table:table-cell office:value-type="float" office:value="3.244967" calcext:value-type="float">
            <text:p>3,24496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15745</text:p>
          </table:table-cell>
          <table:table-cell office:value-type="string" calcext:value-type="string">
            <text:p>0.014643</text:p>
          </table:table-cell>
          <table:table-cell office:value-type="string" calcext:value-type="string">
            <text:p>0.017355</text:p>
          </table:table-cell>
          <table:table-cell office:value-type="string" calcext:value-type="string">
            <text:p>0.039178</text:p>
          </table:table-cell>
          <table:table-cell office:value-type="string" calcext:value-type="string">
            <text:p>0.081457</text:p>
          </table:table-cell>
          <table:table-cell office:value-type="string" calcext:value-type="string">
            <text:p>0.260395</text:p>
          </table:table-cell>
          <table:table-cell office:value-type="string" calcext:value-type="string">
            <text:p>1.103004</text:p>
          </table:table-cell>
          <table:table-cell office:value-type="float" office:value="3.795028" calcext:value-type="float">
            <text:p>3,79502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14770</text:p>
          </table:table-cell>
          <table:table-cell office:value-type="string" calcext:value-type="string">
            <text:p>0.014992</text:p>
          </table:table-cell>
          <table:table-cell office:value-type="string" calcext:value-type="string">
            <text:p>0.018475</text:p>
          </table:table-cell>
          <table:table-cell office:value-type="string" calcext:value-type="string">
            <text:p>0.041309</text:p>
          </table:table-cell>
          <table:table-cell office:value-type="string" calcext:value-type="string">
            <text:p>0.074751</text:p>
          </table:table-cell>
          <table:table-cell office:value-type="string" calcext:value-type="string">
            <text:p>0.264406</text:p>
          </table:table-cell>
          <table:table-cell office:value-type="string" calcext:value-type="string">
            <text:p>1.064246</text:p>
          </table:table-cell>
          <table:table-cell office:value-type="float" office:value="3.454602" calcext:value-type="float">
            <text:p>3,45460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15144</text:p>
          </table:table-cell>
          <table:table-cell office:value-type="string" calcext:value-type="string">
            <text:p>0.015362</text:p>
          </table:table-cell>
          <table:table-cell office:value-type="string" calcext:value-type="string">
            <text:p>0.016410</text:p>
          </table:table-cell>
          <table:table-cell office:value-type="string" calcext:value-type="string">
            <text:p>0.041812</text:p>
          </table:table-cell>
          <table:table-cell office:value-type="string" calcext:value-type="string">
            <text:p>0.076059</text:p>
          </table:table-cell>
          <table:table-cell office:value-type="string" calcext:value-type="string">
            <text:p>0.247438</text:p>
          </table:table-cell>
          <table:table-cell office:value-type="string" calcext:value-type="string">
            <text:p>1.079727</text:p>
          </table:table-cell>
          <table:table-cell office:value-type="float" office:value="3.696096" calcext:value-type="float">
            <text:p>3,69609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15212</text:p>
          </table:table-cell>
          <table:table-cell office:value-type="string" calcext:value-type="string">
            <text:p>0.015761</text:p>
          </table:table-cell>
          <table:table-cell office:value-type="string" calcext:value-type="string">
            <text:p>0.016319</text:p>
          </table:table-cell>
          <table:table-cell office:value-type="string" calcext:value-type="string">
            <text:p>0.041903</text:p>
          </table:table-cell>
          <table:table-cell office:value-type="string" calcext:value-type="string">
            <text:p>0.076079</text:p>
          </table:table-cell>
          <table:table-cell office:value-type="string" calcext:value-type="string">
            <text:p>0.266677</text:p>
          </table:table-cell>
          <table:table-cell office:value-type="string" calcext:value-type="string">
            <text:p>1.067446</text:p>
          </table:table-cell>
          <table:table-cell office:value-type="float" office:value="4.153957" calcext:value-type="float">
            <text:p>4,15395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15093</text:p>
          </table:table-cell>
          <table:table-cell office:value-type="string" calcext:value-type="string">
            <text:p>0.015229</text:p>
          </table:table-cell>
          <table:table-cell office:value-type="string" calcext:value-type="string">
            <text:p>0.016204</text:p>
          </table:table-cell>
          <table:table-cell office:value-type="string" calcext:value-type="string">
            <text:p>0.041571</text:p>
          </table:table-cell>
          <table:table-cell office:value-type="string" calcext:value-type="string">
            <text:p>0.075780</text:p>
          </table:table-cell>
          <table:table-cell office:value-type="string" calcext:value-type="string">
            <text:p>0.235801</text:p>
          </table:table-cell>
          <table:table-cell office:value-type="string" calcext:value-type="string">
            <text:p>1.079622</text:p>
          </table:table-cell>
          <table:table-cell office:value-type="float" office:value="4.371063" calcext:value-type="float">
            <text:p>4,37106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15092</text:p>
          </table:table-cell>
          <table:table-cell office:value-type="string" calcext:value-type="string">
            <text:p>0.015137</text:p>
          </table:table-cell>
          <table:table-cell office:value-type="string" calcext:value-type="string">
            <text:p>0.018765</text:p>
          </table:table-cell>
          <table:table-cell office:value-type="string" calcext:value-type="string">
            <text:p>0.040815</text:p>
          </table:table-cell>
          <table:table-cell office:value-type="string" calcext:value-type="string">
            <text:p>0.080293</text:p>
          </table:table-cell>
          <table:table-cell office:value-type="string" calcext:value-type="string">
            <text:p>0.268018</text:p>
          </table:table-cell>
          <table:table-cell office:value-type="string" calcext:value-type="string">
            <text:p>1.114182</text:p>
          </table:table-cell>
          <table:table-cell office:value-type="float" office:value="4.338758" calcext:value-type="float">
            <text:p>4,338758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17:.I226])/10" office:value-type="float" office:value="0" calcext:value-type="float">
            <text:p>0</text:p>
          </table:table-cell>
          <table:table-cell table:formula="of:=SUM([.J217:.J226])/10" office:value-type="float" office:value="0" calcext:value-type="float">
            <text:p>0</text:p>
          </table:table-cell>
          <table:table-cell table:formula="of:=SUM([.K217:.K226])/10" office:value-type="float" office:value="0" calcext:value-type="float">
            <text:p>0</text:p>
          </table:table-cell>
          <table:table-cell table:formula="of:=SUM([.L217:.L226])/10" office:value-type="float" office:value="0" calcext:value-type="float">
            <text:p>0</text:p>
          </table:table-cell>
          <table:table-cell table:formula="of:=SUM([.M217:.M226])/10" office:value-type="float" office:value="0" calcext:value-type="float">
            <text:p>0</text:p>
          </table:table-cell>
          <table:table-cell table:formula="of:=SUM([.N217:.N226])/10" office:value-type="float" office:value="0" calcext:value-type="float">
            <text:p>0</text:p>
          </table:table-cell>
          <table:table-cell table:formula="of:=SUM([.O217:.O226])/10" office:value-type="float" office:value="0" calcext:value-type="float">
            <text:p>0</text:p>
          </table:table-cell>
          <table:table-cell table:formula="of:=SUM([.P217:.P226])/10" office:value-type="float" office:value="3.7168722" calcext:value-type="float">
            <text:p>3,716872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17:.I226])" office:value-type="string" office:string-value="" calcext:value-type="error">
            <text:p>#DIV/0!</text:p>
          </table:table-cell>
          <table:table-cell table:formula="of:=STDEV([.J217:.J226])" office:value-type="string" office:string-value="" calcext:value-type="error">
            <text:p>#DIV/0!</text:p>
          </table:table-cell>
          <table:table-cell table:formula="of:=STDEV([.K217:.K226])" office:value-type="string" office:string-value="" calcext:value-type="error">
            <text:p>#DIV/0!</text:p>
          </table:table-cell>
          <table:table-cell table:formula="of:=STDEV([.L217:.L226])" office:value-type="string" office:string-value="" calcext:value-type="error">
            <text:p>#DIV/0!</text:p>
          </table:table-cell>
          <table:table-cell table:formula="of:=STDEV([.M217:.M226])" office:value-type="string" office:string-value="" calcext:value-type="error">
            <text:p>#DIV/0!</text:p>
          </table:table-cell>
          <table:table-cell table:formula="of:=STDEV([.N217:.N226])" office:value-type="string" office:string-value="" calcext:value-type="error">
            <text:p>#DIV/0!</text:p>
          </table:table-cell>
          <table:table-cell table:formula="of:=STDEV([.O217:.O226])" office:value-type="string" office:string-value="" calcext:value-type="error">
            <text:p>#DIV/0!</text:p>
          </table:table-cell>
          <table:table-cell table:formula="of:=STDEV([.P217:.P226])" office:value-type="float" office:value="0.440724545370663" calcext:value-type="float">
            <text:p>0,44072454537066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28]-[.G232]*[.I229]/SQRT(10)" office:value-type="string" office:string-value="" calcext:value-type="error">
            <text:p>#DIV/0!</text:p>
          </table:table-cell>
          <table:table-cell table:formula="of:=[.J228]-[.G232]*[.J229]/SQRT(10)" office:value-type="string" office:string-value="" calcext:value-type="error">
            <text:p>#DIV/0!</text:p>
          </table:table-cell>
          <table:table-cell table:formula="of:=[.K228]-[.G232]*[.K229]/SQRT(10)" office:value-type="string" office:string-value="" calcext:value-type="error">
            <text:p>#DIV/0!</text:p>
          </table:table-cell>
          <table:table-cell table:formula="of:=[.L228]-[.G232]*[.L229]/SQRT(10)" office:value-type="string" office:string-value="" calcext:value-type="error">
            <text:p>#DIV/0!</text:p>
          </table:table-cell>
          <table:table-cell table:formula="of:=[.M228]-[.G232]*[.M229]/SQRT(10)" office:value-type="string" office:string-value="" calcext:value-type="error">
            <text:p>#DIV/0!</text:p>
          </table:table-cell>
          <table:table-cell table:formula="of:=[.N228]-[.G232]*[.N229]/SQRT(10)" office:value-type="string" office:string-value="" calcext:value-type="error">
            <text:p>#DIV/0!</text:p>
          </table:table-cell>
          <table:table-cell table:formula="of:=[.O228]-[.G232]*[.O229]/SQRT(10)" office:value-type="string" office:string-value="" calcext:value-type="error">
            <text:p>#DIV/0!</text:p>
          </table:table-cell>
          <table:table-cell table:formula="of:=[.P228]-[.G232]*[.P229]/SQRT(10)" office:value-type="float" office:value="3.48760963831333" calcext:value-type="float">
            <text:p>3,4876096383133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28]+[.G232]*[.I229]/SQRT(10)" office:value-type="string" office:string-value="" calcext:value-type="error">
            <text:p>#DIV/0!</text:p>
          </table:table-cell>
          <table:table-cell table:formula="of:=[.J228]+[.G232]*[.J229]/SQRT(10)" office:value-type="string" office:string-value="" calcext:value-type="error">
            <text:p>#DIV/0!</text:p>
          </table:table-cell>
          <table:table-cell table:formula="of:=[.K228]+[.G232]*[.K229]/SQRT(10)" office:value-type="string" office:string-value="" calcext:value-type="error">
            <text:p>#DIV/0!</text:p>
          </table:table-cell>
          <table:table-cell table:formula="of:=[.L228]+[.G232]*[.L229]/SQRT(10)" office:value-type="string" office:string-value="" calcext:value-type="error">
            <text:p>#DIV/0!</text:p>
          </table:table-cell>
          <table:table-cell table:formula="of:=[.M228]+[.G232]*[.M229]/SQRT(10)" office:value-type="string" office:string-value="" calcext:value-type="error">
            <text:p>#DIV/0!</text:p>
          </table:table-cell>
          <table:table-cell table:formula="of:=[.N228]+[.G232]*[.N229]/SQRT(10)" office:value-type="string" office:string-value="" calcext:value-type="error">
            <text:p>#DIV/0!</text:p>
          </table:table-cell>
          <table:table-cell table:formula="of:=[.O228]+[.G232]*[.O229]/SQRT(10)" office:value-type="string" office:string-value="" calcext:value-type="error">
            <text:p>#DIV/0!</text:p>
          </table:table-cell>
          <table:table-cell table:formula="of:=[.P228]+[.G232]*[.P229]/SQRT(10)" office:value-type="float" office:value="3.94613476168667" calcext:value-type="float">
            <text:p>3,94613476168667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grii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pth nt3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85</text:p>
          </table:table-cell>
          <table:table-cell office:value-type="string" calcext:value-type="string">
            <text:p>0.028317</text:p>
          </table:table-cell>
          <table:table-cell office:value-type="string" calcext:value-type="string">
            <text:p>0.032686</text:p>
          </table:table-cell>
          <table:table-cell table:style-name="ce2" office:value-type="string" calcext:value-type="string">
            <text:p>0.039860</text:p>
          </table:table-cell>
          <table:table-cell office:value-type="string" calcext:value-type="string">
            <text:p>0.072928</text:p>
          </table:table-cell>
          <table:table-cell office:value-type="string" calcext:value-type="string">
            <text:p>0.238276</text:p>
          </table:table-cell>
          <table:table-cell office:value-type="string" calcext:value-type="string">
            <text:p>0.945636</text:p>
          </table:table-cell>
          <table:table-cell office:value-type="float" office:value="3.261593" calcext:value-type="float">
            <text:p>3,26159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0.029079</text:p>
          </table:table-cell>
          <table:table-cell office:value-type="string" calcext:value-type="string">
            <text:p>0.028108</text:p>
          </table:table-cell>
          <table:table-cell office:value-type="string" calcext:value-type="string">
            <text:p>0.032263</text:p>
          </table:table-cell>
          <table:table-cell table:style-name="ce2" office:value-type="string" calcext:value-type="string">
            <text:p>0.039232</text:p>
          </table:table-cell>
          <table:table-cell office:value-type="string" calcext:value-type="string">
            <text:p>0.067121</text:p>
          </table:table-cell>
          <table:table-cell office:value-type="string" calcext:value-type="string">
            <text:p>0.240066</text:p>
          </table:table-cell>
          <table:table-cell office:value-type="string" calcext:value-type="string">
            <text:p>0.977913</text:p>
          </table:table-cell>
          <table:table-cell office:value-type="float" office:value="3.508214" calcext:value-type="float">
            <text:p>3,50821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0.028560</text:p>
          </table:table-cell>
          <table:table-cell office:value-type="string" calcext:value-type="string">
            <text:p>0.029795</text:p>
          </table:table-cell>
          <table:table-cell office:value-type="string" calcext:value-type="string">
            <text:p>0.034453</text:p>
          </table:table-cell>
          <table:table-cell table:style-name="ce2" office:value-type="string" calcext:value-type="string">
            <text:p>0.037071</text:p>
          </table:table-cell>
          <table:table-cell office:value-type="string" calcext:value-type="string">
            <text:p>0.065074</text:p>
          </table:table-cell>
          <table:table-cell office:value-type="string" calcext:value-type="string">
            <text:p>0.268961</text:p>
          </table:table-cell>
          <table:table-cell office:value-type="string" calcext:value-type="string">
            <text:p>0.982234</text:p>
          </table:table-cell>
          <table:table-cell office:value-type="float" office:value="3.071546" calcext:value-type="float">
            <text:p>3,07154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0.029296</text:p>
          </table:table-cell>
          <table:table-cell office:value-type="string" calcext:value-type="string">
            <text:p>0.029961</text:p>
          </table:table-cell>
          <table:table-cell office:value-type="string" calcext:value-type="string">
            <text:p>0.031963</text:p>
          </table:table-cell>
          <table:table-cell table:style-name="ce2" office:value-type="string" calcext:value-type="string">
            <text:p>0.037542</text:p>
          </table:table-cell>
          <table:table-cell office:value-type="string" calcext:value-type="string">
            <text:p>0.066606</text:p>
          </table:table-cell>
          <table:table-cell office:value-type="string" calcext:value-type="string">
            <text:p>0.272486</text:p>
          </table:table-cell>
          <table:table-cell office:value-type="string" calcext:value-type="string">
            <text:p>0.995890</text:p>
          </table:table-cell>
          <table:table-cell office:value-type="float" office:value="3.345943" calcext:value-type="float">
            <text:p>3,34594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0.029674</text:p>
          </table:table-cell>
          <table:table-cell office:value-type="string" calcext:value-type="string">
            <text:p>0.029177</text:p>
          </table:table-cell>
          <table:table-cell office:value-type="string" calcext:value-type="string">
            <text:p>0.031092</text:p>
          </table:table-cell>
          <table:table-cell table:style-name="ce2" office:value-type="string" calcext:value-type="string">
            <text:p>0.038422</text:p>
          </table:table-cell>
          <table:table-cell office:value-type="string" calcext:value-type="string">
            <text:p>0.067203</text:p>
          </table:table-cell>
          <table:table-cell office:value-type="string" calcext:value-type="string">
            <text:p>0.268669</text:p>
          </table:table-cell>
          <table:table-cell office:value-type="string" calcext:value-type="string">
            <text:p>1.000541</text:p>
          </table:table-cell>
          <table:table-cell office:value-type="float" office:value="3.52345" calcext:value-type="float">
            <text:p>3,5234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0.030453</text:p>
          </table:table-cell>
          <table:table-cell office:value-type="string" calcext:value-type="string">
            <text:p>0.028343</text:p>
          </table:table-cell>
          <table:table-cell office:value-type="string" calcext:value-type="string">
            <text:p>0.030561</text:p>
          </table:table-cell>
          <table:table-cell table:style-name="ce2" office:value-type="string" calcext:value-type="string">
            <text:p>0.035768</text:p>
          </table:table-cell>
          <table:table-cell office:value-type="string" calcext:value-type="string">
            <text:p>0.071314</text:p>
          </table:table-cell>
          <table:table-cell office:value-type="string" calcext:value-type="string">
            <text:p>0.270120</text:p>
          </table:table-cell>
          <table:table-cell office:value-type="string" calcext:value-type="string">
            <text:p>1.012254</text:p>
          </table:table-cell>
          <table:table-cell office:value-type="float" office:value="3.550447" calcext:value-type="float">
            <text:p>3,55044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0.029543</text:p>
          </table:table-cell>
          <table:table-cell office:value-type="string" calcext:value-type="string">
            <text:p>0.029848</text:p>
          </table:table-cell>
          <table:table-cell office:value-type="string" calcext:value-type="string">
            <text:p>0.034795</text:p>
          </table:table-cell>
          <table:table-cell table:style-name="ce2" office:value-type="string" calcext:value-type="string">
            <text:p>0.040133</text:p>
          </table:table-cell>
          <table:table-cell office:value-type="string" calcext:value-type="string">
            <text:p>0.086483</text:p>
          </table:table-cell>
          <table:table-cell office:value-type="string" calcext:value-type="string">
            <text:p>0.277617</text:p>
          </table:table-cell>
          <table:table-cell office:value-type="string" calcext:value-type="string">
            <text:p>1.001416</text:p>
          </table:table-cell>
          <table:table-cell office:value-type="float" office:value="3.723758" calcext:value-type="float">
            <text:p>3,72375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0.028751</text:p>
          </table:table-cell>
          <table:table-cell office:value-type="string" calcext:value-type="string">
            <text:p>0.029075</text:p>
          </table:table-cell>
          <table:table-cell office:value-type="string" calcext:value-type="string">
            <text:p>0.032735</text:p>
          </table:table-cell>
          <table:table-cell table:style-name="ce2" office:value-type="string" calcext:value-type="string">
            <text:p>0.038890</text:p>
          </table:table-cell>
          <table:table-cell office:value-type="string" calcext:value-type="string">
            <text:p>0.065580</text:p>
          </table:table-cell>
          <table:table-cell office:value-type="string" calcext:value-type="string">
            <text:p>0.277341</text:p>
          </table:table-cell>
          <table:table-cell office:value-type="string" calcext:value-type="string">
            <text:p>1.035158</text:p>
          </table:table-cell>
          <table:table-cell office:value-type="float" office:value="4.062468" calcext:value-type="float">
            <text:p>4,06246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0.028852</text:p>
          </table:table-cell>
          <table:table-cell office:value-type="string" calcext:value-type="string">
            <text:p>0.028935</text:p>
          </table:table-cell>
          <table:table-cell office:value-type="string" calcext:value-type="string">
            <text:p>0.033822</text:p>
          </table:table-cell>
          <table:table-cell table:style-name="ce2" office:value-type="string" calcext:value-type="string">
            <text:p>0.040247</text:p>
          </table:table-cell>
          <table:table-cell office:value-type="string" calcext:value-type="string">
            <text:p>0.066764</text:p>
          </table:table-cell>
          <table:table-cell office:value-type="string" calcext:value-type="string">
            <text:p>0.274942</text:p>
          </table:table-cell>
          <table:table-cell office:value-type="string" calcext:value-type="string">
            <text:p>1.025859</text:p>
          </table:table-cell>
          <table:table-cell office:value-type="float" office:value="3.99037" calcext:value-type="float">
            <text:p>3,9903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0.029826</text:p>
          </table:table-cell>
          <table:table-cell office:value-type="string" calcext:value-type="string">
            <text:p>0.030003</text:p>
          </table:table-cell>
          <table:table-cell office:value-type="string" calcext:value-type="string">
            <text:p>0.035904</text:p>
          </table:table-cell>
          <table:table-cell table:style-name="ce2" office:value-type="string" calcext:value-type="string">
            <text:p>0.039622</text:p>
          </table:table-cell>
          <table:table-cell office:value-type="string" calcext:value-type="string">
            <text:p>0.069825</text:p>
          </table:table-cell>
          <table:table-cell office:value-type="string" calcext:value-type="string">
            <text:p>0.277132</text:p>
          </table:table-cell>
          <table:table-cell office:value-type="string" calcext:value-type="string">
            <text:p>1.066015</text:p>
          </table:table-cell>
          <table:table-cell office:value-type="float" office:value="4.049344" calcext:value-type="float">
            <text:p>4,049344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SUM([.I236:.I245])/10" office:value-type="float" office:value="0" calcext:value-type="float">
            <text:p>0</text:p>
          </table:table-cell>
          <table:table-cell table:formula="of:=SUM([.J236:.J245])/10" office:value-type="float" office:value="0" calcext:value-type="float">
            <text:p>0</text:p>
          </table:table-cell>
          <table:table-cell table:formula="of:=SUM([.K236:.K245])/10" office:value-type="float" office:value="0" calcext:value-type="float">
            <text:p>0</text:p>
          </table:table-cell>
          <table:table-cell table:formula="of:=SUM([.L236:.L245])/10" office:value-type="float" office:value="0" calcext:value-type="float">
            <text:p>0</text:p>
          </table:table-cell>
          <table:table-cell table:formula="of:=SUM([.M236:.M245])/10" office:value-type="float" office:value="0" calcext:value-type="float">
            <text:p>0</text:p>
          </table:table-cell>
          <table:table-cell table:formula="of:=SUM([.N236:.N245])/10" office:value-type="float" office:value="0" calcext:value-type="float">
            <text:p>0</text:p>
          </table:table-cell>
          <table:table-cell table:formula="of:=SUM([.O236:.O245])/10" office:value-type="float" office:value="0" calcext:value-type="float">
            <text:p>0</text:p>
          </table:table-cell>
          <table:table-cell table:formula="of:=SUM([.P236:.P245])/10" office:value-type="float" office:value="3.6087133" calcext:value-type="float">
            <text:p>3,6087133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dp</text:p>
          </table:table-cell>
          <table:table-cell table:formula="of:=STDEV([.I236:.I245])" office:value-type="string" office:string-value="" calcext:value-type="error">
            <text:p>#DIV/0!</text:p>
          </table:table-cell>
          <table:table-cell table:formula="of:=STDEV([.J236:.J245])" office:value-type="string" office:string-value="" calcext:value-type="error">
            <text:p>#DIV/0!</text:p>
          </table:table-cell>
          <table:table-cell table:formula="of:=STDEV([.K236:.K245])" office:value-type="string" office:string-value="" calcext:value-type="error">
            <text:p>#DIV/0!</text:p>
          </table:table-cell>
          <table:table-cell table:formula="of:=STDEV([.L236:.L245])" office:value-type="string" office:string-value="" calcext:value-type="error">
            <text:p>#DIV/0!</text:p>
          </table:table-cell>
          <table:table-cell table:formula="of:=STDEV([.M236:.M245])" office:value-type="string" office:string-value="" calcext:value-type="error">
            <text:p>#DIV/0!</text:p>
          </table:table-cell>
          <table:table-cell table:formula="of:=STDEV([.N236:.N245])" office:value-type="string" office:string-value="" calcext:value-type="error">
            <text:p>#DIV/0!</text:p>
          </table:table-cell>
          <table:table-cell table:formula="of:=STDEV([.O236:.O245])" office:value-type="string" office:string-value="" calcext:value-type="error">
            <text:p>#DIV/0!</text:p>
          </table:table-cell>
          <table:table-cell table:formula="of:=STDEV([.P236:.P245])" office:value-type="float" office:value="0.342831381289873" calcext:value-type="float">
            <text:p>0,342831381289873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" office:value-type="percentage" office:value="0.9" calcext:value-type="percentage">
            <text:p>90,00%</text:p>
          </table:table-cell>
          <table:table-cell office:value-type="string" calcext:value-type="string">
            <text:p>min</text:p>
          </table:table-cell>
          <table:table-cell table:formula="of:=[.I247]-[.G251]*[.I248]/SQRT(10)" office:value-type="string" office:string-value="" calcext:value-type="error">
            <text:p>#DIV/0!</text:p>
          </table:table-cell>
          <table:table-cell table:formula="of:=[.J247]-[.G251]*[.J248]/SQRT(10)" office:value-type="string" office:string-value="" calcext:value-type="error">
            <text:p>#DIV/0!</text:p>
          </table:table-cell>
          <table:table-cell table:formula="of:=[.K247]-[.G251]*[.K248]/SQRT(10)" office:value-type="string" office:string-value="" calcext:value-type="error">
            <text:p>#DIV/0!</text:p>
          </table:table-cell>
          <table:table-cell table:formula="of:=[.L247]-[.G251]*[.L248]/SQRT(10)" office:value-type="string" office:string-value="" calcext:value-type="error">
            <text:p>#DIV/0!</text:p>
          </table:table-cell>
          <table:table-cell table:formula="of:=[.M247]-[.G251]*[.M248]/SQRT(10)" office:value-type="string" office:string-value="" calcext:value-type="error">
            <text:p>#DIV/0!</text:p>
          </table:table-cell>
          <table:table-cell table:formula="of:=[.N247]-[.G251]*[.N248]/SQRT(10)" office:value-type="string" office:string-value="" calcext:value-type="error">
            <text:p>#DIV/0!</text:p>
          </table:table-cell>
          <table:table-cell table:formula="of:=[.O247]-[.G251]*[.O248]/SQRT(10)" office:value-type="string" office:string-value="" calcext:value-type="error">
            <text:p>#DIV/0!</text:p>
          </table:table-cell>
          <table:table-cell table:formula="of:=[.P247]-[.G251]*[.P248]/SQRT(10)" office:value-type="float" office:value="3.43037424099662" calcext:value-type="float">
            <text:p>3,4303742409966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.645" calcext:value-type="float">
            <text:p>1,645</text:p>
          </table:table-cell>
          <table:table-cell office:value-type="string" calcext:value-type="string">
            <text:p>max</text:p>
          </table:table-cell>
          <table:table-cell table:formula="of:=[.I247]+[.G251]*[.I248]/SQRT(10)" office:value-type="string" office:string-value="" calcext:value-type="error">
            <text:p>#DIV/0!</text:p>
          </table:table-cell>
          <table:table-cell table:formula="of:=[.J247]+[.G251]*[.J248]/SQRT(10)" office:value-type="string" office:string-value="" calcext:value-type="error">
            <text:p>#DIV/0!</text:p>
          </table:table-cell>
          <table:table-cell table:formula="of:=[.K247]+[.G251]*[.K248]/SQRT(10)" office:value-type="string" office:string-value="" calcext:value-type="error">
            <text:p>#DIV/0!</text:p>
          </table:table-cell>
          <table:table-cell table:formula="of:=[.L247]+[.G251]*[.L248]/SQRT(10)" office:value-type="string" office:string-value="" calcext:value-type="error">
            <text:p>#DIV/0!</text:p>
          </table:table-cell>
          <table:table-cell table:formula="of:=[.M247]+[.G251]*[.M248]/SQRT(10)" office:value-type="string" office:string-value="" calcext:value-type="error">
            <text:p>#DIV/0!</text:p>
          </table:table-cell>
          <table:table-cell table:formula="of:=[.N247]+[.G251]*[.N248]/SQRT(10)" office:value-type="string" office:string-value="" calcext:value-type="error">
            <text:p>#DIV/0!</text:p>
          </table:table-cell>
          <table:table-cell table:formula="of:=[.O247]+[.G251]*[.O248]/SQRT(10)" office:value-type="string" office:string-value="" calcext:value-type="error">
            <text:p>#DIV/0!</text:p>
          </table:table-cell>
          <table:table-cell table:formula="of:=[.P247]+[.G251]*[.P248]/SQRT(10)" office:value-type="float" office:value="3.78705235900338" calcext:value-type="float">
            <text:p>3,78705235900338</text:p>
          </table:table-cell>
          <table:table-cell table:number-columns-repeated="10"/>
        </table:table-row>
      </table:table>
      <table:table table:name="Planilha2" table:style-name="ta1">
        <table:shapes>
          <draw:frame draw:z-index="0" draw:style-name="gr1" draw:text-style-name="P1" svg:width="16.768cm" svg:height="8.686cm" svg:x="20.513cm" svg:y="1.062cm">
            <draw:object draw:notify-on-update-of-ranges="Planilha2.B14:Planilha2.B14 Planilha2.C14:Planilha2.H14 Planilha2.B15:Planilha2.B15 Planilha2.C15:Planilha2.H15 Planilha2.B16:Planilha2.B16 Planilha2.C16:Planilha2.H16 Planilha2.B17:Planilha2.B17 Planilha2.C17:Planilha2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38.767cm" svg:y="0.983cm">
            <draw:object draw:notify-on-update-of-ranges="Planilha2.B30:Planilha2.B30 Planilha2.C30:Planilha2.H30 Planilha2.B31:Planilha2.B31 Planilha2.C31:Planilha2.H31 Planilha2.B32:Planilha2.B32 Planilha2.C32:Planilha2.H32 Planilha2.B33:Planilha2.B33 Planilha2.C33:Planilha2.H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7cm" svg:height="9.004cm" svg:x="20.567cm" svg:y="11.714cm">
            <draw:object draw:notify-on-update-of-ranges="Planilha2.B46:Planilha2.B46 Planilha2.C46:Planilha2.H46 Planilha2.B47:Planilha2.B47 Planilha2.C47:Planilha2.H47 Planilha2.B48:Planilha2.B48 Planilha2.C48:Planilha2.H48 Planilha2.B49:Planilha2.B49 Planilha2.C49:Planilha2.H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7cm" svg:height="9.005cm" svg:x="38.658cm" svg:y="10.81cm">
            <draw:object draw:notify-on-update-of-ranges="Planilha2.B62:Planilha2.B62 Planilha2.C62:Planilha2.H62 Planilha2.B63:Planilha2.B63 Planilha2.C63:Planilha2.H63 Planilha2.B64:Planilha2.B64 Planilha2.C64:Planilha2.H64 Planilha2.B65:Planilha2.B65 Planilha2.C65:Planilha2.H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7cm" svg:height="9.004cm" svg:x="20.155cm" svg:y="33.176cm">
            <draw:object draw:notify-on-update-of-ranges="Planilha2.C110:Planilha2.H110 Planilha2.B111:Planilha2.B111 Planilha2.C111:Planilha2.H111 Planilha2.B112:Planilha2.B112 Planilha2.C112:Planilha2.H112 Planilha2.B113:Planilha2.B113 Planilha2.C113:Planilha2.H1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7cm" svg:height="9.004cm" svg:x="18.805cm" svg:y="22.763cm">
            <draw:object draw:notify-on-update-of-ranges="Planilha2.C78:Planilha2.H78 Planilha2.B79:Planilha2.B79 Planilha2.C79:Planilha2.H79 Planilha2.B80:Planilha2.B80 Planilha2.C80:Planilha2.H80 Planilha2.B81:Planilha2.B81 Planilha2.C81:Planilha2.H8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.997cm" svg:height="9.005cm" svg:x="38.383cm" svg:y="20.772cm">
            <draw:object draw:notify-on-update-of-ranges="Planilha2.C94:Planilha2.H94 Planilha2.B95:Planilha2.B95 Planilha2.C95:Planilha2.H95 Planilha2.B96:Planilha2.B96 Planilha2.C96:Planilha2.H96 Planilha2.B97:Planilha2.B97 Planilha2.C97:Planilha2.H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1" draw:text-style-name="P1" svg:width="15.999cm" svg:height="8.999cm" svg:x="38.383cm" svg:y="33.416cm">
            <draw:object draw:notify-on-update-of-ranges="Planilha2.C126:Planilha2.H126 Planilha2.B127:Planilha2.B127 Planilha2.C127:Planilha2.H127 Planilha2.B128:Planilha2.B128 Planilha2.C128:Planilha2.H128 Planilha2.B129:Planilha2.B129 Planilha2.C129:Planilha2.H1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.96" calcext:value-type="float">
            <text:p>1,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S = 32</text:p>
          </table:table-cell>
          <table:table-cell office:value-type="string" calcext:value-type="string">
            <text:p>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02081" calcext:value-type="float">
            <text:p>0,002081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0951" calcext:value-type="float">
            <text:p>0,000951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7233" calcext:value-type="float">
            <text:p>0,007233</text:p>
          </table:table-cell>
          <table:table-cell office:value-type="float" office:value="0.013419" calcext:value-type="float">
            <text:p>0,013419</text:p>
          </table:table-cell>
        </table:table-row>
        <table:table-row table:style-name="ro1">
          <table:table-cell table:number-columns-repeated="2"/>
          <table:table-cell office:value-type="float" office:value="0.002117" calcext:value-type="float">
            <text:p>0,002117</text:p>
          </table:table-cell>
          <table:table-cell office:value-type="float" office:value="0.001432" calcext:value-type="float">
            <text:p>0,001432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6741" calcext:value-type="float">
            <text:p>0,006741</text:p>
          </table:table-cell>
          <table:table-cell office:value-type="float" office:value="0.014424" calcext:value-type="float">
            <text:p>0,014424</text:p>
          </table:table-cell>
        </table:table-row>
        <table:table-row table:style-name="ro1">
          <table:table-cell table:number-columns-repeated="2"/>
          <table:table-cell office:value-type="float" office:value="0.002139" calcext:value-type="float">
            <text:p>0,002139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1061" calcext:value-type="float">
            <text:p>0,001061</text:p>
          </table:table-cell>
          <table:table-cell office:value-type="float" office:value="0.005352" calcext:value-type="float">
            <text:p>0,005352</text:p>
          </table:table-cell>
          <table:table-cell office:value-type="float" office:value="0.012119" calcext:value-type="float">
            <text:p>0,012119</text:p>
          </table:table-cell>
        </table:table-row>
        <table:table-row table:style-name="ro1">
          <table:table-cell table:number-columns-repeated="2"/>
          <table:table-cell office:value-type="float" office:value="0.002117" calcext:value-type="float">
            <text:p>0,002117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6754" calcext:value-type="float">
            <text:p>0,006754</text:p>
          </table:table-cell>
          <table:table-cell office:value-type="float" office:value="0.014269" calcext:value-type="float">
            <text:p>0,014269</text:p>
          </table:table-cell>
        </table:table-row>
        <table:table-row table:style-name="ro1">
          <table:table-cell table:number-columns-repeated="2"/>
          <table:table-cell office:value-type="float" office:value="0.002115" calcext:value-type="float">
            <text:p>0,002115</text:p>
          </table:table-cell>
          <table:table-cell office:value-type="float" office:value="0.001066" calcext:value-type="float">
            <text:p>0,001066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13839" calcext:value-type="float">
            <text:p>0,013839</text:p>
          </table:table-cell>
        </table:table-row>
        <table:table-row table:style-name="ro1">
          <table:table-cell table:number-columns-repeated="2"/>
          <table:table-cell office:value-type="float" office:value="0.002122" calcext:value-type="float">
            <text:p>0,002122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13566" calcext:value-type="float">
            <text:p>0,013566</text:p>
          </table:table-cell>
        </table:table-row>
        <table:table-row table:style-name="ro1">
          <table:table-cell table:number-columns-repeated="2"/>
          <table:table-cell office:value-type="float" office:value="0.002172" calcext:value-type="float">
            <text:p>0,002172</text:p>
          </table:table-cell>
          <table:table-cell office:value-type="float" office:value="0.001381" calcext:value-type="float">
            <text:p>0,001381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6445" calcext:value-type="float">
            <text:p>0,006445</text:p>
          </table:table-cell>
          <table:table-cell office:value-type="float" office:value="0.013716" calcext:value-type="float">
            <text:p>0,013716</text:p>
          </table:table-cell>
        </table:table-row>
        <table:table-row table:style-name="ro1">
          <table:table-cell table:number-columns-repeated="2"/>
          <table:table-cell office:value-type="float" office:value="0.002119" calcext:value-type="float">
            <text:p>0,002119</text:p>
          </table:table-cell>
          <table:table-cell office:value-type="float" office:value="0.001511" calcext:value-type="float">
            <text:p>0,001511</text:p>
          </table:table-cell>
          <table:table-cell office:value-type="float" office:value="0.001134" calcext:value-type="float">
            <text:p>0,001134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6449" calcext:value-type="float">
            <text:p>0,006449</text:p>
          </table:table-cell>
          <table:table-cell office:value-type="float" office:value="0.014697" calcext:value-type="float">
            <text:p>0,014697</text:p>
          </table:table-cell>
        </table:table-row>
        <table:table-row table:style-name="ro1">
          <table:table-cell table:number-columns-repeated="2"/>
          <table:table-cell office:value-type="float" office:value="0.002166" calcext:value-type="float">
            <text:p>0,00216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0965" calcext:value-type="float">
            <text:p>0,000965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15304" calcext:value-type="float">
            <text:p>0,015304</text:p>
          </table:table-cell>
        </table:table-row>
        <table:table-row table:style-name="ro1">
          <table:table-cell table:number-columns-repeated="2"/>
          <table:table-cell office:value-type="float" office:value="0.002145" calcext:value-type="float">
            <text:p>0,002145</text:p>
          </table:table-cell>
          <table:table-cell office:value-type="float" office:value="0.001374" calcext:value-type="float">
            <text:p>0,001374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6772" calcext:value-type="float">
            <text:p>0,006772</text:p>
          </table:table-cell>
          <table:table-cell office:value-type="float" office:value="0.013482" calcext:value-type="float">
            <text:p>0,01348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4:.C13])/10" office:value-type="float" office:value="0.0021293" calcext:value-type="float">
            <text:p>0,0021293</text:p>
          </table:table-cell>
          <table:table-cell table:formula="of:=SUM([.D4:.D13])/10" office:value-type="float" office:value="0.0013508" calcext:value-type="float">
            <text:p>0,0013508</text:p>
          </table:table-cell>
          <table:table-cell table:formula="of:=SUM([.E4:.E13])/10" office:value-type="float" office:value="0.0009643" calcext:value-type="float">
            <text:p>0,0009643</text:p>
          </table:table-cell>
          <table:table-cell table:formula="of:=SUM([.F4:.F13])/10" office:value-type="float" office:value="0.0009537" calcext:value-type="float">
            <text:p>0,0009537</text:p>
          </table:table-cell>
          <table:table-cell table:formula="of:=SUM([.G4:.G13])/10" office:value-type="float" office:value="0.0064753" calcext:value-type="float">
            <text:p>0,0064753</text:p>
          </table:table-cell>
          <table:table-cell table:formula="of:=SUM([.H4:.H13])/10" office:value-type="float" office:value="0.0138835" calcext:value-type="float">
            <text:p>0,0138835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5]-[.A1]*STDEV([.C4:.C13])/SQRT(10)" office:value-type="float" office:value="0.00211263026689542" calcext:value-type="float">
            <text:p>0,002112630266895</text:p>
          </table:table-cell>
          <table:table-cell table:formula="of:=[.D15]-[.A1]*STDEV([.D4:.D13])/SQRT(10)" office:value-type="float" office:value="0.00127685444145559" calcext:value-type="float">
            <text:p>0,001276854441456</text:p>
          </table:table-cell>
          <table:table-cell table:formula="of:=[.E15]-[.A1]*STDEV([.E4:.E13])/SQRT(10)" office:value-type="float" office:value="0.000899551370416905" calcext:value-type="float">
            <text:p>0,000899551370417</text:p>
          </table:table-cell>
          <table:table-cell table:formula="of:=[.F15]-[.A1]*STDEV([.F4:.F13])/SQRT(10)" office:value-type="float" office:value="0.000919527418892399" calcext:value-type="float">
            <text:p>0,000919527418892</text:p>
          </table:table-cell>
          <table:table-cell table:formula="of:=[.G15]-[.A1]*STDEV([.G4:.G13])/SQRT(10)" office:value-type="float" office:value="0.00609075085820521" calcext:value-type="float">
            <text:p>0,006090750858205</text:p>
          </table:table-cell>
          <table:table-cell table:formula="of:=[.H15]-[.A1]*STDEV([.H4:.H13])/SQRT(10)" office:value-type="float" office:value="0.0133470652506326" calcext:value-type="float">
            <text:p>0,01334706525063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15]+[.A1]*STDEV([.C4:.C13])/SQRT(10)" office:value-type="float" office:value="0.00214596973310457" calcext:value-type="float">
            <text:p>0,002145969733105</text:p>
          </table:table-cell>
          <table:table-cell table:formula="of:=[.D15]+[.A1]*STDEV([.D4:.D13])/SQRT(10)" office:value-type="float" office:value="0.00142474555854441" calcext:value-type="float">
            <text:p>0,001424745558544</text:p>
          </table:table-cell>
          <table:table-cell table:formula="of:=[.E15]+[.A1]*STDEV([.E4:.E13])/SQRT(10)" office:value-type="float" office:value="0.0010290486295831" calcext:value-type="float">
            <text:p>0,001029048629583</text:p>
          </table:table-cell>
          <table:table-cell table:formula="of:=[.F15]+[.A1]*STDEV([.F4:.F13])/SQRT(10)" office:value-type="float" office:value="0.000987872581107601" calcext:value-type="float">
            <text:p>0,000987872581108</text:p>
          </table:table-cell>
          <table:table-cell table:formula="of:=[.G15]+[.A1]*STDEV([.G4:.G13])/SQRT(10)" office:value-type="float" office:value="0.00685984914179479" calcext:value-type="float">
            <text:p>0,006859849141795</text:p>
          </table:table-cell>
          <table:table-cell table:formula="of:=[.H15]+[.A1]*STDEV([.H4:.H13])/SQRT(10)" office:value-type="float" office:value="0.0144199347493674" calcext:value-type="float">
            <text:p>0,0144199347493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05496" calcext:value-type="float">
            <text:p>0,005496</text:p>
          </table:table-cell>
          <table:table-cell office:value-type="float" office:value="0.004169" calcext:value-type="float">
            <text:p>0,004169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9593" calcext:value-type="float">
            <text:p>0,009593</text:p>
          </table:table-cell>
          <table:table-cell office:value-type="float" office:value="0.014373" calcext:value-type="float">
            <text:p>0,014373</text:p>
          </table:table-cell>
        </table:table-row>
        <table:table-row table:style-name="ro1">
          <table:table-cell table:number-columns-repeated="2"/>
          <table:table-cell office:value-type="float" office:value="0.005208" calcext:value-type="float">
            <text:p>0,005208</text:p>
          </table:table-cell>
          <table:table-cell office:value-type="float" office:value="0.004363" calcext:value-type="float">
            <text:p>0,004363</text:p>
          </table:table-cell>
          <table:table-cell office:value-type="float" office:value="0.002842" calcext:value-type="float">
            <text:p>0,002842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9683" calcext:value-type="float">
            <text:p>0,009683</text:p>
          </table:table-cell>
          <table:table-cell office:value-type="float" office:value="0.015227" calcext:value-type="float">
            <text:p>0,015227</text:p>
          </table:table-cell>
        </table:table-row>
        <table:table-row table:style-name="ro1">
          <table:table-cell table:number-columns-repeated="2"/>
          <table:table-cell office:value-type="float" office:value="0.005513" calcext:value-type="float">
            <text:p>0,005513</text:p>
          </table:table-cell>
          <table:table-cell office:value-type="float" office:value="0.004493" calcext:value-type="float">
            <text:p>0,004493</text:p>
          </table:table-cell>
          <table:table-cell office:value-type="float" office:value="0.002521" calcext:value-type="float">
            <text:p>0,002521</text:p>
          </table:table-cell>
          <table:table-cell office:value-type="float" office:value="0.002537" calcext:value-type="float">
            <text:p>0,002537</text:p>
          </table:table-cell>
          <table:table-cell office:value-type="float" office:value="0.008992" calcext:value-type="float">
            <text:p>0,008992</text:p>
          </table:table-cell>
          <table:table-cell office:value-type="float" office:value="0.016463" calcext:value-type="float">
            <text:p>0,016463</text:p>
          </table:table-cell>
        </table:table-row>
        <table:table-row table:style-name="ro1">
          <table:table-cell table:number-columns-repeated="2"/>
          <table:table-cell office:value-type="float" office:value="0.00513" calcext:value-type="float">
            <text:p>0,00513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2462" calcext:value-type="float">
            <text:p>0,00246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11658" calcext:value-type="float">
            <text:p>0,011658</text:p>
          </table:table-cell>
          <table:table-cell office:value-type="float" office:value="0.015455" calcext:value-type="float">
            <text:p>0,015455</text:p>
          </table:table-cell>
        </table:table-row>
        <table:table-row table:style-name="ro1">
          <table:table-cell table:number-columns-repeated="2"/>
          <table:table-cell office:value-type="float" office:value="0.005513" calcext:value-type="float">
            <text:p>0,005513</text:p>
          </table:table-cell>
          <table:table-cell office:value-type="float" office:value="0.004138" calcext:value-type="float">
            <text:p>0,004138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11167" calcext:value-type="float">
            <text:p>0,011167</text:p>
          </table:table-cell>
          <table:table-cell office:value-type="float" office:value="0.015231" calcext:value-type="float">
            <text:p>0,015231</text:p>
          </table:table-cell>
        </table:table-row>
        <table:table-row table:style-name="ro1">
          <table:table-cell table:number-columns-repeated="2"/>
          <table:table-cell office:value-type="float" office:value="0.005592" calcext:value-type="float">
            <text:p>0,005592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2594" calcext:value-type="float">
            <text:p>0,002594</text:p>
          </table:table-cell>
          <table:table-cell office:value-type="float" office:value="0.002367" calcext:value-type="float">
            <text:p>0,002367</text:p>
          </table:table-cell>
          <table:table-cell office:value-type="float" office:value="0.011296" calcext:value-type="float">
            <text:p>0,011296</text:p>
          </table:table-cell>
          <table:table-cell office:value-type="float" office:value="0.013557" calcext:value-type="float">
            <text:p>0,013557</text:p>
          </table:table-cell>
        </table:table-row>
        <table:table-row table:style-name="ro1">
          <table:table-cell table:number-columns-repeated="2"/>
          <table:table-cell office:value-type="float" office:value="0.00491" calcext:value-type="float">
            <text:p>0,00491</text:p>
          </table:table-cell>
          <table:table-cell office:value-type="float" office:value="0.003945" calcext:value-type="float">
            <text:p>0,003945</text:p>
          </table:table-cell>
          <table:table-cell office:value-type="float" office:value="0.002629" calcext:value-type="float">
            <text:p>0,002629</text:p>
          </table:table-cell>
          <table:table-cell office:value-type="float" office:value="0.002246" calcext:value-type="float">
            <text:p>0,002246</text:p>
          </table:table-cell>
          <table:table-cell office:value-type="float" office:value="0.009647" calcext:value-type="float">
            <text:p>0,009647</text:p>
          </table:table-cell>
          <table:table-cell office:value-type="float" office:value="0.012582" calcext:value-type="float">
            <text:p>0,012582</text:p>
          </table:table-cell>
        </table:table-row>
        <table:table-row table:style-name="ro1">
          <table:table-cell table:number-columns-repeated="2"/>
          <table:table-cell office:value-type="float" office:value="0.005335" calcext:value-type="float">
            <text:p>0,005335</text:p>
          </table:table-cell>
          <table:table-cell office:value-type="float" office:value="0.004547" calcext:value-type="float">
            <text:p>0,004547</text:p>
          </table:table-cell>
          <table:table-cell office:value-type="float" office:value="0.002646" calcext:value-type="float">
            <text:p>0,002646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0.008138" calcext:value-type="float">
            <text:p>0,008138</text:p>
          </table:table-cell>
          <table:table-cell office:value-type="float" office:value="0.013066" calcext:value-type="float">
            <text:p>0,013066</text:p>
          </table:table-cell>
        </table:table-row>
        <table:table-row table:style-name="ro1">
          <table:table-cell table:number-columns-repeated="2"/>
          <table:table-cell office:value-type="float" office:value="0.00518" calcext:value-type="float">
            <text:p>0,00518</text:p>
          </table:table-cell>
          <table:table-cell office:value-type="float" office:value="0.004471" calcext:value-type="float">
            <text:p>0,004471</text:p>
          </table:table-cell>
          <table:table-cell office:value-type="float" office:value="0.002581" calcext:value-type="float">
            <text:p>0,002581</text:p>
          </table:table-cell>
          <table:table-cell office:value-type="float" office:value="0.002221" calcext:value-type="float">
            <text:p>0,002221</text:p>
          </table:table-cell>
          <table:table-cell office:value-type="float" office:value="0.01132" calcext:value-type="float">
            <text:p>0,01132</text:p>
          </table:table-cell>
          <table:table-cell office:value-type="float" office:value="0.015726" calcext:value-type="float">
            <text:p>0,015726</text:p>
          </table:table-cell>
        </table:table-row>
        <table:table-row table:style-name="ro1">
          <table:table-cell table:number-columns-repeated="2"/>
          <table:table-cell office:value-type="float" office:value="0.005457" calcext:value-type="float">
            <text:p>0,005457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9452" calcext:value-type="float">
            <text:p>0,009452</text:p>
          </table:table-cell>
          <table:table-cell office:value-type="float" office:value="0.014346" calcext:value-type="float">
            <text:p>0,01434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20:.C29])/10" office:value-type="float" office:value="0.0053334" calcext:value-type="float">
            <text:p>0,0053334</text:p>
          </table:table-cell>
          <table:table-cell table:formula="of:=SUM([.D20:.D29])/10" office:value-type="float" office:value="0.0042547" calcext:value-type="float">
            <text:p>0,0042547</text:p>
          </table:table-cell>
          <table:table-cell table:formula="of:=SUM([.E20:.E29])/10" office:value-type="float" office:value="0.0026766" calcext:value-type="float">
            <text:p>0,0026766</text:p>
          </table:table-cell>
          <table:table-cell table:formula="of:=SUM([.F20:.F29])/10" office:value-type="float" office:value="0.002429" calcext:value-type="float">
            <text:p>0,002429</text:p>
          </table:table-cell>
          <table:table-cell table:formula="of:=SUM([.G20:.G29])/10" office:value-type="float" office:value="0.0100946" calcext:value-type="float">
            <text:p>0,0100946</text:p>
          </table:table-cell>
          <table:table-cell table:formula="of:=SUM([.H20:.H29])/10" office:value-type="float" office:value="0.0146026" calcext:value-type="float">
            <text:p>0,014602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31]-[.A1]*STDEV([.C20:.C29])/SQRT(10)" office:value-type="float" office:value="0.00519745007716728" calcext:value-type="float">
            <text:p>0,005197450077167</text:p>
          </table:table-cell>
          <table:table-cell table:formula="of:=[.D31]-[.A1]*STDEV([.D20:.D29])/SQRT(10)" office:value-type="float" office:value="0.00410856901935592" calcext:value-type="float">
            <text:p>0,004108569019356</text:p>
          </table:table-cell>
          <table:table-cell table:formula="of:=[.E31]-[.A1]*STDEV([.E20:.E29])/SQRT(10)" office:value-type="float" office:value="0.00258074542344201" calcext:value-type="float">
            <text:p>0,002580745423442</text:p>
          </table:table-cell>
          <table:table-cell table:formula="of:=[.F31]-[.A1]*STDEV([.F20:.F29])/SQRT(10)" office:value-type="float" office:value="0.00232105833954296" calcext:value-type="float">
            <text:p>0,002321058339543</text:p>
          </table:table-cell>
          <table:table-cell table:formula="of:=[.G31]-[.A1]*STDEV([.G20:.G29])/SQRT(10)" office:value-type="float" office:value="0.00936072498918988" calcext:value-type="float">
            <text:p>0,00936072498919</text:p>
          </table:table-cell>
          <table:table-cell table:formula="of:=[.H31]-[.A1]*STDEV([.H20:.H29])/SQRT(10)" office:value-type="float" office:value="0.0138326011009947" calcext:value-type="float">
            <text:p>0,01383260110099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31]+[.A1]*STDEV([.C20:.C29])/SQRT(10)" office:value-type="float" office:value="0.00546934992283272" calcext:value-type="float">
            <text:p>0,005469349922833</text:p>
          </table:table-cell>
          <table:table-cell table:formula="of:=[.D31]+[.A1]*STDEV([.D20:.D29])/SQRT(10)" office:value-type="float" office:value="0.00440083098064408" calcext:value-type="float">
            <text:p>0,004400830980644</text:p>
          </table:table-cell>
          <table:table-cell table:formula="of:=[.E31]+[.A1]*STDEV([.E20:.E29])/SQRT(10)" office:value-type="float" office:value="0.00277245457655799" calcext:value-type="float">
            <text:p>0,002772454576558</text:p>
          </table:table-cell>
          <table:table-cell table:formula="of:=[.F31]+[.A1]*STDEV([.F20:.F29])/SQRT(10)" office:value-type="float" office:value="0.00253694166045704" calcext:value-type="float">
            <text:p>0,002536941660457</text:p>
          </table:table-cell>
          <table:table-cell table:formula="of:=[.G31]+[.A1]*STDEV([.G20:.G29])/SQRT(10)" office:value-type="float" office:value="0.0108284750108101" calcext:value-type="float">
            <text:p>0,01082847501081</text:p>
          </table:table-cell>
          <table:table-cell table:formula="of:=[.H31]+[.A1]*STDEV([.H20:.H29])/SQRT(10)" office:value-type="float" office:value="0.0153725988990053" calcext:value-type="float">
            <text:p>0,0153725988990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12107" calcext:value-type="float">
            <text:p>0,012107</text:p>
          </table:table-cell>
          <table:table-cell office:value-type="float" office:value="0.007095" calcext:value-type="float">
            <text:p>0,007095</text:p>
          </table:table-cell>
          <table:table-cell office:value-type="float" office:value="0.005397" calcext:value-type="float">
            <text:p>0,005397</text:p>
          </table:table-cell>
          <table:table-cell office:value-type="float" office:value="0.006573" calcext:value-type="float">
            <text:p>0,006573</text:p>
          </table:table-cell>
          <table:table-cell office:value-type="float" office:value="0.015258" calcext:value-type="float">
            <text:p>0,015258</text:p>
          </table:table-cell>
          <table:table-cell office:value-type="float" office:value="0.016564" calcext:value-type="float">
            <text:p>0,016564</text:p>
          </table:table-cell>
        </table:table-row>
        <table:table-row table:style-name="ro1">
          <table:table-cell table:number-columns-repeated="2"/>
          <table:table-cell office:value-type="float" office:value="0.012739" calcext:value-type="float">
            <text:p>0,012739</text:p>
          </table:table-cell>
          <table:table-cell office:value-type="float" office:value="0.007454" calcext:value-type="float">
            <text:p>0,007454</text:p>
          </table:table-cell>
          <table:table-cell office:value-type="float" office:value="0.005261" calcext:value-type="float">
            <text:p>0,005261</text:p>
          </table:table-cell>
          <table:table-cell office:value-type="float" office:value="0.006123" calcext:value-type="float">
            <text:p>0,006123</text:p>
          </table:table-cell>
          <table:table-cell office:value-type="float" office:value="0.01448" calcext:value-type="float">
            <text:p>0,01448</text:p>
          </table:table-cell>
          <table:table-cell office:value-type="float" office:value="0.014465" calcext:value-type="float">
            <text:p>0,014465</text:p>
          </table:table-cell>
        </table:table-row>
        <table:table-row table:style-name="ro1">
          <table:table-cell table:number-columns-repeated="2"/>
          <table:table-cell office:value-type="float" office:value="0.011891" calcext:value-type="float">
            <text:p>0,011891</text:p>
          </table:table-cell>
          <table:table-cell office:value-type="float" office:value="0.007703" calcext:value-type="float">
            <text:p>0,007703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6171" calcext:value-type="float">
            <text:p>0,006171</text:p>
          </table:table-cell>
          <table:table-cell office:value-type="float" office:value="0.012232" calcext:value-type="float">
            <text:p>0,012232</text:p>
          </table:table-cell>
          <table:table-cell office:value-type="float" office:value="0.014292" calcext:value-type="float">
            <text:p>0,014292</text:p>
          </table:table-cell>
        </table:table-row>
        <table:table-row table:style-name="ro1">
          <table:table-cell table:number-columns-repeated="2"/>
          <table:table-cell office:value-type="float" office:value="0.013006" calcext:value-type="float">
            <text:p>0,013006</text:p>
          </table:table-cell>
          <table:table-cell office:value-type="float" office:value="0.007895" calcext:value-type="float">
            <text:p>0,007895</text:p>
          </table:table-cell>
          <table:table-cell office:value-type="float" office:value="0.005811" calcext:value-type="float">
            <text:p>0,005811</text:p>
          </table:table-cell>
          <table:table-cell office:value-type="float" office:value="0.006065" calcext:value-type="float">
            <text:p>0,006065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0.014222" calcext:value-type="float">
            <text:p>0,014222</text:p>
          </table:table-cell>
        </table:table-row>
        <table:table-row table:style-name="ro1">
          <table:table-cell table:number-columns-repeated="2"/>
          <table:table-cell office:value-type="float" office:value="0.011688" calcext:value-type="float">
            <text:p>0,011688</text:p>
          </table:table-cell>
          <table:table-cell office:value-type="float" office:value="0.007809" calcext:value-type="float">
            <text:p>0,007809</text:p>
          </table:table-cell>
          <table:table-cell office:value-type="float" office:value="0.005368" calcext:value-type="float">
            <text:p>0,005368</text:p>
          </table:table-cell>
          <table:table-cell office:value-type="float" office:value="0.006035" calcext:value-type="float">
            <text:p>0,006035</text:p>
          </table:table-cell>
          <table:table-cell office:value-type="float" office:value="0.012668" calcext:value-type="float">
            <text:p>0,012668</text:p>
          </table:table-cell>
          <table:table-cell office:value-type="float" office:value="0.01797" calcext:value-type="float">
            <text:p>0,01797</text:p>
          </table:table-cell>
        </table:table-row>
        <table:table-row table:style-name="ro1">
          <table:table-cell table:number-columns-repeated="2"/>
          <table:table-cell office:value-type="float" office:value="0.011775" calcext:value-type="float">
            <text:p>0,011775</text:p>
          </table:table-cell>
          <table:table-cell office:value-type="float" office:value="0.007087" calcext:value-type="float">
            <text:p>0,007087</text:p>
          </table:table-cell>
          <table:table-cell office:value-type="float" office:value="0.005462" calcext:value-type="float">
            <text:p>0,005462</text:p>
          </table:table-cell>
          <table:table-cell office:value-type="float" office:value="0.006501" calcext:value-type="float">
            <text:p>0,006501</text:p>
          </table:table-cell>
          <table:table-cell office:value-type="float" office:value="0.013261" calcext:value-type="float">
            <text:p>0,013261</text:p>
          </table:table-cell>
          <table:table-cell office:value-type="float" office:value="0.016302" calcext:value-type="float">
            <text:p>0,016302</text:p>
          </table:table-cell>
        </table:table-row>
        <table:table-row table:style-name="ro1">
          <table:table-cell table:number-columns-repeated="2"/>
          <table:table-cell office:value-type="float" office:value="0.013047" calcext:value-type="float">
            <text:p>0,013047</text:p>
          </table:table-cell>
          <table:table-cell office:value-type="float" office:value="0.007376" calcext:value-type="float">
            <text:p>0,007376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012537" calcext:value-type="float">
            <text:p>0,012537</text:p>
          </table:table-cell>
          <table:table-cell office:value-type="float" office:value="0.014942" calcext:value-type="float">
            <text:p>0,014942</text:p>
          </table:table-cell>
        </table:table-row>
        <table:table-row table:style-name="ro1">
          <table:table-cell table:number-columns-repeated="2"/>
          <table:table-cell office:value-type="float" office:value="0.012026" calcext:value-type="float">
            <text:p>0,012026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05603" calcext:value-type="float">
            <text:p>0,005603</text:p>
          </table:table-cell>
          <table:table-cell office:value-type="float" office:value="0.006084" calcext:value-type="float">
            <text:p>0,006084</text:p>
          </table:table-cell>
          <table:table-cell office:value-type="float" office:value="0.01411" calcext:value-type="float">
            <text:p>0,01411</text:p>
          </table:table-cell>
          <table:table-cell office:value-type="float" office:value="0.013857" calcext:value-type="float">
            <text:p>0,013857</text:p>
          </table:table-cell>
        </table:table-row>
        <table:table-row table:style-name="ro1">
          <table:table-cell table:number-columns-repeated="2"/>
          <table:table-cell office:value-type="float" office:value="0.01159" calcext:value-type="float">
            <text:p>0,01159</text:p>
          </table:table-cell>
          <table:table-cell office:value-type="float" office:value="0.007532" calcext:value-type="float">
            <text:p>0,007532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016945" calcext:value-type="float">
            <text:p>0,016945</text:p>
          </table:table-cell>
        </table:table-row>
        <table:table-row table:style-name="ro1">
          <table:table-cell table:number-columns-repeated="2"/>
          <table:table-cell office:value-type="float" office:value="0.012275" calcext:value-type="float">
            <text:p>0,012275</text:p>
          </table:table-cell>
          <table:table-cell office:value-type="float" office:value="0.00792" calcext:value-type="float">
            <text:p>0,00792</text:p>
          </table:table-cell>
          <table:table-cell office:value-type="float" office:value="0.005523" calcext:value-type="float">
            <text:p>0,005523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0.01464" calcext:value-type="float">
            <text:p>0,01464</text:p>
          </table:table-cell>
          <table:table-cell office:value-type="float" office:value="0.0153" calcext:value-type="float">
            <text:p>0,015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36:.C45])/10" office:value-type="float" office:value="0.0122144" calcext:value-type="float">
            <text:p>0,0122144</text:p>
          </table:table-cell>
          <table:table-cell table:formula="of:=SUM([.D36:.D45])/10" office:value-type="float" office:value="0.007602" calcext:value-type="float">
            <text:p>0,007602</text:p>
          </table:table-cell>
          <table:table-cell table:formula="of:=SUM([.E36:.E45])/10" office:value-type="float" office:value="0.0054066" calcext:value-type="float">
            <text:p>0,0054066</text:p>
          </table:table-cell>
          <table:table-cell table:formula="of:=SUM([.F36:.F45])/10" office:value-type="float" office:value="0.0062207" calcext:value-type="float">
            <text:p>0,0062207</text:p>
          </table:table-cell>
          <table:table-cell table:formula="of:=SUM([.G36:.G45])/10" office:value-type="float" office:value="0.0135768" calcext:value-type="float">
            <text:p>0,0135768</text:p>
          </table:table-cell>
          <table:table-cell table:formula="of:=SUM([.H36:.H45])/10" office:value-type="float" office:value="0.0154859" calcext:value-type="float">
            <text:p>0,015485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47]-[.A1]*STDEV([.C36:.C45])/SQRT(10)" office:value-type="float" office:value="0.0118805989374253" calcext:value-type="float">
            <text:p>0,011880598937425</text:p>
          </table:table-cell>
          <table:table-cell table:formula="of:=[.D47]-[.A17]*STDEV([.D36:.D45])/SQRT(10)" office:value-type="float" office:value="0.00738146869061791" calcext:value-type="float">
            <text:p>0,007381468690618</text:p>
          </table:table-cell>
          <table:table-cell table:formula="of:=[.E47]-[.A17]*STDEV([.E36:.E45])/SQRT(10)" office:value-type="float" office:value="0.0052829265022264" calcext:value-type="float">
            <text:p>0,005282926502226</text:p>
          </table:table-cell>
          <table:table-cell table:formula="of:=[.F47]-[.A17]*STDEV([.F36:.F45])/SQRT(10)" office:value-type="float" office:value="0.0060983248764495" calcext:value-type="float">
            <text:p>0,00609832487645</text:p>
          </table:table-cell>
          <table:table-cell table:formula="of:=[.G47]-[.A17]*STDEV([.G36:.G45])/SQRT(10)" office:value-type="float" office:value="0.0129288978747496" calcext:value-type="float">
            <text:p>0,01292889787475</text:p>
          </table:table-cell>
          <table:table-cell table:formula="of:=[.H47]-[.A17]*STDEV([.H36:.H45])/SQRT(10)" office:value-type="float" office:value="0.0146296388582873" calcext:value-type="float">
            <text:p>0,014629638858287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47]+[.A1]*STDEV([.C36:.C45])/SQRT(10)" office:value-type="float" office:value="0.0125482010625747" calcext:value-type="float">
            <text:p>0,012548201062575</text:p>
          </table:table-cell>
          <table:table-cell table:formula="of:=[.D47]+[.A17]*STDEV([.D36:.D45])/SQRT(10)" office:value-type="float" office:value="0.00782253130938209" calcext:value-type="float">
            <text:p>0,007822531309382</text:p>
          </table:table-cell>
          <table:table-cell table:formula="of:=[.E47]+[.A17]*STDEV([.E36:.E45])/SQRT(10)" office:value-type="float" office:value="0.00553027349777359" calcext:value-type="float">
            <text:p>0,005530273497774</text:p>
          </table:table-cell>
          <table:table-cell table:formula="of:=[.F47]+[.A17]*STDEV([.F36:.F45])/SQRT(10)" office:value-type="float" office:value="0.0063430751235505" calcext:value-type="float">
            <text:p>0,006343075123551</text:p>
          </table:table-cell>
          <table:table-cell table:formula="of:=[.G47]+[.A17]*STDEV([.G36:.G45])/SQRT(10)" office:value-type="float" office:value="0.0142247021252504" calcext:value-type="float">
            <text:p>0,01422470212525</text:p>
          </table:table-cell>
          <table:table-cell table:formula="of:=[.H47]+[.A17]*STDEV([.H36:.H45])/SQRT(10)" office:value-type="float" office:value="0.0163421611417127" calcext:value-type="float">
            <text:p>0,0163421611417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41393" calcext:value-type="float">
            <text:p>0,041393</text:p>
          </table:table-cell>
          <table:table-cell office:value-type="float" office:value="0.022017" calcext:value-type="float">
            <text:p>0,022017</text:p>
          </table:table-cell>
          <table:table-cell office:value-type="float" office:value="0.013579" calcext:value-type="float">
            <text:p>0,013579</text:p>
          </table:table-cell>
          <table:table-cell office:value-type="float" office:value="0.020239" calcext:value-type="float">
            <text:p>0,020239</text:p>
          </table:table-cell>
          <table:table-cell office:value-type="float" office:value="0.03227" calcext:value-type="float">
            <text:p>0,03227</text:p>
          </table:table-cell>
          <table:table-cell table:style-name="ce2" office:value-type="float" office:value="0.030176" calcext:value-type="float">
            <text:p>0,030176</text:p>
          </table:table-cell>
        </table:table-row>
        <table:table-row table:style-name="ro1">
          <table:table-cell table:number-columns-repeated="2"/>
          <table:table-cell office:value-type="float" office:value="0.040477" calcext:value-type="float">
            <text:p>0,040477</text:p>
          </table:table-cell>
          <table:table-cell office:value-type="float" office:value="0.022393" calcext:value-type="float">
            <text:p>0,022393</text:p>
          </table:table-cell>
          <table:table-cell office:value-type="float" office:value="0.013031" calcext:value-type="float">
            <text:p>0,013031</text:p>
          </table:table-cell>
          <table:table-cell office:value-type="float" office:value="0.020126" calcext:value-type="float">
            <text:p>0,020126</text:p>
          </table:table-cell>
          <table:table-cell office:value-type="float" office:value="0.032659" calcext:value-type="float">
            <text:p>0,032659</text:p>
          </table:table-cell>
          <table:table-cell table:style-name="ce2" office:value-type="float" office:value="0.0298" calcext:value-type="float">
            <text:p>0,0298</text:p>
          </table:table-cell>
        </table:table-row>
        <table:table-row table:style-name="ro1">
          <table:table-cell table:number-columns-repeated="2"/>
          <table:table-cell office:value-type="float" office:value="0.041892" calcext:value-type="float">
            <text:p>0,041892</text:p>
          </table:table-cell>
          <table:table-cell office:value-type="float" office:value="0.022311" calcext:value-type="float">
            <text:p>0,022311</text:p>
          </table:table-cell>
          <table:table-cell office:value-type="float" office:value="0.013543" calcext:value-type="float">
            <text:p>0,013543</text:p>
          </table:table-cell>
          <table:table-cell office:value-type="float" office:value="0.020196" calcext:value-type="float">
            <text:p>0,020196</text:p>
          </table:table-cell>
          <table:table-cell office:value-type="float" office:value="0.028433" calcext:value-type="float">
            <text:p>0,028433</text:p>
          </table:table-cell>
          <table:table-cell table:style-name="ce2" office:value-type="float" office:value="0.029401" calcext:value-type="float">
            <text:p>0,029401</text:p>
          </table:table-cell>
        </table:table-row>
        <table:table-row table:style-name="ro1">
          <table:table-cell table:number-columns-repeated="2"/>
          <table:table-cell office:value-type="float" office:value="0.041" calcext:value-type="float">
            <text:p>0,041</text:p>
          </table:table-cell>
          <table:table-cell office:value-type="float" office:value="0.021801" calcext:value-type="float">
            <text:p>0,021801</text:p>
          </table:table-cell>
          <table:table-cell office:value-type="float" office:value="0.013659" calcext:value-type="float">
            <text:p>0,013659</text:p>
          </table:table-cell>
          <table:table-cell office:value-type="float" office:value="0.021585" calcext:value-type="float">
            <text:p>0,021585</text:p>
          </table:table-cell>
          <table:table-cell office:value-type="float" office:value="0.03284" calcext:value-type="float">
            <text:p>0,03284</text:p>
          </table:table-cell>
          <table:table-cell table:style-name="ce2" office:value-type="float" office:value="0.028775" calcext:value-type="float">
            <text:p>0,028775</text:p>
          </table:table-cell>
        </table:table-row>
        <table:table-row table:style-name="ro1">
          <table:table-cell table:number-columns-repeated="2"/>
          <table:table-cell office:value-type="float" office:value="0.040543" calcext:value-type="float">
            <text:p>0,040543</text:p>
          </table:table-cell>
          <table:table-cell office:value-type="float" office:value="0.022259" calcext:value-type="float">
            <text:p>0,022259</text:p>
          </table:table-cell>
          <table:table-cell office:value-type="float" office:value="0.013833" calcext:value-type="float">
            <text:p>0,013833</text:p>
          </table:table-cell>
          <table:table-cell office:value-type="float" office:value="0.018189" calcext:value-type="float">
            <text:p>0,018189</text:p>
          </table:table-cell>
          <table:table-cell office:value-type="float" office:value="0.029472" calcext:value-type="float">
            <text:p>0,029472</text:p>
          </table:table-cell>
          <table:table-cell table:style-name="ce2" office:value-type="float" office:value="0.027003" calcext:value-type="float">
            <text:p>0,027003</text:p>
          </table:table-cell>
        </table:table-row>
        <table:table-row table:style-name="ro1">
          <table:table-cell table:number-columns-repeated="2"/>
          <table:table-cell office:value-type="float" office:value="0.041815" calcext:value-type="float">
            <text:p>0,041815</text:p>
          </table:table-cell>
          <table:table-cell office:value-type="float" office:value="0.022633" calcext:value-type="float">
            <text:p>0,022633</text:p>
          </table:table-cell>
          <table:table-cell office:value-type="float" office:value="0.014006" calcext:value-type="float">
            <text:p>0,014006</text:p>
          </table:table-cell>
          <table:table-cell office:value-type="float" office:value="0.019439" calcext:value-type="float">
            <text:p>0,019439</text:p>
          </table:table-cell>
          <table:table-cell office:value-type="float" office:value="0.030057" calcext:value-type="float">
            <text:p>0,030057</text:p>
          </table:table-cell>
          <table:table-cell table:style-name="ce2" office:value-type="float" office:value="0.027477" calcext:value-type="float">
            <text:p>0,027477</text:p>
          </table:table-cell>
        </table:table-row>
        <table:table-row table:style-name="ro1">
          <table:table-cell table:number-columns-repeated="2"/>
          <table:table-cell office:value-type="float" office:value="0.042171" calcext:value-type="float">
            <text:p>0,042171</text:p>
          </table:table-cell>
          <table:table-cell office:value-type="float" office:value="0.02162" calcext:value-type="float">
            <text:p>0,02162</text:p>
          </table:table-cell>
          <table:table-cell office:value-type="float" office:value="0.014377" calcext:value-type="float">
            <text:p>0,014377</text:p>
          </table:table-cell>
          <table:table-cell office:value-type="float" office:value="0.020176" calcext:value-type="float">
            <text:p>0,020176</text:p>
          </table:table-cell>
          <table:table-cell office:value-type="float" office:value="0.03168" calcext:value-type="float">
            <text:p>0,03168</text:p>
          </table:table-cell>
          <table:table-cell table:style-name="ce2" office:value-type="float" office:value="0.025749" calcext:value-type="float">
            <text:p>0,025749</text:p>
          </table:table-cell>
        </table:table-row>
        <table:table-row table:style-name="ro1">
          <table:table-cell table:number-columns-repeated="2"/>
          <table:table-cell office:value-type="float" office:value="0.041747" calcext:value-type="float">
            <text:p>0,041747</text:p>
          </table:table-cell>
          <table:table-cell office:value-type="float" office:value="0.022525" calcext:value-type="float">
            <text:p>0,022525</text:p>
          </table:table-cell>
          <table:table-cell office:value-type="float" office:value="0.013733" calcext:value-type="float">
            <text:p>0,013733</text:p>
          </table:table-cell>
          <table:table-cell office:value-type="float" office:value="0.02019" calcext:value-type="float">
            <text:p>0,02019</text:p>
          </table:table-cell>
          <table:table-cell office:value-type="float" office:value="0.031232" calcext:value-type="float">
            <text:p>0,031232</text:p>
          </table:table-cell>
          <table:table-cell table:style-name="ce2" office:value-type="float" office:value="0.03003" calcext:value-type="float">
            <text:p>0,03003</text:p>
          </table:table-cell>
        </table:table-row>
        <table:table-row table:style-name="ro1">
          <table:table-cell table:number-columns-repeated="2"/>
          <table:table-cell office:value-type="float" office:value="0.041893" calcext:value-type="float">
            <text:p>0,041893</text:p>
          </table:table-cell>
          <table:table-cell office:value-type="float" office:value="0.023975" calcext:value-type="float">
            <text:p>0,023975</text:p>
          </table:table-cell>
          <table:table-cell office:value-type="float" office:value="0.013935" calcext:value-type="float">
            <text:p>0,013935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0.032853" calcext:value-type="float">
            <text:p>0,032853</text:p>
          </table:table-cell>
          <table:table-cell table:style-name="ce2" office:value-type="float" office:value="0.028851" calcext:value-type="float">
            <text:p>0,028851</text:p>
          </table:table-cell>
        </table:table-row>
        <table:table-row table:style-name="ro1">
          <table:table-cell table:number-columns-repeated="2"/>
          <table:table-cell office:value-type="float" office:value="0.041381" calcext:value-type="float">
            <text:p>0,041381</text:p>
          </table:table-cell>
          <table:table-cell office:value-type="float" office:value="0.023284" calcext:value-type="float">
            <text:p>0,023284</text:p>
          </table:table-cell>
          <table:table-cell office:value-type="float" office:value="0.014055" calcext:value-type="float">
            <text:p>0,014055</text:p>
          </table:table-cell>
          <table:table-cell office:value-type="float" office:value="0.019498" calcext:value-type="float">
            <text:p>0,019498</text:p>
          </table:table-cell>
          <table:table-cell office:value-type="float" office:value="0.032539" calcext:value-type="float">
            <text:p>0,032539</text:p>
          </table:table-cell>
          <table:table-cell table:style-name="ce2" office:value-type="float" office:value="0.028621" calcext:value-type="float">
            <text:p>0,02862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52:.C61])/10" office:value-type="float" office:value="0.0414312" calcext:value-type="float">
            <text:p>0,0414312</text:p>
          </table:table-cell>
          <table:table-cell table:formula="of:=SUM([.D52:.D61])/10" office:value-type="float" office:value="0.0224818" calcext:value-type="float">
            <text:p>0,0224818</text:p>
          </table:table-cell>
          <table:table-cell table:formula="of:=SUM([.E52:.E61])/10" office:value-type="float" office:value="0.0137751" calcext:value-type="float">
            <text:p>0,0137751</text:p>
          </table:table-cell>
          <table:table-cell table:formula="of:=SUM([.F52:.F61])/10" office:value-type="float" office:value="0.0199368" calcext:value-type="float">
            <text:p>0,0199368</text:p>
          </table:table-cell>
          <table:table-cell table:formula="of:=SUM([.G52:.G61])/10" office:value-type="float" office:value="0.0314035" calcext:value-type="float">
            <text:p>0,0314035</text:p>
          </table:table-cell>
          <table:table-cell table:formula="of:=SUM([.H52:.H61])/10" office:value-type="float" office:value="0.0285883" calcext:value-type="float">
            <text:p>0,0285883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63]-[.A17]*STDEV([.C52:.C61])/SQRT(10)" office:value-type="float" office:value="0.0410668975839504" calcext:value-type="float">
            <text:p>0,041066897583951</text:p>
          </table:table-cell>
          <table:table-cell table:formula="of:=[.D63]-[.A33]*STDEV([.D52:.D61])/SQRT(10)" office:value-type="float" office:value="0.0220480917834181" calcext:value-type="float">
            <text:p>0,022048091783418</text:p>
          </table:table-cell>
          <table:table-cell table:formula="of:=[.E63]-[.A33]*STDEV([.E52:.E61])/SQRT(10)" office:value-type="float" office:value="0.0135502807092144" calcext:value-type="float">
            <text:p>0,013550280709215</text:p>
          </table:table-cell>
          <table:table-cell table:formula="of:=[.F63]-[.A33]*STDEV([.F52:.F61])/SQRT(10)" office:value-type="float" office:value="0.0194072324219793" calcext:value-type="float">
            <text:p>0,019407232421979</text:p>
          </table:table-cell>
          <table:table-cell table:formula="of:=[.G63]-[.A33]*STDEV([.G52:.G61])/SQRT(10)" office:value-type="float" office:value="0.0304288603530011" calcext:value-type="float">
            <text:p>0,030428860353001</text:p>
          </table:table-cell>
          <table:table-cell table:formula="of:=[.H63]-[.A33]*STDEV([.H52:.H61])/SQRT(10)" office:value-type="float" office:value="0.0276962496122443" calcext:value-type="float">
            <text:p>0,02769624961224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63]+[.A17]*STDEV([.C52:.C61])/SQRT(10)" office:value-type="float" office:value="0.0417955024160496" calcext:value-type="float">
            <text:p>0,04179550241605</text:p>
          </table:table-cell>
          <table:table-cell table:formula="of:=[.D63]+[.A33]*STDEV([.D52:.D61])/SQRT(10)" office:value-type="float" office:value="0.0229155082165819" calcext:value-type="float">
            <text:p>0,022915508216582</text:p>
          </table:table-cell>
          <table:table-cell table:formula="of:=[.E63]+[.A33]*STDEV([.E52:.E61])/SQRT(10)" office:value-type="float" office:value="0.0139999192907856" calcext:value-type="float">
            <text:p>0,013999919290786</text:p>
          </table:table-cell>
          <table:table-cell table:formula="of:=[.F63]+[.A33]*STDEV([.F52:.F61])/SQRT(10)" office:value-type="float" office:value="0.0204663675780207" calcext:value-type="float">
            <text:p>0,020466367578021</text:p>
          </table:table-cell>
          <table:table-cell table:formula="of:=[.G63]+[.A33]*STDEV([.G52:.G61])/SQRT(10)" office:value-type="float" office:value="0.0323781396469989" calcext:value-type="float">
            <text:p>0,032378139646999</text:p>
          </table:table-cell>
          <table:table-cell table:formula="of:=[.H63]+[.A33]*STDEV([.H52:.H61])/SQRT(10)" office:value-type="float" office:value="0.0294803503877557" calcext:value-type="float">
            <text:p>0,0294803503877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17738" calcext:value-type="float">
            <text:p>0,17738</text:p>
          </table:table-cell>
          <table:table-cell office:value-type="float" office:value="0.096937" calcext:value-type="float">
            <text:p>0,096937</text:p>
          </table:table-cell>
          <table:table-cell office:value-type="float" office:value="0.049701" calcext:value-type="float">
            <text:p>0,049701</text:p>
          </table:table-cell>
          <table:table-cell office:value-type="float" office:value="0.093957" calcext:value-type="float">
            <text:p>0,093957</text:p>
          </table:table-cell>
          <table:table-cell office:value-type="float" office:value="0.081582" calcext:value-type="float">
            <text:p>0,081582</text:p>
          </table:table-cell>
          <table:table-cell office:value-type="float" office:value="0.109466" calcext:value-type="float">
            <text:p>0,109466</text:p>
          </table:table-cell>
        </table:table-row>
        <table:table-row table:style-name="ro1">
          <table:table-cell table:number-columns-repeated="2"/>
          <table:table-cell office:value-type="float" office:value="0.171928" calcext:value-type="float">
            <text:p>0,171928</text:p>
          </table:table-cell>
          <table:table-cell office:value-type="float" office:value="0.097494" calcext:value-type="float">
            <text:p>0,097494</text:p>
          </table:table-cell>
          <table:table-cell office:value-type="float" office:value="0.044652" calcext:value-type="float">
            <text:p>0,044652</text:p>
          </table:table-cell>
          <table:table-cell office:value-type="float" office:value="0.091782" calcext:value-type="float">
            <text:p>0,091782</text:p>
          </table:table-cell>
          <table:table-cell office:value-type="float" office:value="0.091664" calcext:value-type="float">
            <text:p>0,091664</text:p>
          </table:table-cell>
          <table:table-cell office:value-type="float" office:value="0.111704" calcext:value-type="float">
            <text:p>0,111704</text:p>
          </table:table-cell>
        </table:table-row>
        <table:table-row table:style-name="ro1">
          <table:table-cell table:number-columns-repeated="2"/>
          <table:table-cell office:value-type="float" office:value="0.176497" calcext:value-type="float">
            <text:p>0,176497</text:p>
          </table:table-cell>
          <table:table-cell office:value-type="float" office:value="0.094453" calcext:value-type="float">
            <text:p>0,094453</text:p>
          </table:table-cell>
          <table:table-cell office:value-type="float" office:value="0.045142" calcext:value-type="float">
            <text:p>0,045142</text:p>
          </table:table-cell>
          <table:table-cell office:value-type="float" office:value="0.085782" calcext:value-type="float">
            <text:p>0,085782</text:p>
          </table:table-cell>
          <table:table-cell office:value-type="float" office:value="0.091579" calcext:value-type="float">
            <text:p>0,091579</text:p>
          </table:table-cell>
          <table:table-cell office:value-type="float" office:value="0.101158" calcext:value-type="float">
            <text:p>0,101158</text:p>
          </table:table-cell>
        </table:table-row>
        <table:table-row table:style-name="ro1">
          <table:table-cell table:number-columns-repeated="2"/>
          <table:table-cell office:value-type="float" office:value="0.175736" calcext:value-type="float">
            <text:p>0,175736</text:p>
          </table:table-cell>
          <table:table-cell office:value-type="float" office:value="0.096031" calcext:value-type="float">
            <text:p>0,096031</text:p>
          </table:table-cell>
          <table:table-cell office:value-type="float" office:value="0.046211" calcext:value-type="float">
            <text:p>0,046211</text:p>
          </table:table-cell>
          <table:table-cell office:value-type="float" office:value="0.088199" calcext:value-type="float">
            <text:p>0,088199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105007" calcext:value-type="float">
            <text:p>0,105007</text:p>
          </table:table-cell>
        </table:table-row>
        <table:table-row table:style-name="ro1">
          <table:table-cell table:number-columns-repeated="2"/>
          <table:table-cell office:value-type="float" office:value="0.176771" calcext:value-type="float">
            <text:p>0,176771</text:p>
          </table:table-cell>
          <table:table-cell office:value-type="float" office:value="0.094532" calcext:value-type="float">
            <text:p>0,094532</text:p>
          </table:table-cell>
          <table:table-cell office:value-type="float" office:value="0.046007" calcext:value-type="float">
            <text:p>0,046007</text:p>
          </table:table-cell>
          <table:table-cell office:value-type="float" office:value="0.097973" calcext:value-type="float">
            <text:p>0,097973</text:p>
          </table:table-cell>
          <table:table-cell office:value-type="float" office:value="0.106029" calcext:value-type="float">
            <text:p>0,106029</text:p>
          </table:table-cell>
          <table:table-cell office:value-type="float" office:value="0.102053" calcext:value-type="float">
            <text:p>0,102053</text:p>
          </table:table-cell>
        </table:table-row>
        <table:table-row table:style-name="ro1">
          <table:table-cell table:number-columns-repeated="2"/>
          <table:table-cell office:value-type="float" office:value="0.176621" calcext:value-type="float">
            <text:p>0,176621</text:p>
          </table:table-cell>
          <table:table-cell office:value-type="float" office:value="0.094085" calcext:value-type="float">
            <text:p>0,094085</text:p>
          </table:table-cell>
          <table:table-cell office:value-type="float" office:value="0.046116" calcext:value-type="float">
            <text:p>0,046116</text:p>
          </table:table-cell>
          <table:table-cell office:value-type="float" office:value="0.093756" calcext:value-type="float">
            <text:p>0,093756</text:p>
          </table:table-cell>
          <table:table-cell office:value-type="float" office:value="0.089827" calcext:value-type="float">
            <text:p>0,089827</text:p>
          </table:table-cell>
          <table:table-cell office:value-type="float" office:value="0.102911" calcext:value-type="float">
            <text:p>0,102911</text:p>
          </table:table-cell>
        </table:table-row>
        <table:table-row table:style-name="ro1">
          <table:table-cell table:number-columns-repeated="2"/>
          <table:table-cell office:value-type="float" office:value="0.174578" calcext:value-type="float">
            <text:p>0,174578</text:p>
          </table:table-cell>
          <table:table-cell office:value-type="float" office:value="0.096883" calcext:value-type="float">
            <text:p>0,096883</text:p>
          </table:table-cell>
          <table:table-cell office:value-type="float" office:value="0.045163" calcext:value-type="float">
            <text:p>0,045163</text:p>
          </table:table-cell>
          <table:table-cell office:value-type="float" office:value="0.095524" calcext:value-type="float">
            <text:p>0,095524</text:p>
          </table:table-cell>
          <table:table-cell office:value-type="float" office:value="0.086569" calcext:value-type="float">
            <text:p>0,086569</text:p>
          </table:table-cell>
          <table:table-cell office:value-type="float" office:value="0.108666" calcext:value-type="float">
            <text:p>0,108666</text:p>
          </table:table-cell>
        </table:table-row>
        <table:table-row table:style-name="ro1">
          <table:table-cell table:number-columns-repeated="2"/>
          <table:table-cell office:value-type="float" office:value="0.177361" calcext:value-type="float">
            <text:p>0,177361</text:p>
          </table:table-cell>
          <table:table-cell office:value-type="float" office:value="0.09595" calcext:value-type="float">
            <text:p>0,09595</text:p>
          </table:table-cell>
          <table:table-cell office:value-type="float" office:value="0.046461" calcext:value-type="float">
            <text:p>0,046461</text:p>
          </table:table-cell>
          <table:table-cell office:value-type="float" office:value="0.095172" calcext:value-type="float">
            <text:p>0,095172</text:p>
          </table:table-cell>
          <table:table-cell office:value-type="float" office:value="0.085537" calcext:value-type="float">
            <text:p>0,085537</text:p>
          </table:table-cell>
          <table:table-cell office:value-type="float" office:value="0.116565" calcext:value-type="float">
            <text:p>0,116565</text:p>
          </table:table-cell>
        </table:table-row>
        <table:table-row table:style-name="ro1">
          <table:table-cell table:number-columns-repeated="2"/>
          <table:table-cell office:value-type="float" office:value="0.176735" calcext:value-type="float">
            <text:p>0,176735</text:p>
          </table:table-cell>
          <table:table-cell office:value-type="float" office:value="0.098272" calcext:value-type="float">
            <text:p>0,098272</text:p>
          </table:table-cell>
          <table:table-cell office:value-type="float" office:value="0.047554" calcext:value-type="float">
            <text:p>0,047554</text:p>
          </table:table-cell>
          <table:table-cell office:value-type="float" office:value="0.09565" calcext:value-type="float">
            <text:p>0,09565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0.119031" calcext:value-type="float">
            <text:p>0,119031</text:p>
          </table:table-cell>
        </table:table-row>
        <table:table-row table:style-name="ro1">
          <table:table-cell table:number-columns-repeated="2"/>
          <table:table-cell office:value-type="float" office:value="0.176448" calcext:value-type="float">
            <text:p>0,176448</text:p>
          </table:table-cell>
          <table:table-cell office:value-type="float" office:value="0.095383" calcext:value-type="float">
            <text:p>0,095383</text:p>
          </table:table-cell>
          <table:table-cell office:value-type="float" office:value="0.047003" calcext:value-type="float">
            <text:p>0,047003</text:p>
          </table:table-cell>
          <table:table-cell office:value-type="float" office:value="0.096158" calcext:value-type="float">
            <text:p>0,096158</text:p>
          </table:table-cell>
          <table:table-cell office:value-type="float" office:value="0.083882" calcext:value-type="float">
            <text:p>0,083882</text:p>
          </table:table-cell>
          <table:table-cell office:value-type="float" office:value="0.11853" calcext:value-type="float">
            <text:p>0,1185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68:.C77])/10" office:value-type="float" office:value="0.1760055" calcext:value-type="float">
            <text:p>0,1760055</text:p>
          </table:table-cell>
          <table:table-cell table:formula="of:=SUM([.D68:.D77])/10" office:value-type="float" office:value="0.096002" calcext:value-type="float">
            <text:p>0,096002</text:p>
          </table:table-cell>
          <table:table-cell table:formula="of:=SUM([.E68:.E77])/10" office:value-type="float" office:value="0.046401" calcext:value-type="float">
            <text:p>0,046401</text:p>
          </table:table-cell>
          <table:table-cell table:formula="of:=SUM([.F68:.F77])/10" office:value-type="float" office:value="0.0933953" calcext:value-type="float">
            <text:p>0,0933953</text:p>
          </table:table-cell>
          <table:table-cell table:formula="of:=SUM([.G68:.G77])/10" office:value-type="float" office:value="0.0905019" calcext:value-type="float">
            <text:p>0,0905019</text:p>
          </table:table-cell>
          <table:table-cell table:formula="of:=SUM([.H68:.H77])/10" office:value-type="float" office:value="0.1095091" calcext:value-type="float">
            <text:p>0,109509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79]-[.A33]*STDEV([.C68:.C77])/SQRT(10)" office:value-type="float" office:value="0.174985015031174" calcext:value-type="float">
            <text:p>0,174985015031174</text:p>
          </table:table-cell>
          <table:table-cell table:formula="of:=[.D79]-[.A49]*STDEV([.D68:.D77])/SQRT(10)" office:value-type="float" office:value="0.0951339944532077" calcext:value-type="float">
            <text:p>0,095133994453208</text:p>
          </table:table-cell>
          <table:table-cell table:formula="of:=[.E79]-[.A49]*STDEV([.E68:.E77])/SQRT(10)" office:value-type="float" office:value="0.0454996201718106" calcext:value-type="float">
            <text:p>0,045499620171811</text:p>
          </table:table-cell>
          <table:table-cell table:formula="of:=[.F79]-[.A49]*STDEV([.F68:.F77])/SQRT(10)" office:value-type="float" office:value="0.0910453719239144" calcext:value-type="float">
            <text:p>0,091045371923915</text:p>
          </table:table-cell>
          <table:table-cell table:formula="of:=[.G79]-[.A49]*STDEV([.G68:.G77])/SQRT(10)" office:value-type="float" office:value="0.0858672604479909" calcext:value-type="float">
            <text:p>0,085867260447991</text:p>
          </table:table-cell>
          <table:table-cell table:formula="of:=[.H79]-[.A49]*STDEV([.H68:.H77])/SQRT(10)" office:value-type="float" office:value="0.105292708521888" calcext:value-type="float">
            <text:p>0,10529270852188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79]+[.A33]*STDEV([.C68:.C77])/SQRT(10)" office:value-type="float" office:value="0.177025984968826" calcext:value-type="float">
            <text:p>0,177025984968826</text:p>
          </table:table-cell>
          <table:table-cell table:formula="of:=[.D79]+[.A49]*STDEV([.D68:.D77])/SQRT(10)" office:value-type="float" office:value="0.0968700055467923" calcext:value-type="float">
            <text:p>0,096870005546792</text:p>
          </table:table-cell>
          <table:table-cell table:formula="of:=[.E79]+[.A49]*STDEV([.E68:.E77])/SQRT(10)" office:value-type="float" office:value="0.0473023798281893" calcext:value-type="float">
            <text:p>0,047302379828189</text:p>
          </table:table-cell>
          <table:table-cell table:formula="of:=[.F79]+[.A49]*STDEV([.F68:.F77])/SQRT(10)" office:value-type="float" office:value="0.0957452280760855" calcext:value-type="float">
            <text:p>0,095745228076086</text:p>
          </table:table-cell>
          <table:table-cell table:formula="of:=[.G79]+[.A49]*STDEV([.G68:.G77])/SQRT(10)" office:value-type="float" office:value="0.0951365395520091" calcext:value-type="float">
            <text:p>0,095136539552009</text:p>
          </table:table-cell>
          <table:table-cell table:formula="of:=[.H79]+[.A49]*STDEV([.H68:.H77])/SQRT(10)" office:value-type="float" office:value="0.113725491478112" calcext:value-type="float">
            <text:p>0,1137254914781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7655075" calcext:value-type="float">
            <text:p>0,7655075</text:p>
          </table:table-cell>
          <table:table-cell office:value-type="float" office:value="0.439006" calcext:value-type="float">
            <text:p>0,439006</text:p>
          </table:table-cell>
          <table:table-cell office:value-type="float" office:value="0.249668" calcext:value-type="float">
            <text:p>0,249668</text:p>
          </table:table-cell>
          <table:table-cell office:value-type="float" office:value="0.225646" calcext:value-type="float">
            <text:p>0,225646</text:p>
          </table:table-cell>
          <table:table-cell office:value-type="float" office:value="0.264864" calcext:value-type="float">
            <text:p>0,264864</text:p>
          </table:table-cell>
          <table:table-cell office:value-type="float" office:value="0.263741" calcext:value-type="float">
            <text:p>0,263741</text:p>
          </table:table-cell>
        </table:table-row>
        <table:table-row table:style-name="ro1">
          <table:table-cell table:number-columns-repeated="2"/>
          <table:table-cell office:value-type="float" office:value="0.744924" calcext:value-type="float">
            <text:p>0,744924</text:p>
          </table:table-cell>
          <table:table-cell office:value-type="float" office:value="0.440484" calcext:value-type="float">
            <text:p>0,440484</text:p>
          </table:table-cell>
          <table:table-cell office:value-type="float" office:value="0.240382" calcext:value-type="float">
            <text:p>0,240382</text:p>
          </table:table-cell>
          <table:table-cell office:value-type="float" office:value="0.245215" calcext:value-type="float">
            <text:p>0,245215</text:p>
          </table:table-cell>
          <table:table-cell office:value-type="float" office:value="0.259503" calcext:value-type="float">
            <text:p>0,259503</text:p>
          </table:table-cell>
          <table:table-cell office:value-type="float" office:value="0.282705" calcext:value-type="float">
            <text:p>0,282705</text:p>
          </table:table-cell>
        </table:table-row>
        <table:table-row table:style-name="ro1">
          <table:table-cell table:number-columns-repeated="2"/>
          <table:table-cell office:value-type="float" office:value="0.78099" calcext:value-type="float">
            <text:p>0,78099</text:p>
          </table:table-cell>
          <table:table-cell office:value-type="float" office:value="0.439806" calcext:value-type="float">
            <text:p>0,439806</text:p>
          </table:table-cell>
          <table:table-cell office:value-type="float" office:value="0.238604" calcext:value-type="float">
            <text:p>0,238604</text:p>
          </table:table-cell>
          <table:table-cell office:value-type="float" office:value="0.259217" calcext:value-type="float">
            <text:p>0,259217</text:p>
          </table:table-cell>
          <table:table-cell office:value-type="float" office:value="0.26496" calcext:value-type="float">
            <text:p>0,26496</text:p>
          </table:table-cell>
          <table:table-cell office:value-type="float" office:value="0.288501" calcext:value-type="float">
            <text:p>0,288501</text:p>
          </table:table-cell>
        </table:table-row>
        <table:table-row table:style-name="ro1">
          <table:table-cell table:number-columns-repeated="2"/>
          <table:table-cell office:value-type="float" office:value="0.783616" calcext:value-type="float">
            <text:p>0,783616</text:p>
          </table:table-cell>
          <table:table-cell office:value-type="float" office:value="0.438729" calcext:value-type="float">
            <text:p>0,438729</text:p>
          </table:table-cell>
          <table:table-cell office:value-type="float" office:value="0.240315" calcext:value-type="float">
            <text:p>0,240315</text:p>
          </table:table-cell>
          <table:table-cell office:value-type="float" office:value="0.26183" calcext:value-type="float">
            <text:p>0,26183</text:p>
          </table:table-cell>
          <table:table-cell office:value-type="float" office:value="0.264524" calcext:value-type="float">
            <text:p>0,264524</text:p>
          </table:table-cell>
          <table:table-cell office:value-type="float" office:value="0.288272" calcext:value-type="float">
            <text:p>0,288272</text:p>
          </table:table-cell>
        </table:table-row>
        <table:table-row table:style-name="ro1">
          <table:table-cell table:number-columns-repeated="2"/>
          <table:table-cell office:value-type="float" office:value="0.741106" calcext:value-type="float">
            <text:p>0,741106</text:p>
          </table:table-cell>
          <table:table-cell office:value-type="float" office:value="0.445699" calcext:value-type="float">
            <text:p>0,445699</text:p>
          </table:table-cell>
          <table:table-cell office:value-type="float" office:value="0.244092" calcext:value-type="float">
            <text:p>0,244092</text:p>
          </table:table-cell>
          <table:table-cell office:value-type="float" office:value="0.271843" calcext:value-type="float">
            <text:p>0,271843</text:p>
          </table:table-cell>
          <table:table-cell office:value-type="float" office:value="0.291235" calcext:value-type="float">
            <text:p>0,291235</text:p>
          </table:table-cell>
          <table:table-cell office:value-type="float" office:value="0.292163" calcext:value-type="float">
            <text:p>0,292163</text:p>
          </table:table-cell>
        </table:table-row>
        <table:table-row table:style-name="ro1">
          <table:table-cell table:number-columns-repeated="2"/>
          <table:table-cell office:value-type="float" office:value="0.786273" calcext:value-type="float">
            <text:p>0,786273</text:p>
          </table:table-cell>
          <table:table-cell office:value-type="float" office:value="0.44679" calcext:value-type="float">
            <text:p>0,44679</text:p>
          </table:table-cell>
          <table:table-cell office:value-type="float" office:value="0.238099" calcext:value-type="float">
            <text:p>0,238099</text:p>
          </table:table-cell>
          <table:table-cell office:value-type="float" office:value="0.258575" calcext:value-type="float">
            <text:p>0,258575</text:p>
          </table:table-cell>
          <table:table-cell office:value-type="float" office:value="0.265139" calcext:value-type="float">
            <text:p>0,265139</text:p>
          </table:table-cell>
          <table:table-cell office:value-type="float" office:value="0.290007" calcext:value-type="float">
            <text:p>0,290007</text:p>
          </table:table-cell>
        </table:table-row>
        <table:table-row table:style-name="ro1">
          <table:table-cell table:number-columns-repeated="2"/>
          <table:table-cell office:value-type="float" office:value="0.744916" calcext:value-type="float">
            <text:p>0,744916</text:p>
          </table:table-cell>
          <table:table-cell office:value-type="float" office:value="0.44861" calcext:value-type="float">
            <text:p>0,44861</text:p>
          </table:table-cell>
          <table:table-cell office:value-type="float" office:value="0.240719" calcext:value-type="float">
            <text:p>0,240719</text:p>
          </table:table-cell>
          <table:table-cell office:value-type="float" office:value="0.258144" calcext:value-type="float">
            <text:p>0,258144</text:p>
          </table:table-cell>
          <table:table-cell office:value-type="float" office:value="0.275686" calcext:value-type="float">
            <text:p>0,275686</text:p>
          </table:table-cell>
          <table:table-cell office:value-type="float" office:value="0.285711" calcext:value-type="float">
            <text:p>0,285711</text:p>
          </table:table-cell>
        </table:table-row>
        <table:table-row table:style-name="ro1">
          <table:table-cell table:number-columns-repeated="2"/>
          <table:table-cell office:value-type="float" office:value="0.74365" calcext:value-type="float">
            <text:p>0,74365</text:p>
          </table:table-cell>
          <table:table-cell office:value-type="float" office:value="0.453116" calcext:value-type="float">
            <text:p>0,453116</text:p>
          </table:table-cell>
          <table:table-cell office:value-type="float" office:value="0.242786" calcext:value-type="float">
            <text:p>0,242786</text:p>
          </table:table-cell>
          <table:table-cell office:value-type="float" office:value="0.26008" calcext:value-type="float">
            <text:p>0,26008</text:p>
          </table:table-cell>
          <table:table-cell office:value-type="float" office:value="0.287125" calcext:value-type="float">
            <text:p>0,287125</text:p>
          </table:table-cell>
          <table:table-cell office:value-type="float" office:value="0.289496" calcext:value-type="float">
            <text:p>0,289496</text:p>
          </table:table-cell>
        </table:table-row>
        <table:table-row table:style-name="ro1">
          <table:table-cell table:number-columns-repeated="2"/>
          <table:table-cell office:value-type="float" office:value="0.742195" calcext:value-type="float">
            <text:p>0,742195</text:p>
          </table:table-cell>
          <table:table-cell office:value-type="float" office:value="0.443405" calcext:value-type="float">
            <text:p>0,443405</text:p>
          </table:table-cell>
          <table:table-cell office:value-type="float" office:value="0.23869" calcext:value-type="float">
            <text:p>0,23869</text:p>
          </table:table-cell>
          <table:table-cell office:value-type="float" office:value="0.252934" calcext:value-type="float">
            <text:p>0,252934</text:p>
          </table:table-cell>
          <table:table-cell office:value-type="float" office:value="0.290056" calcext:value-type="float">
            <text:p>0,290056</text:p>
          </table:table-cell>
          <table:table-cell office:value-type="float" office:value="0.287342" calcext:value-type="float">
            <text:p>0,287342</text:p>
          </table:table-cell>
        </table:table-row>
        <table:table-row table:style-name="ro1">
          <table:table-cell table:number-columns-repeated="2"/>
          <table:table-cell office:value-type="float" office:value="0.752582" calcext:value-type="float">
            <text:p>0,752582</text:p>
          </table:table-cell>
          <table:table-cell office:value-type="float" office:value="0.442229" calcext:value-type="float">
            <text:p>0,442229</text:p>
          </table:table-cell>
          <table:table-cell office:value-type="float" office:value="0.23192" calcext:value-type="float">
            <text:p>0,23192</text:p>
          </table:table-cell>
          <table:table-cell office:value-type="float" office:value="0.257408" calcext:value-type="float">
            <text:p>0,257408</text:p>
          </table:table-cell>
          <table:table-cell office:value-type="float" office:value="0.291737" calcext:value-type="float">
            <text:p>0,291737</text:p>
          </table:table-cell>
          <table:table-cell office:value-type="float" office:value="0.291438" calcext:value-type="float">
            <text:p>0,29143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84:.C93])/10" office:value-type="float" office:value="0.75857595" calcext:value-type="float">
            <text:p>0,75857595</text:p>
          </table:table-cell>
          <table:table-cell table:formula="of:=SUM([.D84:.D93])/10" office:value-type="float" office:value="0.4437874" calcext:value-type="float">
            <text:p>0,4437874</text:p>
          </table:table-cell>
          <table:table-cell table:formula="of:=SUM([.E84:.E93])/10" office:value-type="float" office:value="0.2405275" calcext:value-type="float">
            <text:p>0,2405275</text:p>
          </table:table-cell>
          <table:table-cell table:formula="of:=SUM([.F84:.F93])/10" office:value-type="float" office:value="0.2550892" calcext:value-type="float">
            <text:p>0,2550892</text:p>
          </table:table-cell>
          <table:table-cell table:formula="of:=SUM([.G84:.G93])/10" office:value-type="float" office:value="0.2754829" calcext:value-type="float">
            <text:p>0,2754829</text:p>
          </table:table-cell>
          <table:table-cell table:formula="of:=SUM([.H84:.H93])/10" office:value-type="float" office:value="0.2859376" calcext:value-type="float">
            <text:p>0,285937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95]-[.A49]*STDEV([.C84:.C93])/SQRT(10)" office:value-type="float" office:value="0.746980833448689" calcext:value-type="float">
            <text:p>0,746980833448689</text:p>
          </table:table-cell>
          <table:table-cell table:formula="of:=[.D95]-[.A65]*STDEV([.D84:.D93])/SQRT(10)" office:value-type="float" office:value="0.440860217999313" calcext:value-type="float">
            <text:p>0,440860217999313</text:p>
          </table:table-cell>
          <table:table-cell table:formula="of:=[.E95]-[.A65]*STDEV([.E84:.E93])/SQRT(10)" office:value-type="float" office:value="0.237690790552462" calcext:value-type="float">
            <text:p>0,237690790552462</text:p>
          </table:table-cell>
          <table:table-cell table:formula="of:=[.F95]-[.A65]*STDEV([.F84:.F93])/SQRT(10)" office:value-type="float" office:value="0.247458945778712" calcext:value-type="float">
            <text:p>0,247458945778712</text:p>
          </table:table-cell>
          <table:table-cell table:formula="of:=[.G95]-[.A65]*STDEV([.G84:.G93])/SQRT(10)" office:value-type="float" office:value="0.267306510128681" calcext:value-type="float">
            <text:p>0,267306510128681</text:p>
          </table:table-cell>
          <table:table-cell table:formula="of:=[.H95]-[.A65]*STDEV([.H84:.H93])/SQRT(10)" office:value-type="float" office:value="0.280812304657657" calcext:value-type="float">
            <text:p>0,280812304657657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95]+[.A49]*STDEV([.C84:.C93])/SQRT(10)" office:value-type="float" office:value="0.77017106655131" calcext:value-type="float">
            <text:p>0,77017106655131</text:p>
          </table:table-cell>
          <table:table-cell table:formula="of:=[.D95]+[.A65]*STDEV([.D84:.D93])/SQRT(10)" office:value-type="float" office:value="0.446714582000687" calcext:value-type="float">
            <text:p>0,446714582000687</text:p>
          </table:table-cell>
          <table:table-cell table:formula="of:=[.E95]+[.A65]*STDEV([.E84:.E93])/SQRT(10)" office:value-type="float" office:value="0.243364209447538" calcext:value-type="float">
            <text:p>0,243364209447538</text:p>
          </table:table-cell>
          <table:table-cell table:formula="of:=[.F95]+[.A65]*STDEV([.F84:.F93])/SQRT(10)" office:value-type="float" office:value="0.262719454221288" calcext:value-type="float">
            <text:p>0,262719454221288</text:p>
          </table:table-cell>
          <table:table-cell table:formula="of:=[.G95]+[.A65]*STDEV([.G84:.G93])/SQRT(10)" office:value-type="float" office:value="0.283659289871319" calcext:value-type="float">
            <text:p>0,283659289871319</text:p>
          </table:table-cell>
          <table:table-cell table:formula="of:=[.H95]+[.A65]*STDEV([.H84:.H93])/SQRT(10)" office:value-type="float" office:value="0.291062895342343" calcext:value-type="float">
            <text:p>0,29106289534234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3.415003" calcext:value-type="float">
            <text:p>3,415003</text:p>
          </table:table-cell>
          <table:table-cell office:value-type="float" office:value="1.972488" calcext:value-type="float">
            <text:p>1,972488</text:p>
          </table:table-cell>
          <table:table-cell office:value-type="float" office:value="0.865544" calcext:value-type="float">
            <text:p>0,865544</text:p>
          </table:table-cell>
          <table:table-cell office:value-type="float" office:value="0.854357" calcext:value-type="float">
            <text:p>0,854357</text:p>
          </table:table-cell>
          <table:table-cell office:value-type="float" office:value="0.882737" calcext:value-type="float">
            <text:p>0,882737</text:p>
          </table:table-cell>
          <table:table-cell office:value-type="float" office:value="0.903405" calcext:value-type="float">
            <text:p>0,903405</text:p>
          </table:table-cell>
        </table:table-row>
        <table:table-row table:style-name="ro1">
          <table:table-cell table:number-columns-repeated="2"/>
          <table:table-cell office:value-type="float" office:value="3.335871" calcext:value-type="float">
            <text:p>3,335871</text:p>
          </table:table-cell>
          <table:table-cell office:value-type="float" office:value="2.044799" calcext:value-type="float">
            <text:p>2,044799</text:p>
          </table:table-cell>
          <table:table-cell office:value-type="float" office:value="0.906041" calcext:value-type="float">
            <text:p>0,906041</text:p>
          </table:table-cell>
          <table:table-cell office:value-type="float" office:value="0.883519" calcext:value-type="float">
            <text:p>0,883519</text:p>
          </table:table-cell>
          <table:table-cell office:value-type="float" office:value="0.906237" calcext:value-type="float">
            <text:p>0,906237</text:p>
          </table:table-cell>
          <table:table-cell office:value-type="float" office:value="0.899534" calcext:value-type="float">
            <text:p>0,899534</text:p>
          </table:table-cell>
        </table:table-row>
        <table:table-row table:style-name="ro1">
          <table:table-cell table:number-columns-repeated="2"/>
          <table:table-cell office:value-type="float" office:value="3.400907" calcext:value-type="float">
            <text:p>3,400907</text:p>
          </table:table-cell>
          <table:table-cell office:value-type="float" office:value="2.028028" calcext:value-type="float">
            <text:p>2,028028</text:p>
          </table:table-cell>
          <table:table-cell office:value-type="float" office:value="0.9042" calcext:value-type="float">
            <text:p>0,9042</text:p>
          </table:table-cell>
          <table:table-cell office:value-type="float" office:value="0.881304" calcext:value-type="float">
            <text:p>0,881304</text:p>
          </table:table-cell>
          <table:table-cell office:value-type="float" office:value="0.911241" calcext:value-type="float">
            <text:p>0,911241</text:p>
          </table:table-cell>
          <table:table-cell office:value-type="float" office:value="0.905057" calcext:value-type="float">
            <text:p>0,905057</text:p>
          </table:table-cell>
        </table:table-row>
        <table:table-row table:style-name="ro1">
          <table:table-cell table:number-columns-repeated="2"/>
          <table:table-cell office:value-type="float" office:value="3.410348" calcext:value-type="float">
            <text:p>3,410348</text:p>
          </table:table-cell>
          <table:table-cell office:value-type="float" office:value="1.983179" calcext:value-type="float">
            <text:p>1,983179</text:p>
          </table:table-cell>
          <table:table-cell office:value-type="float" office:value="0.9182" calcext:value-type="float">
            <text:p>0,9182</text:p>
          </table:table-cell>
          <table:table-cell office:value-type="float" office:value="0.886858" calcext:value-type="float">
            <text:p>0,886858</text:p>
          </table:table-cell>
          <table:table-cell office:value-type="float" office:value="0.880133" calcext:value-type="float">
            <text:p>0,880133</text:p>
          </table:table-cell>
          <table:table-cell office:value-type="float" office:value="0.905472" calcext:value-type="float">
            <text:p>0,905472</text:p>
          </table:table-cell>
        </table:table-row>
        <table:table-row table:style-name="ro1">
          <table:table-cell table:number-columns-repeated="2"/>
          <table:table-cell office:value-type="float" office:value="3.28107" calcext:value-type="float">
            <text:p>3,28107</text:p>
          </table:table-cell>
          <table:table-cell office:value-type="float" office:value="1.996105" calcext:value-type="float">
            <text:p>1,996105</text:p>
          </table:table-cell>
          <table:table-cell office:value-type="float" office:value="0.920889" calcext:value-type="float">
            <text:p>0,920889</text:p>
          </table:table-cell>
          <table:table-cell office:value-type="float" office:value="0.894018" calcext:value-type="float">
            <text:p>0,894018</text:p>
          </table:table-cell>
          <table:table-cell office:value-type="float" office:value="0.913405" calcext:value-type="float">
            <text:p>0,913405</text:p>
          </table:table-cell>
          <table:table-cell office:value-type="float" office:value="0.912326" calcext:value-type="float">
            <text:p>0,912326</text:p>
          </table:table-cell>
        </table:table-row>
        <table:table-row table:style-name="ro1">
          <table:table-cell table:number-columns-repeated="2"/>
          <table:table-cell office:value-type="float" office:value="3.452798" calcext:value-type="float">
            <text:p>3,452798</text:p>
          </table:table-cell>
          <table:table-cell office:value-type="float" office:value="2.009536" calcext:value-type="float">
            <text:p>2,009536</text:p>
          </table:table-cell>
          <table:table-cell office:value-type="float" office:value="0.925231" calcext:value-type="float">
            <text:p>0,925231</text:p>
          </table:table-cell>
          <table:table-cell office:value-type="float" office:value="0.894377" calcext:value-type="float">
            <text:p>0,894377</text:p>
          </table:table-cell>
          <table:table-cell office:value-type="float" office:value="0.884997" calcext:value-type="float">
            <text:p>0,884997</text:p>
          </table:table-cell>
          <table:table-cell office:value-type="float" office:value="0.914549" calcext:value-type="float">
            <text:p>0,914549</text:p>
          </table:table-cell>
        </table:table-row>
        <table:table-row table:style-name="ro1">
          <table:table-cell table:number-columns-repeated="2"/>
          <table:table-cell office:value-type="float" office:value="3.422005" calcext:value-type="float">
            <text:p>3,422005</text:p>
          </table:table-cell>
          <table:table-cell office:value-type="float" office:value="2.085004" calcext:value-type="float">
            <text:p>2,085004</text:p>
          </table:table-cell>
          <table:table-cell office:value-type="float" office:value="0.911954" calcext:value-type="float">
            <text:p>0,911954</text:p>
          </table:table-cell>
          <table:table-cell office:value-type="float" office:value="0.897914" calcext:value-type="float">
            <text:p>0,897914</text:p>
          </table:table-cell>
          <table:table-cell office:value-type="float" office:value="0.888163" calcext:value-type="float">
            <text:p>0,888163</text:p>
          </table:table-cell>
          <table:table-cell office:value-type="float" office:value="0.924742" calcext:value-type="float">
            <text:p>0,924742</text:p>
          </table:table-cell>
        </table:table-row>
        <table:table-row table:style-name="ro1">
          <table:table-cell table:number-columns-repeated="2"/>
          <table:table-cell office:value-type="float" office:value="3.236727" calcext:value-type="float">
            <text:p>3,236727</text:p>
          </table:table-cell>
          <table:table-cell office:value-type="float" office:value="2.091335" calcext:value-type="float">
            <text:p>2,091335</text:p>
          </table:table-cell>
          <table:table-cell office:value-type="float" office:value="0.932706" calcext:value-type="float">
            <text:p>0,932706</text:p>
          </table:table-cell>
          <table:table-cell office:value-type="float" office:value="0.901963" calcext:value-type="float">
            <text:p>0,901963</text:p>
          </table:table-cell>
          <table:table-cell office:value-type="float" office:value="0.889957" calcext:value-type="float">
            <text:p>0,889957</text:p>
          </table:table-cell>
          <table:table-cell office:value-type="float" office:value="0.910379" calcext:value-type="float">
            <text:p>0,910379</text:p>
          </table:table-cell>
        </table:table-row>
        <table:table-row table:style-name="ro1">
          <table:table-cell table:number-columns-repeated="2"/>
          <table:table-cell office:value-type="float" office:value="3.240053" calcext:value-type="float">
            <text:p>3,240053</text:p>
          </table:table-cell>
          <table:table-cell office:value-type="float" office:value="2.080299" calcext:value-type="float">
            <text:p>2,080299</text:p>
          </table:table-cell>
          <table:table-cell office:value-type="float" office:value="0.942911" calcext:value-type="float">
            <text:p>0,942911</text:p>
          </table:table-cell>
          <table:table-cell office:value-type="float" office:value="0.908931" calcext:value-type="float">
            <text:p>0,908931</text:p>
          </table:table-cell>
          <table:table-cell office:value-type="float" office:value="0.929517" calcext:value-type="float">
            <text:p>0,929517</text:p>
          </table:table-cell>
          <table:table-cell office:value-type="float" office:value="0.923656" calcext:value-type="float">
            <text:p>0,923656</text:p>
          </table:table-cell>
        </table:table-row>
        <table:table-row table:style-name="ro1">
          <table:table-cell table:number-columns-repeated="2"/>
          <table:table-cell office:value-type="float" office:value="3.430608" calcext:value-type="float">
            <text:p>3,430608</text:p>
          </table:table-cell>
          <table:table-cell office:value-type="float" office:value="2.078732" calcext:value-type="float">
            <text:p>2,078732</text:p>
          </table:table-cell>
          <table:table-cell office:value-type="float" office:value="0.984541" calcext:value-type="float">
            <text:p>0,984541</text:p>
          </table:table-cell>
          <table:table-cell office:value-type="float" office:value="0.951796" calcext:value-type="float">
            <text:p>0,951796</text:p>
          </table:table-cell>
          <table:table-cell office:value-type="float" office:value="0.926129" calcext:value-type="float">
            <text:p>0,926129</text:p>
          </table:table-cell>
          <table:table-cell office:value-type="float" office:value="0.915633" calcext:value-type="float">
            <text:p>0,91563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100:.C109])/10" office:value-type="float" office:value="3.362539" calcext:value-type="float">
            <text:p>3,362539</text:p>
          </table:table-cell>
          <table:table-cell table:formula="of:=SUM([.D100:.D109])/10" office:value-type="float" office:value="2.0369505" calcext:value-type="float">
            <text:p>2,0369505</text:p>
          </table:table-cell>
          <table:table-cell table:formula="of:=SUM([.E100:.E109])/10" office:value-type="float" office:value="0.9212217" calcext:value-type="float">
            <text:p>0,9212217</text:p>
          </table:table-cell>
          <table:table-cell table:formula="of:=SUM([.F100:.F109])/10" office:value-type="float" office:value="0.8955037" calcext:value-type="float">
            <text:p>0,8955037</text:p>
          </table:table-cell>
          <table:table-cell table:formula="of:=SUM([.G100:.G109])/10" office:value-type="float" office:value="0.9012516" calcext:value-type="float">
            <text:p>0,9012516</text:p>
          </table:table-cell>
          <table:table-cell table:formula="of:=SUM([.H100:.H109])/10" office:value-type="float" office:value="0.9114753" calcext:value-type="float">
            <text:p>0,9114753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11]-[.A65]*STDEV([.C100:.C109])/SQRT(10)" office:value-type="float" office:value="3.31150935203666" calcext:value-type="float">
            <text:p>3,31150935203666</text:p>
          </table:table-cell>
          <table:table-cell table:formula="of:=[.D111]-[.A81]*STDEV([.D100:.D109])/SQRT(10)" office:value-type="float" office:value="2.00884994548512" calcext:value-type="float">
            <text:p>2,00884994548512</text:p>
          </table:table-cell>
          <table:table-cell table:formula="of:=[.E111]-[.A81]*STDEV([.E100:.E109])/SQRT(10)" office:value-type="float" office:value="0.902350595636728" calcext:value-type="float">
            <text:p>0,902350595636728</text:p>
          </table:table-cell>
          <table:table-cell table:formula="of:=[.F111]-[.A81]*STDEV([.F100:.F109])/SQRT(10)" office:value-type="float" office:value="0.880163316679691" calcext:value-type="float">
            <text:p>0,880163316679691</text:p>
          </table:table-cell>
          <table:table-cell table:formula="of:=[.G111]-[.A81]*STDEV([.G100:.G109])/SQRT(10)" office:value-type="float" office:value="0.889856518053418" calcext:value-type="float">
            <text:p>0,889856518053418</text:p>
          </table:table-cell>
          <table:table-cell table:formula="of:=[.H111]-[.A81]*STDEV([.H100:.H109])/SQRT(10)" office:value-type="float" office:value="0.906256834936171" calcext:value-type="float">
            <text:p>0,906256834936171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C111]+[.A65]*STDEV([.C100:.C109])/SQRT(10)" office:value-type="float" office:value="3.41356864796334" calcext:value-type="float">
            <text:p>3,41356864796334</text:p>
          </table:table-cell>
          <table:table-cell table:formula="of:=[.D111]+[.A81]*STDEV([.D100:.D109])/SQRT(10)" office:value-type="float" office:value="2.06505105451488" calcext:value-type="float">
            <text:p>2,06505105451488</text:p>
          </table:table-cell>
          <table:table-cell table:formula="of:=[.E111]+[.A81]*STDEV([.E100:.E109])/SQRT(10)" office:value-type="float" office:value="0.940092804363272" calcext:value-type="float">
            <text:p>0,940092804363272</text:p>
          </table:table-cell>
          <table:table-cell table:formula="of:=[.F111]+[.A81]*STDEV([.F100:.F109])/SQRT(10)" office:value-type="float" office:value="0.910844083320309" calcext:value-type="float">
            <text:p>0,910844083320309</text:p>
          </table:table-cell>
          <table:table-cell table:formula="of:=[.G111]+[.A81]*STDEV([.G100:.G109])/SQRT(10)" office:value-type="float" office:value="0.912646681946582" calcext:value-type="float">
            <text:p>0,912646681946582</text:p>
          </table:table-cell>
          <table:table-cell table:formula="of:=[.H111]+[.A81]*STDEV([.H100:.H109])/SQRT(10)" office:value-type="float" office:value="0.916693765063829" calcext:value-type="float">
            <text:p>0,9166937650638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4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4.690441" calcext:value-type="float">
            <text:p>14,690441</text:p>
          </table:table-cell>
          <table:table-cell office:value-type="float" office:value="8.833814" calcext:value-type="float">
            <text:p>8,833814</text:p>
          </table:table-cell>
          <table:table-cell office:value-type="float" office:value="3.808152" calcext:value-type="float">
            <text:p>3,808152</text:p>
          </table:table-cell>
          <table:table-cell office:value-type="float" office:value="4.558314" calcext:value-type="float">
            <text:p>4,558314</text:p>
          </table:table-cell>
          <table:table-cell office:value-type="float" office:value="4.23488" calcext:value-type="float">
            <text:p>4,23488</text:p>
          </table:table-cell>
          <table:table-cell office:value-type="float" office:value="3.618585" calcext:value-type="float">
            <text:p>3,618585</text:p>
          </table:table-cell>
        </table:table-row>
        <table:table-row table:style-name="ro1">
          <table:table-cell table:number-columns-repeated="2"/>
          <table:table-cell office:value-type="float" office:value="14.737857" calcext:value-type="float">
            <text:p>14,737857</text:p>
          </table:table-cell>
          <table:table-cell office:value-type="float" office:value="8.864066" calcext:value-type="float">
            <text:p>8,864066</text:p>
          </table:table-cell>
          <table:table-cell office:value-type="float" office:value="3.765488" calcext:value-type="float">
            <text:p>3,765488</text:p>
          </table:table-cell>
          <table:table-cell office:value-type="float" office:value="4.358866" calcext:value-type="float">
            <text:p>4,358866</text:p>
          </table:table-cell>
          <table:table-cell office:value-type="float" office:value="4.376843" calcext:value-type="float">
            <text:p>4,376843</text:p>
          </table:table-cell>
          <table:table-cell office:value-type="float" office:value="3.888893" calcext:value-type="float">
            <text:p>3,888893</text:p>
          </table:table-cell>
        </table:table-row>
        <table:table-row table:style-name="ro1">
          <table:table-cell table:number-columns-repeated="2"/>
          <table:table-cell office:value-type="float" office:value="14.864006" calcext:value-type="float">
            <text:p>14,864006</text:p>
          </table:table-cell>
          <table:table-cell office:value-type="float" office:value="8.555992" calcext:value-type="float">
            <text:p>8,555992</text:p>
          </table:table-cell>
          <table:table-cell office:value-type="float" office:value="3.724106" calcext:value-type="float">
            <text:p>3,724106</text:p>
          </table:table-cell>
          <table:table-cell office:value-type="float" office:value="4.028382" calcext:value-type="float">
            <text:p>4,028382</text:p>
          </table:table-cell>
          <table:table-cell office:value-type="float" office:value="4.254664" calcext:value-type="float">
            <text:p>4,254664</text:p>
          </table:table-cell>
          <table:table-cell office:value-type="float" office:value="3.791209" calcext:value-type="float">
            <text:p>3,791209</text:p>
          </table:table-cell>
        </table:table-row>
        <table:table-row table:style-name="ro1">
          <table:table-cell table:number-columns-repeated="2"/>
          <table:table-cell office:value-type="float" office:value="13.815924" calcext:value-type="float">
            <text:p>13,815924</text:p>
          </table:table-cell>
          <table:table-cell office:value-type="float" office:value="8.845927" calcext:value-type="float">
            <text:p>8,845927</text:p>
          </table:table-cell>
          <table:table-cell office:value-type="float" office:value="3.848364" calcext:value-type="float">
            <text:p>3,848364</text:p>
          </table:table-cell>
          <table:table-cell office:value-type="float" office:value="4.445539" calcext:value-type="float">
            <text:p>4,445539</text:p>
          </table:table-cell>
          <table:table-cell office:value-type="float" office:value="4.366517" calcext:value-type="float">
            <text:p>4,366517</text:p>
          </table:table-cell>
          <table:table-cell office:value-type="float" office:value="3.77255" calcext:value-type="float">
            <text:p>3,77255</text:p>
          </table:table-cell>
        </table:table-row>
        <table:table-row table:style-name="ro1">
          <table:table-cell table:number-columns-repeated="2"/>
          <table:table-cell office:value-type="float" office:value="13.721528" calcext:value-type="float">
            <text:p>13,721528</text:p>
          </table:table-cell>
          <table:table-cell office:value-type="float" office:value="9.003974" calcext:value-type="float">
            <text:p>9,003974</text:p>
          </table:table-cell>
          <table:table-cell office:value-type="float" office:value="4.113111" calcext:value-type="float">
            <text:p>4,113111</text:p>
          </table:table-cell>
          <table:table-cell office:value-type="float" office:value="4.432887" calcext:value-type="float">
            <text:p>4,432887</text:p>
          </table:table-cell>
          <table:table-cell office:value-type="float" office:value="4.480131" calcext:value-type="float">
            <text:p>4,480131</text:p>
          </table:table-cell>
          <table:table-cell office:value-type="float" office:value="3.733297" calcext:value-type="float">
            <text:p>3,733297</text:p>
          </table:table-cell>
        </table:table-row>
        <table:table-row table:style-name="ro1">
          <table:table-cell table:number-columns-repeated="2"/>
          <table:table-cell office:value-type="float" office:value="13.859187" calcext:value-type="float">
            <text:p>13,859187</text:p>
          </table:table-cell>
          <table:table-cell table:formula="of:=8.341374" office:value-type="float" office:value="8.341374" calcext:value-type="float">
            <text:p>8,341374</text:p>
          </table:table-cell>
          <table:table-cell office:value-type="float" office:value="3.96109" calcext:value-type="float">
            <text:p>3,96109</text:p>
          </table:table-cell>
          <table:table-cell office:value-type="float" office:value="4.422571" calcext:value-type="float">
            <text:p>4,422571</text:p>
          </table:table-cell>
          <table:table-cell office:value-type="float" office:value="4.600493" calcext:value-type="float">
            <text:p>4,600493</text:p>
          </table:table-cell>
          <table:table-cell office:value-type="float" office:value="3.746617" calcext:value-type="float">
            <text:p>3,746617</text:p>
          </table:table-cell>
        </table:table-row>
        <table:table-row table:style-name="ro1">
          <table:table-cell table:number-columns-repeated="2"/>
          <table:table-cell office:value-type="float" office:value="14.048892" calcext:value-type="float">
            <text:p>14,048892</text:p>
          </table:table-cell>
          <table:table-cell office:value-type="float" office:value="8.517723" calcext:value-type="float">
            <text:p>8,517723</text:p>
          </table:table-cell>
          <table:table-cell office:value-type="float" office:value="4.014962" calcext:value-type="float">
            <text:p>4,014962</text:p>
          </table:table-cell>
          <table:table-cell office:value-type="float" office:value="4.398613" calcext:value-type="float">
            <text:p>4,398613</text:p>
          </table:table-cell>
          <table:table-cell office:value-type="float" office:value="4.536828" calcext:value-type="float">
            <text:p>4,536828</text:p>
          </table:table-cell>
          <table:table-cell office:value-type="float" office:value="3.793302" calcext:value-type="float">
            <text:p>3,793302</text:p>
          </table:table-cell>
        </table:table-row>
        <table:table-row table:style-name="ro1">
          <table:table-cell table:number-columns-repeated="2"/>
          <table:table-cell office:value-type="float" office:value="14.034677" calcext:value-type="float">
            <text:p>14,034677</text:p>
          </table:table-cell>
          <table:table-cell office:value-type="float" office:value="8.584407" calcext:value-type="float">
            <text:p>8,584407</text:p>
          </table:table-cell>
          <table:table-cell office:value-type="float" office:value="4.248253" calcext:value-type="float">
            <text:p>4,248253</text:p>
          </table:table-cell>
          <table:table-cell office:value-type="float" office:value="4.557801" calcext:value-type="float">
            <text:p>4,557801</text:p>
          </table:table-cell>
          <table:table-cell office:value-type="float" office:value="4.580294" calcext:value-type="float">
            <text:p>4,580294</text:p>
          </table:table-cell>
          <table:table-cell office:value-type="float" office:value="3.696001" calcext:value-type="float">
            <text:p>3,696001</text:p>
          </table:table-cell>
        </table:table-row>
        <table:table-row table:style-name="ro1">
          <table:table-cell table:number-columns-repeated="2"/>
          <table:table-cell office:value-type="float" office:value="14.591607" calcext:value-type="float">
            <text:p>14,591607</text:p>
          </table:table-cell>
          <table:table-cell office:value-type="float" office:value="8.750497" calcext:value-type="float">
            <text:p>8,750497</text:p>
          </table:table-cell>
          <table:table-cell office:value-type="float" office:value="4.18813" calcext:value-type="float">
            <text:p>4,18813</text:p>
          </table:table-cell>
          <table:table-cell office:value-type="float" office:value="4.402785" calcext:value-type="float">
            <text:p>4,402785</text:p>
          </table:table-cell>
          <table:table-cell office:value-type="float" office:value="4.622795" calcext:value-type="float">
            <text:p>4,622795</text:p>
          </table:table-cell>
          <table:table-cell office:value-type="float" office:value="3.742443" calcext:value-type="float">
            <text:p>3,742443</text:p>
          </table:table-cell>
        </table:table-row>
        <table:table-row table:style-name="ro1">
          <table:table-cell table:number-columns-repeated="2"/>
          <table:table-cell office:value-type="float" office:value="14.392358" calcext:value-type="float">
            <text:p>14,392358</text:p>
          </table:table-cell>
          <table:table-cell office:value-type="float" office:value="8.7513" calcext:value-type="float">
            <text:p>8,7513</text:p>
          </table:table-cell>
          <table:table-cell office:value-type="float" office:value="4.150124" calcext:value-type="float">
            <text:p>4,150124</text:p>
          </table:table-cell>
          <table:table-cell office:value-type="float" office:value="4.448757" calcext:value-type="float">
            <text:p>4,448757</text:p>
          </table:table-cell>
          <table:table-cell office:value-type="float" office:value="4.752183" calcext:value-type="float">
            <text:p>4,752183</text:p>
          </table:table-cell>
          <table:table-cell office:value-type="float" office:value="3.85826" calcext:value-type="float">
            <text:p>3,8582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116:.C125])/10" office:value-type="float" office:value="14.2756477" calcext:value-type="float">
            <text:p>14,2756477</text:p>
          </table:table-cell>
          <table:table-cell table:formula="of:=SUM([.D116:.D125])/10" office:value-type="float" office:value="8.7049074" calcext:value-type="float">
            <text:p>8,7049074</text:p>
          </table:table-cell>
          <table:table-cell table:formula="of:=SUM([.E116:.E125])/10" office:value-type="float" office:value="3.982178" calcext:value-type="float">
            <text:p>3,982178</text:p>
          </table:table-cell>
          <table:table-cell table:formula="of:=SUM([.F116:.F125])/10" office:value-type="float" office:value="4.4054515" calcext:value-type="float">
            <text:p>4,4054515</text:p>
          </table:table-cell>
          <table:table-cell table:formula="of:=SUM([.G116:.G125])/10" office:value-type="float" office:value="4.4805628" calcext:value-type="float">
            <text:p>4,4805628</text:p>
          </table:table-cell>
          <table:table-cell table:formula="of:=SUM([.H116:.H125])/10" office:value-type="float" office:value="3.7641157" calcext:value-type="float">
            <text:p>3,764115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27]-[.A81]*STDEV([.C116:.C125])/SQRT(10)" office:value-type="float" office:value="14.0105338365788" calcext:value-type="float">
            <text:p>14,0105338365788</text:p>
          </table:table-cell>
          <table:table-cell table:formula="of:=[.D127]-[.A97]*STDEV([.D116:.D125])/SQRT(10)" office:value-type="float" office:value="8.58104996120646" calcext:value-type="float">
            <text:p>8,58104996120646</text:p>
          </table:table-cell>
          <table:table-cell table:formula="of:=[.E127]-[.A97]*STDEV([.E116:.E125])/SQRT(10)" office:value-type="float" office:value="3.8649728616841" calcext:value-type="float">
            <text:p>3,8649728616841</text:p>
          </table:table-cell>
          <table:table-cell table:formula="of:=[.F127]-[.A97]*STDEV([.F116:.F125])/SQRT(10)" office:value-type="float" office:value="4.31409901301642" calcext:value-type="float">
            <text:p>4,31409901301642</text:p>
          </table:table-cell>
          <table:table-cell table:formula="of:=[.G127]-[.A97]*STDEV([.G116:.G125])/SQRT(10)" office:value-type="float" office:value="4.37589529205446" calcext:value-type="float">
            <text:p>4,37589529205446</text:p>
          </table:table-cell>
          <table:table-cell table:formula="of:=[.H127]-[.A97]*STDEV([.H116:.H125])/SQRT(10)" office:value-type="float" office:value="3.71626865683414" calcext:value-type="float">
            <text:p>3,71626865683414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C127]+[.A81]*STDEV([.C116:.C125])/SQRT(10)" office:value-type="float" office:value="14.5407615634212" calcext:value-type="float">
            <text:p>14,5407615634212</text:p>
          </table:table-cell>
          <table:table-cell table:formula="of:=[.D127]+[.A97]*STDEV([.D116:.D125])/SQRT(10)" office:value-type="float" office:value="8.82876483879354" calcext:value-type="float">
            <text:p>8,82876483879354</text:p>
          </table:table-cell>
          <table:table-cell table:formula="of:=[.E127]+[.A97]*STDEV([.E116:.E125])/SQRT(10)" office:value-type="float" office:value="4.0993831383159" calcext:value-type="float">
            <text:p>4,0993831383159</text:p>
          </table:table-cell>
          <table:table-cell table:formula="of:=[.F127]+[.A97]*STDEV([.F116:.F125])/SQRT(10)" office:value-type="float" office:value="4.49680398698358" calcext:value-type="float">
            <text:p>4,49680398698358</text:p>
          </table:table-cell>
          <table:table-cell table:formula="of:=[.G127]+[.A97]*STDEV([.G116:.G125])/SQRT(10)" office:value-type="float" office:value="4.58523030794554" calcext:value-type="float">
            <text:p>4,58523030794554</text:p>
          </table:table-cell>
          <table:table-cell table:formula="of:=[.H127]+[.A97]*STDEV([.H116:.H125])/SQRT(10)" office:value-type="float" office:value="3.81196274316586" calcext:value-type="float">
            <text:p>3,81196274316586</text:p>
          </table:table-cell>
        </table:table-row>
      </table:table>
      <table:table table:name="Planilha3" table:style-name="ta1">
        <table:shapes>
          <draw:frame draw:z-index="0" draw:style-name="gr1" draw:text-style-name="P1" svg:width="17.178cm" svg:height="9.668cm" svg:x="18.915cm" svg:y="1.142cm">
            <draw:object draw:notify-on-update-of-ranges="Planilha3.B15:Planilha3.B15 Planilha3.C15:Planilha3.H15 Planilha3.B16:Planilha3.B16 Planilha3.C16:Planilha3.H16 Planilha3.B17:Planilha3.B17 Planilha3.C17:Planilha3.H17 Planilha3.B18:Planilha3.B18 Planilha3.C18:Planilha3.H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7cm" svg:height="9.005cm" svg:x="36.426cm" svg:y="1.567cm">
            <draw:object draw:notify-on-update-of-ranges="Planilha3.B31:Planilha3.B31 Planilha3.C31:Planilha3.H31 Planilha3.B32:Planilha3.B32 Planilha3.C32:Planilha3.H32 Planilha3.B33:Planilha3.B33 Planilha3.C33:Planilha3.H33 Planilha3.B34:Planilha3.B34 Planilha3.C34:Planilha3.H3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18.934cm" svg:y="12.079cm">
            <draw:object draw:notify-on-update-of-ranges="Planilha3.B47:Planilha3.B47 Planilha3.C47:Planilha3.H47 Planilha3.B48:Planilha3.B48 Planilha3.C48:Planilha3.H48 Planilha3.B49:Planilha3.B49 Planilha3.C49:Planilha3.H49 Planilha3.B50:Planilha3.B50 Planilha3.C50:Planilha3.H5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35.042cm" svg:y="12.867cm">
            <draw:object draw:notify-on-update-of-ranges="Planilha3.B63:Planilha3.B63 Planilha3.C63:Planilha3.H63 Planilha3.B64:Planilha3.B64 Planilha3.C64:Planilha3.H64 Planilha3.B65:Planilha3.B65 Planilha3.C65:Planilha3.H65 Planilha3.B66:Planilha3.B66 Planilha3.C66:Planilha3.H6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19.402cm" svg:y="30.22cm">
            <draw:object draw:notify-on-update-of-ranges="Planilha3.B79:Planilha3.B79 Planilha3.C79:Planilha3.H79 Planilha3.B80:Planilha3.B80 Planilha3.C80:Planilha3.H80 Planilha3.B81:Planilha3.B81 Planilha3.C81:Planilha3.H81 Planilha3.B82:Planilha3.B82 Planilha3.C82:Planilha3.H8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41.429cm" svg:y="30.266cm">
            <draw:object draw:notify-on-update-of-ranges="Planilha3.B95:Planilha3.B95 Planilha3.C95:Planilha3.H95 Planilha3.B96:Planilha3.B96 Planilha3.C96:Planilha3.H96 Planilha3.B97:Planilha3.B97 Planilha3.C97:Planilha3.H97 Planilha3.B98:Planilha3.B98 Planilha3.C98:Planilha3.H9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5.999cm" svg:height="8.999cm" svg:x="19.622cm" svg:y="43.209cm">
            <draw:object draw:notify-on-update-of-ranges="Planilha3.B111:Planilha3.B111 Planilha3.C111:Planilha3.H111 Planilha3.B112:Planilha3.B112 Planilha3.C112:Planilha3.H112 Planilha3.B113:Planilha3.B113 Planilha3.C113:Planilha3.H113 Planilha3.B114:Planilha3.B114 Planilha3.C114:Planilha3.H1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5.999cm" svg:height="8.999cm" svg:x="40.191cm" svg:y="41.477cm">
            <draw:object draw:notify-on-update-of-ranges="Planilha3.B127:Planilha3.B127 Planilha3.C127:Planilha3.H127 Planilha3.B128:Planilha3.B128 Planilha3.C128:Planilha3.H128 Planilha3.B129:Planilha3.B129 Planilha3.C129:Planilha3.H129 Planilha3.B130:Planilha3.B130 Planilha3.C130:Planilha3.H1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S = 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04719" calcext:value-type="float">
            <text:p>0,004719</text:p>
          </table:table-cell>
          <table:table-cell office:value-type="float" office:value="0.004684" calcext:value-type="float">
            <text:p>0,004684</text:p>
          </table:table-cell>
          <table:table-cell office:value-type="float" office:value="0.004456" calcext:value-type="float">
            <text:p>0,004456</text:p>
          </table:table-cell>
          <table:table-cell office:value-type="float" office:value="0.008619" calcext:value-type="float">
            <text:p>0,008619</text:p>
          </table:table-cell>
          <table:table-cell office:value-type="float" office:value="0.014685" calcext:value-type="float">
            <text:p>0,014685</text:p>
          </table:table-cell>
          <table:table-cell office:value-type="float" office:value="0.029985" calcext:value-type="float">
            <text:p>0,029985</text:p>
          </table:table-cell>
        </table:table-row>
        <table:table-row table:style-name="ro1">
          <table:table-cell table:number-columns-repeated="2"/>
          <table:table-cell office:value-type="float" office:value="0.005133" calcext:value-type="float">
            <text:p>0,005133</text:p>
          </table:table-cell>
          <table:table-cell office:value-type="float" office:value="0.004446" calcext:value-type="float">
            <text:p>0,004446</text:p>
          </table:table-cell>
          <table:table-cell office:value-type="float" office:value="0.003829" calcext:value-type="float">
            <text:p>0,003829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14376" calcext:value-type="float">
            <text:p>0,014376</text:p>
          </table:table-cell>
          <table:table-cell office:value-type="float" office:value="0.029079" calcext:value-type="float">
            <text:p>0,029079</text:p>
          </table:table-cell>
        </table:table-row>
        <table:table-row table:style-name="ro1">
          <table:table-cell table:number-columns-repeated="2"/>
          <table:table-cell office:value-type="float" office:value="0.004813" calcext:value-type="float">
            <text:p>0,004813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4942" calcext:value-type="float">
            <text:p>0,004942</text:p>
          </table:table-cell>
          <table:table-cell office:value-type="float" office:value="0.007925" calcext:value-type="float">
            <text:p>0,007925</text:p>
          </table:table-cell>
          <table:table-cell office:value-type="float" office:value="0.014008" calcext:value-type="float">
            <text:p>0,014008</text:p>
          </table:table-cell>
          <table:table-cell office:value-type="float" office:value="0.02856" calcext:value-type="float">
            <text:p>0,02856</text:p>
          </table:table-cell>
        </table:table-row>
        <table:table-row table:style-name="ro1">
          <table:table-cell table:number-columns-repeated="2"/>
          <table:table-cell office:value-type="float" office:value="0.005278" calcext:value-type="float">
            <text:p>0,005278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3528" calcext:value-type="float">
            <text:p>0,003528</text:p>
          </table:table-cell>
          <table:table-cell office:value-type="float" office:value="0.008802" calcext:value-type="float">
            <text:p>0,008802</text:p>
          </table:table-cell>
          <table:table-cell office:value-type="float" office:value="0.014671" calcext:value-type="float">
            <text:p>0,014671</text:p>
          </table:table-cell>
          <table:table-cell office:value-type="float" office:value="0.029296" calcext:value-type="float">
            <text:p>0,029296</text:p>
          </table:table-cell>
        </table:table-row>
        <table:table-row table:style-name="ro1">
          <table:table-cell table:number-columns-repeated="2"/>
          <table:table-cell office:value-type="float" office:value="0.004803" calcext:value-type="float">
            <text:p>0,004803</text:p>
          </table:table-cell>
          <table:table-cell office:value-type="float" office:value="0.004502" calcext:value-type="float">
            <text:p>0,004502</text:p>
          </table:table-cell>
          <table:table-cell office:value-type="float" office:value="0.004216" calcext:value-type="float">
            <text:p>0,004216</text:p>
          </table:table-cell>
          <table:table-cell office:value-type="float" office:value="0.007656" calcext:value-type="float">
            <text:p>0,007656</text:p>
          </table:table-cell>
          <table:table-cell office:value-type="float" office:value="0.015745" calcext:value-type="float">
            <text:p>0,015745</text:p>
          </table:table-cell>
          <table:table-cell office:value-type="float" office:value="0.029674" calcext:value-type="float">
            <text:p>0,029674</text:p>
          </table:table-cell>
        </table:table-row>
        <table:table-row table:style-name="ro1">
          <table:table-cell table:number-columns-repeated="2"/>
          <table:table-cell office:value-type="float" office:value="0.004865" calcext:value-type="float">
            <text:p>0,004865</text:p>
          </table:table-cell>
          <table:table-cell office:value-type="float" office:value="0.003918" calcext:value-type="float">
            <text:p>0,003918</text:p>
          </table:table-cell>
          <table:table-cell office:value-type="float" office:value="0.004054" calcext:value-type="float">
            <text:p>0,004054</text:p>
          </table:table-cell>
          <table:table-cell office:value-type="float" office:value="0.008689" calcext:value-type="float">
            <text:p>0,008689</text:p>
          </table:table-cell>
          <table:table-cell office:value-type="float" office:value="0.01477" calcext:value-type="float">
            <text:p>0,01477</text:p>
          </table:table-cell>
          <table:table-cell office:value-type="float" office:value="0.030453" calcext:value-type="float">
            <text:p>0,030453</text:p>
          </table:table-cell>
        </table:table-row>
        <table:table-row table:style-name="ro1">
          <table:table-cell table:number-columns-repeated="2"/>
          <table:table-cell office:value-type="float" office:value="0.004963" calcext:value-type="float">
            <text:p>0,004963</text:p>
          </table:table-cell>
          <table:table-cell office:value-type="float" office:value="0.005073" calcext:value-type="float">
            <text:p>0,005073</text:p>
          </table:table-cell>
          <table:table-cell office:value-type="float" office:value="0.003993" calcext:value-type="float">
            <text:p>0,003993</text:p>
          </table:table-cell>
          <table:table-cell office:value-type="float" office:value="0.007534" calcext:value-type="float">
            <text:p>0,007534</text:p>
          </table:table-cell>
          <table:table-cell office:value-type="float" office:value="0.015144" calcext:value-type="float">
            <text:p>0,015144</text:p>
          </table:table-cell>
          <table:table-cell office:value-type="float" office:value="0.029543" calcext:value-type="float">
            <text:p>0,029543</text:p>
          </table:table-cell>
        </table:table-row>
        <table:table-row table:style-name="ro1">
          <table:table-cell table:number-columns-repeated="2"/>
          <table:table-cell office:value-type="float" office:value="0.005068" calcext:value-type="float">
            <text:p>0,005068</text:p>
          </table:table-cell>
          <table:table-cell office:value-type="float" office:value="0.003982" calcext:value-type="float">
            <text:p>0,003982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7554" calcext:value-type="float">
            <text:p>0,007554</text:p>
          </table:table-cell>
          <table:table-cell office:value-type="float" office:value="0.015212" calcext:value-type="float">
            <text:p>0,015212</text:p>
          </table:table-cell>
          <table:table-cell office:value-type="float" office:value="0.028751" calcext:value-type="float">
            <text:p>0,028751</text:p>
          </table:table-cell>
        </table:table-row>
        <table:table-row table:style-name="ro1">
          <table:table-cell table:number-columns-repeated="2"/>
          <table:table-cell office:value-type="float" office:value="0.00459" calcext:value-type="float">
            <text:p>0,00459</text:p>
          </table:table-cell>
          <table:table-cell office:value-type="float" office:value="0.004687" calcext:value-type="float">
            <text:p>0,004687</text:p>
          </table:table-cell>
          <table:table-cell office:value-type="float" office:value="0.004254" calcext:value-type="float">
            <text:p>0,004254</text:p>
          </table:table-cell>
          <table:table-cell office:value-type="float" office:value="0.007567" calcext:value-type="float">
            <text:p>0,007567</text:p>
          </table:table-cell>
          <table:table-cell office:value-type="float" office:value="0.015093" calcext:value-type="float">
            <text:p>0,015093</text:p>
          </table:table-cell>
          <table:table-cell office:value-type="float" office:value="0.028852" calcext:value-type="float">
            <text:p>0,028852</text:p>
          </table:table-cell>
        </table:table-row>
        <table:table-row table:style-name="ro1">
          <table:table-cell table:number-columns-repeated="2"/>
          <table:table-cell office:value-type="float" office:value="0.00476" calcext:value-type="float">
            <text:p>0,00476</text:p>
          </table:table-cell>
          <table:table-cell office:value-type="float" office:value="0.004188" calcext:value-type="float">
            <text:p>0,004188</text:p>
          </table:table-cell>
          <table:table-cell office:value-type="float" office:value="0.004819" calcext:value-type="float">
            <text:p>0,004819</text:p>
          </table:table-cell>
          <table:table-cell office:value-type="float" office:value="0.007812" calcext:value-type="float">
            <text:p>0,007812</text:p>
          </table:table-cell>
          <table:table-cell office:value-type="float" office:value="0.015092" calcext:value-type="float">
            <text:p>0,015092</text:p>
          </table:table-cell>
          <table:table-cell office:value-type="float" office:value="0.029826" calcext:value-type="float">
            <text:p>0,02982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5:.C14])/10" office:value-type="float" office:value="0.0048992" calcext:value-type="float">
            <text:p>0,0048992</text:p>
          </table:table-cell>
          <table:table-cell table:formula="of:=SUM([.D5:.D14])/10" office:value-type="float" office:value="0.0044062" calcext:value-type="float">
            <text:p>0,0044062</text:p>
          </table:table-cell>
          <table:table-cell table:formula="of:=SUM([.E5:.E14])/10" office:value-type="float" office:value="0.0042357" calcext:value-type="float">
            <text:p>0,0042357</text:p>
          </table:table-cell>
          <table:table-cell table:formula="of:=SUM([.F5:.F14])/10" office:value-type="float" office:value="0.0080376" calcext:value-type="float">
            <text:p>0,0080376</text:p>
          </table:table-cell>
          <table:table-cell table:formula="of:=SUM([.G5:.G14])/10" office:value-type="float" office:value="0.0148796" calcext:value-type="float">
            <text:p>0,0148796</text:p>
          </table:table-cell>
          <table:table-cell table:formula="of:=SUM([.H5:.H14])/10" office:value-type="float" office:value="0.0294019" calcext:value-type="float">
            <text:p>0,029401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6]-[.A2]*STDEV([.C5:.C14])/SQRT(10)" office:value-type="float" office:value="0.00476918443419002" calcext:value-type="float">
            <text:p>0,00476918443419</text:p>
          </table:table-cell>
          <table:table-cell table:formula="of:=[.D16]-[.A2]*STDEV([.D5:.D14])/SQRT(10)" office:value-type="float" office:value="0.00417110840572331" calcext:value-type="float">
            <text:p>0,004171108405723</text:p>
          </table:table-cell>
          <table:table-cell table:formula="of:=[.E16]-[.A2]*STDEV([.E5:.E14])/SQRT(10)" office:value-type="float" office:value="0.00397052117483228" calcext:value-type="float">
            <text:p>0,003970521174832</text:p>
          </table:table-cell>
          <table:table-cell table:formula="of:=[.F16]-[.A2]*STDEV([.F5:.F14])/SQRT(10)" office:value-type="float" office:value="0.00772445368706484" calcext:value-type="float">
            <text:p>0,007724453687065</text:p>
          </table:table-cell>
          <table:table-cell table:formula="of:=[.G16]-[.A2]*STDEV([.G5:.G14])/SQRT(10)" office:value-type="float" office:value="0.0145783104331961" calcext:value-type="float">
            <text:p>0,014578310433196</text:p>
          </table:table-cell>
          <table:table-cell table:formula="of:=[.H16]-[.A2]*STDEV([.H5:.H14])/SQRT(10)" office:value-type="float" office:value="0.0290283577936469" calcext:value-type="float">
            <text:p>0,029028357793647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16]+[.A2]*STDEV([.C5:.C14])/SQRT(10)" office:value-type="float" office:value="0.00502921556580998" calcext:value-type="float">
            <text:p>0,00502921556581</text:p>
          </table:table-cell>
          <table:table-cell table:formula="of:=[.D16]+[.A2]*STDEV([.D5:.D14])/SQRT(10)" office:value-type="float" office:value="0.00464129159427669" calcext:value-type="float">
            <text:p>0,004641291594277</text:p>
          </table:table-cell>
          <table:table-cell table:formula="of:=[.E16]+[.A2]*STDEV([.E5:.E14])/SQRT(10)" office:value-type="float" office:value="0.00450087882516772" calcext:value-type="float">
            <text:p>0,004500878825168</text:p>
          </table:table-cell>
          <table:table-cell table:formula="of:=[.F16]+[.A2]*STDEV([.F5:.F14])/SQRT(10)" office:value-type="float" office:value="0.00835074631293517" calcext:value-type="float">
            <text:p>0,008350746312935</text:p>
          </table:table-cell>
          <table:table-cell table:formula="of:=[.G16]+[.A2]*STDEV([.G5:.G14])/SQRT(10)" office:value-type="float" office:value="0.0151808895668039" calcext:value-type="float">
            <text:p>0,015180889566804</text:p>
          </table:table-cell>
          <table:table-cell table:formula="of:=[.H16]+[.A2]*STDEV([.H5:.H14])/SQRT(10)" office:value-type="float" office:value="0.0297754422063531" calcext:value-type="float">
            <text:p>0,0297754422063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1003" calcext:value-type="float">
            <text:p>0,01003</text:p>
          </table:table-cell>
          <table:table-cell office:value-type="float" office:value="0.007361" calcext:value-type="float">
            <text:p>0,007361</text:p>
          </table:table-cell>
          <table:table-cell office:value-type="float" office:value="0.005674" calcext:value-type="float">
            <text:p>0,005674</text:p>
          </table:table-cell>
          <table:table-cell office:value-type="float" office:value="0.008148" calcext:value-type="float">
            <text:p>0,008148</text:p>
          </table:table-cell>
          <table:table-cell office:value-type="float" office:value="0.015143" calcext:value-type="float">
            <text:p>0,015143</text:p>
          </table:table-cell>
          <table:table-cell office:value-type="float" office:value="0.028317" calcext:value-type="float">
            <text:p>0,028317</text:p>
          </table:table-cell>
        </table:table-row>
        <table:table-row table:style-name="ro1">
          <table:table-cell table:number-columns-repeated="2"/>
          <table:table-cell office:value-type="float" office:value="0.01203" calcext:value-type="float">
            <text:p>0,01203</text:p>
          </table:table-cell>
          <table:table-cell office:value-type="float" office:value="0.007322" calcext:value-type="float">
            <text:p>0,007322</text:p>
          </table:table-cell>
          <table:table-cell office:value-type="float" office:value="0.005664" calcext:value-type="float">
            <text:p>0,005664</text:p>
          </table:table-cell>
          <table:table-cell office:value-type="float" office:value="0.008066" calcext:value-type="float">
            <text:p>0,008066</text:p>
          </table:table-cell>
          <table:table-cell office:value-type="float" office:value="0.015682" calcext:value-type="float">
            <text:p>0,015682</text:p>
          </table:table-cell>
          <table:table-cell office:value-type="float" office:value="0.028108" calcext:value-type="float">
            <text:p>0,028108</text:p>
          </table:table-cell>
        </table:table-row>
        <table:table-row table:style-name="ro1">
          <table:table-cell table:number-columns-repeated="2"/>
          <table:table-cell office:value-type="float" office:value="0.011048" calcext:value-type="float">
            <text:p>0,011048</text:p>
          </table:table-cell>
          <table:table-cell office:value-type="float" office:value="0.006563" calcext:value-type="float">
            <text:p>0,006563</text:p>
          </table:table-cell>
          <table:table-cell office:value-type="float" office:value="0.005775" calcext:value-type="float">
            <text:p>0,005775</text:p>
          </table:table-cell>
          <table:table-cell office:value-type="float" office:value="0.007742" calcext:value-type="float">
            <text:p>0,007742</text:p>
          </table:table-cell>
          <table:table-cell office:value-type="float" office:value="0.015653" calcext:value-type="float">
            <text:p>0,015653</text:p>
          </table:table-cell>
          <table:table-cell office:value-type="float" office:value="0.029795" calcext:value-type="float">
            <text:p>0,029795</text:p>
          </table:table-cell>
        </table:table-row>
        <table:table-row table:style-name="ro1">
          <table:table-cell table:number-columns-repeated="2"/>
          <table:table-cell office:value-type="float" office:value="0.010829" calcext:value-type="float">
            <text:p>0,010829</text:p>
          </table:table-cell>
          <table:table-cell office:value-type="float" office:value="0.007173" calcext:value-type="float">
            <text:p>0,007173</text:p>
          </table:table-cell>
          <table:table-cell office:value-type="float" office:value="0.005913" calcext:value-type="float">
            <text:p>0,005913</text:p>
          </table:table-cell>
          <table:table-cell office:value-type="float" office:value="0.008398" calcext:value-type="float">
            <text:p>0,008398</text:p>
          </table:table-cell>
          <table:table-cell office:value-type="float" office:value="0.014924" calcext:value-type="float">
            <text:p>0,014924</text:p>
          </table:table-cell>
          <table:table-cell office:value-type="float" office:value="0.029961" calcext:value-type="float">
            <text:p>0,029961</text:p>
          </table:table-cell>
        </table:table-row>
        <table:table-row table:style-name="ro1">
          <table:table-cell table:number-columns-repeated="2"/>
          <table:table-cell office:value-type="float" office:value="0.012099" calcext:value-type="float">
            <text:p>0,012099</text:p>
          </table:table-cell>
          <table:table-cell office:value-type="float" office:value="0.007791" calcext:value-type="float">
            <text:p>0,007791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08611" calcext:value-type="float">
            <text:p>0,008611</text:p>
          </table:table-cell>
          <table:table-cell office:value-type="float" office:value="0.014643" calcext:value-type="float">
            <text:p>0,014643</text:p>
          </table:table-cell>
          <table:table-cell office:value-type="float" office:value="0.029177" calcext:value-type="float">
            <text:p>0,029177</text:p>
          </table:table-cell>
        </table:table-row>
        <table:table-row table:style-name="ro1">
          <table:table-cell table:number-columns-repeated="2"/>
          <table:table-cell office:value-type="float" office:value="0.011344" calcext:value-type="float">
            <text:p>0,011344</text:p>
          </table:table-cell>
          <table:table-cell office:value-type="float" office:value="0.006679" calcext:value-type="float">
            <text:p>0,006679</text:p>
          </table:table-cell>
          <table:table-cell office:value-type="float" office:value="0.005906" calcext:value-type="float">
            <text:p>0,005906</text:p>
          </table:table-cell>
          <table:table-cell office:value-type="float" office:value="0.008217" calcext:value-type="float">
            <text:p>0,008217</text:p>
          </table:table-cell>
          <table:table-cell office:value-type="float" office:value="0.014992" calcext:value-type="float">
            <text:p>0,014992</text:p>
          </table:table-cell>
          <table:table-cell office:value-type="float" office:value="0.028343" calcext:value-type="float">
            <text:p>0,028343</text:p>
          </table:table-cell>
        </table:table-row>
        <table:table-row table:style-name="ro1">
          <table:table-cell table:number-columns-repeated="2"/>
          <table:table-cell office:value-type="float" office:value="0.010467" calcext:value-type="float">
            <text:p>0,010467</text:p>
          </table:table-cell>
          <table:table-cell office:value-type="float" office:value="0.00652" calcext:value-type="float">
            <text:p>0,00652</text:p>
          </table:table-cell>
          <table:table-cell office:value-type="float" office:value="0.005779" calcext:value-type="float">
            <text:p>0,005779</text:p>
          </table:table-cell>
          <table:table-cell office:value-type="float" office:value="0.008033" calcext:value-type="float">
            <text:p>0,008033</text:p>
          </table:table-cell>
          <table:table-cell office:value-type="float" office:value="0.015362" calcext:value-type="float">
            <text:p>0,015362</text:p>
          </table:table-cell>
          <table:table-cell office:value-type="float" office:value="0.029848" calcext:value-type="float">
            <text:p>0,029848</text:p>
          </table:table-cell>
        </table:table-row>
        <table:table-row table:style-name="ro1">
          <table:table-cell table:number-columns-repeated="2"/>
          <table:table-cell office:value-type="float" office:value="0.010279" calcext:value-type="float">
            <text:p>0,010279</text:p>
          </table:table-cell>
          <table:table-cell office:value-type="float" office:value="0.006892" calcext:value-type="float">
            <text:p>0,006892</text:p>
          </table:table-cell>
          <table:table-cell office:value-type="float" office:value="0.005846" calcext:value-type="float">
            <text:p>0,005846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15761" calcext:value-type="float">
            <text:p>0,015761</text:p>
          </table:table-cell>
          <table:table-cell office:value-type="float" office:value="0.029075" calcext:value-type="float">
            <text:p>0,029075</text:p>
          </table:table-cell>
        </table:table-row>
        <table:table-row table:style-name="ro1">
          <table:table-cell table:number-columns-repeated="2"/>
          <table:table-cell office:value-type="float" office:value="0.011335" calcext:value-type="float">
            <text:p>0,011335</text:p>
          </table:table-cell>
          <table:table-cell office:value-type="float" office:value="0.006595" calcext:value-type="float">
            <text:p>0,006595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0.00779" calcext:value-type="float">
            <text:p>0,00779</text:p>
          </table:table-cell>
          <table:table-cell office:value-type="float" office:value="0.015229" calcext:value-type="float">
            <text:p>0,015229</text:p>
          </table:table-cell>
          <table:table-cell office:value-type="float" office:value="0.028935" calcext:value-type="float">
            <text:p>0,028935</text:p>
          </table:table-cell>
        </table:table-row>
        <table:table-row table:style-name="ro1">
          <table:table-cell table:number-columns-repeated="2"/>
          <table:table-cell office:value-type="float" office:value="0.011151" calcext:value-type="float">
            <text:p>0,011151</text:p>
          </table:table-cell>
          <table:table-cell office:value-type="float" office:value="0.006701" calcext:value-type="float">
            <text:p>0,006701</text:p>
          </table:table-cell>
          <table:table-cell office:value-type="float" office:value="0.005886" calcext:value-type="float">
            <text:p>0,005886</text:p>
          </table:table-cell>
          <table:table-cell office:value-type="float" office:value="0.008654" calcext:value-type="float">
            <text:p>0,008654</text:p>
          </table:table-cell>
          <table:table-cell office:value-type="float" office:value="0.015137" calcext:value-type="float">
            <text:p>0,015137</text:p>
          </table:table-cell>
          <table:table-cell office:value-type="float" office:value="0.030003" calcext:value-type="float">
            <text:p>0,03000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21:.C30])/10" office:value-type="float" office:value="0.0110612" calcext:value-type="float">
            <text:p>0,0110612</text:p>
          </table:table-cell>
          <table:table-cell table:formula="of:=SUM([.D21:.D30])/10" office:value-type="float" office:value="0.0069597" calcext:value-type="float">
            <text:p>0,0069597</text:p>
          </table:table-cell>
          <table:table-cell table:formula="of:=SUM([.E21:.E30])/10" office:value-type="float" office:value="0.0057628" calcext:value-type="float">
            <text:p>0,0057628</text:p>
          </table:table-cell>
          <table:table-cell table:formula="of:=SUM([.F21:.F30])/10" office:value-type="float" office:value="0.0081853" calcext:value-type="float">
            <text:p>0,0081853</text:p>
          </table:table-cell>
          <table:table-cell table:formula="of:=SUM([.G21:.G30])/10" office:value-type="float" office:value="0.0152526" calcext:value-type="float">
            <text:p>0,0152526</text:p>
          </table:table-cell>
          <table:table-cell table:formula="of:=SUM([.H21:.H30])/10" office:value-type="float" office:value="0.0291562" calcext:value-type="float">
            <text:p>0,029156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32]-[.A18]*STDEV([.C21:.C30])/SQRT(10)" office:value-type="float" office:value="0.0106347287609312" calcext:value-type="float">
            <text:p>0,010634728760931</text:p>
          </table:table-cell>
          <table:table-cell table:formula="of:=[.D32]-[.A18]*STDEV([.D21:.D30])/SQRT(10)" office:value-type="float" office:value="0.00669328142493521" calcext:value-type="float">
            <text:p>0,006693281424935</text:p>
          </table:table-cell>
          <table:table-cell table:formula="of:=[.E32]-[.A18]*STDEV([.E21:.E30])/SQRT(10)" office:value-type="float" office:value="0.00567254498533107" calcext:value-type="float">
            <text:p>0,005672544985331</text:p>
          </table:table-cell>
          <table:table-cell table:formula="of:=[.F32]-[.A18]*STDEV([.F21:.F30])/SQRT(10)" office:value-type="float" office:value="0.00799607927019366" calcext:value-type="float">
            <text:p>0,007996079270194</text:p>
          </table:table-cell>
          <table:table-cell table:formula="of:=[.G32]-[.A18]*STDEV([.G21:.G30])/SQRT(10)" office:value-type="float" office:value="0.015027358332712" calcext:value-type="float">
            <text:p>0,015027358332712</text:p>
          </table:table-cell>
          <table:table-cell table:formula="of:=[.H32]-[.A18]*STDEV([.H21:.H30])/SQRT(10)" office:value-type="float" office:value="0.0287048958139279" calcext:value-type="float">
            <text:p>0,02870489581392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32]+[.A18]*STDEV([.C21:.C30])/SQRT(10)" office:value-type="float" office:value="0.0114876712390688" calcext:value-type="float">
            <text:p>0,011487671239069</text:p>
          </table:table-cell>
          <table:table-cell table:formula="of:=[.D32]+[.A18]*STDEV([.D21:.D30])/SQRT(10)" office:value-type="float" office:value="0.00722611857506479" calcext:value-type="float">
            <text:p>0,007226118575065</text:p>
          </table:table-cell>
          <table:table-cell table:formula="of:=[.E32]+[.A18]*STDEV([.E21:.E30])/SQRT(10)" office:value-type="float" office:value="0.00585305501466893" calcext:value-type="float">
            <text:p>0,005853055014669</text:p>
          </table:table-cell>
          <table:table-cell table:formula="of:=[.F32]+[.A18]*STDEV([.F21:.F30])/SQRT(10)" office:value-type="float" office:value="0.00837452072980634" calcext:value-type="float">
            <text:p>0,008374520729806</text:p>
          </table:table-cell>
          <table:table-cell table:formula="of:=[.G32]+[.A18]*STDEV([.G21:.G30])/SQRT(10)" office:value-type="float" office:value="0.015477841667288" calcext:value-type="float">
            <text:p>0,015477841667288</text:p>
          </table:table-cell>
          <table:table-cell table:formula="of:=[.H32]+[.A18]*STDEV([.H21:.H30])/SQRT(10)" office:value-type="float" office:value="0.0296075041860721" calcext:value-type="float">
            <text:p>0,0296075041860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35942" calcext:value-type="float">
            <text:p>0,035942</text:p>
          </table:table-cell>
          <table:table-cell office:value-type="float" office:value="0.016621" calcext:value-type="float">
            <text:p>0,016621</text:p>
          </table:table-cell>
          <table:table-cell office:value-type="float" office:value="0.011515" calcext:value-type="float">
            <text:p>0,011515</text:p>
          </table:table-cell>
          <table:table-cell office:value-type="float" office:value="0.012124" calcext:value-type="float">
            <text:p>0,012124</text:p>
          </table:table-cell>
          <table:table-cell office:value-type="float" office:value="0.017063" calcext:value-type="float">
            <text:p>0,017063</text:p>
          </table:table-cell>
          <table:table-cell office:value-type="float" office:value="0.032686" calcext:value-type="float">
            <text:p>0,032686</text:p>
          </table:table-cell>
        </table:table-row>
        <table:table-row table:style-name="ro1">
          <table:table-cell table:number-columns-repeated="2"/>
          <table:table-cell office:value-type="float" office:value="0.028582" calcext:value-type="float">
            <text:p>0,028582</text:p>
          </table:table-cell>
          <table:table-cell office:value-type="float" office:value="0.016048" calcext:value-type="float">
            <text:p>0,016048</text:p>
          </table:table-cell>
          <table:table-cell office:value-type="float" office:value="0.009311" calcext:value-type="float">
            <text:p>0,009311</text:p>
          </table:table-cell>
          <table:table-cell office:value-type="float" office:value="0.014862" calcext:value-type="float">
            <text:p>0,014862</text:p>
          </table:table-cell>
          <table:table-cell office:value-type="float" office:value="0.017949" calcext:value-type="float">
            <text:p>0,017949</text:p>
          </table:table-cell>
          <table:table-cell office:value-type="float" office:value="0.032263" calcext:value-type="float">
            <text:p>0,032263</text:p>
          </table:table-cell>
        </table:table-row>
        <table:table-row table:style-name="ro1">
          <table:table-cell table:number-columns-repeated="2"/>
          <table:table-cell office:value-type="float" office:value="0.032841" calcext:value-type="float">
            <text:p>0,032841</text:p>
          </table:table-cell>
          <table:table-cell office:value-type="float" office:value="0.017054" calcext:value-type="float">
            <text:p>0,017054</text:p>
          </table:table-cell>
          <table:table-cell office:value-type="float" office:value="0.009956" calcext:value-type="float">
            <text:p>0,009956</text:p>
          </table:table-cell>
          <table:table-cell office:value-type="float" office:value="0.012236" calcext:value-type="float">
            <text:p>0,012236</text:p>
          </table:table-cell>
          <table:table-cell office:value-type="float" office:value="0.016291" calcext:value-type="float">
            <text:p>0,016291</text:p>
          </table:table-cell>
          <table:table-cell office:value-type="float" office:value="0.034453" calcext:value-type="float">
            <text:p>0,034453</text:p>
          </table:table-cell>
        </table:table-row>
        <table:table-row table:style-name="ro1">
          <table:table-cell table:number-columns-repeated="2"/>
          <table:table-cell office:value-type="float" office:value="0.032032" calcext:value-type="float">
            <text:p>0,032032</text:p>
          </table:table-cell>
          <table:table-cell office:value-type="float" office:value="0.016127" calcext:value-type="float">
            <text:p>0,016127</text:p>
          </table:table-cell>
          <table:table-cell office:value-type="float" office:value="0.01149" calcext:value-type="float">
            <text:p>0,01149</text:p>
          </table:table-cell>
          <table:table-cell office:value-type="float" office:value="0.013553" calcext:value-type="float">
            <text:p>0,013553</text:p>
          </table:table-cell>
          <table:table-cell office:value-type="float" office:value="0.017245" calcext:value-type="float">
            <text:p>0,017245</text:p>
          </table:table-cell>
          <table:table-cell office:value-type="float" office:value="0.031963" calcext:value-type="float">
            <text:p>0,031963</text:p>
          </table:table-cell>
        </table:table-row>
        <table:table-row table:style-name="ro1">
          <table:table-cell table:number-columns-repeated="2"/>
          <table:table-cell office:value-type="float" office:value="0.033981" calcext:value-type="float">
            <text:p>0,033981</text:p>
          </table:table-cell>
          <table:table-cell office:value-type="float" office:value="0.016623" calcext:value-type="float">
            <text:p>0,016623</text:p>
          </table:table-cell>
          <table:table-cell office:value-type="float" office:value="0.011905" calcext:value-type="float">
            <text:p>0,011905</text:p>
          </table:table-cell>
          <table:table-cell office:value-type="float" office:value="0.011603" calcext:value-type="float">
            <text:p>0,011603</text:p>
          </table:table-cell>
          <table:table-cell office:value-type="float" office:value="0.017355" calcext:value-type="float">
            <text:p>0,017355</text:p>
          </table:table-cell>
          <table:table-cell office:value-type="float" office:value="0.031092" calcext:value-type="float">
            <text:p>0,031092</text:p>
          </table:table-cell>
        </table:table-row>
        <table:table-row table:style-name="ro1">
          <table:table-cell table:number-columns-repeated="2"/>
          <table:table-cell office:value-type="float" office:value="0.029794" calcext:value-type="float">
            <text:p>0,029794</text:p>
          </table:table-cell>
          <table:table-cell office:value-type="float" office:value="0.016199" calcext:value-type="float">
            <text:p>0,016199</text:p>
          </table:table-cell>
          <table:table-cell office:value-type="float" office:value="0.010822" calcext:value-type="float">
            <text:p>0,010822</text:p>
          </table:table-cell>
          <table:table-cell office:value-type="float" office:value="0.015742" calcext:value-type="float">
            <text:p>0,015742</text:p>
          </table:table-cell>
          <table:table-cell office:value-type="float" office:value="0.018475" calcext:value-type="float">
            <text:p>0,018475</text:p>
          </table:table-cell>
          <table:table-cell office:value-type="float" office:value="0.030561" calcext:value-type="float">
            <text:p>0,030561</text:p>
          </table:table-cell>
        </table:table-row>
        <table:table-row table:style-name="ro1">
          <table:table-cell table:number-columns-repeated="2"/>
          <table:table-cell office:value-type="float" office:value="0.033915" calcext:value-type="float">
            <text:p>0,033915</text:p>
          </table:table-cell>
          <table:table-cell office:value-type="float" office:value="0.015627" calcext:value-type="float">
            <text:p>0,015627</text:p>
          </table:table-cell>
          <table:table-cell office:value-type="float" office:value="0.012423" calcext:value-type="float">
            <text:p>0,012423</text:p>
          </table:table-cell>
          <table:table-cell office:value-type="float" office:value="0.010807" calcext:value-type="float">
            <text:p>0,010807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34795" calcext:value-type="float">
            <text:p>0,034795</text:p>
          </table:table-cell>
        </table:table-row>
        <table:table-row table:style-name="ro1">
          <table:table-cell table:number-columns-repeated="2"/>
          <table:table-cell office:value-type="float" office:value="0.03295" calcext:value-type="float">
            <text:p>0,03295</text:p>
          </table:table-cell>
          <table:table-cell office:value-type="float" office:value="0.015096" calcext:value-type="float">
            <text:p>0,015096</text:p>
          </table:table-cell>
          <table:table-cell office:value-type="float" office:value="0.008502" calcext:value-type="float">
            <text:p>0,008502</text:p>
          </table:table-cell>
          <table:table-cell office:value-type="float" office:value="0.013493" calcext:value-type="float">
            <text:p>0,013493</text:p>
          </table:table-cell>
          <table:table-cell office:value-type="float" office:value="0.016319" calcext:value-type="float">
            <text:p>0,016319</text:p>
          </table:table-cell>
          <table:table-cell office:value-type="float" office:value="0.032735" calcext:value-type="float">
            <text:p>0,032735</text:p>
          </table:table-cell>
        </table:table-row>
        <table:table-row table:style-name="ro1">
          <table:table-cell table:number-columns-repeated="2"/>
          <table:table-cell office:value-type="float" office:value="0.029781" calcext:value-type="float">
            <text:p>0,029781</text:p>
          </table:table-cell>
          <table:table-cell office:value-type="float" office:value="0.018625" calcext:value-type="float">
            <text:p>0,018625</text:p>
          </table:table-cell>
          <table:table-cell office:value-type="float" office:value="0.010811" calcext:value-type="float">
            <text:p>0,010811</text:p>
          </table:table-cell>
          <table:table-cell office:value-type="float" office:value="0.01466" calcext:value-type="float">
            <text:p>0,01466</text:p>
          </table:table-cell>
          <table:table-cell office:value-type="float" office:value="0.016204" calcext:value-type="float">
            <text:p>0,016204</text:p>
          </table:table-cell>
          <table:table-cell office:value-type="float" office:value="0.033822" calcext:value-type="float">
            <text:p>0,033822</text:p>
          </table:table-cell>
        </table:table-row>
        <table:table-row table:style-name="ro1">
          <table:table-cell table:number-columns-repeated="2"/>
          <table:table-cell office:value-type="float" office:value="0.032953" calcext:value-type="float">
            <text:p>0,032953</text:p>
          </table:table-cell>
          <table:table-cell office:value-type="float" office:value="0.017551" calcext:value-type="float">
            <text:p>0,017551</text:p>
          </table:table-cell>
          <table:table-cell office:value-type="float" office:value="0.011312" calcext:value-type="float">
            <text:p>0,011312</text:p>
          </table:table-cell>
          <table:table-cell office:value-type="float" office:value="0.014667" calcext:value-type="float">
            <text:p>0,014667</text:p>
          </table:table-cell>
          <table:table-cell office:value-type="float" office:value="0.018765" calcext:value-type="float">
            <text:p>0,018765</text:p>
          </table:table-cell>
          <table:table-cell office:value-type="float" office:value="0.035904" calcext:value-type="float">
            <text:p>0,03590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37:.C46])/10" office:value-type="float" office:value="0.0322771" calcext:value-type="float">
            <text:p>0,0322771</text:p>
          </table:table-cell>
          <table:table-cell table:formula="of:=SUM([.D37:.D46])/10" office:value-type="float" office:value="0.0165571" calcext:value-type="float">
            <text:p>0,0165571</text:p>
          </table:table-cell>
          <table:table-cell table:formula="of:=SUM([.E37:.E46])/10" office:value-type="float" office:value="0.0108047" calcext:value-type="float">
            <text:p>0,0108047</text:p>
          </table:table-cell>
          <table:table-cell table:formula="of:=SUM([.F37:.F46])/10" office:value-type="float" office:value="0.0133747" calcext:value-type="float">
            <text:p>0,0133747</text:p>
          </table:table-cell>
          <table:table-cell table:formula="of:=SUM([.G37:.G46])/10" office:value-type="float" office:value="0.0172076" calcext:value-type="float">
            <text:p>0,0172076</text:p>
          </table:table-cell>
          <table:table-cell table:formula="of:=SUM([.H37:.H46])/10" office:value-type="float" office:value="0.0330274" calcext:value-type="float">
            <text:p>0,0330274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48]-[.A34]*STDEV([.C37:.C46])/SQRT(10)" office:value-type="float" office:value="0.0308704558712649" calcext:value-type="float">
            <text:p>0,030870455871265</text:p>
          </table:table-cell>
          <table:table-cell table:formula="of:=[.D48]-[.A34]*STDEV([.D37:.D46])/SQRT(10)" office:value-type="float" office:value="0.015934144460343" calcext:value-type="float">
            <text:p>0,015934144460343</text:p>
          </table:table-cell>
          <table:table-cell table:formula="of:=[.E48]-[.A34]*STDEV([.E37:.E46])/SQRT(10)" office:value-type="float" office:value="0.010050806889886" calcext:value-type="float">
            <text:p>0,010050806889886</text:p>
          </table:table-cell>
          <table:table-cell table:formula="of:=[.F48]-[.A34]*STDEV([.F37:.F46])/SQRT(10)" office:value-type="float" office:value="0.012367276013573" calcext:value-type="float">
            <text:p>0,012367276013573</text:p>
          </table:table-cell>
          <table:table-cell table:formula="of:=[.G48]-[.A34]*STDEV([.G37:.G46])/SQRT(10)" office:value-type="float" office:value="0.0166269542351959" calcext:value-type="float">
            <text:p>0,016626954235196</text:p>
          </table:table-cell>
          <table:table-cell table:formula="of:=[.H48]-[.A34]*STDEV([.H37:.H46])/SQRT(10)" office:value-type="float" office:value="0.031977764125525" calcext:value-type="float">
            <text:p>0,03197776412552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48]+[.A34]*STDEV([.C37:.C46])/SQRT(10)" office:value-type="float" office:value="0.0336837441287351" calcext:value-type="float">
            <text:p>0,033683744128735</text:p>
          </table:table-cell>
          <table:table-cell table:formula="of:=[.D48]+[.A34]*STDEV([.D37:.D46])/SQRT(10)" office:value-type="float" office:value="0.017180055539657" calcext:value-type="float">
            <text:p>0,017180055539657</text:p>
          </table:table-cell>
          <table:table-cell table:formula="of:=[.E48]+[.A34]*STDEV([.E37:.E46])/SQRT(10)" office:value-type="float" office:value="0.011558593110114" calcext:value-type="float">
            <text:p>0,011558593110114</text:p>
          </table:table-cell>
          <table:table-cell table:formula="of:=[.F48]+[.A34]*STDEV([.F37:.F46])/SQRT(10)" office:value-type="float" office:value="0.014382123986427" calcext:value-type="float">
            <text:p>0,014382123986427</text:p>
          </table:table-cell>
          <table:table-cell table:formula="of:=[.G48]+[.A34]*STDEV([.G37:.G46])/SQRT(10)" office:value-type="float" office:value="0.0177882457648041" calcext:value-type="float">
            <text:p>0,017788245764804</text:p>
          </table:table-cell>
          <table:table-cell table:formula="of:=[.H48]+[.A34]*STDEV([.H37:.H46])/SQRT(10)" office:value-type="float" office:value="0.034077035874475" calcext:value-type="float">
            <text:p>0,0340770358744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067624" calcext:value-type="float">
            <text:p>0,067624</text:p>
          </table:table-cell>
          <table:table-cell office:value-type="float" office:value="0.045812" calcext:value-type="float">
            <text:p>0,045812</text:p>
          </table:table-cell>
          <table:table-cell office:value-type="float" office:value="0.026856" calcext:value-type="float">
            <text:p>0,026856</text:p>
          </table:table-cell>
          <table:table-cell office:value-type="float" office:value="0.026367" calcext:value-type="float">
            <text:p>0,026367</text:p>
          </table:table-cell>
          <table:table-cell office:value-type="float" office:value="0.036737" calcext:value-type="float">
            <text:p>0,036737</text:p>
          </table:table-cell>
          <table:table-cell table:style-name="ce2" office:value-type="float" office:value="0.03986" calcext:value-type="float">
            <text:p>0,03986</text:p>
          </table:table-cell>
        </table:table-row>
        <table:table-row table:style-name="ro1">
          <table:table-cell table:number-columns-repeated="2"/>
          <table:table-cell office:value-type="float" office:value="0.073669" calcext:value-type="float">
            <text:p>0,073669</text:p>
          </table:table-cell>
          <table:table-cell office:value-type="float" office:value="0.044866" calcext:value-type="float">
            <text:p>0,044866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27728" calcext:value-type="float">
            <text:p>0,027728</text:p>
          </table:table-cell>
          <table:table-cell office:value-type="float" office:value="0.035806" calcext:value-type="float">
            <text:p>0,035806</text:p>
          </table:table-cell>
          <table:table-cell table:style-name="ce2" office:value-type="float" office:value="0.039232" calcext:value-type="float">
            <text:p>0,039232</text:p>
          </table:table-cell>
        </table:table-row>
        <table:table-row table:style-name="ro1">
          <table:table-cell table:number-columns-repeated="2"/>
          <table:table-cell office:value-type="float" office:value="0.073376" calcext:value-type="float">
            <text:p>0,073376</text:p>
          </table:table-cell>
          <table:table-cell office:value-type="float" office:value="0.046825" calcext:value-type="float">
            <text:p>0,046825</text:p>
          </table:table-cell>
          <table:table-cell office:value-type="float" office:value="0.022449" calcext:value-type="float">
            <text:p>0,022449</text:p>
          </table:table-cell>
          <table:table-cell office:value-type="float" office:value="0.024843" calcext:value-type="float">
            <text:p>0,024843</text:p>
          </table:table-cell>
          <table:table-cell office:value-type="float" office:value="0.040474" calcext:value-type="float">
            <text:p>0,040474</text:p>
          </table:table-cell>
          <table:table-cell table:style-name="ce2" office:value-type="float" office:value="0.037071" calcext:value-type="float">
            <text:p>0,037071</text:p>
          </table:table-cell>
        </table:table-row>
        <table:table-row table:style-name="ro1">
          <table:table-cell table:number-columns-repeated="2"/>
          <table:table-cell office:value-type="float" office:value="0.06468" calcext:value-type="float">
            <text:p>0,06468</text:p>
          </table:table-cell>
          <table:table-cell office:value-type="float" office:value="0.042042" calcext:value-type="float">
            <text:p>0,042042</text:p>
          </table:table-cell>
          <table:table-cell office:value-type="float" office:value="0.02718" calcext:value-type="float">
            <text:p>0,02718</text:p>
          </table:table-cell>
          <table:table-cell office:value-type="float" office:value="0.026447" calcext:value-type="float">
            <text:p>0,026447</text:p>
          </table:table-cell>
          <table:table-cell office:value-type="float" office:value="0.037922" calcext:value-type="float">
            <text:p>0,037922</text:p>
          </table:table-cell>
          <table:table-cell table:style-name="ce2" office:value-type="float" office:value="0.037542" calcext:value-type="float">
            <text:p>0,037542</text:p>
          </table:table-cell>
        </table:table-row>
        <table:table-row table:style-name="ro1">
          <table:table-cell table:number-columns-repeated="2"/>
          <table:table-cell office:value-type="float" office:value="0.063454" calcext:value-type="float">
            <text:p>0,063454</text:p>
          </table:table-cell>
          <table:table-cell office:value-type="float" office:value="0.046704" calcext:value-type="float">
            <text:p>0,046704</text:p>
          </table:table-cell>
          <table:table-cell office:value-type="float" office:value="0.027773" calcext:value-type="float">
            <text:p>0,027773</text:p>
          </table:table-cell>
          <table:table-cell office:value-type="float" office:value="0.025969" calcext:value-type="float">
            <text:p>0,025969</text:p>
          </table:table-cell>
          <table:table-cell office:value-type="float" office:value="0.039178" calcext:value-type="float">
            <text:p>0,039178</text:p>
          </table:table-cell>
          <table:table-cell table:style-name="ce2" office:value-type="float" office:value="0.038422" calcext:value-type="float">
            <text:p>0,038422</text:p>
          </table:table-cell>
        </table:table-row>
        <table:table-row table:style-name="ro1">
          <table:table-cell table:number-columns-repeated="2"/>
          <table:table-cell office:value-type="float" office:value="0.068503" calcext:value-type="float">
            <text:p>0,068503</text:p>
          </table:table-cell>
          <table:table-cell office:value-type="float" office:value="0.043095" calcext:value-type="float">
            <text:p>0,043095</text:p>
          </table:table-cell>
          <table:table-cell office:value-type="float" office:value="0.025201" calcext:value-type="float">
            <text:p>0,025201</text:p>
          </table:table-cell>
          <table:table-cell office:value-type="float" office:value="0.027285" calcext:value-type="float">
            <text:p>0,027285</text:p>
          </table:table-cell>
          <table:table-cell office:value-type="float" office:value="0.041309" calcext:value-type="float">
            <text:p>0,041309</text:p>
          </table:table-cell>
          <table:table-cell table:style-name="ce2" office:value-type="float" office:value="0.035768" calcext:value-type="float">
            <text:p>0,035768</text:p>
          </table:table-cell>
        </table:table-row>
        <table:table-row table:style-name="ro1">
          <table:table-cell table:number-columns-repeated="2"/>
          <table:table-cell office:value-type="float" office:value="0.060866" calcext:value-type="float">
            <text:p>0,060866</text:p>
          </table:table-cell>
          <table:table-cell office:value-type="float" office:value="0.044653" calcext:value-type="float">
            <text:p>0,044653</text:p>
          </table:table-cell>
          <table:table-cell office:value-type="float" office:value="0.02974" calcext:value-type="float">
            <text:p>0,02974</text:p>
          </table:table-cell>
          <table:table-cell office:value-type="float" office:value="0.027527" calcext:value-type="float">
            <text:p>0,027527</text:p>
          </table:table-cell>
          <table:table-cell office:value-type="float" office:value="0.041812" calcext:value-type="float">
            <text:p>0,041812</text:p>
          </table:table-cell>
          <table:table-cell table:style-name="ce2" office:value-type="float" office:value="0.040133" calcext:value-type="float">
            <text:p>0,040133</text:p>
          </table:table-cell>
        </table:table-row>
        <table:table-row table:style-name="ro1">
          <table:table-cell table:number-columns-repeated="2"/>
          <table:table-cell office:value-type="float" office:value="0.065577" calcext:value-type="float">
            <text:p>0,065577</text:p>
          </table:table-cell>
          <table:table-cell office:value-type="float" office:value="0.041889" calcext:value-type="float">
            <text:p>0,041889</text:p>
          </table:table-cell>
          <table:table-cell office:value-type="float" office:value="0.024723" calcext:value-type="float">
            <text:p>0,024723</text:p>
          </table:table-cell>
          <table:table-cell office:value-type="float" office:value="0.030854" calcext:value-type="float">
            <text:p>0,030854</text:p>
          </table:table-cell>
          <table:table-cell office:value-type="float" office:value="0.041903" calcext:value-type="float">
            <text:p>0,041903</text:p>
          </table:table-cell>
          <table:table-cell table:style-name="ce2" office:value-type="float" office:value="0.03889" calcext:value-type="float">
            <text:p>0,03889</text:p>
          </table:table-cell>
        </table:table-row>
        <table:table-row table:style-name="ro1">
          <table:table-cell table:number-columns-repeated="2"/>
          <table:table-cell office:value-type="float" office:value="0.075152" calcext:value-type="float">
            <text:p>0,075152</text:p>
          </table:table-cell>
          <table:table-cell office:value-type="float" office:value="0.042664" calcext:value-type="float">
            <text:p>0,042664</text:p>
          </table:table-cell>
          <table:table-cell office:value-type="float" office:value="0.029775" calcext:value-type="float">
            <text:p>0,029775</text:p>
          </table:table-cell>
          <table:table-cell office:value-type="float" office:value="0.028494" calcext:value-type="float">
            <text:p>0,028494</text:p>
          </table:table-cell>
          <table:table-cell office:value-type="float" office:value="0.041571" calcext:value-type="float">
            <text:p>0,041571</text:p>
          </table:table-cell>
          <table:table-cell table:style-name="ce2" office:value-type="float" office:value="0.040247" calcext:value-type="float">
            <text:p>0,040247</text:p>
          </table:table-cell>
        </table:table-row>
        <table:table-row table:style-name="ro1">
          <table:table-cell table:number-columns-repeated="2"/>
          <table:table-cell office:value-type="float" office:value="0.063337" calcext:value-type="float">
            <text:p>0,063337</text:p>
          </table:table-cell>
          <table:table-cell office:value-type="float" office:value="0.045299" calcext:value-type="float">
            <text:p>0,045299</text:p>
          </table:table-cell>
          <table:table-cell office:value-type="float" office:value="0.024645" calcext:value-type="float">
            <text:p>0,024645</text:p>
          </table:table-cell>
          <table:table-cell office:value-type="float" office:value="0.02612" calcext:value-type="float">
            <text:p>0,02612</text:p>
          </table:table-cell>
          <table:table-cell office:value-type="float" office:value="0.040815" calcext:value-type="float">
            <text:p>0,040815</text:p>
          </table:table-cell>
          <table:table-cell table:style-name="ce2" office:value-type="float" office:value="0.039622" calcext:value-type="float">
            <text:p>0,03962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53:.C62])/10" office:value-type="float" office:value="0.0676238" calcext:value-type="float">
            <text:p>0,0676238</text:p>
          </table:table-cell>
          <table:table-cell table:formula="of:=SUM([.D53:.D62])/10" office:value-type="float" office:value="0.0443849" calcext:value-type="float">
            <text:p>0,0443849</text:p>
          </table:table-cell>
          <table:table-cell table:formula="of:=SUM([.E53:.E62])/10" office:value-type="float" office:value="0.0266642" calcext:value-type="float">
            <text:p>0,0266642</text:p>
          </table:table-cell>
          <table:table-cell table:formula="of:=SUM([.F53:.F62])/10" office:value-type="float" office:value="0.0271634" calcext:value-type="float">
            <text:p>0,0271634</text:p>
          </table:table-cell>
          <table:table-cell table:formula="of:=SUM([.G53:.G62])/10" office:value-type="float" office:value="0.0397527" calcext:value-type="float">
            <text:p>0,0397527</text:p>
          </table:table-cell>
          <table:table-cell table:formula="of:=SUM([.H53:.H62])/10" office:value-type="float" office:value="0.0386787" calcext:value-type="float">
            <text:p>0,038678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64]-[.A50]*STDEV([.C53:.C62])/SQRT(10)" office:value-type="float" office:value="0.064549895260721" calcext:value-type="float">
            <text:p>0,064549895260721</text:p>
          </table:table-cell>
          <table:table-cell table:formula="of:=[.D64]-[.A50]*STDEV([.D53:.D62])/SQRT(10)" office:value-type="float" office:value="0.0432373394458048" calcext:value-type="float">
            <text:p>0,043237339445805</text:p>
          </table:table-cell>
          <table:table-cell table:formula="of:=[.E64]-[.A50]*STDEV([.E53:.E62])/SQRT(10)" office:value-type="float" office:value="0.0251873193770075" calcext:value-type="float">
            <text:p>0,025187319377008</text:p>
          </table:table-cell>
          <table:table-cell table:formula="of:=[.F64]-[.A50]*STDEV([.F53:.F62])/SQRT(10)" office:value-type="float" office:value="0.0261323786762641" calcext:value-type="float">
            <text:p>0,026132378676264</text:p>
          </table:table-cell>
          <table:table-cell table:formula="of:=[.G64]-[.A50]*STDEV([.G53:.G62])/SQRT(10)" office:value-type="float" office:value="0.0383730342316756" calcext:value-type="float">
            <text:p>0,038373034231676</text:p>
          </table:table-cell>
          <table:table-cell table:formula="of:=[.H64]-[.A50]*STDEV([.H53:.H62])/SQRT(10)" office:value-type="float" office:value="0.0377634389441297" calcext:value-type="float">
            <text:p>0,0377634389441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64]+[.A50]*STDEV([.C53:.C62])/SQRT(10)" office:value-type="float" office:value="0.070697704739279" calcext:value-type="float">
            <text:p>0,070697704739279</text:p>
          </table:table-cell>
          <table:table-cell table:formula="of:=[.D64]+[.A50]*STDEV([.D53:.D62])/SQRT(10)" office:value-type="float" office:value="0.0455324605541952" calcext:value-type="float">
            <text:p>0,045532460554195</text:p>
          </table:table-cell>
          <table:table-cell table:formula="of:=[.E64]+[.A50]*STDEV([.E53:.E62])/SQRT(10)" office:value-type="float" office:value="0.0281410806229925" calcext:value-type="float">
            <text:p>0,028141080622993</text:p>
          </table:table-cell>
          <table:table-cell table:formula="of:=[.F64]+[.A50]*STDEV([.F53:.F62])/SQRT(10)" office:value-type="float" office:value="0.0281944213237359" calcext:value-type="float">
            <text:p>0,028194421323736</text:p>
          </table:table-cell>
          <table:table-cell table:formula="of:=[.G64]+[.A50]*STDEV([.G53:.G62])/SQRT(10)" office:value-type="float" office:value="0.0411323657683244" calcext:value-type="float">
            <text:p>0,041132365768324</text:p>
          </table:table-cell>
          <table:table-cell table:formula="of:=[.H64]+[.A50]*STDEV([.H53:.H62])/SQRT(10)" office:value-type="float" office:value="0.0395939610558703" calcext:value-type="float">
            <text:p>0,039593961055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202631" calcext:value-type="float">
            <text:p>0,202631</text:p>
          </table:table-cell>
          <table:table-cell office:value-type="float" office:value="0.110153" calcext:value-type="float">
            <text:p>0,110153</text:p>
          </table:table-cell>
          <table:table-cell office:value-type="float" office:value="0.059724" calcext:value-type="float">
            <text:p>0,059724</text:p>
          </table:table-cell>
          <table:table-cell office:value-type="float" office:value="0.064684" calcext:value-type="float">
            <text:p>0,064684</text:p>
          </table:table-cell>
          <table:table-cell office:value-type="float" office:value="0.077792" calcext:value-type="float">
            <text:p>0,077792</text:p>
          </table:table-cell>
          <table:table-cell office:value-type="float" office:value="0.072928" calcext:value-type="float">
            <text:p>0,072928</text:p>
          </table:table-cell>
        </table:table-row>
        <table:table-row table:style-name="ro1">
          <table:table-cell table:number-columns-repeated="2"/>
          <table:table-cell office:value-type="float" office:value="0.205882" calcext:value-type="float">
            <text:p>0,205882</text:p>
          </table:table-cell>
          <table:table-cell office:value-type="float" office:value="0.116054" calcext:value-type="float">
            <text:p>0,116054</text:p>
          </table:table-cell>
          <table:table-cell office:value-type="float" office:value="0.060941" calcext:value-type="float">
            <text:p>0,060941</text:p>
          </table:table-cell>
          <table:table-cell office:value-type="float" office:value="0.054691" calcext:value-type="float">
            <text:p>0,054691</text:p>
          </table:table-cell>
          <table:table-cell office:value-type="float" office:value="0.076862" calcext:value-type="float">
            <text:p>0,076862</text:p>
          </table:table-cell>
          <table:table-cell office:value-type="float" office:value="0.067121" calcext:value-type="float">
            <text:p>0,067121</text:p>
          </table:table-cell>
        </table:table-row>
        <table:table-row table:style-name="ro1">
          <table:table-cell table:number-columns-repeated="2"/>
          <table:table-cell office:value-type="float" office:value="0.225449" calcext:value-type="float">
            <text:p>0,225449</text:p>
          </table:table-cell>
          <table:table-cell office:value-type="float" office:value="0.118189" calcext:value-type="float">
            <text:p>0,118189</text:p>
          </table:table-cell>
          <table:table-cell office:value-type="float" office:value="0.061784" calcext:value-type="float">
            <text:p>0,061784</text:p>
          </table:table-cell>
          <table:table-cell office:value-type="float" office:value="0.061139" calcext:value-type="float">
            <text:p>0,061139</text:p>
          </table:table-cell>
          <table:table-cell office:value-type="float" office:value="0.076594" calcext:value-type="float">
            <text:p>0,076594</text:p>
          </table:table-cell>
          <table:table-cell office:value-type="float" office:value="0.065074" calcext:value-type="float">
            <text:p>0,065074</text:p>
          </table:table-cell>
        </table:table-row>
        <table:table-row table:style-name="ro1">
          <table:table-cell table:number-columns-repeated="2"/>
          <table:table-cell office:value-type="float" office:value="0.205475" calcext:value-type="float">
            <text:p>0,205475</text:p>
          </table:table-cell>
          <table:table-cell office:value-type="float" office:value="0.111973" calcext:value-type="float">
            <text:p>0,111973</text:p>
          </table:table-cell>
          <table:table-cell office:value-type="float" office:value="0.060655" calcext:value-type="float">
            <text:p>0,060655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076023" calcext:value-type="float">
            <text:p>0,076023</text:p>
          </table:table-cell>
          <table:table-cell office:value-type="float" office:value="0.066606" calcext:value-type="float">
            <text:p>0,066606</text:p>
          </table:table-cell>
        </table:table-row>
        <table:table-row table:style-name="ro1">
          <table:table-cell table:number-columns-repeated="2"/>
          <table:table-cell office:value-type="float" office:value="0.202222" calcext:value-type="float">
            <text:p>0,202222</text:p>
          </table:table-cell>
          <table:table-cell office:value-type="float" office:value="0.116143" calcext:value-type="float">
            <text:p>0,116143</text:p>
          </table:table-cell>
          <table:table-cell office:value-type="float" office:value="0.061304" calcext:value-type="float">
            <text:p>0,061304</text:p>
          </table:table-cell>
          <table:table-cell office:value-type="float" office:value="0.061824" calcext:value-type="float">
            <text:p>0,061824</text:p>
          </table:table-cell>
          <table:table-cell office:value-type="float" office:value="0.081457" calcext:value-type="float">
            <text:p>0,081457</text:p>
          </table:table-cell>
          <table:table-cell office:value-type="float" office:value="0.067203" calcext:value-type="float">
            <text:p>0,067203</text:p>
          </table:table-cell>
        </table:table-row>
        <table:table-row table:style-name="ro1">
          <table:table-cell table:number-columns-repeated="2"/>
          <table:table-cell office:value-type="float" office:value="0.201971" calcext:value-type="float">
            <text:p>0,201971</text:p>
          </table:table-cell>
          <table:table-cell office:value-type="float" office:value="0.108968" calcext:value-type="float">
            <text:p>0,108968</text:p>
          </table:table-cell>
          <table:table-cell office:value-type="float" office:value="0.063819" calcext:value-type="float">
            <text:p>0,063819</text:p>
          </table:table-cell>
          <table:table-cell office:value-type="float" office:value="0.060689" calcext:value-type="float">
            <text:p>0,060689</text:p>
          </table:table-cell>
          <table:table-cell office:value-type="float" office:value="0.074751" calcext:value-type="float">
            <text:p>0,074751</text:p>
          </table:table-cell>
          <table:table-cell office:value-type="float" office:value="0.071314" calcext:value-type="float">
            <text:p>0,071314</text:p>
          </table:table-cell>
        </table:table-row>
        <table:table-row table:style-name="ro1">
          <table:table-cell table:number-columns-repeated="2"/>
          <table:table-cell office:value-type="float" office:value="0.223247" calcext:value-type="float">
            <text:p>0,223247</text:p>
          </table:table-cell>
          <table:table-cell office:value-type="float" office:value="0.112384" calcext:value-type="float">
            <text:p>0,112384</text:p>
          </table:table-cell>
          <table:table-cell office:value-type="float" office:value="0.062424" calcext:value-type="float">
            <text:p>0,062424</text:p>
          </table:table-cell>
          <table:table-cell office:value-type="float" office:value="0.06078" calcext:value-type="float">
            <text:p>0,06078</text:p>
          </table:table-cell>
          <table:table-cell office:value-type="float" office:value="0.076059" calcext:value-type="float">
            <text:p>0,076059</text:p>
          </table:table-cell>
          <table:table-cell office:value-type="float" office:value="0.086483" calcext:value-type="float">
            <text:p>0,086483</text:p>
          </table:table-cell>
        </table:table-row>
        <table:table-row table:style-name="ro1">
          <table:table-cell table:number-columns-repeated="2"/>
          <table:table-cell office:value-type="float" office:value="0.218481" calcext:value-type="float">
            <text:p>0,218481</text:p>
          </table:table-cell>
          <table:table-cell office:value-type="float" office:value="0.116611" calcext:value-type="float">
            <text:p>0,116611</text:p>
          </table:table-cell>
          <table:table-cell office:value-type="float" office:value="0.060014" calcext:value-type="float">
            <text:p>0,060014</text:p>
          </table:table-cell>
          <table:table-cell office:value-type="float" office:value="0.058481" calcext:value-type="float">
            <text:p>0,058481</text:p>
          </table:table-cell>
          <table:table-cell office:value-type="float" office:value="0.076079" calcext:value-type="float">
            <text:p>0,076079</text:p>
          </table:table-cell>
          <table:table-cell office:value-type="float" office:value="0.06558" calcext:value-type="float">
            <text:p>0,06558</text:p>
          </table:table-cell>
        </table:table-row>
        <table:table-row table:style-name="ro1">
          <table:table-cell table:number-columns-repeated="2"/>
          <table:table-cell office:value-type="float" office:value="0.201719" calcext:value-type="float">
            <text:p>0,201719</text:p>
          </table:table-cell>
          <table:table-cell office:value-type="float" office:value="0.109825" calcext:value-type="float">
            <text:p>0,109825</text:p>
          </table:table-cell>
          <table:table-cell office:value-type="float" office:value="0.061951" calcext:value-type="float">
            <text:p>0,061951</text:p>
          </table:table-cell>
          <table:table-cell office:value-type="float" office:value="0.059172" calcext:value-type="float">
            <text:p>0,059172</text:p>
          </table:table-cell>
          <table:table-cell office:value-type="float" office:value="0.07578" calcext:value-type="float">
            <text:p>0,07578</text:p>
          </table:table-cell>
          <table:table-cell office:value-type="float" office:value="0.066764" calcext:value-type="float">
            <text:p>0,066764</text:p>
          </table:table-cell>
        </table:table-row>
        <table:table-row table:style-name="ro1">
          <table:table-cell table:number-columns-repeated="2"/>
          <table:table-cell office:value-type="float" office:value="0.20379" calcext:value-type="float">
            <text:p>0,20379</text:p>
          </table:table-cell>
          <table:table-cell office:value-type="float" office:value="0.112469" calcext:value-type="float">
            <text:p>0,112469</text:p>
          </table:table-cell>
          <table:table-cell office:value-type="float" office:value="0.065801" calcext:value-type="float">
            <text:p>0,065801</text:p>
          </table:table-cell>
          <table:table-cell office:value-type="float" office:value="0.062656" calcext:value-type="float">
            <text:p>0,062656</text:p>
          </table:table-cell>
          <table:table-cell office:value-type="float" office:value="0.080293" calcext:value-type="float">
            <text:p>0,080293</text:p>
          </table:table-cell>
          <table:table-cell office:value-type="float" office:value="0.069825" calcext:value-type="float">
            <text:p>0,0698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69:.C78])/10" office:value-type="float" office:value="0.2090867" calcext:value-type="float">
            <text:p>0,2090867</text:p>
          </table:table-cell>
          <table:table-cell table:formula="of:=SUM([.D69:.D78])/10" office:value-type="float" office:value="0.1132769" calcext:value-type="float">
            <text:p>0,1132769</text:p>
          </table:table-cell>
          <table:table-cell table:formula="of:=SUM([.E69:.E78])/10" office:value-type="float" office:value="0.0618417" calcext:value-type="float">
            <text:p>0,0618417</text:p>
          </table:table-cell>
          <table:table-cell table:formula="of:=SUM([.F69:.F78])/10" office:value-type="float" office:value="0.0607314" calcext:value-type="float">
            <text:p>0,0607314</text:p>
          </table:table-cell>
          <table:table-cell table:formula="of:=SUM([.G69:.G78])/10" office:value-type="float" office:value="0.077169" calcext:value-type="float">
            <text:p>0,077169</text:p>
          </table:table-cell>
          <table:table-cell table:formula="of:=SUM([.H69:.H78])/10" office:value-type="float" office:value="0.0698898" calcext:value-type="float">
            <text:p>0,069889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80]-[.A66]*STDEV([.C69:.C78])/SQRT(10)" office:value-type="float" office:value="0.203237349717921" calcext:value-type="float">
            <text:p>0,203237349717921</text:p>
          </table:table-cell>
          <table:table-cell table:formula="of:=[.D80]-[.A66]*STDEV([.D69:.D78])/SQRT(10)" office:value-type="float" office:value="0.111267829622891" calcext:value-type="float">
            <text:p>0,111267829622891</text:p>
          </table:table-cell>
          <table:table-cell table:formula="of:=[.E80]-[.A66]*STDEV([.E69:.E78])/SQRT(10)" office:value-type="float" office:value="0.0607049394240936" calcext:value-type="float">
            <text:p>0,060704939424094</text:p>
          </table:table-cell>
          <table:table-cell table:formula="of:=[.F80]-[.A66]*STDEV([.F69:.F78])/SQRT(10)" office:value-type="float" office:value="0.0589935114689095" calcext:value-type="float">
            <text:p>0,05899351146891</text:p>
          </table:table-cell>
          <table:table-cell table:formula="of:=[.G80]-[.A66]*STDEV([.G69:.G78])/SQRT(10)" office:value-type="float" office:value="0.0758546972073275" calcext:value-type="float">
            <text:p>0,075854697207328</text:p>
          </table:table-cell>
          <table:table-cell table:formula="of:=[.H80]-[.A66]*STDEV([.H69:.H78])/SQRT(10)" office:value-type="float" office:value="0.0659491496515274" calcext:value-type="float">
            <text:p>0,065949149651527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80]+[.A66]*STDEV([.C69:.C78])/SQRT(10)" office:value-type="float" office:value="0.214936050282079" calcext:value-type="float">
            <text:p>0,214936050282079</text:p>
          </table:table-cell>
          <table:table-cell table:formula="of:=[.D80]+[.A66]*STDEV([.D69:.D78])/SQRT(10)" office:value-type="float" office:value="0.115285970377109" calcext:value-type="float">
            <text:p>0,115285970377109</text:p>
          </table:table-cell>
          <table:table-cell table:formula="of:=[.E80]+[.A66]*STDEV([.E69:.E78])/SQRT(10)" office:value-type="float" office:value="0.0629784605759064" calcext:value-type="float">
            <text:p>0,062978460575907</text:p>
          </table:table-cell>
          <table:table-cell table:formula="of:=[.F80]+[.A66]*STDEV([.F69:.F78])/SQRT(10)" office:value-type="float" office:value="0.0624692885310905" calcext:value-type="float">
            <text:p>0,062469288531091</text:p>
          </table:table-cell>
          <table:table-cell table:formula="of:=[.G80]+[.A66]*STDEV([.G69:.G78])/SQRT(10)" office:value-type="float" office:value="0.0784833027926725" calcext:value-type="float">
            <text:p>0,078483302792673</text:p>
          </table:table-cell>
          <table:table-cell table:formula="of:=[.H80]+[.A66]*STDEV([.H69:.H78])/SQRT(10)" office:value-type="float" office:value="0.0738304503484726" calcext:value-type="float">
            <text:p>0,0738304503484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0.790014" calcext:value-type="float">
            <text:p>0,790014</text:p>
          </table:table-cell>
          <table:table-cell office:value-type="float" office:value="0.394493" calcext:value-type="float">
            <text:p>0,394493</text:p>
          </table:table-cell>
          <table:table-cell office:value-type="float" office:value="0.229204" calcext:value-type="float">
            <text:p>0,229204</text:p>
          </table:table-cell>
          <table:table-cell office:value-type="float" office:value="0.224182" calcext:value-type="float">
            <text:p>0,224182</text:p>
          </table:table-cell>
          <table:table-cell office:value-type="float" office:value="0.23197" calcext:value-type="float">
            <text:p>0,23197</text:p>
          </table:table-cell>
          <table:table-cell office:value-type="float" office:value="0.238276" calcext:value-type="float">
            <text:p>0,238276</text:p>
          </table:table-cell>
        </table:table-row>
        <table:table-row table:style-name="ro1">
          <table:table-cell table:number-columns-repeated="2"/>
          <table:table-cell office:value-type="float" office:value="0.799773" calcext:value-type="float">
            <text:p>0,799773</text:p>
          </table:table-cell>
          <table:table-cell office:value-type="float" office:value="0.401666" calcext:value-type="float">
            <text:p>0,401666</text:p>
          </table:table-cell>
          <table:table-cell office:value-type="float" office:value="0.232309" calcext:value-type="float">
            <text:p>0,232309</text:p>
          </table:table-cell>
          <table:table-cell office:value-type="float" office:value="0.260807" calcext:value-type="float">
            <text:p>0,260807</text:p>
          </table:table-cell>
          <table:table-cell office:value-type="float" office:value="0.236473" calcext:value-type="float">
            <text:p>0,236473</text:p>
          </table:table-cell>
          <table:table-cell office:value-type="float" office:value="0.240066" calcext:value-type="float">
            <text:p>0,240066</text:p>
          </table:table-cell>
        </table:table-row>
        <table:table-row table:style-name="ro1">
          <table:table-cell table:number-columns-repeated="2"/>
          <table:table-cell office:value-type="float" office:value="0.723508" calcext:value-type="float">
            <text:p>0,723508</text:p>
          </table:table-cell>
          <table:table-cell office:value-type="float" office:value="0.40374" calcext:value-type="float">
            <text:p>0,40374</text:p>
          </table:table-cell>
          <table:table-cell office:value-type="float" office:value="0.261189" calcext:value-type="float">
            <text:p>0,261189</text:p>
          </table:table-cell>
          <table:table-cell office:value-type="float" office:value="0.224516" calcext:value-type="float">
            <text:p>0,224516</text:p>
          </table:table-cell>
          <table:table-cell office:value-type="float" office:value="0.256262" calcext:value-type="float">
            <text:p>0,256262</text:p>
          </table:table-cell>
          <table:table-cell office:value-type="float" office:value="0.268961" calcext:value-type="float">
            <text:p>0,268961</text:p>
          </table:table-cell>
        </table:table-row>
        <table:table-row table:style-name="ro1">
          <table:table-cell table:number-columns-repeated="2"/>
          <table:table-cell office:value-type="float" office:value="0.758141" calcext:value-type="float">
            <text:p>0,758141</text:p>
          </table:table-cell>
          <table:table-cell office:value-type="float" office:value="0.399412" calcext:value-type="float">
            <text:p>0,399412</text:p>
          </table:table-cell>
          <table:table-cell office:value-type="float" office:value="0.263759" calcext:value-type="float">
            <text:p>0,263759</text:p>
          </table:table-cell>
          <table:table-cell office:value-type="float" office:value="0.259282" calcext:value-type="float">
            <text:p>0,259282</text:p>
          </table:table-cell>
          <table:table-cell office:value-type="float" office:value="0.260525" calcext:value-type="float">
            <text:p>0,260525</text:p>
          </table:table-cell>
          <table:table-cell office:value-type="float" office:value="0.272486" calcext:value-type="float">
            <text:p>0,272486</text:p>
          </table:table-cell>
        </table:table-row>
        <table:table-row table:style-name="ro1">
          <table:table-cell table:number-columns-repeated="2"/>
          <table:table-cell office:value-type="float" office:value="0.751832" calcext:value-type="float">
            <text:p>0,751832</text:p>
          </table:table-cell>
          <table:table-cell office:value-type="float" office:value="0.413531" calcext:value-type="float">
            <text:p>0,413531</text:p>
          </table:table-cell>
          <table:table-cell office:value-type="float" office:value="0.255684" calcext:value-type="float">
            <text:p>0,255684</text:p>
          </table:table-cell>
          <table:table-cell office:value-type="float" office:value="0.257663" calcext:value-type="float">
            <text:p>0,257663</text:p>
          </table:table-cell>
          <table:table-cell office:value-type="float" office:value="0.260395" calcext:value-type="float">
            <text:p>0,260395</text:p>
          </table:table-cell>
          <table:table-cell office:value-type="float" office:value="0.268669" calcext:value-type="float">
            <text:p>0,268669</text:p>
          </table:table-cell>
        </table:table-row>
        <table:table-row table:style-name="ro1">
          <table:table-cell table:number-columns-repeated="2"/>
          <table:table-cell office:value-type="float" office:value="0.758426" calcext:value-type="float">
            <text:p>0,758426</text:p>
          </table:table-cell>
          <table:table-cell office:value-type="float" office:value="0.397867" calcext:value-type="float">
            <text:p>0,397867</text:p>
          </table:table-cell>
          <table:table-cell office:value-type="float" office:value="0.267876" calcext:value-type="float">
            <text:p>0,267876</text:p>
          </table:table-cell>
          <table:table-cell office:value-type="float" office:value="0.260982" calcext:value-type="float">
            <text:p>0,260982</text:p>
          </table:table-cell>
          <table:table-cell office:value-type="float" office:value="0.264406" calcext:value-type="float">
            <text:p>0,264406</text:p>
          </table:table-cell>
          <table:table-cell office:value-type="float" office:value="0.27012" calcext:value-type="float">
            <text:p>0,27012</text:p>
          </table:table-cell>
        </table:table-row>
        <table:table-row table:style-name="ro1">
          <table:table-cell table:number-columns-repeated="2"/>
          <table:table-cell office:value-type="float" office:value="0.861899" calcext:value-type="float">
            <text:p>0,861899</text:p>
          </table:table-cell>
          <table:table-cell office:value-type="float" office:value="0.40577" calcext:value-type="float">
            <text:p>0,40577</text:p>
          </table:table-cell>
          <table:table-cell office:value-type="float" office:value="0.265969" calcext:value-type="float">
            <text:p>0,265969</text:p>
          </table:table-cell>
          <table:table-cell office:value-type="float" office:value="0.260099" calcext:value-type="float">
            <text:p>0,260099</text:p>
          </table:table-cell>
          <table:table-cell office:value-type="float" office:value="0.247438" calcext:value-type="float">
            <text:p>0,247438</text:p>
          </table:table-cell>
          <table:table-cell office:value-type="float" office:value="0.277617" calcext:value-type="float">
            <text:p>0,277617</text:p>
          </table:table-cell>
        </table:table-row>
        <table:table-row table:style-name="ro1">
          <table:table-cell table:number-columns-repeated="2"/>
          <table:table-cell office:value-type="float" office:value="0.850556" calcext:value-type="float">
            <text:p>0,850556</text:p>
          </table:table-cell>
          <table:table-cell office:value-type="float" office:value="0.403505" calcext:value-type="float">
            <text:p>0,403505</text:p>
          </table:table-cell>
          <table:table-cell office:value-type="float" office:value="0.260832" calcext:value-type="float">
            <text:p>0,260832</text:p>
          </table:table-cell>
          <table:table-cell office:value-type="float" office:value="0.262317" calcext:value-type="float">
            <text:p>0,262317</text:p>
          </table:table-cell>
          <table:table-cell office:value-type="float" office:value="0.266677" calcext:value-type="float">
            <text:p>0,266677</text:p>
          </table:table-cell>
          <table:table-cell office:value-type="float" office:value="0.277341" calcext:value-type="float">
            <text:p>0,277341</text:p>
          </table:table-cell>
        </table:table-row>
        <table:table-row table:style-name="ro1">
          <table:table-cell table:number-columns-repeated="2"/>
          <table:table-cell office:value-type="float" office:value="0.779214" calcext:value-type="float">
            <text:p>0,779214</text:p>
          </table:table-cell>
          <table:table-cell office:value-type="float" office:value="0.404418" calcext:value-type="float">
            <text:p>0,404418</text:p>
          </table:table-cell>
          <table:table-cell office:value-type="float" office:value="0.267137" calcext:value-type="float">
            <text:p>0,267137</text:p>
          </table:table-cell>
          <table:table-cell office:value-type="float" office:value="0.258276" calcext:value-type="float">
            <text:p>0,258276</text:p>
          </table:table-cell>
          <table:table-cell office:value-type="float" office:value="0.235801" calcext:value-type="float">
            <text:p>0,235801</text:p>
          </table:table-cell>
          <table:table-cell office:value-type="float" office:value="0.274942" calcext:value-type="float">
            <text:p>0,274942</text:p>
          </table:table-cell>
        </table:table-row>
        <table:table-row table:style-name="ro1">
          <table:table-cell table:number-columns-repeated="2"/>
          <table:table-cell office:value-type="float" office:value="0.758264" calcext:value-type="float">
            <text:p>0,758264</text:p>
          </table:table-cell>
          <table:table-cell office:value-type="float" office:value="0.395033" calcext:value-type="float">
            <text:p>0,395033</text:p>
          </table:table-cell>
          <table:table-cell office:value-type="float" office:value="0.265836" calcext:value-type="float">
            <text:p>0,265836</text:p>
          </table:table-cell>
          <table:table-cell office:value-type="float" office:value="0.261803" calcext:value-type="float">
            <text:p>0,261803</text:p>
          </table:table-cell>
          <table:table-cell office:value-type="float" office:value="0.268018" calcext:value-type="float">
            <text:p>0,268018</text:p>
          </table:table-cell>
          <table:table-cell office:value-type="float" office:value="0.277132" calcext:value-type="float">
            <text:p>0,27713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85:.C94])/10" office:value-type="float" office:value="0.7831627" calcext:value-type="float">
            <text:p>0,7831627</text:p>
          </table:table-cell>
          <table:table-cell table:formula="of:=SUM([.D85:.D94])/10" office:value-type="float" office:value="0.4019435" calcext:value-type="float">
            <text:p>0,4019435</text:p>
          </table:table-cell>
          <table:table-cell table:formula="of:=SUM([.E85:.E94])/10" office:value-type="float" office:value="0.2569795" calcext:value-type="float">
            <text:p>0,2569795</text:p>
          </table:table-cell>
          <table:table-cell table:formula="of:=SUM([.F85:.F94])/10" office:value-type="float" office:value="0.2529927" calcext:value-type="float">
            <text:p>0,2529927</text:p>
          </table:table-cell>
          <table:table-cell table:formula="of:=SUM([.G85:.G94])/10" office:value-type="float" office:value="0.2527965" calcext:value-type="float">
            <text:p>0,2527965</text:p>
          </table:table-cell>
          <table:table-cell table:formula="of:=SUM([.H85:.H94])/10" office:value-type="float" office:value="0.266561" calcext:value-type="float">
            <text:p>0,26656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96]-[.A82]*STDEV([.C85:.C94])/SQRT(10)" office:value-type="float" office:value="0.755849047282275" calcext:value-type="float">
            <text:p>0,755849047282275</text:p>
          </table:table-cell>
          <table:table-cell table:formula="of:=[.D96]-[.A82]*STDEV([.D85:.D94])/SQRT(10)" office:value-type="float" office:value="0.39844301453725" calcext:value-type="float">
            <text:p>0,39844301453725</text:p>
          </table:table-cell>
          <table:table-cell table:formula="of:=[.E96]-[.A82]*STDEV([.E85:.E94])/SQRT(10)" office:value-type="float" office:value="0.248113714240072" calcext:value-type="float">
            <text:p>0,248113714240072</text:p>
          </table:table-cell>
          <table:table-cell table:formula="of:=[.F96]-[.A82]*STDEV([.F85:.F94])/SQRT(10)" office:value-type="float" office:value="0.243592382552662" calcext:value-type="float">
            <text:p>0,243592382552662</text:p>
          </table:table-cell>
          <table:table-cell table:formula="of:=[.G96]-[.A82]*STDEV([.G85:.G94])/SQRT(10)" office:value-type="float" office:value="0.244262106584039" calcext:value-type="float">
            <text:p>0,244262106584039</text:p>
          </table:table-cell>
          <table:table-cell table:formula="of:=[.H96]-[.A82]*STDEV([.H85:.H94])/SQRT(10)" office:value-type="float" office:value="0.257366780509755" calcext:value-type="float">
            <text:p>0,25736678050975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96]+[.A82]*STDEV([.C85:.C94])/SQRT(10)" office:value-type="float" office:value="0.810476352717724" calcext:value-type="float">
            <text:p>0,810476352717724</text:p>
          </table:table-cell>
          <table:table-cell table:formula="of:=[.D96]+[.A82]*STDEV([.D85:.D94])/SQRT(10)" office:value-type="float" office:value="0.40544398546275" calcext:value-type="float">
            <text:p>0,40544398546275</text:p>
          </table:table-cell>
          <table:table-cell table:formula="of:=[.E96]+[.A82]*STDEV([.E85:.E94])/SQRT(10)" office:value-type="float" office:value="0.265845285759929" calcext:value-type="float">
            <text:p>0,265845285759929</text:p>
          </table:table-cell>
          <table:table-cell table:formula="of:=[.F96]+[.A82]*STDEV([.F85:.F94])/SQRT(10)" office:value-type="float" office:value="0.262393017447338" calcext:value-type="float">
            <text:p>0,262393017447338</text:p>
          </table:table-cell>
          <table:table-cell table:formula="of:=[.G96]+[.A82]*STDEV([.G85:.G94])/SQRT(10)" office:value-type="float" office:value="0.261330893415961" calcext:value-type="float">
            <text:p>0,261330893415961</text:p>
          </table:table-cell>
          <table:table-cell table:formula="of:=[.H96]+[.A82]*STDEV([.H85:.H94])/SQRT(10)" office:value-type="float" office:value="0.275755219490245" calcext:value-type="float">
            <text:p>0,2757552194902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3.499846" calcext:value-type="float">
            <text:p>3,499846</text:p>
          </table:table-cell>
          <table:table-cell office:value-type="float" office:value="1.763049" calcext:value-type="float">
            <text:p>1,763049</text:p>
          </table:table-cell>
          <table:table-cell office:value-type="float" office:value="1.01534" calcext:value-type="float">
            <text:p>1,01534</text:p>
          </table:table-cell>
          <table:table-cell office:value-type="float" office:value="0.976673" calcext:value-type="float">
            <text:p>0,976673</text:p>
          </table:table-cell>
          <table:table-cell office:value-type="float" office:value="0.969573" calcext:value-type="float">
            <text:p>0,969573</text:p>
          </table:table-cell>
          <table:table-cell office:value-type="float" office:value="0.945636" calcext:value-type="float">
            <text:p>0,945636</text:p>
          </table:table-cell>
        </table:table-row>
        <table:table-row table:style-name="ro1">
          <table:table-cell table:number-columns-repeated="2"/>
          <table:table-cell office:value-type="float" office:value="3.329306" calcext:value-type="float">
            <text:p>3,329306</text:p>
          </table:table-cell>
          <table:table-cell office:value-type="float" office:value="1.740044" calcext:value-type="float">
            <text:p>1,740044</text:p>
          </table:table-cell>
          <table:table-cell office:value-type="float" office:value="1.038429" calcext:value-type="float">
            <text:p>1,038429</text:p>
          </table:table-cell>
          <table:table-cell office:value-type="float" office:value="1.002147" calcext:value-type="float">
            <text:p>1,002147</text:p>
          </table:table-cell>
          <table:table-cell office:value-type="float" office:value="0.976735" calcext:value-type="float">
            <text:p>0,976735</text:p>
          </table:table-cell>
          <table:table-cell office:value-type="float" office:value="0.977913" calcext:value-type="float">
            <text:p>0,977913</text:p>
          </table:table-cell>
        </table:table-row>
        <table:table-row table:style-name="ro1">
          <table:table-cell table:number-columns-repeated="2"/>
          <table:table-cell office:value-type="float" office:value="3.240356" calcext:value-type="float">
            <text:p>3,240356</text:p>
          </table:table-cell>
          <table:table-cell office:value-type="float" office:value="1.791234" calcext:value-type="float">
            <text:p>1,791234</text:p>
          </table:table-cell>
          <table:table-cell office:value-type="float" office:value="1.046059" calcext:value-type="float">
            <text:p>1,046059</text:p>
          </table:table-cell>
          <table:table-cell office:value-type="float" office:value="1.009415" calcext:value-type="float">
            <text:p>1,009415</text:p>
          </table:table-cell>
          <table:table-cell office:value-type="float" office:value="1.023112" calcext:value-type="float">
            <text:p>1,023112</text:p>
          </table:table-cell>
          <table:table-cell office:value-type="float" office:value="0.982234" calcext:value-type="float">
            <text:p>0,982234</text:p>
          </table:table-cell>
        </table:table-row>
        <table:table-row table:style-name="ro1">
          <table:table-cell table:number-columns-repeated="2"/>
          <table:table-cell office:value-type="float" office:value="3.548722" calcext:value-type="float">
            <text:p>3,548722</text:p>
          </table:table-cell>
          <table:table-cell office:value-type="float" office:value="1.791287" calcext:value-type="float">
            <text:p>1,791287</text:p>
          </table:table-cell>
          <table:table-cell office:value-type="float" office:value="1.041336" calcext:value-type="float">
            <text:p>1,041336</text:p>
          </table:table-cell>
          <table:table-cell office:value-type="float" office:value="1.033963" calcext:value-type="float">
            <text:p>1,033963</text:p>
          </table:table-cell>
          <table:table-cell office:value-type="float" office:value="1.037453" calcext:value-type="float">
            <text:p>1,037453</text:p>
          </table:table-cell>
          <table:table-cell office:value-type="float" office:value="0.99589" calcext:value-type="float">
            <text:p>0,99589</text:p>
          </table:table-cell>
        </table:table-row>
        <table:table-row table:style-name="ro1">
          <table:table-cell table:number-columns-repeated="2"/>
          <table:table-cell office:value-type="float" office:value="3.314574" calcext:value-type="float">
            <text:p>3,314574</text:p>
          </table:table-cell>
          <table:table-cell office:value-type="float" office:value="1.783943" calcext:value-type="float">
            <text:p>1,783943</text:p>
          </table:table-cell>
          <table:table-cell office:value-type="float" office:value="1.064669" calcext:value-type="float">
            <text:p>1,064669</text:p>
          </table:table-cell>
          <table:table-cell office:value-type="float" office:value="1.021049" calcext:value-type="float">
            <text:p>1,021049</text:p>
          </table:table-cell>
          <table:table-cell office:value-type="float" office:value="1.103004" calcext:value-type="float">
            <text:p>1,103004</text:p>
          </table:table-cell>
          <table:table-cell office:value-type="float" office:value="1.000541" calcext:value-type="float">
            <text:p>1,000541</text:p>
          </table:table-cell>
        </table:table-row>
        <table:table-row table:style-name="ro1">
          <table:table-cell table:number-columns-repeated="2"/>
          <table:table-cell office:value-type="float" office:value="3.586346" calcext:value-type="float">
            <text:p>3,586346</text:p>
          </table:table-cell>
          <table:table-cell office:value-type="float" office:value="1.811706" calcext:value-type="float">
            <text:p>1,811706</text:p>
          </table:table-cell>
          <table:table-cell office:value-type="float" office:value="1.072563" calcext:value-type="float">
            <text:p>1,072563</text:p>
          </table:table-cell>
          <table:table-cell office:value-type="float" office:value="1.038215" calcext:value-type="float">
            <text:p>1,038215</text:p>
          </table:table-cell>
          <table:table-cell office:value-type="float" office:value="1.064246" calcext:value-type="float">
            <text:p>1,064246</text:p>
          </table:table-cell>
          <table:table-cell office:value-type="float" office:value="1.012254" calcext:value-type="float">
            <text:p>1,012254</text:p>
          </table:table-cell>
        </table:table-row>
        <table:table-row table:style-name="ro1">
          <table:table-cell table:number-columns-repeated="2"/>
          <table:table-cell office:value-type="float" office:value="3.280767" calcext:value-type="float">
            <text:p>3,280767</text:p>
          </table:table-cell>
          <table:table-cell office:value-type="float" office:value="1.869884" calcext:value-type="float">
            <text:p>1,869884</text:p>
          </table:table-cell>
          <table:table-cell office:value-type="float" office:value="1.110442" calcext:value-type="float">
            <text:p>1,110442</text:p>
          </table:table-cell>
          <table:table-cell office:value-type="float" office:value="1.044398" calcext:value-type="float">
            <text:p>1,044398</text:p>
          </table:table-cell>
          <table:table-cell office:value-type="float" office:value="1.079727" calcext:value-type="float">
            <text:p>1,079727</text:p>
          </table:table-cell>
          <table:table-cell office:value-type="float" office:value="1.001416" calcext:value-type="float">
            <text:p>1,001416</text:p>
          </table:table-cell>
        </table:table-row>
        <table:table-row table:style-name="ro1">
          <table:table-cell table:number-columns-repeated="2"/>
          <table:table-cell office:value-type="float" office:value="3.455751" calcext:value-type="float">
            <text:p>3,455751</text:p>
          </table:table-cell>
          <table:table-cell office:value-type="float" office:value="1.80304" calcext:value-type="float">
            <text:p>1,80304</text:p>
          </table:table-cell>
          <table:table-cell office:value-type="float" office:value="1.083867" calcext:value-type="float">
            <text:p>1,083867</text:p>
          </table:table-cell>
          <table:table-cell office:value-type="float" office:value="1.057132" calcext:value-type="float">
            <text:p>1,057132</text:p>
          </table:table-cell>
          <table:table-cell office:value-type="float" office:value="1.067446" calcext:value-type="float">
            <text:p>1,067446</text:p>
          </table:table-cell>
          <table:table-cell office:value-type="float" office:value="1.035158" calcext:value-type="float">
            <text:p>1,035158</text:p>
          </table:table-cell>
        </table:table-row>
        <table:table-row table:style-name="ro1">
          <table:table-cell table:number-columns-repeated="2"/>
          <table:table-cell office:value-type="float" office:value="3.633233" calcext:value-type="float">
            <text:p>3,633233</text:p>
          </table:table-cell>
          <table:table-cell office:value-type="float" office:value="1.791874" calcext:value-type="float">
            <text:p>1,791874</text:p>
          </table:table-cell>
          <table:table-cell office:value-type="float" office:value="1.103492" calcext:value-type="float">
            <text:p>1,103492</text:p>
          </table:table-cell>
          <table:table-cell office:value-type="float" office:value="1.052763" calcext:value-type="float">
            <text:p>1,052763</text:p>
          </table:table-cell>
          <table:table-cell office:value-type="float" office:value="1.079622" calcext:value-type="float">
            <text:p>1,079622</text:p>
          </table:table-cell>
          <table:table-cell office:value-type="float" office:value="1.025859" calcext:value-type="float">
            <text:p>1,025859</text:p>
          </table:table-cell>
        </table:table-row>
        <table:table-row table:style-name="ro1">
          <table:table-cell table:number-columns-repeated="2"/>
          <table:table-cell office:value-type="float" office:value="3.173295" calcext:value-type="float">
            <text:p>3,173295</text:p>
          </table:table-cell>
          <table:table-cell office:value-type="float" office:value="1.828579" calcext:value-type="float">
            <text:p>1,828579</text:p>
          </table:table-cell>
          <table:table-cell office:value-type="float" office:value="1.049283" calcext:value-type="float">
            <text:p>1,049283</text:p>
          </table:table-cell>
          <table:table-cell office:value-type="float" office:value="1.095601" calcext:value-type="float">
            <text:p>1,095601</text:p>
          </table:table-cell>
          <table:table-cell office:value-type="float" office:value="1.114182" calcext:value-type="float">
            <text:p>1,114182</text:p>
          </table:table-cell>
          <table:table-cell office:value-type="float" office:value="1.066015" calcext:value-type="float">
            <text:p>1,06601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101:.C110])/10" office:value-type="float" office:value="3.4062196" calcext:value-type="float">
            <text:p>3,4062196</text:p>
          </table:table-cell>
          <table:table-cell table:formula="of:=SUM([.D101:.D110])/10" office:value-type="float" office:value="1.797464" calcext:value-type="float">
            <text:p>1,797464</text:p>
          </table:table-cell>
          <table:table-cell table:formula="of:=SUM([.E101:.E110])/10" office:value-type="float" office:value="1.062548" calcext:value-type="float">
            <text:p>1,062548</text:p>
          </table:table-cell>
          <table:table-cell table:formula="of:=SUM([.F101:.F110])/10" office:value-type="float" office:value="1.0331356" calcext:value-type="float">
            <text:p>1,0331356</text:p>
          </table:table-cell>
          <table:table-cell table:formula="of:=SUM([.G101:.G110])/10" office:value-type="float" office:value="1.05151" calcext:value-type="float">
            <text:p>1,05151</text:p>
          </table:table-cell>
          <table:table-cell table:formula="of:=SUM([.H101:.H110])/10" office:value-type="float" office:value="1.0042916" calcext:value-type="float">
            <text:p>1,004291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12]-[.A98]*STDEV([.C101:.C110])/SQRT(10)" office:value-type="float" office:value="3.30771470319229" calcext:value-type="float">
            <text:p>3,30771470319229</text:p>
          </table:table-cell>
          <table:table-cell table:formula="of:=[.D112]-[.A98]*STDEV([.D101:.D110])/SQRT(10)" office:value-type="float" office:value="1.77558054332714" calcext:value-type="float">
            <text:p>1,77558054332714</text:p>
          </table:table-cell>
          <table:table-cell table:formula="of:=[.E112]-[.A98]*STDEV([.E101:.E110])/SQRT(10)" office:value-type="float" office:value="1.04379646522367" calcext:value-type="float">
            <text:p>1,04379646522367</text:p>
          </table:table-cell>
          <table:table-cell table:formula="of:=[.F112]-[.A98]*STDEV([.F101:.F110])/SQRT(10)" office:value-type="float" office:value="1.01260659613443" calcext:value-type="float">
            <text:p>1,01260659613443</text:p>
          </table:table-cell>
          <table:table-cell table:formula="of:=[.G112]-[.A98]*STDEV([.G101:.G110])/SQRT(10)" office:value-type="float" office:value="1.02094190573277" calcext:value-type="float">
            <text:p>1,02094190573277</text:p>
          </table:table-cell>
          <table:table-cell table:formula="of:=[.H112]-[.A98]*STDEV([.H101:.H110])/SQRT(10)" office:value-type="float" office:value="0.983624325562443" calcext:value-type="float">
            <text:p>0,98362432556244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string" calcext:value-type="string">
            <text:p>max</text:p>
          </table:table-cell>
          <table:table-cell table:formula="of:=[.C112]+[.A98]*STDEV([.C101:.C110])/SQRT(10)" office:value-type="float" office:value="3.50472449680771" calcext:value-type="float">
            <text:p>3,50472449680771</text:p>
          </table:table-cell>
          <table:table-cell table:formula="of:=[.D112]+[.A98]*STDEV([.D101:.D110])/SQRT(10)" office:value-type="float" office:value="1.81934745667286" calcext:value-type="float">
            <text:p>1,81934745667286</text:p>
          </table:table-cell>
          <table:table-cell table:formula="of:=[.E112]+[.A98]*STDEV([.E101:.E110])/SQRT(10)" office:value-type="float" office:value="1.08129953477633" calcext:value-type="float">
            <text:p>1,08129953477633</text:p>
          </table:table-cell>
          <table:table-cell table:formula="of:=[.F112]+[.A98]*STDEV([.F101:.F110])/SQRT(10)" office:value-type="float" office:value="1.05366460386557" calcext:value-type="float">
            <text:p>1,05366460386557</text:p>
          </table:table-cell>
          <table:table-cell table:formula="of:=[.G112]+[.A98]*STDEV([.G101:.G110])/SQRT(10)" office:value-type="float" office:value="1.08207809426723" calcext:value-type="float">
            <text:p>1,08207809426723</text:p>
          </table:table-cell>
          <table:table-cell table:formula="of:=[.H112]+[.A98]*STDEV([.H101:.H110])/SQRT(10)" office:value-type="float" office:value="1.02495887443756" calcext:value-type="float">
            <text:p>1,024958874437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S=4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1.754783" calcext:value-type="float">
            <text:p>11,754783</text:p>
          </table:table-cell>
          <table:table-cell office:value-type="float" office:value="6.518358" calcext:value-type="float">
            <text:p>6,518358</text:p>
          </table:table-cell>
          <table:table-cell office:value-type="float" office:value="4.455014" calcext:value-type="float">
            <text:p>4,455014</text:p>
          </table:table-cell>
          <table:table-cell office:value-type="float" office:value="3.550825" calcext:value-type="float">
            <text:p>3,550825</text:p>
          </table:table-cell>
          <table:table-cell office:value-type="float" office:value="3.219653" calcext:value-type="float">
            <text:p>3,219653</text:p>
          </table:table-cell>
          <table:table-cell office:value-type="float" office:value="3.261593" calcext:value-type="float">
            <text:p>3,261593</text:p>
          </table:table-cell>
        </table:table-row>
        <table:table-row table:style-name="ro1">
          <table:table-cell table:number-columns-repeated="2"/>
          <table:table-cell office:value-type="float" office:value="13.333878" calcext:value-type="float">
            <text:p>13,333878</text:p>
          </table:table-cell>
          <table:table-cell office:value-type="float" office:value="5.60444" calcext:value-type="float">
            <text:p>5,60444</text:p>
          </table:table-cell>
          <table:table-cell office:value-type="float" office:value="3.940971" calcext:value-type="float">
            <text:p>3,940971</text:p>
          </table:table-cell>
          <table:table-cell office:value-type="float" office:value="3.60215" calcext:value-type="float">
            <text:p>3,60215</text:p>
          </table:table-cell>
          <table:table-cell office:value-type="float" office:value="3.608243" calcext:value-type="float">
            <text:p>3,608243</text:p>
          </table:table-cell>
          <table:table-cell office:value-type="float" office:value="3.508214" calcext:value-type="float">
            <text:p>3,508214</text:p>
          </table:table-cell>
        </table:table-row>
        <table:table-row table:style-name="ro1">
          <table:table-cell table:number-columns-repeated="2"/>
          <table:table-cell office:value-type="float" office:value="11.791424" calcext:value-type="float">
            <text:p>11,791424</text:p>
          </table:table-cell>
          <table:table-cell office:value-type="float" office:value="5.986389" calcext:value-type="float">
            <text:p>5,986389</text:p>
          </table:table-cell>
          <table:table-cell office:value-type="float" office:value="4.205642" calcext:value-type="float">
            <text:p>4,205642</text:p>
          </table:table-cell>
          <table:table-cell office:value-type="float" office:value="2.993326" calcext:value-type="float">
            <text:p>2,993326</text:p>
          </table:table-cell>
          <table:table-cell office:value-type="float" office:value="3.286355" calcext:value-type="float">
            <text:p>3,286355</text:p>
          </table:table-cell>
          <table:table-cell office:value-type="float" office:value="3.071546" calcext:value-type="float">
            <text:p>3,071546</text:p>
          </table:table-cell>
        </table:table-row>
        <table:table-row table:style-name="ro1">
          <table:table-cell table:number-columns-repeated="2"/>
          <table:table-cell office:value-type="float" office:value="12.990109" calcext:value-type="float">
            <text:p>12,990109</text:p>
          </table:table-cell>
          <table:table-cell office:value-type="float" office:value="6.420078" calcext:value-type="float">
            <text:p>6,420078</text:p>
          </table:table-cell>
          <table:table-cell office:value-type="float" office:value="4.673001" calcext:value-type="float">
            <text:p>4,673001</text:p>
          </table:table-cell>
          <table:table-cell office:value-type="float" office:value="3.358255" calcext:value-type="float">
            <text:p>3,358255</text:p>
          </table:table-cell>
          <table:table-cell office:value-type="float" office:value="3.244967" calcext:value-type="float">
            <text:p>3,244967</text:p>
          </table:table-cell>
          <table:table-cell office:value-type="float" office:value="3.345943" calcext:value-type="float">
            <text:p>3,345943</text:p>
          </table:table-cell>
        </table:table-row>
        <table:table-row table:style-name="ro1">
          <table:table-cell table:number-columns-repeated="2"/>
          <table:table-cell office:value-type="float" office:value="10.706407" calcext:value-type="float">
            <text:p>10,706407</text:p>
          </table:table-cell>
          <table:table-cell office:value-type="float" office:value="6.257659" calcext:value-type="float">
            <text:p>6,257659</text:p>
          </table:table-cell>
          <table:table-cell office:value-type="float" office:value="4.81772" calcext:value-type="float">
            <text:p>4,81772</text:p>
          </table:table-cell>
          <table:table-cell office:value-type="float" office:value="3.704058" calcext:value-type="float">
            <text:p>3,704058</text:p>
          </table:table-cell>
          <table:table-cell office:value-type="float" office:value="3.795028" calcext:value-type="float">
            <text:p>3,795028</text:p>
          </table:table-cell>
          <table:table-cell office:value-type="float" office:value="3.52345" calcext:value-type="float">
            <text:p>3,52345</text:p>
          </table:table-cell>
        </table:table-row>
        <table:table-row table:style-name="ro1">
          <table:table-cell table:number-columns-repeated="2"/>
          <table:table-cell office:value-type="float" office:value="11.362248" calcext:value-type="float">
            <text:p>11,362248</text:p>
          </table:table-cell>
          <table:table-cell office:value-type="float" office:value="6.389778" calcext:value-type="float">
            <text:p>6,389778</text:p>
          </table:table-cell>
          <table:table-cell office:value-type="float" office:value="5.066086" calcext:value-type="float">
            <text:p>5,066086</text:p>
          </table:table-cell>
          <table:table-cell office:value-type="float" office:value="4.089784" calcext:value-type="float">
            <text:p>4,089784</text:p>
          </table:table-cell>
          <table:table-cell office:value-type="float" office:value="3.454602" calcext:value-type="float">
            <text:p>3,454602</text:p>
          </table:table-cell>
          <table:table-cell office:value-type="float" office:value="3.550447" calcext:value-type="float">
            <text:p>3,550447</text:p>
          </table:table-cell>
        </table:table-row>
        <table:table-row table:style-name="ro1">
          <table:table-cell table:number-columns-repeated="2"/>
          <table:table-cell office:value-type="float" office:value="11.821125" calcext:value-type="float">
            <text:p>11,821125</text:p>
          </table:table-cell>
          <table:table-cell office:value-type="float" office:value="6.414533" calcext:value-type="float">
            <text:p>6,414533</text:p>
          </table:table-cell>
          <table:table-cell office:value-type="float" office:value="4.97618" calcext:value-type="float">
            <text:p>4,97618</text:p>
          </table:table-cell>
          <table:table-cell office:value-type="float" office:value="4.36043" calcext:value-type="float">
            <text:p>4,36043</text:p>
          </table:table-cell>
          <table:table-cell office:value-type="float" office:value="3.696096" calcext:value-type="float">
            <text:p>3,696096</text:p>
          </table:table-cell>
          <table:table-cell office:value-type="float" office:value="3.723758" calcext:value-type="float">
            <text:p>3,723758</text:p>
          </table:table-cell>
        </table:table-row>
        <table:table-row table:style-name="ro1">
          <table:table-cell table:number-columns-repeated="2"/>
          <table:table-cell office:value-type="float" office:value="11.775562" calcext:value-type="float">
            <text:p>11,775562</text:p>
          </table:table-cell>
          <table:table-cell office:value-type="float" office:value="6.816148" calcext:value-type="float">
            <text:p>6,816148</text:p>
          </table:table-cell>
          <table:table-cell office:value-type="float" office:value="5.074877" calcext:value-type="float">
            <text:p>5,074877</text:p>
          </table:table-cell>
          <table:table-cell office:value-type="float" office:value="4.1032" calcext:value-type="float">
            <text:p>4,1032</text:p>
          </table:table-cell>
          <table:table-cell office:value-type="float" office:value="4.153957" calcext:value-type="float">
            <text:p>4,153957</text:p>
          </table:table-cell>
          <table:table-cell office:value-type="float" office:value="4.062468" calcext:value-type="float">
            <text:p>4,062468</text:p>
          </table:table-cell>
        </table:table-row>
        <table:table-row table:style-name="ro1">
          <table:table-cell table:number-columns-repeated="2"/>
          <table:table-cell office:value-type="float" office:value="12.330261" calcext:value-type="float">
            <text:p>12,330261</text:p>
          </table:table-cell>
          <table:table-cell office:value-type="float" office:value="6.729769" calcext:value-type="float">
            <text:p>6,729769</text:p>
          </table:table-cell>
          <table:table-cell office:value-type="float" office:value="5.073607" calcext:value-type="float">
            <text:p>5,073607</text:p>
          </table:table-cell>
          <table:table-cell office:value-type="float" office:value="4.933319" calcext:value-type="float">
            <text:p>4,933319</text:p>
          </table:table-cell>
          <table:table-cell office:value-type="float" office:value="4.371063" calcext:value-type="float">
            <text:p>4,371063</text:p>
          </table:table-cell>
          <table:table-cell office:value-type="float" office:value="3.99037" calcext:value-type="float">
            <text:p>3,99037</text:p>
          </table:table-cell>
        </table:table-row>
        <table:table-row table:style-name="ro1">
          <table:table-cell table:number-columns-repeated="2"/>
          <table:table-cell office:value-type="float" office:value="11.108924" calcext:value-type="float">
            <text:p>11,108924</text:p>
          </table:table-cell>
          <table:table-cell office:value-type="float" office:value="6.78555" calcext:value-type="float">
            <text:p>6,78555</text:p>
          </table:table-cell>
          <table:table-cell office:value-type="float" office:value="4.422336" calcext:value-type="float">
            <text:p>4,422336</text:p>
          </table:table-cell>
          <table:table-cell office:value-type="float" office:value="4.639408" calcext:value-type="float">
            <text:p>4,639408</text:p>
          </table:table-cell>
          <table:table-cell office:value-type="float" office:value="4.338758" calcext:value-type="float">
            <text:p>4,338758</text:p>
          </table:table-cell>
          <table:table-cell office:value-type="float" office:value="4.049344" calcext:value-type="float">
            <text:p>4,04934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SUM([.C117:.C126])/10" office:value-type="float" office:value="11.8974721" calcext:value-type="float">
            <text:p>11,8974721</text:p>
          </table:table-cell>
          <table:table-cell table:formula="of:=SUM([.D117:.D126])/10" office:value-type="float" office:value="6.3922702" calcext:value-type="float">
            <text:p>6,3922702</text:p>
          </table:table-cell>
          <table:table-cell table:formula="of:=SUM([.E117:.E126])/10" office:value-type="float" office:value="4.6705434" calcext:value-type="float">
            <text:p>4,6705434</text:p>
          </table:table-cell>
          <table:table-cell table:formula="of:=SUM([.F117:.F126])/10" office:value-type="float" office:value="3.9334755" calcext:value-type="float">
            <text:p>3,9334755</text:p>
          </table:table-cell>
          <table:table-cell table:formula="of:=SUM([.G117:.G126])/10" office:value-type="float" office:value="3.7168722" calcext:value-type="float">
            <text:p>3,7168722</text:p>
          </table:table-cell>
          <table:table-cell table:formula="of:=SUM([.H117:.H126])/10" office:value-type="float" office:value="3.6087133" calcext:value-type="float">
            <text:p>3,6087133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C128]-[.A114]*STDEV([.C117:.C126])/SQRT(10)" office:value-type="float" office:value="11.3988957204738" calcext:value-type="float">
            <text:p>11,3988957204738</text:p>
          </table:table-cell>
          <table:table-cell table:formula="of:=[.D128]-[.A114]*STDEV([.D117:.D126])/SQRT(10)" office:value-type="float" office:value="6.15953710901772" calcext:value-type="float">
            <text:p>6,15953710901772</text:p>
          </table:table-cell>
          <table:table-cell table:formula="of:=[.E128]-[.A114]*STDEV([.E117:.E126])/SQRT(10)" office:value-type="float" office:value="4.42142288247687" calcext:value-type="float">
            <text:p>4,42142288247687</text:p>
          </table:table-cell>
          <table:table-cell table:formula="of:=[.F128]-[.A114]*STDEV([.F117:.F126])/SQRT(10)" office:value-type="float" office:value="3.56060890514527" calcext:value-type="float">
            <text:p>3,56060890514527</text:p>
          </table:table-cell>
          <table:table-cell table:formula="of:=[.G128]-[.A114]*STDEV([.G117:.G126])/SQRT(10)" office:value-type="float" office:value="3.44370829671375" calcext:value-type="float">
            <text:p>3,44370829671375</text:p>
          </table:table-cell>
          <table:table-cell table:formula="of:=[.H128]-[.A114]*STDEV([.H117:.H126])/SQRT(10)" office:value-type="float" office:value="3.3962242084215" calcext:value-type="float">
            <text:p>3,396224208421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C128]+[.A114]*STDEV([.C117:.C126])/SQRT(10)" office:value-type="float" office:value="12.3960484795262" calcext:value-type="float">
            <text:p>12,3960484795262</text:p>
          </table:table-cell>
          <table:table-cell table:formula="of:=[.D128]+[.A114]*STDEV([.D117:.D126])/SQRT(10)" office:value-type="float" office:value="6.62500329098228" calcext:value-type="float">
            <text:p>6,62500329098228</text:p>
          </table:table-cell>
          <table:table-cell table:formula="of:=[.E128]+[.A114]*STDEV([.E117:.E126])/SQRT(10)" office:value-type="float" office:value="4.91966391752313" calcext:value-type="float">
            <text:p>4,91966391752313</text:p>
          </table:table-cell>
          <table:table-cell table:formula="of:=[.F128]+[.A114]*STDEV([.F117:.F126])/SQRT(10)" office:value-type="float" office:value="4.30634209485473" calcext:value-type="float">
            <text:p>4,30634209485473</text:p>
          </table:table-cell>
          <table:table-cell table:formula="of:=[.G128]+[.A114]*STDEV([.G117:.G126])/SQRT(10)" office:value-type="float" office:value="3.99003610328625" calcext:value-type="float">
            <text:p>3,99003610328625</text:p>
          </table:table-cell>
          <table:table-cell table:formula="of:=[.H128]+[.A114]*STDEV([.H117:.H126])/SQRT(10)" office:value-type="float" office:value="3.8212023915785" calcext:value-type="float">
            <text:p>3,8212023915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8T23:53:39.033240397</meta:creation-date>
    <dc:date>2023-07-21T13:59:42.742909844</dc:date>
    <meta:editing-duration>PT1H24M29S</meta:editing-duration>
    <meta:editing-cycles>10</meta:editing-cycles>
    <meta:generator>LibreOffice/6.4.7.2$Linux_X86_64 LibreOffice_project/40$Build-2</meta:generator>
    <meta:document-statistic meta:table-count="3" meta:cell-count="3438" meta:object-count="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921cm" svg:y="0.316cm" chart:style-name="ch2">
          <text:p>Sequencial - Comparação dos Grid_size</text:p>
        </chart:title>
        <chart:legend chart:legend-position="end" svg:x="13.728cm" svg:y="4.203cm" style:legend-expansion="high" chart:style-name="ch3"/>
        <chart:plot-area chart:style-name="ch4" table:cell-range-address="Planilha1.S2:Planilha1.Z3 Planilha1.R3:Planilha1.R3" chart:data-source-has-labels="both" svg:x="1.33cm" svg:y="1.275cm" svg:width="12.079cm" svg:height="6.569cm">
          <chartooo:coordinate-region svg:x="1.766cm" svg:y="1.475cm" svg:width="11.086cm" svg:height="5.722cm"/>
          <chart:axis chart:dimension="x" chart:name="primary-x" chart:style-name="ch5" chartooo:axis-type="auto">
            <chartooo:date-scale/>
            <chart:title svg:x="6.624cm" svg:y="8.024cm" chart:style-name="ch6">
              <text:p>Grid_size</text:p>
            </chart:title>
            <chart:categories table:cell-range-address="Planilha1.S2:Planilha1.Z2"/>
          </chart:axis>
          <chart:axis chart:dimension="y" chart:name="primary-y" chart:style-name="ch5">
            <chart:title svg:x="0.451cm" svg:y="5.119cm" chart:style-name="ch7">
              <text:p>Tempo</text:p>
            </chart:title>
            <chart:grid chart:style-name="ch8" chart:class="major"/>
          </chart:axis>
          <chart:series chart:style-name="ch9" chart:values-cell-range-address="Planilha1.S3:Planilha1.Z3" chart:label-cell-address="Planilha1.R3:Planilha1.R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lanilha1.S2:Planilha1.Z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1.R3:Planilha1.R3</svg:desc>
                </draw:g>
              </table:table-cell>
              <table:table-cell office:value-type="float" office:value="0.002113">
                <text:p>0.002113</text:p>
                <draw:g>
                  <svg:desc>Planilha1.S3:Planilha1.Z3</svg:desc>
                </draw:g>
              </table:table-cell>
              <table:table-cell office:value-type="float" office:value="0.0054594">
                <text:p>0.0054594</text:p>
              </table:table-cell>
              <table:table-cell office:value-type="float" office:value="0.0149035">
                <text:p>0.0149035</text:p>
              </table:table-cell>
              <table:table-cell office:value-type="float" office:value="0.0471594">
                <text:p>0.0471594</text:p>
              </table:table-cell>
              <table:table-cell office:value-type="float" office:value="0.1748331">
                <text:p>0.1748331</text:p>
              </table:table-cell>
              <table:table-cell office:value-type="float" office:value="0.7126848">
                <text:p>0.7126848</text:p>
              </table:table-cell>
              <table:table-cell office:value-type="float" office:value="2.9642592">
                <text:p>2.9642592</text:p>
              </table:table-cell>
              <table:table-cell office:value-type="float" office:value="12.5256248">
                <text:p>12.5256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79cm" svg:height="9.669cm" xlink:href=".." xlink:type="simple" chart:class="chart:line" chart:style-name="ch1">
        <chart:title svg:x="5.172cm" svg:y="0.329cm" chart:style-name="ch2">
          <text:p>Comparacao media/intervalo PTH</text:p>
        </chart:title>
        <chart:subtitle svg:x="7.421cm" svg:y="1.301cm" chart:style-name="ch3">
          <text:p>Grid_size 32</text:p>
        </chart:subtitle>
        <chart:legend chart:legend-position="end" svg:x="14.909cm" svg:y="4.037cm" style:legend-expansion="high" chart:style-name="ch4"/>
        <chart:plot-area chart:style-name="ch5" table:cell-range-address="Planilha3.B15:Planilha3.H18" chart:data-source-has-labels="both" svg:x="1.354cm" svg:y="2.177cm" svg:width="13.212cm" svg:height="6.318cm">
          <chartooo:coordinate-region svg:x="2.452cm" svg:y="2.376cm" svg:width="11.927cm" svg:height="5.472cm"/>
          <chart:axis chart:dimension="x" chart:name="primary-x" chart:style-name="ch6" chartooo:axis-type="auto">
            <chartooo:date-scale/>
            <chart:title svg:x="6.924cm" svg:y="8.688cm" chart:style-name="ch7">
              <text:p>Num_threads</text:p>
            </chart:title>
            <chart:categories table:cell-range-address="Planilha3.C15:Planilha3.H15"/>
          </chart:axis>
          <chart:axis chart:dimension="y" chart:name="primary-y" chart:style-name="ch6">
            <chart:title svg:x="0.451cm" svg:y="6.147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16:Planilha3.H16" chart:label-cell-address="Planilha3.B16:Planilha3.B16" chart:class="chart:line">
            <chart:data-point chart:repeated="6"/>
          </chart:series>
          <chart:series chart:style-name="ch11" chart:values-cell-range-address="Planilha3.C17:Planilha3.H17" chart:label-cell-address="Planilha3.B17:Planilha3.B17" chart:class="chart:line">
            <chart:data-point chart:repeated="6"/>
          </chart:series>
          <chart:series chart:style-name="ch12" chart:values-cell-range-address="Planilha3.C18:Planilha3.H18" chart:label-cell-address="Planilha3.B18:Planilha3.B1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15:Planilha3.H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16:Planilha3.B16</svg:desc>
                </draw:g>
              </table:table-cell>
              <table:table-cell office:value-type="float" office:value="0.0048992">
                <text:p>0.0048992</text:p>
                <draw:g>
                  <svg:desc>Planilha3.C16:Planilha3.H16</svg:desc>
                </draw:g>
              </table:table-cell>
              <table:table-cell office:value-type="float" office:value="0.0044062">
                <text:p>0.0044062</text:p>
              </table:table-cell>
              <table:table-cell office:value-type="float" office:value="0.0042357">
                <text:p>0.0042357</text:p>
              </table:table-cell>
              <table:table-cell office:value-type="float" office:value="0.0080376">
                <text:p>0.0080376</text:p>
              </table:table-cell>
              <table:table-cell office:value-type="float" office:value="0.0148796">
                <text:p>0.0148796</text:p>
              </table:table-cell>
              <table:table-cell office:value-type="float" office:value="0.0294019">
                <text:p>0.0294019</text:p>
              </table:table-cell>
            </table:table-row>
            <table:table-row>
              <table:table-cell office:value-type="string">
                <text:p>min</text:p>
                <draw:g>
                  <svg:desc>Planilha3.B17:Planilha3.B17</svg:desc>
                </draw:g>
              </table:table-cell>
              <table:table-cell office:value-type="float" office:value="0.00476918443419002">
                <text:p>0.00476918443419002</text:p>
                <draw:g>
                  <svg:desc>Planilha3.C17:Planilha3.H17</svg:desc>
                </draw:g>
              </table:table-cell>
              <table:table-cell office:value-type="float" office:value="0.00417110840572331">
                <text:p>0.00417110840572331</text:p>
              </table:table-cell>
              <table:table-cell office:value-type="float" office:value="0.00397052117483228">
                <text:p>0.00397052117483228</text:p>
              </table:table-cell>
              <table:table-cell office:value-type="float" office:value="0.00772445368706484">
                <text:p>0.00772445368706484</text:p>
              </table:table-cell>
              <table:table-cell office:value-type="float" office:value="0.0145783104331961">
                <text:p>0.0145783104331961</text:p>
              </table:table-cell>
              <table:table-cell office:value-type="float" office:value="0.0290283577936469">
                <text:p>0.0290283577936469</text:p>
              </table:table-cell>
            </table:table-row>
            <table:table-row>
              <table:table-cell office:value-type="string">
                <text:p>max</text:p>
                <draw:g>
                  <svg:desc>Planilha3.B18:Planilha3.B18</svg:desc>
                </draw:g>
              </table:table-cell>
              <table:table-cell office:value-type="float" office:value="0.00502921556580998">
                <text:p>0.00502921556580998</text:p>
                <draw:g>
                  <svg:desc>Planilha3.C18:Planilha3.H18</svg:desc>
                </draw:g>
              </table:table-cell>
              <table:table-cell office:value-type="float" office:value="0.00464129159427669">
                <text:p>0.00464129159427669</text:p>
              </table:table-cell>
              <table:table-cell office:value-type="float" office:value="0.00450087882516772">
                <text:p>0.00450087882516772</text:p>
              </table:table-cell>
              <table:table-cell office:value-type="float" office:value="0.00835074631293517">
                <text:p>0.00835074631293517</text:p>
              </table:table-cell>
              <table:table-cell office:value-type="float" office:value="0.0151808895668039">
                <text:p>0.0151808895668039</text:p>
              </table:table-cell>
              <table:table-cell office:value-type="float" office:value="0.0297754422063531">
                <text:p>0.02977544220635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82cm" svg:y="0.316cm" chart:style-name="ch2">
          <text:p>Comparacao media/intervalo PTH</text:p>
        </chart:title>
        <chart:subtitle svg:x="6.831cm" svg:y="1.275cm" chart:style-name="ch3">
          <text:p>Grid_size 64</text:p>
        </chart:subtitle>
        <chart:legend chart:legend-position="end" svg:x="13.728cm" svg:y="3.706cm" style:legend-expansion="high" chart:style-name="ch4"/>
        <chart:plot-area chart:style-name="ch5" table:cell-range-address="Planilha3.B31:Planilha3.H34" chart:data-source-has-labels="both" svg:x="1.33cm" svg:y="2.138cm" svg:width="12.079cm" svg:height="5.707cm">
          <chartooo:coordinate-region svg:x="2.428cm" svg:y="2.337cm" svg:width="10.794cm" svg:height="4.861cm"/>
          <chart:axis chart:dimension="x" chart:name="primary-x" chart:style-name="ch6" chartooo:axis-type="auto">
            <chartooo:date-scale/>
            <chart:title svg:x="6.333cm" svg:y="8.025cm" chart:style-name="ch7">
              <text:p>Num_threads</text:p>
            </chart:title>
            <chart:categories table:cell-range-address="Planilha3.C31:Planilha3.H31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32:Planilha3.H32" chart:label-cell-address="Planilha3.B32:Planilha3.B32" chart:class="chart:line">
            <chart:data-point chart:repeated="6"/>
          </chart:series>
          <chart:series chart:style-name="ch11" chart:values-cell-range-address="Planilha3.C33:Planilha3.H33" chart:label-cell-address="Planilha3.B33:Planilha3.B33" chart:class="chart:line">
            <chart:data-point chart:repeated="6"/>
          </chart:series>
          <chart:series chart:style-name="ch12" chart:values-cell-range-address="Planilha3.C34:Planilha3.H34" chart:label-cell-address="Planilha3.B34:Planilha3.B3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31:Planilha3.H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32:Planilha3.B32</svg:desc>
                </draw:g>
              </table:table-cell>
              <table:table-cell office:value-type="float" office:value="0.0110612">
                <text:p>0.0110612</text:p>
                <draw:g>
                  <svg:desc>Planilha3.C32:Planilha3.H32</svg:desc>
                </draw:g>
              </table:table-cell>
              <table:table-cell office:value-type="float" office:value="0.0069597">
                <text:p>0.0069597</text:p>
              </table:table-cell>
              <table:table-cell office:value-type="float" office:value="0.0057628">
                <text:p>0.0057628</text:p>
              </table:table-cell>
              <table:table-cell office:value-type="float" office:value="0.0081853">
                <text:p>0.0081853</text:p>
              </table:table-cell>
              <table:table-cell office:value-type="float" office:value="0.0152526">
                <text:p>0.0152526</text:p>
              </table:table-cell>
              <table:table-cell office:value-type="float" office:value="0.0291562">
                <text:p>0.0291562</text:p>
              </table:table-cell>
            </table:table-row>
            <table:table-row>
              <table:table-cell office:value-type="string">
                <text:p>min</text:p>
                <draw:g>
                  <svg:desc>Planilha3.B33:Planilha3.B33</svg:desc>
                </draw:g>
              </table:table-cell>
              <table:table-cell office:value-type="float" office:value="0.0106347287609312">
                <text:p>0.0106347287609312</text:p>
                <draw:g>
                  <svg:desc>Planilha3.C33:Planilha3.H33</svg:desc>
                </draw:g>
              </table:table-cell>
              <table:table-cell office:value-type="float" office:value="0.00669328142493521">
                <text:p>0.00669328142493521</text:p>
              </table:table-cell>
              <table:table-cell office:value-type="float" office:value="0.00567254498533107">
                <text:p>0.00567254498533107</text:p>
              </table:table-cell>
              <table:table-cell office:value-type="float" office:value="0.00799607927019366">
                <text:p>0.00799607927019366</text:p>
              </table:table-cell>
              <table:table-cell office:value-type="float" office:value="0.015027358332712">
                <text:p>0.015027358332712</text:p>
              </table:table-cell>
              <table:table-cell office:value-type="float" office:value="0.0287048958139279">
                <text:p>0.0287048958139279</text:p>
              </table:table-cell>
            </table:table-row>
            <table:table-row>
              <table:table-cell office:value-type="string">
                <text:p>max</text:p>
                <draw:g>
                  <svg:desc>Planilha3.B34:Planilha3.B34</svg:desc>
                </draw:g>
              </table:table-cell>
              <table:table-cell office:value-type="float" office:value="0.0114876712390688">
                <text:p>0.0114876712390688</text:p>
                <draw:g>
                  <svg:desc>Planilha3.C34:Planilha3.H34</svg:desc>
                </draw:g>
              </table:table-cell>
              <table:table-cell office:value-type="float" office:value="0.00722611857506479">
                <text:p>0.00722611857506479</text:p>
              </table:table-cell>
              <table:table-cell office:value-type="float" office:value="0.00585305501466893">
                <text:p>0.00585305501466893</text:p>
              </table:table-cell>
              <table:table-cell office:value-type="float" office:value="0.00837452072980634">
                <text:p>0.00837452072980634</text:p>
              </table:table-cell>
              <table:table-cell office:value-type="float" office:value="0.015477841667288">
                <text:p>0.015477841667288</text:p>
              </table:table-cell>
              <table:table-cell office:value-type="float" office:value="0.0296075041860721">
                <text:p>0.02960750418607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726cm" svg:y="1.275cm" chart:style-name="ch3">
          <text:p>Grid_size 128</text:p>
        </chart:subtitle>
        <chart:legend chart:legend-position="end" svg:x="13.73cm" svg:y="3.703cm" style:legend-expansion="high" chart:style-name="ch4"/>
        <chart:plot-area chart:style-name="ch5" table:cell-range-address="Planilha3.B47:Planilha3.H50" chart:data-source-has-labels="both" svg:x="1.331cm" svg:y="2.138cm" svg:width="12.079cm" svg:height="5.701cm">
          <chartooo:coordinate-region svg:x="2.429cm" svg:y="2.338cm" svg:width="10.794cm" svg:height="4.854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47:Planilha3.H47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48:Planilha3.H48" chart:label-cell-address="Planilha3.B48:Planilha3.B48" chart:class="chart:line">
            <chart:data-point chart:repeated="6"/>
          </chart:series>
          <chart:series chart:style-name="ch11" chart:values-cell-range-address="Planilha3.C49:Planilha3.H49" chart:label-cell-address="Planilha3.B49:Planilha3.B49" chart:class="chart:line">
            <chart:data-point chart:repeated="6"/>
          </chart:series>
          <chart:series chart:style-name="ch12" chart:values-cell-range-address="Planilha3.C50:Planilha3.H50" chart:label-cell-address="Planilha3.B50:Planilha3.B5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47:Planilha3.H4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48:Planilha3.B48</svg:desc>
                </draw:g>
              </table:table-cell>
              <table:table-cell office:value-type="float" office:value="0.0322771">
                <text:p>0.0322771</text:p>
                <draw:g>
                  <svg:desc>Planilha3.C48:Planilha3.H48</svg:desc>
                </draw:g>
              </table:table-cell>
              <table:table-cell office:value-type="float" office:value="0.0165571">
                <text:p>0.0165571</text:p>
              </table:table-cell>
              <table:table-cell office:value-type="float" office:value="0.0108047">
                <text:p>0.0108047</text:p>
              </table:table-cell>
              <table:table-cell office:value-type="float" office:value="0.0133747">
                <text:p>0.0133747</text:p>
              </table:table-cell>
              <table:table-cell office:value-type="float" office:value="0.0172076">
                <text:p>0.0172076</text:p>
              </table:table-cell>
              <table:table-cell office:value-type="float" office:value="0.0330274">
                <text:p>0.0330274</text:p>
              </table:table-cell>
            </table:table-row>
            <table:table-row>
              <table:table-cell office:value-type="string">
                <text:p>min</text:p>
                <draw:g>
                  <svg:desc>Planilha3.B49:Planilha3.B49</svg:desc>
                </draw:g>
              </table:table-cell>
              <table:table-cell office:value-type="float" office:value="0.0308704558712649">
                <text:p>0.0308704558712649</text:p>
                <draw:g>
                  <svg:desc>Planilha3.C49:Planilha3.H49</svg:desc>
                </draw:g>
              </table:table-cell>
              <table:table-cell office:value-type="float" office:value="0.015934144460343">
                <text:p>0.015934144460343</text:p>
              </table:table-cell>
              <table:table-cell office:value-type="float" office:value="0.010050806889886">
                <text:p>0.010050806889886</text:p>
              </table:table-cell>
              <table:table-cell office:value-type="float" office:value="0.012367276013573">
                <text:p>0.012367276013573</text:p>
              </table:table-cell>
              <table:table-cell office:value-type="float" office:value="0.0166269542351959">
                <text:p>0.0166269542351959</text:p>
              </table:table-cell>
              <table:table-cell office:value-type="float" office:value="0.031977764125525">
                <text:p>0.031977764125525</text:p>
              </table:table-cell>
            </table:table-row>
            <table:table-row>
              <table:table-cell office:value-type="string">
                <text:p>max</text:p>
                <draw:g>
                  <svg:desc>Planilha3.B50:Planilha3.B50</svg:desc>
                </draw:g>
              </table:table-cell>
              <table:table-cell office:value-type="float" office:value="0.0336837441287351">
                <text:p>0.0336837441287351</text:p>
                <draw:g>
                  <svg:desc>Planilha3.C50:Planilha3.H50</svg:desc>
                </draw:g>
              </table:table-cell>
              <table:table-cell office:value-type="float" office:value="0.017180055539657">
                <text:p>0.017180055539657</text:p>
              </table:table-cell>
              <table:table-cell office:value-type="float" office:value="0.011558593110114">
                <text:p>0.011558593110114</text:p>
              </table:table-cell>
              <table:table-cell office:value-type="float" office:value="0.014382123986427">
                <text:p>0.014382123986427</text:p>
              </table:table-cell>
              <table:table-cell office:value-type="float" office:value="0.0177882457648041">
                <text:p>0.0177882457648041</text:p>
              </table:table-cell>
              <table:table-cell office:value-type="float" office:value="0.034077035874475">
                <text:p>0.0340770358744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726cm" svg:y="1.275cm" chart:style-name="ch3">
          <text:p>Grid_size 256</text:p>
        </chart:subtitle>
        <chart:legend chart:legend-position="end" svg:x="13.73cm" svg:y="3.703cm" style:legend-expansion="high" chart:style-name="ch4"/>
        <chart:plot-area chart:style-name="ch5" table:cell-range-address="Planilha3.B63:Planilha3.H66" chart:data-source-has-labels="both" svg:x="1.331cm" svg:y="2.138cm" svg:width="12.079cm" svg:height="5.701cm">
          <chartooo:coordinate-region svg:x="2.243cm" svg:y="2.337cm" svg:width="10.98cm" svg:height="4.855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63:Planilha3.H63"/>
          </chart:axis>
          <chart:axis chart:dimension="y" chart:name="primary-y" chart:style-name="ch6">
            <chart:title svg:x="0.451cm" svg:y="5.799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64:Planilha3.H64" chart:label-cell-address="Planilha3.B64:Planilha3.B64" chart:class="chart:line">
            <chart:data-point chart:repeated="6"/>
          </chart:series>
          <chart:series chart:style-name="ch11" chart:values-cell-range-address="Planilha3.C65:Planilha3.H65" chart:label-cell-address="Planilha3.B65:Planilha3.B65" chart:class="chart:line">
            <chart:data-point chart:repeated="6"/>
          </chart:series>
          <chart:series chart:style-name="ch12" chart:values-cell-range-address="Planilha3.C66:Planilha3.H66" chart:label-cell-address="Planilha3.B66:Planilha3.B6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63:Planilha3.H6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64:Planilha3.B64</svg:desc>
                </draw:g>
              </table:table-cell>
              <table:table-cell office:value-type="float" office:value="0.0676238">
                <text:p>0.0676238</text:p>
                <draw:g>
                  <svg:desc>Planilha3.C64:Planilha3.H64</svg:desc>
                </draw:g>
              </table:table-cell>
              <table:table-cell office:value-type="float" office:value="0.0443849">
                <text:p>0.0443849</text:p>
              </table:table-cell>
              <table:table-cell office:value-type="float" office:value="0.0266642">
                <text:p>0.0266642</text:p>
              </table:table-cell>
              <table:table-cell office:value-type="float" office:value="0.0271634">
                <text:p>0.0271634</text:p>
              </table:table-cell>
              <table:table-cell office:value-type="float" office:value="0.0397527">
                <text:p>0.0397527</text:p>
              </table:table-cell>
              <table:table-cell office:value-type="float" office:value="0.0386787">
                <text:p>0.0386787</text:p>
              </table:table-cell>
            </table:table-row>
            <table:table-row>
              <table:table-cell office:value-type="string">
                <text:p>min</text:p>
                <draw:g>
                  <svg:desc>Planilha3.B65:Planilha3.B65</svg:desc>
                </draw:g>
              </table:table-cell>
              <table:table-cell office:value-type="float" office:value="0.064549895260721">
                <text:p>0.064549895260721</text:p>
                <draw:g>
                  <svg:desc>Planilha3.C65:Planilha3.H65</svg:desc>
                </draw:g>
              </table:table-cell>
              <table:table-cell office:value-type="float" office:value="0.0432373394458048">
                <text:p>0.0432373394458048</text:p>
              </table:table-cell>
              <table:table-cell office:value-type="float" office:value="0.0251873193770075">
                <text:p>0.0251873193770075</text:p>
              </table:table-cell>
              <table:table-cell office:value-type="float" office:value="0.0261323786762641">
                <text:p>0.0261323786762641</text:p>
              </table:table-cell>
              <table:table-cell office:value-type="float" office:value="0.0383730342316756">
                <text:p>0.0383730342316756</text:p>
              </table:table-cell>
              <table:table-cell office:value-type="float" office:value="0.0377634389441297">
                <text:p>0.0377634389441297</text:p>
              </table:table-cell>
            </table:table-row>
            <table:table-row>
              <table:table-cell office:value-type="string">
                <text:p>max</text:p>
                <draw:g>
                  <svg:desc>Planilha3.B66:Planilha3.B66</svg:desc>
                </draw:g>
              </table:table-cell>
              <table:table-cell office:value-type="float" office:value="0.070697704739279">
                <text:p>0.070697704739279</text:p>
                <draw:g>
                  <svg:desc>Planilha3.C66:Planilha3.H66</svg:desc>
                </draw:g>
              </table:table-cell>
              <table:table-cell office:value-type="float" office:value="0.0455324605541952">
                <text:p>0.0455324605541952</text:p>
              </table:table-cell>
              <table:table-cell office:value-type="float" office:value="0.0281410806229925">
                <text:p>0.0281410806229925</text:p>
              </table:table-cell>
              <table:table-cell office:value-type="float" office:value="0.0281944213237359">
                <text:p>0.0281944213237359</text:p>
              </table:table-cell>
              <table:table-cell office:value-type="float" office:value="0.0411323657683244">
                <text:p>0.0411323657683244</text:p>
              </table:table-cell>
              <table:table-cell office:value-type="float" office:value="0.0395939610558703">
                <text:p>0.03959396105587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726cm" svg:y="1.275cm" chart:style-name="ch3">
          <text:p>Grid_size 512</text:p>
        </chart:subtitle>
        <chart:legend chart:legend-position="end" svg:x="13.73cm" svg:y="3.703cm" style:legend-expansion="high" chart:style-name="ch4"/>
        <chart:plot-area chart:style-name="ch5" table:cell-range-address="Planilha3.B79:Planilha3.H82" chart:data-source-has-labels="both" svg:x="1.331cm" svg:y="2.138cm" svg:width="12.079cm" svg:height="5.701cm">
          <chartooo:coordinate-region svg:x="2.243cm" svg:y="2.337cm" svg:width="10.98cm" svg:height="4.855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79:Planilha3.H79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80:Planilha3.H80" chart:label-cell-address="Planilha3.B80:Planilha3.B80" chart:class="chart:line">
            <chart:data-point chart:repeated="6"/>
          </chart:series>
          <chart:series chart:style-name="ch11" chart:values-cell-range-address="Planilha3.C81:Planilha3.H81" chart:label-cell-address="Planilha3.B81:Planilha3.B81" chart:class="chart:line">
            <chart:data-point chart:repeated="6"/>
          </chart:series>
          <chart:series chart:style-name="ch12" chart:values-cell-range-address="Planilha3.C82:Planilha3.H82" chart:label-cell-address="Planilha3.B82:Planilha3.B8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79:Planilha3.H7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80:Planilha3.B80</svg:desc>
                </draw:g>
              </table:table-cell>
              <table:table-cell office:value-type="float" office:value="0.2090867">
                <text:p>0.2090867</text:p>
                <draw:g>
                  <svg:desc>Planilha3.C80:Planilha3.H80</svg:desc>
                </draw:g>
              </table:table-cell>
              <table:table-cell office:value-type="float" office:value="0.1132769">
                <text:p>0.1132769</text:p>
              </table:table-cell>
              <table:table-cell office:value-type="float" office:value="0.0618417">
                <text:p>0.0618417</text:p>
              </table:table-cell>
              <table:table-cell office:value-type="float" office:value="0.0607314">
                <text:p>0.0607314</text:p>
              </table:table-cell>
              <table:table-cell office:value-type="float" office:value="0.077169">
                <text:p>0.077169</text:p>
              </table:table-cell>
              <table:table-cell office:value-type="float" office:value="0.0698898">
                <text:p>0.0698898</text:p>
              </table:table-cell>
            </table:table-row>
            <table:table-row>
              <table:table-cell office:value-type="string">
                <text:p>min</text:p>
                <draw:g>
                  <svg:desc>Planilha3.B81:Planilha3.B81</svg:desc>
                </draw:g>
              </table:table-cell>
              <table:table-cell office:value-type="float" office:value="0.203237349717921">
                <text:p>0.203237349717921</text:p>
                <draw:g>
                  <svg:desc>Planilha3.C81:Planilha3.H81</svg:desc>
                </draw:g>
              </table:table-cell>
              <table:table-cell office:value-type="float" office:value="0.111267829622891">
                <text:p>0.111267829622891</text:p>
              </table:table-cell>
              <table:table-cell office:value-type="float" office:value="0.0607049394240936">
                <text:p>0.0607049394240936</text:p>
              </table:table-cell>
              <table:table-cell office:value-type="float" office:value="0.0589935114689095">
                <text:p>0.0589935114689095</text:p>
              </table:table-cell>
              <table:table-cell office:value-type="float" office:value="0.0758546972073275">
                <text:p>0.0758546972073275</text:p>
              </table:table-cell>
              <table:table-cell office:value-type="float" office:value="0.0659491496515274">
                <text:p>0.0659491496515274</text:p>
              </table:table-cell>
            </table:table-row>
            <table:table-row>
              <table:table-cell office:value-type="string">
                <text:p>max</text:p>
                <draw:g>
                  <svg:desc>Planilha3.B82:Planilha3.B82</svg:desc>
                </draw:g>
              </table:table-cell>
              <table:table-cell office:value-type="float" office:value="0.214936050282079">
                <text:p>0.214936050282079</text:p>
                <draw:g>
                  <svg:desc>Planilha3.C82:Planilha3.H82</svg:desc>
                </draw:g>
              </table:table-cell>
              <table:table-cell office:value-type="float" office:value="0.115285970377109">
                <text:p>0.115285970377109</text:p>
              </table:table-cell>
              <table:table-cell office:value-type="float" office:value="0.0629784605759064">
                <text:p>0.0629784605759064</text:p>
              </table:table-cell>
              <table:table-cell office:value-type="float" office:value="0.0624692885310905">
                <text:p>0.0624692885310905</text:p>
              </table:table-cell>
              <table:table-cell office:value-type="float" office:value="0.0784833027926725">
                <text:p>0.0784833027926725</text:p>
              </table:table-cell>
              <table:table-cell office:value-type="float" office:value="0.0738304503484726">
                <text:p>0.073830450348472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62cm" svg:y="1.275cm" chart:style-name="ch3">
          <text:p>Grid_size 1024</text:p>
        </chart:subtitle>
        <chart:legend chart:legend-position="end" svg:x="13.73cm" svg:y="3.703cm" style:legend-expansion="high" chart:style-name="ch4"/>
        <chart:plot-area chart:style-name="ch5" table:cell-range-address="Planilha3.B95:Planilha3.H98" chart:data-source-has-labels="both" svg:x="1.331cm" svg:y="2.138cm" svg:width="12.079cm" svg:height="5.701cm">
          <chartooo:coordinate-region svg:x="2.058cm" svg:y="2.338cm" svg:width="11.165cm" svg:height="4.854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95:Planilha3.H95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96:Planilha3.H96" chart:label-cell-address="Planilha3.B96:Planilha3.B96" chart:class="chart:line">
            <chart:data-point chart:repeated="6"/>
          </chart:series>
          <chart:series chart:style-name="ch11" chart:values-cell-range-address="Planilha3.C97:Planilha3.H97" chart:label-cell-address="Planilha3.B97:Planilha3.B97" chart:class="chart:line">
            <chart:data-point chart:repeated="6"/>
          </chart:series>
          <chart:series chart:style-name="ch12" chart:values-cell-range-address="Planilha3.C98:Planilha3.H98" chart:label-cell-address="Planilha3.B98:Planilha3.B9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95:Planilha3.H9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96:Planilha3.B96</svg:desc>
                </draw:g>
              </table:table-cell>
              <table:table-cell office:value-type="float" office:value="0.7831627">
                <text:p>0.7831627</text:p>
                <draw:g>
                  <svg:desc>Planilha3.C96:Planilha3.H96</svg:desc>
                </draw:g>
              </table:table-cell>
              <table:table-cell office:value-type="float" office:value="0.4019435">
                <text:p>0.4019435</text:p>
              </table:table-cell>
              <table:table-cell office:value-type="float" office:value="0.2569795">
                <text:p>0.2569795</text:p>
              </table:table-cell>
              <table:table-cell office:value-type="float" office:value="0.2529927">
                <text:p>0.2529927</text:p>
              </table:table-cell>
              <table:table-cell office:value-type="float" office:value="0.2527965">
                <text:p>0.2527965</text:p>
              </table:table-cell>
              <table:table-cell office:value-type="float" office:value="0.266561">
                <text:p>0.266561</text:p>
              </table:table-cell>
            </table:table-row>
            <table:table-row>
              <table:table-cell office:value-type="string">
                <text:p>min</text:p>
                <draw:g>
                  <svg:desc>Planilha3.B97:Planilha3.B97</svg:desc>
                </draw:g>
              </table:table-cell>
              <table:table-cell office:value-type="float" office:value="0.755849047282275">
                <text:p>0.755849047282275</text:p>
                <draw:g>
                  <svg:desc>Planilha3.C97:Planilha3.H97</svg:desc>
                </draw:g>
              </table:table-cell>
              <table:table-cell office:value-type="float" office:value="0.39844301453725">
                <text:p>0.39844301453725</text:p>
              </table:table-cell>
              <table:table-cell office:value-type="float" office:value="0.248113714240072">
                <text:p>0.248113714240072</text:p>
              </table:table-cell>
              <table:table-cell office:value-type="float" office:value="0.243592382552662">
                <text:p>0.243592382552662</text:p>
              </table:table-cell>
              <table:table-cell office:value-type="float" office:value="0.244262106584039">
                <text:p>0.244262106584039</text:p>
              </table:table-cell>
              <table:table-cell office:value-type="float" office:value="0.257366780509755">
                <text:p>0.257366780509755</text:p>
              </table:table-cell>
            </table:table-row>
            <table:table-row>
              <table:table-cell office:value-type="string">
                <text:p>max</text:p>
                <draw:g>
                  <svg:desc>Planilha3.B98:Planilha3.B98</svg:desc>
                </draw:g>
              </table:table-cell>
              <table:table-cell office:value-type="float" office:value="0.810476352717724">
                <text:p>0.810476352717724</text:p>
                <draw:g>
                  <svg:desc>Planilha3.C98:Planilha3.H98</svg:desc>
                </draw:g>
              </table:table-cell>
              <table:table-cell office:value-type="float" office:value="0.40544398546275">
                <text:p>0.40544398546275</text:p>
              </table:table-cell>
              <table:table-cell office:value-type="float" office:value="0.265845285759929">
                <text:p>0.265845285759929</text:p>
              </table:table-cell>
              <table:table-cell office:value-type="float" office:value="0.262393017447338">
                <text:p>0.262393017447338</text:p>
              </table:table-cell>
              <table:table-cell office:value-type="float" office:value="0.261330893415961">
                <text:p>0.261330893415961</text:p>
              </table:table-cell>
              <table:table-cell office:value-type="float" office:value="0.275755219490245">
                <text:p>0.27575521949024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62cm" svg:y="1.275cm" chart:style-name="ch3">
          <text:p>Grid_size 2048</text:p>
        </chart:subtitle>
        <chart:legend chart:legend-position="end" svg:x="13.73cm" svg:y="3.703cm" style:legend-expansion="high" chart:style-name="ch4"/>
        <chart:plot-area chart:style-name="ch5" table:cell-range-address="Planilha3.B111:Planilha3.H114" chart:data-source-has-labels="both" svg:x="1.331cm" svg:y="2.138cm" svg:width="12.079cm" svg:height="5.701cm">
          <chartooo:coordinate-region svg:x="2.058cm" svg:y="2.337cm" svg:width="11.165cm" svg:height="4.855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111:Planilha3.H111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112:Planilha3.H112" chart:label-cell-address="Planilha3.B112:Planilha3.B112" chart:class="chart:line">
            <chart:data-point chart:repeated="6"/>
          </chart:series>
          <chart:series chart:style-name="ch11" chart:values-cell-range-address="Planilha3.C113:Planilha3.H113" chart:label-cell-address="Planilha3.B113:Planilha3.B113" chart:class="chart:line">
            <chart:data-point chart:repeated="6"/>
          </chart:series>
          <chart:series chart:style-name="ch12" chart:values-cell-range-address="Planilha3.C114:Planilha3.H114" chart:label-cell-address="Planilha3.B114:Planilha3.B11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111:Planilha3.H1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112:Planilha3.B112</svg:desc>
                </draw:g>
              </table:table-cell>
              <table:table-cell office:value-type="float" office:value="3.4062196">
                <text:p>3.4062196</text:p>
                <draw:g>
                  <svg:desc>Planilha3.C112:Planilha3.H112</svg:desc>
                </draw:g>
              </table:table-cell>
              <table:table-cell office:value-type="float" office:value="1.797464">
                <text:p>1.797464</text:p>
              </table:table-cell>
              <table:table-cell office:value-type="float" office:value="1.062548">
                <text:p>1.062548</text:p>
              </table:table-cell>
              <table:table-cell office:value-type="float" office:value="1.0331356">
                <text:p>1.0331356</text:p>
              </table:table-cell>
              <table:table-cell office:value-type="float" office:value="1.05151">
                <text:p>1.05151</text:p>
              </table:table-cell>
              <table:table-cell office:value-type="float" office:value="1.0042916">
                <text:p>1.0042916</text:p>
              </table:table-cell>
            </table:table-row>
            <table:table-row>
              <table:table-cell office:value-type="string">
                <text:p>min</text:p>
                <draw:g>
                  <svg:desc>Planilha3.B113:Planilha3.B113</svg:desc>
                </draw:g>
              </table:table-cell>
              <table:table-cell office:value-type="float" office:value="3.30771470319229">
                <text:p>3.30771470319229</text:p>
                <draw:g>
                  <svg:desc>Planilha3.C113:Planilha3.H113</svg:desc>
                </draw:g>
              </table:table-cell>
              <table:table-cell office:value-type="float" office:value="1.77558054332714">
                <text:p>1.77558054332714</text:p>
              </table:table-cell>
              <table:table-cell office:value-type="float" office:value="1.04379646522367">
                <text:p>1.04379646522367</text:p>
              </table:table-cell>
              <table:table-cell office:value-type="float" office:value="1.01260659613443">
                <text:p>1.01260659613443</text:p>
              </table:table-cell>
              <table:table-cell office:value-type="float" office:value="1.02094190573277">
                <text:p>1.02094190573277</text:p>
              </table:table-cell>
              <table:table-cell office:value-type="float" office:value="0.983624325562443">
                <text:p>0.983624325562443</text:p>
              </table:table-cell>
            </table:table-row>
            <table:table-row>
              <table:table-cell office:value-type="string">
                <text:p>max</text:p>
                <draw:g>
                  <svg:desc>Planilha3.B114:Planilha3.B114</svg:desc>
                </draw:g>
              </table:table-cell>
              <table:table-cell office:value-type="float" office:value="3.50472449680771">
                <text:p>3.50472449680771</text:p>
                <draw:g>
                  <svg:desc>Planilha3.C114:Planilha3.H114</svg:desc>
                </draw:g>
              </table:table-cell>
              <table:table-cell office:value-type="float" office:value="1.81934745667286">
                <text:p>1.81934745667286</text:p>
              </table:table-cell>
              <table:table-cell office:value-type="float" office:value="1.08129953477633">
                <text:p>1.08129953477633</text:p>
              </table:table-cell>
              <table:table-cell office:value-type="float" office:value="1.05366460386557">
                <text:p>1.05366460386557</text:p>
              </table:table-cell>
              <table:table-cell office:value-type="float" office:value="1.08207809426723">
                <text:p>1.08207809426723</text:p>
              </table:table-cell>
              <table:table-cell office:value-type="float" office:value="1.02495887443756">
                <text:p>1.0249588744375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Comparacao media/intervalo PTH</text:p>
        </chart:title>
        <chart:subtitle svg:x="6.62cm" svg:y="1.275cm" chart:style-name="ch3">
          <text:p>Grid_size 4096</text:p>
        </chart:subtitle>
        <chart:legend chart:legend-position="end" svg:x="13.73cm" svg:y="3.703cm" style:legend-expansion="high" chart:style-name="ch4"/>
        <chart:plot-area chart:style-name="ch5" table:cell-range-address="Planilha3.B127:Planilha3.H130" chart:data-source-has-labels="both" svg:x="1.331cm" svg:y="2.138cm" svg:width="12.079cm" svg:height="5.701cm">
          <chartooo:coordinate-region svg:x="1.767cm" svg:y="2.338cm" svg:width="11.272cm" svg:height="4.854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3.C127:Planilha3.H127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3.C128:Planilha3.H128" chart:label-cell-address="Planilha3.B128:Planilha3.B128" chart:class="chart:line">
            <chart:data-point chart:repeated="6"/>
          </chart:series>
          <chart:series chart:style-name="ch11" chart:values-cell-range-address="Planilha3.C129:Planilha3.H129" chart:label-cell-address="Planilha3.B129:Planilha3.B129" chart:class="chart:line">
            <chart:data-point chart:repeated="6"/>
          </chart:series>
          <chart:series chart:style-name="ch12" chart:values-cell-range-address="Planilha3.C130:Planilha3.H130" chart:label-cell-address="Planilha3.B130:Planilha3.B13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3.C127:Planilha3.H1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3.B128:Planilha3.B128</svg:desc>
                </draw:g>
              </table:table-cell>
              <table:table-cell office:value-type="float" office:value="11.8974721">
                <text:p>11.8974721</text:p>
                <draw:g>
                  <svg:desc>Planilha3.C128:Planilha3.H128</svg:desc>
                </draw:g>
              </table:table-cell>
              <table:table-cell office:value-type="float" office:value="6.3922702">
                <text:p>6.3922702</text:p>
              </table:table-cell>
              <table:table-cell office:value-type="float" office:value="4.6705434">
                <text:p>4.6705434</text:p>
              </table:table-cell>
              <table:table-cell office:value-type="float" office:value="3.9334755">
                <text:p>3.9334755</text:p>
              </table:table-cell>
              <table:table-cell office:value-type="float" office:value="3.7168722">
                <text:p>3.7168722</text:p>
              </table:table-cell>
              <table:table-cell office:value-type="float" office:value="3.6087133">
                <text:p>3.6087133</text:p>
              </table:table-cell>
            </table:table-row>
            <table:table-row>
              <table:table-cell office:value-type="string">
                <text:p>min</text:p>
                <draw:g>
                  <svg:desc>Planilha3.B129:Planilha3.B129</svg:desc>
                </draw:g>
              </table:table-cell>
              <table:table-cell office:value-type="float" office:value="11.3988957204738">
                <text:p>11.3988957204738</text:p>
                <draw:g>
                  <svg:desc>Planilha3.C129:Planilha3.H129</svg:desc>
                </draw:g>
              </table:table-cell>
              <table:table-cell office:value-type="float" office:value="6.15953710901772">
                <text:p>6.15953710901772</text:p>
              </table:table-cell>
              <table:table-cell office:value-type="float" office:value="4.42142288247687">
                <text:p>4.42142288247687</text:p>
              </table:table-cell>
              <table:table-cell office:value-type="float" office:value="3.56060890514527">
                <text:p>3.56060890514527</text:p>
              </table:table-cell>
              <table:table-cell office:value-type="float" office:value="3.44370829671375">
                <text:p>3.44370829671375</text:p>
              </table:table-cell>
              <table:table-cell office:value-type="float" office:value="3.3962242084215">
                <text:p>3.3962242084215</text:p>
              </table:table-cell>
            </table:table-row>
            <table:table-row>
              <table:table-cell office:value-type="string">
                <text:p>max</text:p>
                <draw:g>
                  <svg:desc>Planilha3.B130:Planilha3.B130</svg:desc>
                </draw:g>
              </table:table-cell>
              <table:table-cell office:value-type="float" office:value="12.3960484795262">
                <text:p>12.3960484795262</text:p>
                <draw:g>
                  <svg:desc>Planilha3.C130:Planilha3.H130</svg:desc>
                </draw:g>
              </table:table-cell>
              <table:table-cell office:value-type="float" office:value="6.62500329098228">
                <text:p>6.62500329098228</text:p>
              </table:table-cell>
              <table:table-cell office:value-type="float" office:value="4.91966391752313">
                <text:p>4.91966391752313</text:p>
              </table:table-cell>
              <table:table-cell office:value-type="float" office:value="4.30634209485473">
                <text:p>4.30634209485473</text:p>
              </table:table-cell>
              <table:table-cell office:value-type="float" office:value="3.99003610328625">
                <text:p>3.99003610328625</text:p>
              </table:table-cell>
              <table:table-cell office:value-type="float" office:value="3.8212023915785">
                <text:p>3.821202391578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69cm" svg:height="8.687cm" xlink:href=".." xlink:type="simple" chart:class="chart:line" chart:style-name="ch1">
        <chart:title svg:x="4.914cm" svg:y="0.309cm" chart:style-name="ch2">
          <text:p>Comparação média/intevalo OMP </text:p>
        </chart:title>
        <chart:subtitle svg:x="7.216cm" svg:y="1.261cm" chart:style-name="ch3">
          <text:p>Grid_size 32</text:p>
        </chart:subtitle>
        <chart:legend chart:legend-position="end" svg:x="14.499cm" svg:y="3.546cm" style:legend-expansion="high" chart:style-name="ch4"/>
        <chart:plot-area chart:style-name="ch5" table:cell-range-address="Planilha2.B14:Planilha2.H17" chart:data-source-has-labels="both" svg:x="1.346cm" svg:y="2.117cm" svg:width="12.818cm" svg:height="5.416cm">
          <chartooo:coordinate-region svg:x="2.444cm" svg:y="2.316cm" svg:width="11.533cm" svg:height="4.57cm"/>
          <chart:axis chart:dimension="x" chart:name="primary-x" chart:style-name="ch6" chartooo:axis-type="auto">
            <chartooo:date-scale/>
            <chart:title svg:x="6.719cm" svg:y="7.706cm" chart:style-name="ch7">
              <text:p>Num_threads</text:p>
            </chart:title>
            <chart:categories table:cell-range-address="Planilha2.C14:Planilha2.H14"/>
          </chart:axis>
          <chart:axis chart:dimension="y" chart:name="primary-y" chart:style-name="ch6">
            <chart:title svg:x="0.451cm" svg:y="5.61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15:Planilha2.H15" chart:label-cell-address="Planilha2.B15:Planilha2.B15" chart:class="chart:line">
            <chart:data-point chart:repeated="6"/>
          </chart:series>
          <chart:series chart:style-name="ch11" chart:values-cell-range-address="Planilha2.C16:Planilha2.H16" chart:label-cell-address="Planilha2.B16:Planilha2.B16" chart:class="chart:line">
            <chart:data-point chart:repeated="6"/>
          </chart:series>
          <chart:series chart:style-name="ch12" chart:values-cell-range-address="Planilha2.C17:Planilha2.H17" chart:label-cell-address="Planilha2.B17:Planilha2.B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14:Planilha2.H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15:Planilha2.B15</svg:desc>
                </draw:g>
              </table:table-cell>
              <table:table-cell office:value-type="float" office:value="0.0021293">
                <text:p>0.0021293</text:p>
                <draw:g>
                  <svg:desc>Planilha2.C15:Planilha2.H15</svg:desc>
                </draw:g>
              </table:table-cell>
              <table:table-cell office:value-type="float" office:value="0.0013508">
                <text:p>0.0013508</text:p>
              </table:table-cell>
              <table:table-cell office:value-type="float" office:value="0.0009643">
                <text:p>0.0009643</text:p>
              </table:table-cell>
              <table:table-cell office:value-type="float" office:value="0.0009537">
                <text:p>0.0009537</text:p>
              </table:table-cell>
              <table:table-cell office:value-type="float" office:value="0.0064753">
                <text:p>0.0064753</text:p>
              </table:table-cell>
              <table:table-cell office:value-type="float" office:value="0.0138835">
                <text:p>0.0138835</text:p>
              </table:table-cell>
            </table:table-row>
            <table:table-row>
              <table:table-cell office:value-type="string">
                <text:p>min</text:p>
                <draw:g>
                  <svg:desc>Planilha2.B16:Planilha2.B16</svg:desc>
                </draw:g>
              </table:table-cell>
              <table:table-cell office:value-type="float" office:value="0.00211263026689542">
                <text:p>0.00211263026689542</text:p>
                <draw:g>
                  <svg:desc>Planilha2.C16:Planilha2.H16</svg:desc>
                </draw:g>
              </table:table-cell>
              <table:table-cell office:value-type="float" office:value="0.00127685444145559">
                <text:p>0.00127685444145559</text:p>
              </table:table-cell>
              <table:table-cell office:value-type="float" office:value="0.000899551370416905">
                <text:p>0.000899551370416905</text:p>
              </table:table-cell>
              <table:table-cell office:value-type="float" office:value="0.000919527418892399">
                <text:p>0.000919527418892399</text:p>
              </table:table-cell>
              <table:table-cell office:value-type="float" office:value="0.00609075085820521">
                <text:p>0.00609075085820521</text:p>
              </table:table-cell>
              <table:table-cell office:value-type="float" office:value="0.0133470652506326">
                <text:p>0.0133470652506326</text:p>
              </table:table-cell>
            </table:table-row>
            <table:table-row>
              <table:table-cell office:value-type="string">
                <text:p>max</text:p>
                <draw:g>
                  <svg:desc>Planilha2.B17:Planilha2.B17</svg:desc>
                </draw:g>
              </table:table-cell>
              <table:table-cell office:value-type="float" office:value="0.00214596973310457">
                <text:p>0.00214596973310457</text:p>
                <draw:g>
                  <svg:desc>Planilha2.C17:Planilha2.H17</svg:desc>
                </draw:g>
              </table:table-cell>
              <table:table-cell office:value-type="float" office:value="0.00142474555854441">
                <text:p>0.00142474555854441</text:p>
              </table:table-cell>
              <table:table-cell office:value-type="float" office:value="0.0010290486295831">
                <text:p>0.0010290486295831</text:p>
              </table:table-cell>
              <table:table-cell office:value-type="float" office:value="0.000987872581107601">
                <text:p>0.000987872581107601</text:p>
              </table:table-cell>
              <table:table-cell office:value-type="float" office:value="0.00685984914179479">
                <text:p>0.00685984914179479</text:p>
              </table:table-cell>
              <table:table-cell office:value-type="float" office:value="0.0144199347493674">
                <text:p>0.01441993474936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516cm" svg:y="0.316cm" chart:style-name="ch2">
          <text:p>Comparação média/intervalo OMP</text:p>
        </chart:title>
        <chart:subtitle svg:x="6.831cm" svg:y="1.275cm" chart:style-name="ch3">
          <text:p>Grid_size 64</text:p>
        </chart:subtitle>
        <chart:legend chart:legend-position="end" svg:x="13.728cm" svg:y="3.705cm" style:legend-expansion="high" chart:style-name="ch4"/>
        <chart:plot-area chart:style-name="ch5" table:cell-range-address="Planilha2.B30:Planilha2.H33" chart:data-source-has-labels="both" svg:x="1.33cm" svg:y="2.138cm" svg:width="12.079cm" svg:height="5.706cm">
          <chartooo:coordinate-region svg:x="2.428cm" svg:y="2.337cm" svg:width="10.794cm" svg:height="4.86cm"/>
          <chart:axis chart:dimension="x" chart:name="primary-x" chart:style-name="ch6" chartooo:axis-type="auto">
            <chartooo:date-scale/>
            <chart:title svg:x="6.333cm" svg:y="8.024cm" chart:style-name="ch7">
              <text:p>Num_threads</text:p>
            </chart:title>
            <chart:categories table:cell-range-address="Planilha2.C30:Planilha2.H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31:Planilha2.H31" chart:label-cell-address="Planilha2.B31:Planilha2.B31" chart:class="chart:line">
            <chart:data-point chart:repeated="6"/>
          </chart:series>
          <chart:series chart:style-name="ch11" chart:values-cell-range-address="Planilha2.C32:Planilha2.H32" chart:label-cell-address="Planilha2.B32:Planilha2.B32" chart:class="chart:line">
            <chart:data-point chart:repeated="6"/>
          </chart:series>
          <chart:series chart:style-name="ch12" chart:values-cell-range-address="Planilha2.C33:Planilha2.H33" chart:label-cell-address="Planilha2.B33:Planilha2.B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30:Planilha2.H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31:Planilha2.B31</svg:desc>
                </draw:g>
              </table:table-cell>
              <table:table-cell office:value-type="float" office:value="0.0053334">
                <text:p>0.0053334</text:p>
                <draw:g>
                  <svg:desc>Planilha2.C31:Planilha2.H31</svg:desc>
                </draw:g>
              </table:table-cell>
              <table:table-cell office:value-type="float" office:value="0.0042547">
                <text:p>0.0042547</text:p>
              </table:table-cell>
              <table:table-cell office:value-type="float" office:value="0.0026766">
                <text:p>0.0026766</text:p>
              </table:table-cell>
              <table:table-cell office:value-type="float" office:value="0.002429">
                <text:p>0.002429</text:p>
              </table:table-cell>
              <table:table-cell office:value-type="float" office:value="0.0100946">
                <text:p>0.0100946</text:p>
              </table:table-cell>
              <table:table-cell office:value-type="float" office:value="0.0146026">
                <text:p>0.0146026</text:p>
              </table:table-cell>
            </table:table-row>
            <table:table-row>
              <table:table-cell office:value-type="string">
                <text:p>min</text:p>
                <draw:g>
                  <svg:desc>Planilha2.B32:Planilha2.B32</svg:desc>
                </draw:g>
              </table:table-cell>
              <table:table-cell office:value-type="float" office:value="0.00519745007716728">
                <text:p>0.00519745007716728</text:p>
                <draw:g>
                  <svg:desc>Planilha2.C32:Planilha2.H32</svg:desc>
                </draw:g>
              </table:table-cell>
              <table:table-cell office:value-type="float" office:value="0.00410856901935592">
                <text:p>0.00410856901935592</text:p>
              </table:table-cell>
              <table:table-cell office:value-type="float" office:value="0.00258074542344201">
                <text:p>0.00258074542344201</text:p>
              </table:table-cell>
              <table:table-cell office:value-type="float" office:value="0.00232105833954296">
                <text:p>0.00232105833954296</text:p>
              </table:table-cell>
              <table:table-cell office:value-type="float" office:value="0.00936072498918988">
                <text:p>0.00936072498918988</text:p>
              </table:table-cell>
              <table:table-cell office:value-type="float" office:value="0.0138326011009947">
                <text:p>0.0138326011009947</text:p>
              </table:table-cell>
            </table:table-row>
            <table:table-row>
              <table:table-cell office:value-type="string">
                <text:p>max</text:p>
                <draw:g>
                  <svg:desc>Planilha2.B33:Planilha2.B33</svg:desc>
                </draw:g>
              </table:table-cell>
              <table:table-cell office:value-type="float" office:value="0.00546934992283272">
                <text:p>0.00546934992283272</text:p>
                <draw:g>
                  <svg:desc>Planilha2.C33:Planilha2.H33</svg:desc>
                </draw:g>
              </table:table-cell>
              <table:table-cell office:value-type="float" office:value="0.00440083098064408">
                <text:p>0.00440083098064408</text:p>
              </table:table-cell>
              <table:table-cell office:value-type="float" office:value="0.00277245457655799">
                <text:p>0.00277245457655799</text:p>
              </table:table-cell>
              <table:table-cell office:value-type="float" office:value="0.00253694166045704">
                <text:p>0.00253694166045704</text:p>
              </table:table-cell>
              <table:table-cell office:value-type="float" office:value="0.0108284750108101">
                <text:p>0.0108284750108101</text:p>
              </table:table-cell>
              <table:table-cell office:value-type="float" office:value="0.0153725988990053">
                <text:p>0.0153725988990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516cm" svg:y="0.316cm" chart:style-name="ch2">
          <text:p>Comparação media/intervalo OMP</text:p>
        </chart:title>
        <chart:subtitle svg:x="6.725cm" svg:y="1.275cm" chart:style-name="ch3">
          <text:p>Grid_size 128</text:p>
        </chart:subtitle>
        <chart:legend chart:legend-position="end" svg:x="13.728cm" svg:y="3.705cm" style:legend-expansion="high" chart:style-name="ch4"/>
        <chart:plot-area chart:style-name="ch5" table:cell-range-address="Planilha2.B46:Planilha2.H49" chart:data-source-has-labels="both" svg:x="1.33cm" svg:y="2.138cm" svg:width="12.079cm" svg:height="5.706cm">
          <chartooo:coordinate-region svg:x="2.428cm" svg:y="2.337cm" svg:width="10.794cm" svg:height="4.86cm"/>
          <chart:axis chart:dimension="x" chart:name="primary-x" chart:style-name="ch6" chartooo:axis-type="auto">
            <chartooo:date-scale/>
            <chart:title svg:x="6.333cm" svg:y="8.024cm" chart:style-name="ch7">
              <text:p>Num_threads</text:p>
            </chart:title>
            <chart:categories table:cell-range-address="Planilha2.C46:Planilha2.H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47:Planilha2.H47" chart:label-cell-address="Planilha2.B47:Planilha2.B47" chart:class="chart:line">
            <chart:data-point chart:repeated="6"/>
          </chart:series>
          <chart:series chart:style-name="ch11" chart:values-cell-range-address="Planilha2.C48:Planilha2.H48" chart:label-cell-address="Planilha2.B48:Planilha2.B48" chart:class="chart:line">
            <chart:data-point chart:repeated="6"/>
          </chart:series>
          <chart:series chart:style-name="ch12" chart:values-cell-range-address="Planilha2.C49:Planilha2.H49" chart:label-cell-address="Planilha2.B49:Planilha2.B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46:Planilha2.H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47:Planilha2.B47</svg:desc>
                </draw:g>
              </table:table-cell>
              <table:table-cell office:value-type="float" office:value="0.0122144">
                <text:p>0.0122144</text:p>
                <draw:g>
                  <svg:desc>Planilha2.C47:Planilha2.H47</svg:desc>
                </draw:g>
              </table:table-cell>
              <table:table-cell office:value-type="float" office:value="0.007602">
                <text:p>0.007602</text:p>
              </table:table-cell>
              <table:table-cell office:value-type="float" office:value="0.0054066">
                <text:p>0.0054066</text:p>
              </table:table-cell>
              <table:table-cell office:value-type="float" office:value="0.0062207">
                <text:p>0.0062207</text:p>
              </table:table-cell>
              <table:table-cell office:value-type="float" office:value="0.0135768">
                <text:p>0.0135768</text:p>
              </table:table-cell>
              <table:table-cell office:value-type="float" office:value="0.0154859">
                <text:p>0.0154859</text:p>
              </table:table-cell>
            </table:table-row>
            <table:table-row>
              <table:table-cell office:value-type="string">
                <text:p>min</text:p>
                <draw:g>
                  <svg:desc>Planilha2.B48:Planilha2.B48</svg:desc>
                </draw:g>
              </table:table-cell>
              <table:table-cell office:value-type="float" office:value="0.0118805989374253">
                <text:p>0.0118805989374253</text:p>
                <draw:g>
                  <svg:desc>Planilha2.C48:Planilha2.H48</svg:desc>
                </draw:g>
              </table:table-cell>
              <table:table-cell office:value-type="float" office:value="0.00738146869061791">
                <text:p>0.00738146869061791</text:p>
              </table:table-cell>
              <table:table-cell office:value-type="float" office:value="0.0052829265022264">
                <text:p>0.0052829265022264</text:p>
              </table:table-cell>
              <table:table-cell office:value-type="float" office:value="0.0060983248764495">
                <text:p>0.0060983248764495</text:p>
              </table:table-cell>
              <table:table-cell office:value-type="float" office:value="0.0129288978747496">
                <text:p>0.0129288978747496</text:p>
              </table:table-cell>
              <table:table-cell office:value-type="float" office:value="0.0146296388582873">
                <text:p>0.0146296388582873</text:p>
              </table:table-cell>
            </table:table-row>
            <table:table-row>
              <table:table-cell office:value-type="string">
                <text:p>max</text:p>
                <draw:g>
                  <svg:desc>Planilha2.B49:Planilha2.B49</svg:desc>
                </draw:g>
              </table:table-cell>
              <table:table-cell office:value-type="float" office:value="0.0125482010625747">
                <text:p>0.0125482010625747</text:p>
                <draw:g>
                  <svg:desc>Planilha2.C49:Planilha2.H49</svg:desc>
                </draw:g>
              </table:table-cell>
              <table:table-cell office:value-type="float" office:value="0.00782253130938209">
                <text:p>0.00782253130938209</text:p>
              </table:table-cell>
              <table:table-cell office:value-type="float" office:value="0.00553027349777359">
                <text:p>0.00553027349777359</text:p>
              </table:table-cell>
              <table:table-cell office:value-type="float" office:value="0.0063430751235505">
                <text:p>0.0063430751235505</text:p>
              </table:table-cell>
              <table:table-cell office:value-type="float" office:value="0.0142247021252504">
                <text:p>0.0142247021252504</text:p>
              </table:table-cell>
              <table:table-cell office:value-type="float" office:value="0.0163421611417127">
                <text:p>0.01634216114171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16cm" svg:y="0.316cm" chart:style-name="ch2">
          <text:p>Comparação media/intervalo OMP</text:p>
        </chart:title>
        <chart:subtitle svg:x="6.725cm" svg:y="1.275cm" chart:style-name="ch3">
          <text:p>Grid_size 256</text:p>
        </chart:subtitle>
        <chart:legend chart:legend-position="end" svg:x="13.728cm" svg:y="3.706cm" style:legend-expansion="high" chart:style-name="ch4"/>
        <chart:plot-area chart:style-name="ch5" table:cell-range-address="Planilha2.B62:Planilha2.H65" chart:data-source-has-labels="both" svg:x="1.33cm" svg:y="2.138cm" svg:width="12.079cm" svg:height="5.707cm">
          <chartooo:coordinate-region svg:x="2.428cm" svg:y="2.337cm" svg:width="10.794cm" svg:height="4.861cm"/>
          <chart:axis chart:dimension="x" chart:name="primary-x" chart:style-name="ch6" chartooo:axis-type="auto">
            <chartooo:date-scale/>
            <chart:title svg:x="6.333cm" svg:y="8.025cm" chart:style-name="ch7">
              <text:p>Num_threads</text:p>
            </chart:title>
            <chart:categories table:cell-range-address="Planilha2.C62:Planilha2.H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63:Planilha2.H63" chart:label-cell-address="Planilha2.B63:Planilha2.B63" chart:class="chart:line">
            <chart:data-point chart:repeated="6"/>
          </chart:series>
          <chart:series chart:style-name="ch11" chart:values-cell-range-address="Planilha2.C64:Planilha2.H64" chart:label-cell-address="Planilha2.B64:Planilha2.B64" chart:class="chart:line">
            <chart:data-point chart:repeated="6"/>
          </chart:series>
          <chart:series chart:style-name="ch12" chart:values-cell-range-address="Planilha2.C65:Planilha2.H65" chart:label-cell-address="Planilha2.B65:Planilha2.B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62:Planilha2.H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63:Planilha2.B63</svg:desc>
                </draw:g>
              </table:table-cell>
              <table:table-cell office:value-type="float" office:value="0.0414312">
                <text:p>0.0414312</text:p>
                <draw:g>
                  <svg:desc>Planilha2.C63:Planilha2.H63</svg:desc>
                </draw:g>
              </table:table-cell>
              <table:table-cell office:value-type="float" office:value="0.0224818">
                <text:p>0.0224818</text:p>
              </table:table-cell>
              <table:table-cell office:value-type="float" office:value="0.0137751">
                <text:p>0.0137751</text:p>
              </table:table-cell>
              <table:table-cell office:value-type="float" office:value="0.0199368">
                <text:p>0.0199368</text:p>
              </table:table-cell>
              <table:table-cell office:value-type="float" office:value="0.0314035">
                <text:p>0.0314035</text:p>
              </table:table-cell>
              <table:table-cell office:value-type="float" office:value="0.0285883">
                <text:p>0.0285883</text:p>
              </table:table-cell>
            </table:table-row>
            <table:table-row>
              <table:table-cell office:value-type="string">
                <text:p>min</text:p>
                <draw:g>
                  <svg:desc>Planilha2.B64:Planilha2.B64</svg:desc>
                </draw:g>
              </table:table-cell>
              <table:table-cell office:value-type="float" office:value="0.0410668975839504">
                <text:p>0.0410668975839504</text:p>
                <draw:g>
                  <svg:desc>Planilha2.C64:Planilha2.H64</svg:desc>
                </draw:g>
              </table:table-cell>
              <table:table-cell office:value-type="float" office:value="0.0220480917834181">
                <text:p>0.0220480917834181</text:p>
              </table:table-cell>
              <table:table-cell office:value-type="float" office:value="0.0135502807092144">
                <text:p>0.0135502807092144</text:p>
              </table:table-cell>
              <table:table-cell office:value-type="float" office:value="0.0194072324219793">
                <text:p>0.0194072324219793</text:p>
              </table:table-cell>
              <table:table-cell office:value-type="float" office:value="0.0304288603530011">
                <text:p>0.0304288603530011</text:p>
              </table:table-cell>
              <table:table-cell office:value-type="float" office:value="0.0276962496122443">
                <text:p>0.0276962496122443</text:p>
              </table:table-cell>
            </table:table-row>
            <table:table-row>
              <table:table-cell office:value-type="string">
                <text:p>max</text:p>
                <draw:g>
                  <svg:desc>Planilha2.B65:Planilha2.B65</svg:desc>
                </draw:g>
              </table:table-cell>
              <table:table-cell office:value-type="float" office:value="0.0417955024160496">
                <text:p>0.0417955024160496</text:p>
                <draw:g>
                  <svg:desc>Planilha2.C65:Planilha2.H65</svg:desc>
                </draw:g>
              </table:table-cell>
              <table:table-cell office:value-type="float" office:value="0.0229155082165819">
                <text:p>0.0229155082165819</text:p>
              </table:table-cell>
              <table:table-cell office:value-type="float" office:value="0.0139999192907856">
                <text:p>0.0139999192907856</text:p>
              </table:table-cell>
              <table:table-cell office:value-type="float" office:value="0.0204663675780207">
                <text:p>0.0204663675780207</text:p>
              </table:table-cell>
              <table:table-cell office:value-type="float" office:value="0.0323781396469989">
                <text:p>0.0323781396469989</text:p>
              </table:table-cell>
              <table:table-cell office:value-type="float" office:value="0.0294803503877557">
                <text:p>0.02948035038775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16cm" svg:y="0.316cm" chart:style-name="ch2">
          <text:p>Comparação media/intervalo OMP</text:p>
        </chart:title>
        <chart:subtitle svg:x="6.619cm" svg:y="1.275cm" chart:style-name="ch3">
          <text:p>Grid_size 1024</text:p>
        </chart:subtitle>
        <chart:legend chart:legend-position="end" svg:x="13.728cm" svg:y="3.706cm" style:legend-expansion="high" chart:style-name="ch4"/>
        <chart:plot-area chart:style-name="ch5" table:cell-range-address="Planilha2.B94:Planilha2.H97" chart:data-source-has-labels="both" svg:x="1.33cm" svg:y="2.138cm" svg:width="12.079cm" svg:height="5.707cm">
          <chartooo:coordinate-region svg:x="2.057cm" svg:y="2.337cm" svg:width="11.165cm" svg:height="4.861cm"/>
          <chart:axis chart:dimension="x" chart:name="primary-x" chart:style-name="ch6" chartooo:axis-type="auto">
            <chartooo:date-scale/>
            <chart:title svg:x="6.333cm" svg:y="8.025cm" chart:style-name="ch7">
              <text:p>Num_threads</text:p>
            </chart:title>
            <chart:categories table:cell-range-address="Planilha2.C94:Planilha2.H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95:Planilha2.H95" chart:label-cell-address="Planilha2.B95:Planilha2.B95" chart:class="chart:line">
            <chart:data-point chart:repeated="6"/>
          </chart:series>
          <chart:series chart:style-name="ch11" chart:values-cell-range-address="Planilha2.C96:Planilha2.H96" chart:label-cell-address="Planilha2.B96:Planilha2.B96" chart:class="chart:line">
            <chart:data-point chart:repeated="6"/>
          </chart:series>
          <chart:series chart:style-name="ch12" chart:values-cell-range-address="Planilha2.C97:Planilha2.H97" chart:label-cell-address="Planilha2.B97:Planilha2.B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94:Planilha2.H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95:Planilha2.B95</svg:desc>
                </draw:g>
              </table:table-cell>
              <table:table-cell office:value-type="float" office:value="0.75857595">
                <text:p>0.75857595</text:p>
                <draw:g>
                  <svg:desc>Planilha2.C95:Planilha2.H95</svg:desc>
                </draw:g>
              </table:table-cell>
              <table:table-cell office:value-type="float" office:value="0.4437874">
                <text:p>0.4437874</text:p>
              </table:table-cell>
              <table:table-cell office:value-type="float" office:value="0.2405275">
                <text:p>0.2405275</text:p>
              </table:table-cell>
              <table:table-cell office:value-type="float" office:value="0.2550892">
                <text:p>0.2550892</text:p>
              </table:table-cell>
              <table:table-cell office:value-type="float" office:value="0.2754829">
                <text:p>0.2754829</text:p>
              </table:table-cell>
              <table:table-cell office:value-type="float" office:value="0.2859376">
                <text:p>0.2859376</text:p>
              </table:table-cell>
            </table:table-row>
            <table:table-row>
              <table:table-cell office:value-type="string">
                <text:p>min</text:p>
                <draw:g>
                  <svg:desc>Planilha2.B96:Planilha2.B96</svg:desc>
                </draw:g>
              </table:table-cell>
              <table:table-cell office:value-type="float" office:value="0.746980833448689">
                <text:p>0.746980833448689</text:p>
                <draw:g>
                  <svg:desc>Planilha2.C96:Planilha2.H96</svg:desc>
                </draw:g>
              </table:table-cell>
              <table:table-cell office:value-type="float" office:value="0.440860217999313">
                <text:p>0.440860217999313</text:p>
              </table:table-cell>
              <table:table-cell office:value-type="float" office:value="0.237690790552462">
                <text:p>0.237690790552462</text:p>
              </table:table-cell>
              <table:table-cell office:value-type="float" office:value="0.247458945778712">
                <text:p>0.247458945778712</text:p>
              </table:table-cell>
              <table:table-cell office:value-type="float" office:value="0.267306510128681">
                <text:p>0.267306510128681</text:p>
              </table:table-cell>
              <table:table-cell office:value-type="float" office:value="0.280812304657657">
                <text:p>0.280812304657657</text:p>
              </table:table-cell>
            </table:table-row>
            <table:table-row>
              <table:table-cell office:value-type="string">
                <text:p>max</text:p>
                <draw:g>
                  <svg:desc>Planilha2.B97:Planilha2.B97</svg:desc>
                </draw:g>
              </table:table-cell>
              <table:table-cell office:value-type="float" office:value="0.77017106655131">
                <text:p>0.77017106655131</text:p>
                <draw:g>
                  <svg:desc>Planilha2.C97:Planilha2.H97</svg:desc>
                </draw:g>
              </table:table-cell>
              <table:table-cell office:value-type="float" office:value="0.446714582000687">
                <text:p>0.446714582000687</text:p>
              </table:table-cell>
              <table:table-cell office:value-type="float" office:value="0.243364209447538">
                <text:p>0.243364209447538</text:p>
              </table:table-cell>
              <table:table-cell office:value-type="float" office:value="0.262719454221288">
                <text:p>0.262719454221288</text:p>
              </table:table-cell>
              <table:table-cell office:value-type="float" office:value="0.283659289871319">
                <text:p>0.283659289871319</text:p>
              </table:table-cell>
              <table:table-cell office:value-type="float" office:value="0.291062895342343">
                <text:p>0.2910628953423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çao media/intervalo OMP</text:p>
        </chart:title>
        <chart:subtitle svg:x="6.62cm" svg:y="1.275cm" chart:style-name="ch3">
          <text:p>Grid_size 4096</text:p>
        </chart:subtitle>
        <chart:legend chart:legend-position="end" svg:x="13.73cm" svg:y="3.703cm" style:legend-expansion="high" chart:style-name="ch4"/>
        <chart:plot-area chart:style-name="ch5" table:cell-range-address="Planilha2.B126:Planilha2.H129" chart:data-source-has-labels="both" svg:x="1.331cm" svg:y="2.138cm" svg:width="12.079cm" svg:height="5.701cm">
          <chartooo:coordinate-region svg:x="1.767cm" svg:y="2.337cm" svg:width="11.272cm" svg:height="4.855cm"/>
          <chart:axis chart:dimension="x" chart:name="primary-x" chart:style-name="ch6" chartooo:axis-type="auto">
            <chartooo:date-scale/>
            <chart:title svg:x="6.334cm" svg:y="8.019cm" chart:style-name="ch7">
              <text:p>Num_threads</text:p>
            </chart:title>
            <chart:categories table:cell-range-address="Planilha2.C126:Planilha2.H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127:Planilha2.H127" chart:label-cell-address="Planilha2.B127:Planilha2.B127" chart:class="chart:line">
            <chart:data-point chart:repeated="6"/>
          </chart:series>
          <chart:series chart:style-name="ch11" chart:values-cell-range-address="Planilha2.C128:Planilha2.H128" chart:label-cell-address="Planilha2.B128:Planilha2.B128" chart:class="chart:line">
            <chart:data-point chart:repeated="6"/>
          </chart:series>
          <chart:series chart:style-name="ch12" chart:values-cell-range-address="Planilha2.C129:Planilha2.H129" chart:label-cell-address="Planilha2.B129:Planilha2.B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126:Planilha2.H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127:Planilha2.B127</svg:desc>
                </draw:g>
              </table:table-cell>
              <table:table-cell office:value-type="float" office:value="14.2756477">
                <text:p>14.2756477</text:p>
                <draw:g>
                  <svg:desc>Planilha2.C127:Planilha2.H127</svg:desc>
                </draw:g>
              </table:table-cell>
              <table:table-cell office:value-type="float" office:value="8.7049074">
                <text:p>8.7049074</text:p>
              </table:table-cell>
              <table:table-cell office:value-type="float" office:value="3.982178">
                <text:p>3.982178</text:p>
              </table:table-cell>
              <table:table-cell office:value-type="float" office:value="4.4054515">
                <text:p>4.4054515</text:p>
              </table:table-cell>
              <table:table-cell office:value-type="float" office:value="4.4805628">
                <text:p>4.4805628</text:p>
              </table:table-cell>
              <table:table-cell office:value-type="float" office:value="3.7641157">
                <text:p>3.7641157</text:p>
              </table:table-cell>
            </table:table-row>
            <table:table-row>
              <table:table-cell office:value-type="string">
                <text:p>min</text:p>
                <draw:g>
                  <svg:desc>Planilha2.B128:Planilha2.B128</svg:desc>
                </draw:g>
              </table:table-cell>
              <table:table-cell office:value-type="float" office:value="14.0105338365788">
                <text:p>14.0105338365788</text:p>
                <draw:g>
                  <svg:desc>Planilha2.C128:Planilha2.H128</svg:desc>
                </draw:g>
              </table:table-cell>
              <table:table-cell office:value-type="float" office:value="8.58104996120646">
                <text:p>8.58104996120646</text:p>
              </table:table-cell>
              <table:table-cell office:value-type="float" office:value="3.8649728616841">
                <text:p>3.8649728616841</text:p>
              </table:table-cell>
              <table:table-cell office:value-type="float" office:value="4.31409901301642">
                <text:p>4.31409901301642</text:p>
              </table:table-cell>
              <table:table-cell office:value-type="float" office:value="4.37589529205446">
                <text:p>4.37589529205446</text:p>
              </table:table-cell>
              <table:table-cell office:value-type="float" office:value="3.71626865683414">
                <text:p>3.71626865683414</text:p>
              </table:table-cell>
            </table:table-row>
            <table:table-row>
              <table:table-cell office:value-type="string">
                <text:p>max</text:p>
                <draw:g>
                  <svg:desc>Planilha2.B129:Planilha2.B129</svg:desc>
                </draw:g>
              </table:table-cell>
              <table:table-cell office:value-type="float" office:value="14.5407615634212">
                <text:p>14.5407615634212</text:p>
                <draw:g>
                  <svg:desc>Planilha2.C129:Planilha2.H129</svg:desc>
                </draw:g>
              </table:table-cell>
              <table:table-cell office:value-type="float" office:value="8.82876483879354">
                <text:p>8.82876483879354</text:p>
              </table:table-cell>
              <table:table-cell office:value-type="float" office:value="4.0993831383159">
                <text:p>4.0993831383159</text:p>
              </table:table-cell>
              <table:table-cell office:value-type="float" office:value="4.49680398698358">
                <text:p>4.49680398698358</text:p>
              </table:table-cell>
              <table:table-cell office:value-type="float" office:value="4.58523030794554">
                <text:p>4.58523030794554</text:p>
              </table:table-cell>
              <table:table-cell office:value-type="float" office:value="3.81196274316586">
                <text:p>3.81196274316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516cm" svg:y="0.316cm" chart:style-name="ch2">
          <text:p>Comparação media/intervalo OMP</text:p>
        </chart:title>
        <chart:subtitle svg:x="6.619cm" svg:y="1.275cm" chart:style-name="ch3">
          <text:p>Grid_size 2048</text:p>
        </chart:subtitle>
        <chart:legend chart:legend-position="end" svg:x="13.728cm" svg:y="3.705cm" style:legend-expansion="high" chart:style-name="ch4"/>
        <chart:plot-area chart:style-name="ch5" table:cell-range-address="Planilha2.B110:Planilha2.H113" chart:data-source-has-labels="both" svg:x="1.33cm" svg:y="2.138cm" svg:width="12.079cm" svg:height="5.706cm">
          <chartooo:coordinate-region svg:x="2.057cm" svg:y="2.337cm" svg:width="11.165cm" svg:height="4.86cm"/>
          <chart:axis chart:dimension="x" chart:name="primary-x" chart:style-name="ch6" chartooo:axis-type="auto">
            <chartooo:date-scale/>
            <chart:title svg:x="6.425cm" svg:y="8.024cm" chart:style-name="ch7">
              <text:p>Num_treads</text:p>
            </chart:title>
            <chart:categories table:cell-range-address="Planilha2.C110:Planilha2.H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111:Planilha2.H111" chart:label-cell-address="Planilha2.B111:Planilha2.B111" chart:class="chart:line">
            <chart:data-point chart:repeated="6"/>
          </chart:series>
          <chart:series chart:style-name="ch11" chart:values-cell-range-address="Planilha2.C112:Planilha2.H112" chart:label-cell-address="Planilha2.B112:Planilha2.B112" chart:class="chart:line">
            <chart:data-point chart:repeated="6"/>
          </chart:series>
          <chart:series chart:style-name="ch12" chart:values-cell-range-address="Planilha2.C113:Planilha2.H113" chart:label-cell-address="Planilha2.B113:Planilha2.B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110:Planilha2.H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111:Planilha2.B111</svg:desc>
                </draw:g>
              </table:table-cell>
              <table:table-cell office:value-type="float" office:value="3.362539">
                <text:p>3.362539</text:p>
                <draw:g>
                  <svg:desc>Planilha2.C111:Planilha2.H111</svg:desc>
                </draw:g>
              </table:table-cell>
              <table:table-cell office:value-type="float" office:value="2.0369505">
                <text:p>2.0369505</text:p>
              </table:table-cell>
              <table:table-cell office:value-type="float" office:value="0.9212217">
                <text:p>0.9212217</text:p>
              </table:table-cell>
              <table:table-cell office:value-type="float" office:value="0.8955037">
                <text:p>0.8955037</text:p>
              </table:table-cell>
              <table:table-cell office:value-type="float" office:value="0.9012516">
                <text:p>0.9012516</text:p>
              </table:table-cell>
              <table:table-cell office:value-type="float" office:value="0.9114753">
                <text:p>0.9114753</text:p>
              </table:table-cell>
            </table:table-row>
            <table:table-row>
              <table:table-cell office:value-type="string">
                <text:p>min</text:p>
                <draw:g>
                  <svg:desc>Planilha2.B112:Planilha2.B112</svg:desc>
                </draw:g>
              </table:table-cell>
              <table:table-cell office:value-type="float" office:value="3.31150935203666">
                <text:p>3.31150935203666</text:p>
                <draw:g>
                  <svg:desc>Planilha2.C112:Planilha2.H112</svg:desc>
                </draw:g>
              </table:table-cell>
              <table:table-cell office:value-type="float" office:value="2.00884994548512">
                <text:p>2.00884994548512</text:p>
              </table:table-cell>
              <table:table-cell office:value-type="float" office:value="0.902350595636728">
                <text:p>0.902350595636728</text:p>
              </table:table-cell>
              <table:table-cell office:value-type="float" office:value="0.880163316679691">
                <text:p>0.880163316679691</text:p>
              </table:table-cell>
              <table:table-cell office:value-type="float" office:value="0.889856518053418">
                <text:p>0.889856518053418</text:p>
              </table:table-cell>
              <table:table-cell office:value-type="float" office:value="0.906256834936171">
                <text:p>0.906256834936171</text:p>
              </table:table-cell>
            </table:table-row>
            <table:table-row>
              <table:table-cell office:value-type="string">
                <text:p>max</text:p>
                <draw:g>
                  <svg:desc>Planilha2.B113:Planilha2.B113</svg:desc>
                </draw:g>
              </table:table-cell>
              <table:table-cell office:value-type="float" office:value="3.41356864796334">
                <text:p>3.41356864796334</text:p>
                <draw:g>
                  <svg:desc>Planilha2.C113:Planilha2.H113</svg:desc>
                </draw:g>
              </table:table-cell>
              <table:table-cell office:value-type="float" office:value="2.06505105451488">
                <text:p>2.06505105451488</text:p>
              </table:table-cell>
              <table:table-cell office:value-type="float" office:value="0.940092804363272">
                <text:p>0.940092804363272</text:p>
              </table:table-cell>
              <table:table-cell office:value-type="float" office:value="0.910844083320309">
                <text:p>0.910844083320309</text:p>
              </table:table-cell>
              <table:table-cell office:value-type="float" office:value="0.912646681946582">
                <text:p>0.912646681946582</text:p>
              </table:table-cell>
              <table:table-cell office:value-type="float" office:value="0.916693765063829">
                <text:p>0.9166937650638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516cm" svg:y="0.316cm" chart:style-name="ch2">
          <text:p>Comparação media/intervalo OMP</text:p>
        </chart:title>
        <chart:subtitle svg:x="6.725cm" svg:y="1.275cm" chart:style-name="ch3">
          <text:p>Grid_size 512</text:p>
        </chart:subtitle>
        <chart:legend chart:legend-position="end" svg:x="13.728cm" svg:y="3.705cm" style:legend-expansion="high" chart:style-name="ch4"/>
        <chart:plot-area chart:style-name="ch5" table:cell-range-address="Planilha2.B78:Planilha2.H81" chart:data-source-has-labels="both" svg:x="1.33cm" svg:y="2.138cm" svg:width="12.079cm" svg:height="5.706cm">
          <chartooo:coordinate-region svg:x="2.242cm" svg:y="2.337cm" svg:width="10.98cm" svg:height="4.86cm"/>
          <chart:axis chart:dimension="x" chart:name="primary-x" chart:style-name="ch6" chartooo:axis-type="auto">
            <chartooo:date-scale/>
            <chart:title svg:x="6.333cm" svg:y="8.024cm" chart:style-name="ch7">
              <text:p>Num_threads</text:p>
            </chart:title>
            <chart:categories table:cell-range-address="Planilha2.C78:Planilha2.H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C79:Planilha2.H79" chart:label-cell-address="Planilha2.B79:Planilha2.B79" chart:class="chart:line">
            <chart:data-point chart:repeated="6"/>
          </chart:series>
          <chart:series chart:style-name="ch11" chart:values-cell-range-address="Planilha2.C80:Planilha2.H80" chart:label-cell-address="Planilha2.B80:Planilha2.B80" chart:class="chart:line">
            <chart:data-point chart:repeated="6"/>
          </chart:series>
          <chart:series chart:style-name="ch12" chart:values-cell-range-address="Planilha2.C81:Planilha2.H81" chart:label-cell-address="Planilha2.B81:Planilha2.B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C78:Planilha2.H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Planilha2.B79:Planilha2.B79</svg:desc>
                </draw:g>
              </table:table-cell>
              <table:table-cell office:value-type="float" office:value="0.1760055">
                <text:p>0.1760055</text:p>
                <draw:g>
                  <svg:desc>Planilha2.C79:Planilha2.H79</svg:desc>
                </draw:g>
              </table:table-cell>
              <table:table-cell office:value-type="float" office:value="0.096002">
                <text:p>0.096002</text:p>
              </table:table-cell>
              <table:table-cell office:value-type="float" office:value="0.046401">
                <text:p>0.046401</text:p>
              </table:table-cell>
              <table:table-cell office:value-type="float" office:value="0.0933953">
                <text:p>0.0933953</text:p>
              </table:table-cell>
              <table:table-cell office:value-type="float" office:value="0.0905019">
                <text:p>0.0905019</text:p>
              </table:table-cell>
              <table:table-cell office:value-type="float" office:value="0.1095091">
                <text:p>0.1095091</text:p>
              </table:table-cell>
            </table:table-row>
            <table:table-row>
              <table:table-cell office:value-type="string">
                <text:p>min</text:p>
                <draw:g>
                  <svg:desc>Planilha2.B80:Planilha2.B80</svg:desc>
                </draw:g>
              </table:table-cell>
              <table:table-cell office:value-type="float" office:value="0.174985015031174">
                <text:p>0.174985015031174</text:p>
                <draw:g>
                  <svg:desc>Planilha2.C80:Planilha2.H80</svg:desc>
                </draw:g>
              </table:table-cell>
              <table:table-cell office:value-type="float" office:value="0.0951339944532077">
                <text:p>0.0951339944532077</text:p>
              </table:table-cell>
              <table:table-cell office:value-type="float" office:value="0.0454996201718106">
                <text:p>0.0454996201718106</text:p>
              </table:table-cell>
              <table:table-cell office:value-type="float" office:value="0.0910453719239144">
                <text:p>0.0910453719239144</text:p>
              </table:table-cell>
              <table:table-cell office:value-type="float" office:value="0.0858672604479909">
                <text:p>0.0858672604479909</text:p>
              </table:table-cell>
              <table:table-cell office:value-type="float" office:value="0.105292708521888">
                <text:p>0.105292708521888</text:p>
              </table:table-cell>
            </table:table-row>
            <table:table-row>
              <table:table-cell office:value-type="string">
                <text:p>max</text:p>
                <draw:g>
                  <svg:desc>Planilha2.B81:Planilha2.B81</svg:desc>
                </draw:g>
              </table:table-cell>
              <table:table-cell office:value-type="float" office:value="0.177025984968826">
                <text:p>0.177025984968826</text:p>
                <draw:g>
                  <svg:desc>Planilha2.C81:Planilha2.H81</svg:desc>
                </draw:g>
              </table:table-cell>
              <table:table-cell office:value-type="float" office:value="0.0968700055467923">
                <text:p>0.0968700055467923</text:p>
              </table:table-cell>
              <table:table-cell office:value-type="float" office:value="0.0473023798281893">
                <text:p>0.0473023798281893</text:p>
              </table:table-cell>
              <table:table-cell office:value-type="float" office:value="0.0957452280760855">
                <text:p>0.0957452280760855</text:p>
              </table:table-cell>
              <table:table-cell office:value-type="float" office:value="0.0951365395520091">
                <text:p>0.0951365395520091</text:p>
              </table:table-cell>
              <table:table-cell office:value-type="float" office:value="0.113725491478112">
                <text:p>0.1137254914781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